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9" style:family="table-cell" style:parent-style-name="Default" style:data-style-name="N4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B2];[$HTML.$C$1];[.$O2];[$HTML.$D$1])" office:value-type="string" office:string-value="&lt;div class=&quot;container-card&quot; id=&quot;main-R-1&quot; data-id=&quot;R-1&quot;&gt;&lt;img class=&quot;img-card&quot; width=&quot;80&quot; height=&quot;112&quot; src=&quot;https://one-draw.jp/ijinden/cardlist/R01/card/R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" data-id="R-1"&gt;&lt;img class="img-card" width="80" height="112" src="https://one-draw.jp/ijinden/cardlist/R01/card/R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];[$HTML.$B$2];[.$B2];[$HTML.$C$2];[.$O2];[$HTML.$D$2])" office:value-type="string" office:string-value="&lt;div class=&quot;container-card&quot; id=&quot;side-R-1&quot; data-id=&quot;R-1&quot;&gt;&lt;img class=&quot;d-block&quot; width=&quot;80&quot; height=&quot;112&quot; src=&quot;https://one-draw.jp/ijinden/cardlist/R01/card/R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" data-id="R-1"&gt;&lt;img class="d-block" width="80" height="112" src="https://one-draw.jp/ijinden/cardlist/R01/card/R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)" office:value-type="string" office:string-value="&lt;tr data-id=&quot;R-1&quot; data-expansion=&quot;10&quot; data-type=&quot;1&quot; data-color=&quot;2&quot; data-term=&quot;0&quot;&gt;&lt;td&gt;R-1&lt;/td&gt;&lt;td&gt;上杉謙信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" data-expansion="10" data-type="1" data-color="2" data-term="0"&gt;&lt;td&gt;R-1&lt;/td&gt;&lt;td&gt;上杉謙信&lt;/td&gt;&lt;td&gt;&lt;div class="input-group" data-deck="main"&gt;&lt;button type="button" class="btn btn-outline-secondary btn-number btn-pop" disabled&gt;-&lt;/button&gt;&lt;input type="text" class="form-control input-number" name="table-main-R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B3];[$HTML.$C$1];[.$O3];[$HTML.$D$1])" office:value-type="string" office:string-value="&lt;div class=&quot;container-card&quot; id=&quot;main-R-2&quot; data-id=&quot;R-2&quot;&gt;&lt;img class=&quot;img-card&quot; width=&quot;80&quot; height=&quot;112&quot; src=&quot;https://one-draw.jp/ijinden/cardlist/R01/card/R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2" data-id="R-2"&gt;&lt;img class="img-card" width="80" height="112" src="https://one-draw.jp/ijinden/cardlist/R01/card/R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];[$HTML.$B$2];[.$B3];[$HTML.$C$2];[.$O3];[$HTML.$D$2])" office:value-type="string" office:string-value="&lt;div class=&quot;container-card&quot; id=&quot;side-R-2&quot; data-id=&quot;R-2&quot;&gt;&lt;img class=&quot;d-block&quot; width=&quot;80&quot; height=&quot;112&quot; src=&quot;https://one-draw.jp/ijinden/cardlist/R01/card/R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2" data-id="R-2"&gt;&lt;img class="d-block" width="80" height="112" src="https://one-draw.jp/ijinden/cardlist/R01/card/R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)" office:value-type="string" office:string-value="&lt;tr data-id=&quot;R-2&quot; data-expansion=&quot;10&quot; data-type=&quot;1&quot; data-color=&quot;2&quot; data-term=&quot;0&quot;&gt;&lt;td&gt;R-2&lt;/td&gt;&lt;td&gt;源義経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2" data-expansion="10" data-type="1" data-color="2" data-term="0"&gt;&lt;td&gt;R-2&lt;/td&gt;&lt;td&gt;源義経&lt;/td&gt;&lt;td&gt;&lt;div class="input-group" data-deck="main"&gt;&lt;button type="button" class="btn btn-outline-secondary btn-number btn-pop" disabled&gt;-&lt;/button&gt;&lt;input type="text" class="form-control input-number" name="table-main-R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B4];[$HTML.$C$1];[.$O4];[$HTML.$D$1])" office:value-type="string" office:string-value="&lt;div class=&quot;container-card&quot; id=&quot;main-R-3&quot; data-id=&quot;R-3&quot;&gt;&lt;img class=&quot;img-card&quot; width=&quot;80&quot; height=&quot;112&quot; src=&quot;https://one-draw.jp/ijinden/cardlist/R01/card/R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3" data-id="R-3"&gt;&lt;img class="img-card" width="80" height="112" src="https://one-draw.jp/ijinden/cardlist/R01/card/R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];[$HTML.$B$2];[.$B4];[$HTML.$C$2];[.$O4];[$HTML.$D$2])" office:value-type="string" office:string-value="&lt;div class=&quot;container-card&quot; id=&quot;side-R-3&quot; data-id=&quot;R-3&quot;&gt;&lt;img class=&quot;d-block&quot; width=&quot;80&quot; height=&quot;112&quot; src=&quot;https://one-draw.jp/ijinden/cardlist/R01/card/R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3" data-id="R-3"&gt;&lt;img class="d-block" width="80" height="112" src="https://one-draw.jp/ijinden/cardlist/R01/card/R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)" office:value-type="string" office:string-value="&lt;tr data-id=&quot;R-3&quot; data-expansion=&quot;10&quot; data-type=&quot;1&quot; data-color=&quot;2&quot; data-term=&quot;0&quot;&gt;&lt;td&gt;R-3&lt;/td&gt;&lt;td&gt;武田勝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3" data-expansion="10" data-type="1" data-color="2" data-term="0"&gt;&lt;td&gt;R-3&lt;/td&gt;&lt;td&gt;武田勝頼&lt;/td&gt;&lt;td&gt;&lt;div class="input-group" data-deck="main"&gt;&lt;button type="button" class="btn btn-outline-secondary btn-number btn-pop" disabled&gt;-&lt;/button&gt;&lt;input type="text" class="form-control input-number" name="table-main-R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B5];[$HTML.$C$1];[.$O5];[$HTML.$D$1])" office:value-type="string" office:string-value="&lt;div class=&quot;container-card&quot; id=&quot;main-R-4&quot; data-id=&quot;R-4&quot;&gt;&lt;img class=&quot;img-card&quot; width=&quot;80&quot; height=&quot;112&quot; src=&quot;https://one-draw.jp/ijinden/cardlist/R01/card/R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4" data-id="R-4"&gt;&lt;img class="img-card" width="80" height="112" src="https://one-draw.jp/ijinden/cardlist/R01/card/R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];[$HTML.$B$2];[.$B5];[$HTML.$C$2];[.$O5];[$HTML.$D$2])" office:value-type="string" office:string-value="&lt;div class=&quot;container-card&quot; id=&quot;side-R-4&quot; data-id=&quot;R-4&quot;&gt;&lt;img class=&quot;d-block&quot; width=&quot;80&quot; height=&quot;112&quot; src=&quot;https://one-draw.jp/ijinden/cardlist/R01/card/R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4" data-id="R-4"&gt;&lt;img class="d-block" width="80" height="112" src="https://one-draw.jp/ijinden/cardlist/R01/card/R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)" office:value-type="string" office:string-value="&lt;tr data-id=&quot;R-4&quot; data-expansion=&quot;10&quot; data-type=&quot;1&quot; data-color=&quot;2&quot; data-term=&quot;0&quot;&gt;&lt;td&gt;R-4&lt;/td&gt;&lt;td&gt;ヴラド・ツェペシュ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4" data-expansion="10" data-type="1" data-color="2" data-term="0"&gt;&lt;td&gt;R-4&lt;/td&gt;&lt;td&gt;ヴラド・ツェペシュ&lt;/td&gt;&lt;td&gt;&lt;div class="input-group" data-deck="main"&gt;&lt;button type="button" class="btn btn-outline-secondary btn-number btn-pop" disabled&gt;-&lt;/button&gt;&lt;input type="text" class="form-control input-number" name="table-main-R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B6];[$HTML.$C$1];[.$O6];[$HTML.$D$1])" office:value-type="string" office:string-value="&lt;div class=&quot;container-card&quot; id=&quot;main-R-5&quot; data-id=&quot;R-5&quot;&gt;&lt;img class=&quot;img-card&quot; width=&quot;80&quot; height=&quot;112&quot; src=&quot;https://one-draw.jp/ijinden/cardlist/R01/card/R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5" data-id="R-5"&gt;&lt;img class="img-card" width="80" height="112" src="https://one-draw.jp/ijinden/cardlist/R01/card/R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];[$HTML.$B$2];[.$B6];[$HTML.$C$2];[.$O6];[$HTML.$D$2])" office:value-type="string" office:string-value="&lt;div class=&quot;container-card&quot; id=&quot;side-R-5&quot; data-id=&quot;R-5&quot;&gt;&lt;img class=&quot;d-block&quot; width=&quot;80&quot; height=&quot;112&quot; src=&quot;https://one-draw.jp/ijinden/cardlist/R01/card/R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5" data-id="R-5"&gt;&lt;img class="d-block" width="80" height="112" src="https://one-draw.jp/ijinden/cardlist/R01/card/R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)" office:value-type="string" office:string-value="&lt;tr data-id=&quot;R-5&quot; data-expansion=&quot;10&quot; data-type=&quot;1&quot; data-color=&quot;2&quot; data-term=&quot;0&quot;&gt;&lt;td&gt;R-5&lt;/td&gt;&lt;td&gt;坂上田村麻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5" data-expansion="10" data-type="1" data-color="2" data-term="0"&gt;&lt;td&gt;R-5&lt;/td&gt;&lt;td&gt;坂上田村麻呂&lt;/td&gt;&lt;td&gt;&lt;div class="input-group" data-deck="main"&gt;&lt;button type="button" class="btn btn-outline-secondary btn-number btn-pop" disabled&gt;-&lt;/button&gt;&lt;input type="text" class="form-control input-number" name="table-main-R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B7];[$HTML.$C$1];[.$O7];[$HTML.$D$1])" office:value-type="string" office:string-value="&lt;div class=&quot;container-card&quot; id=&quot;main-R-6&quot; data-id=&quot;R-6&quot;&gt;&lt;img class=&quot;img-card&quot; width=&quot;80&quot; height=&quot;112&quot; src=&quot;https://one-draw.jp/ijinden/cardlist/R01/card/R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6" data-id="R-6"&gt;&lt;img class="img-card" width="80" height="112" src="https://one-draw.jp/ijinden/cardlist/R01/card/R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];[$HTML.$B$2];[.$B7];[$HTML.$C$2];[.$O7];[$HTML.$D$2])" office:value-type="string" office:string-value="&lt;div class=&quot;container-card&quot; id=&quot;side-R-6&quot; data-id=&quot;R-6&quot;&gt;&lt;img class=&quot;d-block&quot; width=&quot;80&quot; height=&quot;112&quot; src=&quot;https://one-draw.jp/ijinden/cardlist/R01/card/R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6" data-id="R-6"&gt;&lt;img class="d-block" width="80" height="112" src="https://one-draw.jp/ijinden/cardlist/R01/card/R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)" office:value-type="string" office:string-value="&lt;tr data-id=&quot;R-6&quot; data-expansion=&quot;10&quot; data-type=&quot;1&quot; data-color=&quot;2&quot; data-term=&quot;0&quot;&gt;&lt;td&gt;R-6&lt;/td&gt;&lt;td&gt;楠木正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6" data-expansion="10" data-type="1" data-color="2" data-term="0"&gt;&lt;td&gt;R-6&lt;/td&gt;&lt;td&gt;楠木正成&lt;/td&gt;&lt;td&gt;&lt;div class="input-group" data-deck="main"&gt;&lt;button type="button" class="btn btn-outline-secondary btn-number btn-pop" disabled&gt;-&lt;/button&gt;&lt;input type="text" class="form-control input-number" name="table-main-R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B8];[$HTML.$C$1];[.$O8];[$HTML.$D$1])" office:value-type="string" office:string-value="&lt;div class=&quot;container-card&quot; id=&quot;main-R-7&quot; data-id=&quot;R-7&quot;&gt;&lt;img class=&quot;img-card&quot; width=&quot;80&quot; height=&quot;112&quot; src=&quot;https://one-draw.jp/ijinden/cardlist/R01/card/R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7" data-id="R-7"&gt;&lt;img class="img-card" width="80" height="112" src="https://one-draw.jp/ijinden/cardlist/R01/card/R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];[$HTML.$B$2];[.$B8];[$HTML.$C$2];[.$O8];[$HTML.$D$2])" office:value-type="string" office:string-value="&lt;div class=&quot;container-card&quot; id=&quot;side-R-7&quot; data-id=&quot;R-7&quot;&gt;&lt;img class=&quot;d-block&quot; width=&quot;80&quot; height=&quot;112&quot; src=&quot;https://one-draw.jp/ijinden/cardlist/R01/card/R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7" data-id="R-7"&gt;&lt;img class="d-block" width="80" height="112" src="https://one-draw.jp/ijinden/cardlist/R01/card/R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)" office:value-type="string" office:string-value="&lt;tr data-id=&quot;R-7&quot; data-expansion=&quot;10&quot; data-type=&quot;1&quot; data-color=&quot;2&quot; data-term=&quot;0&quot;&gt;&lt;td&gt;R-7&lt;/td&gt;&lt;td&gt;ジェームズ・バトラー・ヒコ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7" data-expansion="10" data-type="1" data-color="2" data-term="0"&gt;&lt;td&gt;R-7&lt;/td&gt;&lt;td&gt;ジェームズ・バトラー・ヒコック&lt;/td&gt;&lt;td&gt;&lt;div class="input-group" data-deck="main"&gt;&lt;button type="button" class="btn btn-outline-secondary btn-number btn-pop" disabled&gt;-&lt;/button&gt;&lt;input type="text" class="form-control input-number" name="table-main-R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B9];[$HTML.$C$1];[.$O9];[$HTML.$D$1])" office:value-type="string" office:string-value="&lt;div class=&quot;container-card&quot; id=&quot;main-R-8&quot; data-id=&quot;R-8&quot;&gt;&lt;img class=&quot;img-card&quot; width=&quot;80&quot; height=&quot;112&quot; src=&quot;https://one-draw.jp/ijinden/cardlist/R01/card/R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8" data-id="R-8"&gt;&lt;img class="img-card" width="80" height="112" src="https://one-draw.jp/ijinden/cardlist/R01/card/R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];[$HTML.$B$2];[.$B9];[$HTML.$C$2];[.$O9];[$HTML.$D$2])" office:value-type="string" office:string-value="&lt;div class=&quot;container-card&quot; id=&quot;side-R-8&quot; data-id=&quot;R-8&quot;&gt;&lt;img class=&quot;d-block&quot; width=&quot;80&quot; height=&quot;112&quot; src=&quot;https://one-draw.jp/ijinden/cardlist/R01/card/R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8" data-id="R-8"&gt;&lt;img class="d-block" width="80" height="112" src="https://one-draw.jp/ijinden/cardlist/R01/card/R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)" office:value-type="string" office:string-value="&lt;tr data-id=&quot;R-8&quot; data-expansion=&quot;10&quot; data-type=&quot;1&quot; data-color=&quot;2&quot; data-term=&quot;0&quot;&gt;&lt;td&gt;R-8&lt;/td&gt;&lt;td&gt;アレクサンドロス大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8" data-expansion="10" data-type="1" data-color="2" data-term="0"&gt;&lt;td&gt;R-8&lt;/td&gt;&lt;td&gt;アレクサンドロス大王&lt;/td&gt;&lt;td&gt;&lt;div class="input-group" data-deck="main"&gt;&lt;button type="button" class="btn btn-outline-secondary btn-number btn-pop" disabled&gt;-&lt;/button&gt;&lt;input type="text" class="form-control input-number" name="table-main-R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B10];[$HTML.$C$1];[.$O10];[$HTML.$D$1])" office:value-type="string" office:string-value="&lt;div class=&quot;container-card&quot; id=&quot;main-R-9&quot; data-id=&quot;R-9&quot;&gt;&lt;img class=&quot;img-card&quot; width=&quot;80&quot; height=&quot;112&quot; src=&quot;https://one-draw.jp/ijinden/cardlist/R01/card/R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9" data-id="R-9"&gt;&lt;img class="img-card" width="80" height="112" src="https://one-draw.jp/ijinden/cardlist/R01/card/R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];[$HTML.$B$2];[.$B10];[$HTML.$C$2];[.$O10];[$HTML.$D$2])" office:value-type="string" office:string-value="&lt;div class=&quot;container-card&quot; id=&quot;side-R-9&quot; data-id=&quot;R-9&quot;&gt;&lt;img class=&quot;d-block&quot; width=&quot;80&quot; height=&quot;112&quot; src=&quot;https://one-draw.jp/ijinden/cardlist/R01/card/R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9" data-id="R-9"&gt;&lt;img class="d-block" width="80" height="112" src="https://one-draw.jp/ijinden/cardlist/R01/card/R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)" office:value-type="string" office:string-value="&lt;tr data-id=&quot;R-9&quot; data-expansion=&quot;10&quot; data-type=&quot;2&quot; data-color=&quot;2&quot; data-term=&quot;0&quot;&gt;&lt;td&gt;R-9&lt;/td&gt;&lt;td&gt;神剣眠る氏社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9" data-expansion="10" data-type="2" data-color="2" data-term="0"&gt;&lt;td&gt;R-9&lt;/td&gt;&lt;td&gt;神剣眠る氏社&lt;/td&gt;&lt;td&gt;&lt;div class="input-group" data-deck="main"&gt;&lt;button type="button" class="btn btn-outline-secondary btn-number btn-pop" disabled&gt;-&lt;/button&gt;&lt;input type="text" class="form-control input-number" name="table-main-R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B11];[$HTML.$C$1];[.$O11];[$HTML.$D$1])" office:value-type="string" office:string-value="&lt;div class=&quot;container-card&quot; id=&quot;main-R-10&quot; data-id=&quot;R-10&quot;&gt;&lt;img class=&quot;img-card&quot; width=&quot;80&quot; height=&quot;112&quot; src=&quot;https://one-draw.jp/ijinden/cardlist/R01/card/R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0" data-id="R-10"&gt;&lt;img class="img-card" width="80" height="112" src="https://one-draw.jp/ijinden/cardlist/R01/card/R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];[$HTML.$B$2];[.$B11];[$HTML.$C$2];[.$O11];[$HTML.$D$2])" office:value-type="string" office:string-value="&lt;div class=&quot;container-card&quot; id=&quot;side-R-10&quot; data-id=&quot;R-10&quot;&gt;&lt;img class=&quot;d-block&quot; width=&quot;80&quot; height=&quot;112&quot; src=&quot;https://one-draw.jp/ijinden/cardlist/R01/card/R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0" data-id="R-10"&gt;&lt;img class="d-block" width="80" height="112" src="https://one-draw.jp/ijinden/cardlist/R01/card/R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)" office:value-type="string" office:string-value="&lt;tr data-id=&quot;R-10&quot; data-expansion=&quot;10&quot; data-type=&quot;2&quot; data-color=&quot;2&quot; data-term=&quot;0&quot;&gt;&lt;td&gt;R-10&lt;/td&gt;&lt;td&gt;連なる天守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0" data-expansion="10" data-type="2" data-color="2" data-term="0"&gt;&lt;td&gt;R-10&lt;/td&gt;&lt;td&gt;連なる天守閣&lt;/td&gt;&lt;td&gt;&lt;div class="input-group" data-deck="main"&gt;&lt;button type="button" class="btn btn-outline-secondary btn-number btn-pop" disabled&gt;-&lt;/button&gt;&lt;input type="text" class="form-control input-number" name="table-main-R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B12];[$HTML.$C$1];[.$O12];[$HTML.$D$1])" office:value-type="string" office:string-value="&lt;div class=&quot;container-card&quot; id=&quot;main-R-11&quot; data-id=&quot;R-11&quot;&gt;&lt;img class=&quot;img-card&quot; width=&quot;80&quot; height=&quot;112&quot; src=&quot;https://one-draw.jp/ijinden/cardlist/R01/card/R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1" data-id="R-11"&gt;&lt;img class="img-card" width="80" height="112" src="https://one-draw.jp/ijinden/cardlist/R01/card/R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];[$HTML.$B$2];[.$B12];[$HTML.$C$2];[.$O12];[$HTML.$D$2])" office:value-type="string" office:string-value="&lt;div class=&quot;container-card&quot; id=&quot;side-R-11&quot; data-id=&quot;R-11&quot;&gt;&lt;img class=&quot;d-block&quot; width=&quot;80&quot; height=&quot;112&quot; src=&quot;https://one-draw.jp/ijinden/cardlist/R01/card/R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1" data-id="R-11"&gt;&lt;img class="d-block" width="80" height="112" src="https://one-draw.jp/ijinden/cardlist/R01/card/R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)" office:value-type="string" office:string-value="&lt;tr data-id=&quot;R-11&quot; data-expansion=&quot;10&quot; data-type=&quot;3&quot; data-color=&quot;2&quot; data-term=&quot;0&quot;&gt;&lt;td&gt;R-11&lt;/td&gt;&lt;td&gt;ロイヤリテ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1" data-expansion="10" data-type="3" data-color="2" data-term="0"&gt;&lt;td&gt;R-11&lt;/td&gt;&lt;td&gt;ロイヤリティ&lt;/td&gt;&lt;td&gt;&lt;div class="input-group" data-deck="main"&gt;&lt;button type="button" class="btn btn-outline-secondary btn-number btn-pop" disabled&gt;-&lt;/button&gt;&lt;input type="text" class="form-control input-number" name="table-main-R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B13];[$HTML.$C$1];[.$O13];[$HTML.$D$1])" office:value-type="string" office:string-value="&lt;div class=&quot;container-card&quot; id=&quot;main-R-12&quot; data-id=&quot;R-12&quot;&gt;&lt;img class=&quot;img-card&quot; width=&quot;80&quot; height=&quot;112&quot; src=&quot;https://one-draw.jp/ijinden/cardlist/R01/card/R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2" data-id="R-12"&gt;&lt;img class="img-card" width="80" height="112" src="https://one-draw.jp/ijinden/cardlist/R01/card/R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];[$HTML.$B$2];[.$B13];[$HTML.$C$2];[.$O13];[$HTML.$D$2])" office:value-type="string" office:string-value="&lt;div class=&quot;container-card&quot; id=&quot;side-R-12&quot; data-id=&quot;R-12&quot;&gt;&lt;img class=&quot;d-block&quot; width=&quot;80&quot; height=&quot;112&quot; src=&quot;https://one-draw.jp/ijinden/cardlist/R01/card/R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2" data-id="R-12"&gt;&lt;img class="d-block" width="80" height="112" src="https://one-draw.jp/ijinden/cardlist/R01/card/R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)" office:value-type="string" office:string-value="&lt;tr data-id=&quot;R-12&quot; data-expansion=&quot;10&quot; data-type=&quot;3&quot; data-color=&quot;2&quot; data-term=&quot;0&quot;&gt;&lt;td&gt;R-12&lt;/td&gt;&lt;td&gt;デスペラー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2" data-expansion="10" data-type="3" data-color="2" data-term="0"&gt;&lt;td&gt;R-12&lt;/td&gt;&lt;td&gt;デスペラード&lt;/td&gt;&lt;td&gt;&lt;div class="input-group" data-deck="main"&gt;&lt;button type="button" class="btn btn-outline-secondary btn-number btn-pop" disabled&gt;-&lt;/button&gt;&lt;input type="text" class="form-control input-number" name="table-main-R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B14];[$HTML.$C$1];[.$O14];[$HTML.$D$1])" office:value-type="string" office:string-value="&lt;div class=&quot;container-card&quot; id=&quot;main-R-13&quot; data-id=&quot;R-13&quot;&gt;&lt;img class=&quot;img-card&quot; width=&quot;80&quot; height=&quot;112&quot; src=&quot;https://one-draw.jp/ijinden/cardlist/R01/card/R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R-13" data-id="R-13"&gt;&lt;img class="img-card" width="80" height="112" src="https://one-draw.jp/ijinden/cardlist/R01/card/R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];[$HTML.$B$2];[.$B14];[$HTML.$C$2];[.$O14];[$HTML.$D$2])" office:value-type="string" office:string-value="&lt;div class=&quot;container-card&quot; id=&quot;side-R-13&quot; data-id=&quot;R-13&quot;&gt;&lt;img class=&quot;d-block&quot; width=&quot;80&quot; height=&quot;112&quot; src=&quot;https://one-draw.jp/ijinden/cardlist/R01/card/R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R-13" data-id="R-13"&gt;&lt;img class="d-block" width="80" height="112" src="https://one-draw.jp/ijinden/cardlist/R01/card/R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)" office:value-type="string" office:string-value="&lt;tr data-id=&quot;R-13&quot; data-expansion=&quot;10&quot; data-type=&quot;4&quot; data-color=&quot;2&quot; data-term=&quot;0&quot;&gt;&lt;td&gt;R-13&lt;/td&gt;&lt;td&gt;レッド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R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R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R-13" data-expansion="10" data-type="4" data-color="2" data-term="0"&gt;&lt;td&gt;R-13&lt;/td&gt;&lt;td&gt;レッドストーン&lt;/td&gt;&lt;td&gt;&lt;div class="input-group" data-deck="main"&gt;&lt;button type="button" class="btn btn-outline-secondary btn-number btn-pop" disabled&gt;-&lt;/button&gt;&lt;input type="text" class="form-control input-number" name="table-main-R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R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B15];[$HTML.$C$1];[.$O15];[$HTML.$D$1])" office:value-type="string" office:string-value="&lt;div class=&quot;container-card&quot; id=&quot;main-B-1&quot; data-id=&quot;B-1&quot;&gt;&lt;img class=&quot;img-card&quot; width=&quot;80&quot; height=&quot;112&quot; src=&quot;https://one-draw.jp/ijinden/cardlist/B01/card/B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" data-id="B-1"&gt;&lt;img class="img-card" width="80" height="112" src="https://one-draw.jp/ijinden/cardlist/B01/card/B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];[$HTML.$B$2];[.$B15];[$HTML.$C$2];[.$O15];[$HTML.$D$2])" office:value-type="string" office:string-value="&lt;div class=&quot;container-card&quot; id=&quot;side-B-1&quot; data-id=&quot;B-1&quot;&gt;&lt;img class=&quot;d-block&quot; width=&quot;80&quot; height=&quot;112&quot; src=&quot;https://one-draw.jp/ijinden/cardlist/B01/card/B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" data-id="B-1"&gt;&lt;img class="d-block" width="80" height="112" src="https://one-draw.jp/ijinden/cardlist/B01/card/B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)" office:value-type="string" office:string-value="&lt;tr data-id=&quot;B-1&quot; data-expansion=&quot;11&quot; data-type=&quot;1&quot; data-color=&quot;4&quot; data-term=&quot;0&quot;&gt;&lt;td&gt;B-1&lt;/td&gt;&lt;td&gt;レオナルド・ダ・ヴィンチ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" data-expansion="11" data-type="1" data-color="4" data-term="0"&gt;&lt;td&gt;B-1&lt;/td&gt;&lt;td&gt;レオナルド・ダ・ヴィンチ&lt;/td&gt;&lt;td&gt;&lt;div class="input-group" data-deck="main"&gt;&lt;button type="button" class="btn btn-outline-secondary btn-number btn-pop" disabled&gt;-&lt;/button&gt;&lt;input type="text" class="form-control input-number" name="table-main-B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B16];[$HTML.$C$1];[.$O16];[$HTML.$D$1])" office:value-type="string" office:string-value="&lt;div class=&quot;container-card&quot; id=&quot;main-B-2&quot; data-id=&quot;B-2&quot;&gt;&lt;img class=&quot;img-card&quot; width=&quot;80&quot; height=&quot;112&quot; src=&quot;https://one-draw.jp/ijinden/cardlist/B01/card/B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2" data-id="B-2"&gt;&lt;img class="img-card" width="80" height="112" src="https://one-draw.jp/ijinden/cardlist/B01/card/B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];[$HTML.$B$2];[.$B16];[$HTML.$C$2];[.$O16];[$HTML.$D$2])" office:value-type="string" office:string-value="&lt;div class=&quot;container-card&quot; id=&quot;side-B-2&quot; data-id=&quot;B-2&quot;&gt;&lt;img class=&quot;d-block&quot; width=&quot;80&quot; height=&quot;112&quot; src=&quot;https://one-draw.jp/ijinden/cardlist/B01/card/B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2" data-id="B-2"&gt;&lt;img class="d-block" width="80" height="112" src="https://one-draw.jp/ijinden/cardlist/B01/card/B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)" office:value-type="string" office:string-value="&lt;tr data-id=&quot;B-2&quot; data-expansion=&quot;11&quot; data-type=&quot;1&quot; data-color=&quot;4&quot; data-term=&quot;1&quot;&gt;&lt;td&gt;B-2&lt;/td&gt;&lt;td&gt;ヴァスコ・ダ・ガマ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2" data-expansion="11" data-type="1" data-color="4" data-term="1"&gt;&lt;td&gt;B-2&lt;/td&gt;&lt;td&gt;ヴァスコ・ダ・ガマ&lt;/td&gt;&lt;td&gt;&lt;div class="input-group" data-deck="main"&gt;&lt;button type="button" class="btn btn-outline-secondary btn-number btn-pop" disabled&gt;-&lt;/button&gt;&lt;input type="text" class="form-control input-number" name="table-main-B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B17];[$HTML.$C$1];[.$O17];[$HTML.$D$1])" office:value-type="string" office:string-value="&lt;div class=&quot;container-card&quot; id=&quot;main-B-3&quot; data-id=&quot;B-3&quot;&gt;&lt;img class=&quot;img-card&quot; width=&quot;80&quot; height=&quot;112&quot; src=&quot;https://one-draw.jp/ijinden/cardlist/B01/card/B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3" data-id="B-3"&gt;&lt;img class="img-card" width="80" height="112" src="https://one-draw.jp/ijinden/cardlist/B01/card/B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];[$HTML.$B$2];[.$B17];[$HTML.$C$2];[.$O17];[$HTML.$D$2])" office:value-type="string" office:string-value="&lt;div class=&quot;container-card&quot; id=&quot;side-B-3&quot; data-id=&quot;B-3&quot;&gt;&lt;img class=&quot;d-block&quot; width=&quot;80&quot; height=&quot;112&quot; src=&quot;https://one-draw.jp/ijinden/cardlist/B01/card/B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3" data-id="B-3"&gt;&lt;img class="d-block" width="80" height="112" src="https://one-draw.jp/ijinden/cardlist/B01/card/B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)" office:value-type="string" office:string-value="&lt;tr data-id=&quot;B-3&quot; data-expansion=&quot;11&quot; data-type=&quot;1&quot; data-color=&quot;4&quot; data-term=&quot;0&quot;&gt;&lt;td&gt;B-3&lt;/td&gt;&lt;td&gt;好太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3" data-expansion="11" data-type="1" data-color="4" data-term="0"&gt;&lt;td&gt;B-3&lt;/td&gt;&lt;td&gt;好太王&lt;/td&gt;&lt;td&gt;&lt;div class="input-group" data-deck="main"&gt;&lt;button type="button" class="btn btn-outline-secondary btn-number btn-pop" disabled&gt;-&lt;/button&gt;&lt;input type="text" class="form-control input-number" name="table-main-B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B18];[$HTML.$C$1];[.$O18];[$HTML.$D$1])" office:value-type="string" office:string-value="&lt;div class=&quot;container-card&quot; id=&quot;main-B-4&quot; data-id=&quot;B-4&quot;&gt;&lt;img class=&quot;img-card&quot; width=&quot;80&quot; height=&quot;112&quot; src=&quot;https://one-draw.jp/ijinden/cardlist/B01/card/B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4" data-id="B-4"&gt;&lt;img class="img-card" width="80" height="112" src="https://one-draw.jp/ijinden/cardlist/B01/card/B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];[$HTML.$B$2];[.$B18];[$HTML.$C$2];[.$O18];[$HTML.$D$2])" office:value-type="string" office:string-value="&lt;div class=&quot;container-card&quot; id=&quot;side-B-4&quot; data-id=&quot;B-4&quot;&gt;&lt;img class=&quot;d-block&quot; width=&quot;80&quot; height=&quot;112&quot; src=&quot;https://one-draw.jp/ijinden/cardlist/B01/card/B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4" data-id="B-4"&gt;&lt;img class="d-block" width="80" height="112" src="https://one-draw.jp/ijinden/cardlist/B01/card/B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)" office:value-type="string" office:string-value="&lt;tr data-id=&quot;B-4&quot; data-expansion=&quot;11&quot; data-type=&quot;1&quot; data-color=&quot;4&quot; data-term=&quot;1&quot;&gt;&lt;td&gt;B-4&lt;/td&gt;&lt;td&gt;フェルディナンド・マゼラ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4" data-expansion="11" data-type="1" data-color="4" data-term="1"&gt;&lt;td&gt;B-4&lt;/td&gt;&lt;td&gt;フェルディナンド・マゼラン&lt;/td&gt;&lt;td&gt;&lt;div class="input-group" data-deck="main"&gt;&lt;button type="button" class="btn btn-outline-secondary btn-number btn-pop" disabled&gt;-&lt;/button&gt;&lt;input type="text" class="form-control input-number" name="table-main-B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B19];[$HTML.$C$1];[.$O19];[$HTML.$D$1])" office:value-type="string" office:string-value="&lt;div class=&quot;container-card&quot; id=&quot;main-B-5&quot; data-id=&quot;B-5&quot;&gt;&lt;img class=&quot;img-card&quot; width=&quot;80&quot; height=&quot;112&quot; src=&quot;https://one-draw.jp/ijinden/cardlist/B01/card/B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5" data-id="B-5"&gt;&lt;img class="img-card" width="80" height="112" src="https://one-draw.jp/ijinden/cardlist/B01/card/B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];[$HTML.$B$2];[.$B19];[$HTML.$C$2];[.$O19];[$HTML.$D$2])" office:value-type="string" office:string-value="&lt;div class=&quot;container-card&quot; id=&quot;side-B-5&quot; data-id=&quot;B-5&quot;&gt;&lt;img class=&quot;d-block&quot; width=&quot;80&quot; height=&quot;112&quot; src=&quot;https://one-draw.jp/ijinden/cardlist/B01/card/B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5" data-id="B-5"&gt;&lt;img class="d-block" width="80" height="112" src="https://one-draw.jp/ijinden/cardlist/B01/card/B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)" office:value-type="string" office:string-value="&lt;tr data-id=&quot;B-5&quot; data-expansion=&quot;11&quot; data-type=&quot;1&quot; data-color=&quot;4&quot; data-term=&quot;0&quot;&gt;&lt;td&gt;B-5&lt;/td&gt;&lt;td&gt;ラファエロ・サンテ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5" data-expansion="11" data-type="1" data-color="4" data-term="0"&gt;&lt;td&gt;B-5&lt;/td&gt;&lt;td&gt;ラファエロ・サンティ&lt;/td&gt;&lt;td&gt;&lt;div class="input-group" data-deck="main"&gt;&lt;button type="button" class="btn btn-outline-secondary btn-number btn-pop" disabled&gt;-&lt;/button&gt;&lt;input type="text" class="form-control input-number" name="table-main-B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B20];[$HTML.$C$1];[.$O20];[$HTML.$D$1])" office:value-type="string" office:string-value="&lt;div class=&quot;container-card&quot; id=&quot;main-B-6&quot; data-id=&quot;B-6&quot;&gt;&lt;img class=&quot;img-card&quot; width=&quot;80&quot; height=&quot;112&quot; src=&quot;https://one-draw.jp/ijinden/cardlist/B01/card/B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6" data-id="B-6"&gt;&lt;img class="img-card" width="80" height="112" src="https://one-draw.jp/ijinden/cardlist/B01/card/B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];[$HTML.$B$2];[.$B20];[$HTML.$C$2];[.$O20];[$HTML.$D$2])" office:value-type="string" office:string-value="&lt;div class=&quot;container-card&quot; id=&quot;side-B-6&quot; data-id=&quot;B-6&quot;&gt;&lt;img class=&quot;d-block&quot; width=&quot;80&quot; height=&quot;112&quot; src=&quot;https://one-draw.jp/ijinden/cardlist/B01/card/B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6" data-id="B-6"&gt;&lt;img class="d-block" width="80" height="112" src="https://one-draw.jp/ijinden/cardlist/B01/card/B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)" office:value-type="string" office:string-value="&lt;tr data-id=&quot;B-6&quot; data-expansion=&quot;11&quot; data-type=&quot;1&quot; data-color=&quot;4&quot; data-term=&quot;0&quot;&gt;&lt;td&gt;B-6&lt;/td&gt;&lt;td&gt;ジャン・カルヴァ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6" data-expansion="11" data-type="1" data-color="4" data-term="0"&gt;&lt;td&gt;B-6&lt;/td&gt;&lt;td&gt;ジャン・カルヴァン&lt;/td&gt;&lt;td&gt;&lt;div class="input-group" data-deck="main"&gt;&lt;button type="button" class="btn btn-outline-secondary btn-number btn-pop" disabled&gt;-&lt;/button&gt;&lt;input type="text" class="form-control input-number" name="table-main-B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B21];[$HTML.$C$1];[.$O21];[$HTML.$D$1])" office:value-type="string" office:string-value="&lt;div class=&quot;container-card&quot; id=&quot;main-B-7&quot; data-id=&quot;B-7&quot;&gt;&lt;img class=&quot;img-card&quot; width=&quot;80&quot; height=&quot;112&quot; src=&quot;https://one-draw.jp/ijinden/cardlist/B01/card/B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7" data-id="B-7"&gt;&lt;img class="img-card" width="80" height="112" src="https://one-draw.jp/ijinden/cardlist/B01/card/B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];[$HTML.$B$2];[.$B21];[$HTML.$C$2];[.$O21];[$HTML.$D$2])" office:value-type="string" office:string-value="&lt;div class=&quot;container-card&quot; id=&quot;side-B-7&quot; data-id=&quot;B-7&quot;&gt;&lt;img class=&quot;d-block&quot; width=&quot;80&quot; height=&quot;112&quot; src=&quot;https://one-draw.jp/ijinden/cardlist/B01/card/B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7" data-id="B-7"&gt;&lt;img class="d-block" width="80" height="112" src="https://one-draw.jp/ijinden/cardlist/B01/card/B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)" office:value-type="string" office:string-value="&lt;tr data-id=&quot;B-7&quot; data-expansion=&quot;11&quot; data-type=&quot;1&quot; data-color=&quot;4&quot; data-term=&quot;0&quot;&gt;&lt;td&gt;B-7&lt;/td&gt;&lt;td&gt;武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7" data-expansion="11" data-type="1" data-color="4" data-term="0"&gt;&lt;td&gt;B-7&lt;/td&gt;&lt;td&gt;武帝&lt;/td&gt;&lt;td&gt;&lt;div class="input-group" data-deck="main"&gt;&lt;button type="button" class="btn btn-outline-secondary btn-number btn-pop" disabled&gt;-&lt;/button&gt;&lt;input type="text" class="form-control input-number" name="table-main-B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B22];[$HTML.$C$1];[.$O22];[$HTML.$D$1])" office:value-type="string" office:string-value="&lt;div class=&quot;container-card&quot; id=&quot;main-B-8&quot; data-id=&quot;B-8&quot;&gt;&lt;img class=&quot;img-card&quot; width=&quot;80&quot; height=&quot;112&quot; src=&quot;https://one-draw.jp/ijinden/cardlist/B01/card/B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8" data-id="B-8"&gt;&lt;img class="img-card" width="80" height="112" src="https://one-draw.jp/ijinden/cardlist/B01/card/B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];[$HTML.$B$2];[.$B22];[$HTML.$C$2];[.$O22];[$HTML.$D$2])" office:value-type="string" office:string-value="&lt;div class=&quot;container-card&quot; id=&quot;side-B-8&quot; data-id=&quot;B-8&quot;&gt;&lt;img class=&quot;d-block&quot; width=&quot;80&quot; height=&quot;112&quot; src=&quot;https://one-draw.jp/ijinden/cardlist/B01/card/B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8" data-id="B-8"&gt;&lt;img class="d-block" width="80" height="112" src="https://one-draw.jp/ijinden/cardlist/B01/card/B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)" office:value-type="string" office:string-value="&lt;tr data-id=&quot;B-8&quot; data-expansion=&quot;11&quot; data-type=&quot;1&quot; data-color=&quot;4&quot; data-term=&quot;0&quot;&gt;&lt;td&gt;B-8&lt;/td&gt;&lt;td&gt;楊貴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8" data-expansion="11" data-type="1" data-color="4" data-term="0"&gt;&lt;td&gt;B-8&lt;/td&gt;&lt;td&gt;楊貴妃&lt;/td&gt;&lt;td&gt;&lt;div class="input-group" data-deck="main"&gt;&lt;button type="button" class="btn btn-outline-secondary btn-number btn-pop" disabled&gt;-&lt;/button&gt;&lt;input type="text" class="form-control input-number" name="table-main-B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B23];[$HTML.$C$1];[.$O23];[$HTML.$D$1])" office:value-type="string" office:string-value="&lt;div class=&quot;container-card&quot; id=&quot;main-B-9&quot; data-id=&quot;B-9&quot;&gt;&lt;img class=&quot;img-card&quot; width=&quot;80&quot; height=&quot;112&quot; src=&quot;https://one-draw.jp/ijinden/cardlist/B01/card/B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9" data-id="B-9"&gt;&lt;img class="img-card" width="80" height="112" src="https://one-draw.jp/ijinden/cardlist/B01/card/B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];[$HTML.$B$2];[.$B23];[$HTML.$C$2];[.$O23];[$HTML.$D$2])" office:value-type="string" office:string-value="&lt;div class=&quot;container-card&quot; id=&quot;side-B-9&quot; data-id=&quot;B-9&quot;&gt;&lt;img class=&quot;d-block&quot; width=&quot;80&quot; height=&quot;112&quot; src=&quot;https://one-draw.jp/ijinden/cardlist/B01/card/B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9" data-id="B-9"&gt;&lt;img class="d-block" width="80" height="112" src="https://one-draw.jp/ijinden/cardlist/B01/card/B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)" office:value-type="string" office:string-value="&lt;tr data-id=&quot;B-9&quot; data-expansion=&quot;11&quot; data-type=&quot;2&quot; data-color=&quot;4&quot; data-term=&quot;0&quot;&gt;&lt;td&gt;B-9&lt;/td&gt;&lt;td&gt;モナ・リ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9" data-expansion="11" data-type="2" data-color="4" data-term="0"&gt;&lt;td&gt;B-9&lt;/td&gt;&lt;td&gt;モナ・リザ&lt;/td&gt;&lt;td&gt;&lt;div class="input-group" data-deck="main"&gt;&lt;button type="button" class="btn btn-outline-secondary btn-number btn-pop" disabled&gt;-&lt;/button&gt;&lt;input type="text" class="form-control input-number" name="table-main-B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B24];[$HTML.$C$1];[.$O24];[$HTML.$D$1])" office:value-type="string" office:string-value="&lt;div class=&quot;container-card&quot; id=&quot;main-B-10&quot; data-id=&quot;B-10&quot;&gt;&lt;img class=&quot;img-card&quot; width=&quot;80&quot; height=&quot;112&quot; src=&quot;https://one-draw.jp/ijinden/cardlist/B01/card/B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0" data-id="B-10"&gt;&lt;img class="img-card" width="80" height="112" src="https://one-draw.jp/ijinden/cardlist/B01/card/B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];[$HTML.$B$2];[.$B24];[$HTML.$C$2];[.$O24];[$HTML.$D$2])" office:value-type="string" office:string-value="&lt;div class=&quot;container-card&quot; id=&quot;side-B-10&quot; data-id=&quot;B-10&quot;&gt;&lt;img class=&quot;d-block&quot; width=&quot;80&quot; height=&quot;112&quot; src=&quot;https://one-draw.jp/ijinden/cardlist/B01/card/B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0" data-id="B-10"&gt;&lt;img class="d-block" width="80" height="112" src="https://one-draw.jp/ijinden/cardlist/B01/card/B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)" office:value-type="string" office:string-value="&lt;tr data-id=&quot;B-10&quot; data-expansion=&quot;11&quot; data-type=&quot;2&quot; data-color=&quot;4&quot; data-term=&quot;0&quot;&gt;&lt;td&gt;B-10&lt;/td&gt;&lt;td&gt;革命の広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0" data-expansion="11" data-type="2" data-color="4" data-term="0"&gt;&lt;td&gt;B-10&lt;/td&gt;&lt;td&gt;革命の広場&lt;/td&gt;&lt;td&gt;&lt;div class="input-group" data-deck="main"&gt;&lt;button type="button" class="btn btn-outline-secondary btn-number btn-pop" disabled&gt;-&lt;/button&gt;&lt;input type="text" class="form-control input-number" name="table-main-B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B25];[$HTML.$C$1];[.$O25];[$HTML.$D$1])" office:value-type="string" office:string-value="&lt;div class=&quot;container-card&quot; id=&quot;main-B-11&quot; data-id=&quot;B-11&quot;&gt;&lt;img class=&quot;img-card&quot; width=&quot;80&quot; height=&quot;112&quot; src=&quot;https://one-draw.jp/ijinden/cardlist/B01/card/B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1" data-id="B-11"&gt;&lt;img class="img-card" width="80" height="112" src="https://one-draw.jp/ijinden/cardlist/B01/card/B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];[$HTML.$B$2];[.$B25];[$HTML.$C$2];[.$O25];[$HTML.$D$2])" office:value-type="string" office:string-value="&lt;div class=&quot;container-card&quot; id=&quot;side-B-11&quot; data-id=&quot;B-11&quot;&gt;&lt;img class=&quot;d-block&quot; width=&quot;80&quot; height=&quot;112&quot; src=&quot;https://one-draw.jp/ijinden/cardlist/B01/card/B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1" data-id="B-11"&gt;&lt;img class="d-block" width="80" height="112" src="https://one-draw.jp/ijinden/cardlist/B01/card/B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)" office:value-type="string" office:string-value="&lt;tr data-id=&quot;B-11&quot; data-expansion=&quot;11&quot; data-type=&quot;3&quot; data-color=&quot;4&quot; data-term=&quot;0&quot;&gt;&lt;td&gt;B-11&lt;/td&gt;&lt;td&gt;フリー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1" data-expansion="11" data-type="3" data-color="4" data-term="0"&gt;&lt;td&gt;B-11&lt;/td&gt;&lt;td&gt;フリート&lt;/td&gt;&lt;td&gt;&lt;div class="input-group" data-deck="main"&gt;&lt;button type="button" class="btn btn-outline-secondary btn-number btn-pop" disabled&gt;-&lt;/button&gt;&lt;input type="text" class="form-control input-number" name="table-main-B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B26];[$HTML.$C$1];[.$O26];[$HTML.$D$1])" office:value-type="string" office:string-value="&lt;div class=&quot;container-card&quot; id=&quot;main-B-12&quot; data-id=&quot;B-12&quot;&gt;&lt;img class=&quot;img-card&quot; width=&quot;80&quot; height=&quot;112&quot; src=&quot;https://one-draw.jp/ijinden/cardlist/B01/card/B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2" data-id="B-12"&gt;&lt;img class="img-card" width="80" height="112" src="https://one-draw.jp/ijinden/cardlist/B01/card/B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];[$HTML.$B$2];[.$B26];[$HTML.$C$2];[.$O26];[$HTML.$D$2])" office:value-type="string" office:string-value="&lt;div class=&quot;container-card&quot; id=&quot;side-B-12&quot; data-id=&quot;B-12&quot;&gt;&lt;img class=&quot;d-block&quot; width=&quot;80&quot; height=&quot;112&quot; src=&quot;https://one-draw.jp/ijinden/cardlist/B01/card/B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2" data-id="B-12"&gt;&lt;img class="d-block" width="80" height="112" src="https://one-draw.jp/ijinden/cardlist/B01/card/B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)" office:value-type="string" office:string-value="&lt;tr data-id=&quot;B-12&quot; data-expansion=&quot;11&quot; data-type=&quot;3&quot; data-color=&quot;4&quot; data-term=&quot;0&quot;&gt;&lt;td&gt;B-12&lt;/td&gt;&lt;td&gt;ドローイン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2" data-expansion="11" data-type="3" data-color="4" data-term="0"&gt;&lt;td&gt;B-12&lt;/td&gt;&lt;td&gt;ドローイング&lt;/td&gt;&lt;td&gt;&lt;div class="input-group" data-deck="main"&gt;&lt;button type="button" class="btn btn-outline-secondary btn-number btn-pop" disabled&gt;-&lt;/button&gt;&lt;input type="text" class="form-control input-number" name="table-main-B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B27];[$HTML.$C$1];[.$O27];[$HTML.$D$1])" office:value-type="string" office:string-value="&lt;div class=&quot;container-card&quot; id=&quot;main-B-13&quot; data-id=&quot;B-13&quot;&gt;&lt;img class=&quot;img-card&quot; width=&quot;80&quot; height=&quot;112&quot; src=&quot;https://one-draw.jp/ijinden/cardlist/B01/card/B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B-13" data-id="B-13"&gt;&lt;img class="img-card" width="80" height="112" src="https://one-draw.jp/ijinden/cardlist/B01/card/B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];[$HTML.$B$2];[.$B27];[$HTML.$C$2];[.$O27];[$HTML.$D$2])" office:value-type="string" office:string-value="&lt;div class=&quot;container-card&quot; id=&quot;side-B-13&quot; data-id=&quot;B-13&quot;&gt;&lt;img class=&quot;d-block&quot; width=&quot;80&quot; height=&quot;112&quot; src=&quot;https://one-draw.jp/ijinden/cardlist/B01/card/B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B-13" data-id="B-13"&gt;&lt;img class="d-block" width="80" height="112" src="https://one-draw.jp/ijinden/cardlist/B01/card/B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)" office:value-type="string" office:string-value="&lt;tr data-id=&quot;B-13&quot; data-expansion=&quot;11&quot; data-type=&quot;4&quot; data-color=&quot;4&quot; data-term=&quot;0&quot;&gt;&lt;td&gt;B-13&lt;/td&gt;&lt;td&gt;ブルー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B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B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B-13" data-expansion="11" data-type="4" data-color="4" data-term="0"&gt;&lt;td&gt;B-13&lt;/td&gt;&lt;td&gt;ブルーストーン&lt;/td&gt;&lt;td&gt;&lt;div class="input-group" data-deck="main"&gt;&lt;button type="button" class="btn btn-outline-secondary btn-number btn-pop" disabled&gt;-&lt;/button&gt;&lt;input type="text" class="form-control input-number" name="table-main-B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B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B28];[$HTML.$C$1];[.$O28];[$HTML.$D$1])" office:value-type="string" office:string-value="&lt;div class=&quot;container-card&quot; id=&quot;main-G-1&quot; data-id=&quot;G-1&quot;&gt;&lt;img class=&quot;img-card&quot; width=&quot;80&quot; height=&quot;112&quot; src=&quot;https://one-draw.jp/ijinden/cardlist/G01/card/G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" data-id="G-1"&gt;&lt;img class="img-card" width="80" height="112" src="https://one-draw.jp/ijinden/cardlist/G01/card/G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];[$HTML.$B$2];[.$B28];[$HTML.$C$2];[.$O28];[$HTML.$D$2])" office:value-type="string" office:string-value="&lt;div class=&quot;container-card&quot; id=&quot;side-G-1&quot; data-id=&quot;G-1&quot;&gt;&lt;img class=&quot;d-block&quot; width=&quot;80&quot; height=&quot;112&quot; src=&quot;https://one-draw.jp/ijinden/cardlist/G01/card/G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" data-id="G-1"&gt;&lt;img class="d-block" width="80" height="112" src="https://one-draw.jp/ijinden/cardlist/G01/card/G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)" office:value-type="string" office:string-value="&lt;tr data-id=&quot;G-1&quot; data-expansion=&quot;12&quot; data-type=&quot;1&quot; data-color=&quot;8&quot; data-term=&quot;0&quot;&gt;&lt;td&gt;G-1&lt;/td&gt;&lt;td&gt;出雲の阿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" data-expansion="12" data-type="1" data-color="8" data-term="0"&gt;&lt;td&gt;G-1&lt;/td&gt;&lt;td&gt;出雲の阿国&lt;/td&gt;&lt;td&gt;&lt;div class="input-group" data-deck="main"&gt;&lt;button type="button" class="btn btn-outline-secondary btn-number btn-pop" disabled&gt;-&lt;/button&gt;&lt;input type="text" class="form-control input-number" name="table-main-G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B29];[$HTML.$C$1];[.$O29];[$HTML.$D$1])" office:value-type="string" office:string-value="&lt;div class=&quot;container-card&quot; id=&quot;main-G-2&quot; data-id=&quot;G-2&quot;&gt;&lt;img class=&quot;img-card&quot; width=&quot;80&quot; height=&quot;112&quot; src=&quot;https://one-draw.jp/ijinden/cardlist/G01/card/G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2" data-id="G-2"&gt;&lt;img class="img-card" width="80" height="112" src="https://one-draw.jp/ijinden/cardlist/G01/card/G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];[$HTML.$B$2];[.$B29];[$HTML.$C$2];[.$O29];[$HTML.$D$2])" office:value-type="string" office:string-value="&lt;div class=&quot;container-card&quot; id=&quot;side-G-2&quot; data-id=&quot;G-2&quot;&gt;&lt;img class=&quot;d-block&quot; width=&quot;80&quot; height=&quot;112&quot; src=&quot;https://one-draw.jp/ijinden/cardlist/G01/card/G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2" data-id="G-2"&gt;&lt;img class="d-block" width="80" height="112" src="https://one-draw.jp/ijinden/cardlist/G01/card/G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)" office:value-type="string" office:string-value="&lt;tr data-id=&quot;G-2&quot; data-expansion=&quot;12&quot; data-type=&quot;1&quot; data-color=&quot;8&quot; data-term=&quot;0&quot;&gt;&lt;td&gt;G-2&lt;/td&gt;&lt;td&gt;卑弥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2" data-expansion="12" data-type="1" data-color="8" data-term="0"&gt;&lt;td&gt;G-2&lt;/td&gt;&lt;td&gt;卑弥呼&lt;/td&gt;&lt;td&gt;&lt;div class="input-group" data-deck="main"&gt;&lt;button type="button" class="btn btn-outline-secondary btn-number btn-pop" disabled&gt;-&lt;/button&gt;&lt;input type="text" class="form-control input-number" name="table-main-G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B30];[$HTML.$C$1];[.$O30];[$HTML.$D$1])" office:value-type="string" office:string-value="&lt;div class=&quot;container-card&quot; id=&quot;main-G-3&quot; data-id=&quot;G-3&quot;&gt;&lt;img class=&quot;img-card&quot; width=&quot;80&quot; height=&quot;112&quot; src=&quot;https://one-draw.jp/ijinden/cardlist/G01/card/G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3" data-id="G-3"&gt;&lt;img class="img-card" width="80" height="112" src="https://one-draw.jp/ijinden/cardlist/G01/card/G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];[$HTML.$B$2];[.$B30];[$HTML.$C$2];[.$O30];[$HTML.$D$2])" office:value-type="string" office:string-value="&lt;div class=&quot;container-card&quot; id=&quot;side-G-3&quot; data-id=&quot;G-3&quot;&gt;&lt;img class=&quot;d-block&quot; width=&quot;80&quot; height=&quot;112&quot; src=&quot;https://one-draw.jp/ijinden/cardlist/G01/card/G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3" data-id="G-3"&gt;&lt;img class="d-block" width="80" height="112" src="https://one-draw.jp/ijinden/cardlist/G01/card/G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)" office:value-type="string" office:string-value="&lt;tr data-id=&quot;G-3&quot; data-expansion=&quot;12&quot; data-type=&quot;1&quot; data-color=&quot;8&quot; data-term=&quot;0&quot;&gt;&lt;td&gt;G-3&lt;/td&gt;&lt;td&gt;アテル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3" data-expansion="12" data-type="1" data-color="8" data-term="0"&gt;&lt;td&gt;G-3&lt;/td&gt;&lt;td&gt;アテルイ&lt;/td&gt;&lt;td&gt;&lt;div class="input-group" data-deck="main"&gt;&lt;button type="button" class="btn btn-outline-secondary btn-number btn-pop" disabled&gt;-&lt;/button&gt;&lt;input type="text" class="form-control input-number" name="table-main-G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B31];[$HTML.$C$1];[.$O31];[$HTML.$D$1])" office:value-type="string" office:string-value="&lt;div class=&quot;container-card&quot; id=&quot;main-G-4&quot; data-id=&quot;G-4&quot;&gt;&lt;img class=&quot;img-card&quot; width=&quot;80&quot; height=&quot;112&quot; src=&quot;https://one-draw.jp/ijinden/cardlist/G01/card/G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4" data-id="G-4"&gt;&lt;img class="img-card" width="80" height="112" src="https://one-draw.jp/ijinden/cardlist/G01/card/G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1];[$HTML.$B$2];[.$B31];[$HTML.$C$2];[.$O31];[$HTML.$D$2])" office:value-type="string" office:string-value="&lt;div class=&quot;container-card&quot; id=&quot;side-G-4&quot; data-id=&quot;G-4&quot;&gt;&lt;img class=&quot;d-block&quot; width=&quot;80&quot; height=&quot;112&quot; src=&quot;https://one-draw.jp/ijinden/cardlist/G01/card/G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4" data-id="G-4"&gt;&lt;img class="d-block" width="80" height="112" src="https://one-draw.jp/ijinden/cardlist/G01/card/G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)" office:value-type="string" office:string-value="&lt;tr data-id=&quot;G-4&quot; data-expansion=&quot;12&quot; data-type=&quot;1&quot; data-color=&quot;8&quot; data-term=&quot;2&quot;&gt;&lt;td&gt;G-4&lt;/td&gt;&lt;td&gt;紀貫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4" data-expansion="12" data-type="1" data-color="8" data-term="2"&gt;&lt;td&gt;G-4&lt;/td&gt;&lt;td&gt;紀貫之&lt;/td&gt;&lt;td&gt;&lt;div class="input-group" data-deck="main"&gt;&lt;button type="button" class="btn btn-outline-secondary btn-number btn-pop" disabled&gt;-&lt;/button&gt;&lt;input type="text" class="form-control input-number" name="table-main-G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B32];[$HTML.$C$1];[.$O32];[$HTML.$D$1])" office:value-type="string" office:string-value="&lt;div class=&quot;container-card&quot; id=&quot;main-G-5&quot; data-id=&quot;G-5&quot;&gt;&lt;img class=&quot;img-card&quot; width=&quot;80&quot; height=&quot;112&quot; src=&quot;https://one-draw.jp/ijinden/cardlist/G01/card/G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5" data-id="G-5"&gt;&lt;img class="img-card" width="80" height="112" src="https://one-draw.jp/ijinden/cardlist/G01/card/G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2];[$HTML.$B$2];[.$B32];[$HTML.$C$2];[.$O32];[$HTML.$D$2])" office:value-type="string" office:string-value="&lt;div class=&quot;container-card&quot; id=&quot;side-G-5&quot; data-id=&quot;G-5&quot;&gt;&lt;img class=&quot;d-block&quot; width=&quot;80&quot; height=&quot;112&quot; src=&quot;https://one-draw.jp/ijinden/cardlist/G01/card/G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5" data-id="G-5"&gt;&lt;img class="d-block" width="80" height="112" src="https://one-draw.jp/ijinden/cardlist/G01/card/G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)" office:value-type="string" office:string-value="&lt;tr data-id=&quot;G-5&quot; data-expansion=&quot;12&quot; data-type=&quot;1&quot; data-color=&quot;8&quot; data-term=&quot;0&quot;&gt;&lt;td&gt;G-5&lt;/td&gt;&lt;td&gt;阿倍仲麻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5" data-expansion="12" data-type="1" data-color="8" data-term="0"&gt;&lt;td&gt;G-5&lt;/td&gt;&lt;td&gt;阿倍仲麻呂&lt;/td&gt;&lt;td&gt;&lt;div class="input-group" data-deck="main"&gt;&lt;button type="button" class="btn btn-outline-secondary btn-number btn-pop" disabled&gt;-&lt;/button&gt;&lt;input type="text" class="form-control input-number" name="table-main-G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B33];[$HTML.$C$1];[.$O33];[$HTML.$D$1])" office:value-type="string" office:string-value="&lt;div class=&quot;container-card&quot; id=&quot;main-G-6&quot; data-id=&quot;G-6&quot;&gt;&lt;img class=&quot;img-card&quot; width=&quot;80&quot; height=&quot;112&quot; src=&quot;https://one-draw.jp/ijinden/cardlist/G01/card/G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6" data-id="G-6"&gt;&lt;img class="img-card" width="80" height="112" src="https://one-draw.jp/ijinden/cardlist/G01/card/G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3];[$HTML.$B$2];[.$B33];[$HTML.$C$2];[.$O33];[$HTML.$D$2])" office:value-type="string" office:string-value="&lt;div class=&quot;container-card&quot; id=&quot;side-G-6&quot; data-id=&quot;G-6&quot;&gt;&lt;img class=&quot;d-block&quot; width=&quot;80&quot; height=&quot;112&quot; src=&quot;https://one-draw.jp/ijinden/cardlist/G01/card/G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6" data-id="G-6"&gt;&lt;img class="d-block" width="80" height="112" src="https://one-draw.jp/ijinden/cardlist/G01/card/G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)" office:value-type="string" office:string-value="&lt;tr data-id=&quot;G-6&quot; data-expansion=&quot;12&quot; data-type=&quot;1&quot; data-color=&quot;8&quot; data-term=&quot;0&quot;&gt;&lt;td&gt;G-6&lt;/td&gt;&lt;td&gt;葛飾北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6" data-expansion="12" data-type="1" data-color="8" data-term="0"&gt;&lt;td&gt;G-6&lt;/td&gt;&lt;td&gt;葛飾北斎&lt;/td&gt;&lt;td&gt;&lt;div class="input-group" data-deck="main"&gt;&lt;button type="button" class="btn btn-outline-secondary btn-number btn-pop" disabled&gt;-&lt;/button&gt;&lt;input type="text" class="form-control input-number" name="table-main-G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B34];[$HTML.$C$1];[.$O34];[$HTML.$D$1])" office:value-type="string" office:string-value="&lt;div class=&quot;container-card&quot; id=&quot;main-G-7&quot; data-id=&quot;G-7&quot;&gt;&lt;img class=&quot;img-card&quot; width=&quot;80&quot; height=&quot;112&quot; src=&quot;https://one-draw.jp/ijinden/cardlist/G01/card/G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7" data-id="G-7"&gt;&lt;img class="img-card" width="80" height="112" src="https://one-draw.jp/ijinden/cardlist/G01/card/G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4];[$HTML.$B$2];[.$B34];[$HTML.$C$2];[.$O34];[$HTML.$D$2])" office:value-type="string" office:string-value="&lt;div class=&quot;container-card&quot; id=&quot;side-G-7&quot; data-id=&quot;G-7&quot;&gt;&lt;img class=&quot;d-block&quot; width=&quot;80&quot; height=&quot;112&quot; src=&quot;https://one-draw.jp/ijinden/cardlist/G01/card/G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7" data-id="G-7"&gt;&lt;img class="d-block" width="80" height="112" src="https://one-draw.jp/ijinden/cardlist/G01/card/G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)" office:value-type="string" office:string-value="&lt;tr data-id=&quot;G-7&quot; data-expansion=&quot;12&quot; data-type=&quot;1&quot; data-color=&quot;8&quot; data-term=&quot;2&quot;&gt;&lt;td&gt;G-7&lt;/td&gt;&lt;td&gt;藤原定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7" data-expansion="12" data-type="1" data-color="8" data-term="2"&gt;&lt;td&gt;G-7&lt;/td&gt;&lt;td&gt;藤原定家&lt;/td&gt;&lt;td&gt;&lt;div class="input-group" data-deck="main"&gt;&lt;button type="button" class="btn btn-outline-secondary btn-number btn-pop" disabled&gt;-&lt;/button&gt;&lt;input type="text" class="form-control input-number" name="table-main-G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B35];[$HTML.$C$1];[.$O35];[$HTML.$D$1])" office:value-type="string" office:string-value="&lt;div class=&quot;container-card&quot; id=&quot;main-G-8&quot; data-id=&quot;G-8&quot;&gt;&lt;img class=&quot;img-card&quot; width=&quot;80&quot; height=&quot;112&quot; src=&quot;https://one-draw.jp/ijinden/cardlist/G01/card/G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8" data-id="G-8"&gt;&lt;img class="img-card" width="80" height="112" src="https://one-draw.jp/ijinden/cardlist/G01/card/G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5];[$HTML.$B$2];[.$B35];[$HTML.$C$2];[.$O35];[$HTML.$D$2])" office:value-type="string" office:string-value="&lt;div class=&quot;container-card&quot; id=&quot;side-G-8&quot; data-id=&quot;G-8&quot;&gt;&lt;img class=&quot;d-block&quot; width=&quot;80&quot; height=&quot;112&quot; src=&quot;https://one-draw.jp/ijinden/cardlist/G01/card/G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8" data-id="G-8"&gt;&lt;img class="d-block" width="80" height="112" src="https://one-draw.jp/ijinden/cardlist/G01/card/G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)" office:value-type="string" office:string-value="&lt;tr data-id=&quot;G-8&quot; data-expansion=&quot;12&quot; data-type=&quot;1&quot; data-color=&quot;8&quot; data-term=&quot;1&quot;&gt;&lt;td&gt;G-8&lt;/td&gt;&lt;td&gt;最澄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8" data-expansion="12" data-type="1" data-color="8" data-term="1"&gt;&lt;td&gt;G-8&lt;/td&gt;&lt;td&gt;最澄&lt;/td&gt;&lt;td&gt;&lt;div class="input-group" data-deck="main"&gt;&lt;button type="button" class="btn btn-outline-secondary btn-number btn-pop" disabled&gt;-&lt;/button&gt;&lt;input type="text" class="form-control input-number" name="table-main-G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B36];[$HTML.$C$1];[.$O36];[$HTML.$D$1])" office:value-type="string" office:string-value="&lt;div class=&quot;container-card&quot; id=&quot;main-G-9&quot; data-id=&quot;G-9&quot;&gt;&lt;img class=&quot;img-card&quot; width=&quot;80&quot; height=&quot;112&quot; src=&quot;https://one-draw.jp/ijinden/cardlist/G01/card/G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9" data-id="G-9"&gt;&lt;img class="img-card" width="80" height="112" src="https://one-draw.jp/ijinden/cardlist/G01/card/G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6];[$HTML.$B$2];[.$B36];[$HTML.$C$2];[.$O36];[$HTML.$D$2])" office:value-type="string" office:string-value="&lt;div class=&quot;container-card&quot; id=&quot;side-G-9&quot; data-id=&quot;G-9&quot;&gt;&lt;img class=&quot;d-block&quot; width=&quot;80&quot; height=&quot;112&quot; src=&quot;https://one-draw.jp/ijinden/cardlist/G01/card/G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9" data-id="G-9"&gt;&lt;img class="d-block" width="80" height="112" src="https://one-draw.jp/ijinden/cardlist/G01/card/G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)" office:value-type="string" office:string-value="&lt;tr data-id=&quot;G-9&quot; data-expansion=&quot;12&quot; data-type=&quot;2&quot; data-color=&quot;8&quot; data-term=&quot;0&quot;&gt;&lt;td&gt;G-9&lt;/td&gt;&lt;td&gt;阿弥陀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9" data-expansion="12" data-type="2" data-color="8" data-term="0"&gt;&lt;td&gt;G-9&lt;/td&gt;&lt;td&gt;阿弥陀堂&lt;/td&gt;&lt;td&gt;&lt;div class="input-group" data-deck="main"&gt;&lt;button type="button" class="btn btn-outline-secondary btn-number btn-pop" disabled&gt;-&lt;/button&gt;&lt;input type="text" class="form-control input-number" name="table-main-G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B37];[$HTML.$C$1];[.$O37];[$HTML.$D$1])" office:value-type="string" office:string-value="&lt;div class=&quot;container-card&quot; id=&quot;main-G-10&quot; data-id=&quot;G-10&quot;&gt;&lt;img class=&quot;img-card&quot; width=&quot;80&quot; height=&quot;112&quot; src=&quot;https://one-draw.jp/ijinden/cardlist/G01/card/G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0" data-id="G-10"&gt;&lt;img class="img-card" width="80" height="112" src="https://one-draw.jp/ijinden/cardlist/G01/card/G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7];[$HTML.$B$2];[.$B37];[$HTML.$C$2];[.$O37];[$HTML.$D$2])" office:value-type="string" office:string-value="&lt;div class=&quot;container-card&quot; id=&quot;side-G-10&quot; data-id=&quot;G-10&quot;&gt;&lt;img class=&quot;d-block&quot; width=&quot;80&quot; height=&quot;112&quot; src=&quot;https://one-draw.jp/ijinden/cardlist/G01/card/G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0" data-id="G-10"&gt;&lt;img class="d-block" width="80" height="112" src="https://one-draw.jp/ijinden/cardlist/G01/card/G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)" office:value-type="string" office:string-value="&lt;tr data-id=&quot;G-10&quot; data-expansion=&quot;12&quot; data-type=&quot;2&quot; data-color=&quot;8&quot; data-term=&quot;0&quot;&gt;&lt;td&gt;G-10&lt;/td&gt;&lt;td&gt;毘盧遮那仏像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0" data-expansion="12" data-type="2" data-color="8" data-term="0"&gt;&lt;td&gt;G-10&lt;/td&gt;&lt;td&gt;毘盧遮那仏像&lt;/td&gt;&lt;td&gt;&lt;div class="input-group" data-deck="main"&gt;&lt;button type="button" class="btn btn-outline-secondary btn-number btn-pop" disabled&gt;-&lt;/button&gt;&lt;input type="text" class="form-control input-number" name="table-main-G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B38];[$HTML.$C$1];[.$O38];[$HTML.$D$1])" office:value-type="string" office:string-value="&lt;div class=&quot;container-card&quot; id=&quot;main-G-11&quot; data-id=&quot;G-11&quot;&gt;&lt;img class=&quot;img-card&quot; width=&quot;80&quot; height=&quot;112&quot; src=&quot;https://one-draw.jp/ijinden/cardlist/G01/card/G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1" data-id="G-11"&gt;&lt;img class="img-card" width="80" height="112" src="https://one-draw.jp/ijinden/cardlist/G01/card/G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8];[$HTML.$B$2];[.$B38];[$HTML.$C$2];[.$O38];[$HTML.$D$2])" office:value-type="string" office:string-value="&lt;div class=&quot;container-card&quot; id=&quot;side-G-11&quot; data-id=&quot;G-11&quot;&gt;&lt;img class=&quot;d-block&quot; width=&quot;80&quot; height=&quot;112&quot; src=&quot;https://one-draw.jp/ijinden/cardlist/G01/card/G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1" data-id="G-11"&gt;&lt;img class="d-block" width="80" height="112" src="https://one-draw.jp/ijinden/cardlist/G01/card/G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)" office:value-type="string" office:string-value="&lt;tr data-id=&quot;G-11&quot; data-expansion=&quot;12&quot; data-type=&quot;3&quot; data-color=&quot;8&quot; data-term=&quot;0&quot;&gt;&lt;td&gt;G-11&lt;/td&gt;&lt;td&gt;グロ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1" data-expansion="12" data-type="3" data-color="8" data-term="0"&gt;&lt;td&gt;G-11&lt;/td&gt;&lt;td&gt;グロウ&lt;/td&gt;&lt;td&gt;&lt;div class="input-group" data-deck="main"&gt;&lt;button type="button" class="btn btn-outline-secondary btn-number btn-pop" disabled&gt;-&lt;/button&gt;&lt;input type="text" class="form-control input-number" name="table-main-G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B39];[$HTML.$C$1];[.$O39];[$HTML.$D$1])" office:value-type="string" office:string-value="&lt;div class=&quot;container-card&quot; id=&quot;main-G-12&quot; data-id=&quot;G-12&quot;&gt;&lt;img class=&quot;img-card&quot; width=&quot;80&quot; height=&quot;112&quot; src=&quot;https://one-draw.jp/ijinden/cardlist/G01/card/G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2" data-id="G-12"&gt;&lt;img class="img-card" width="80" height="112" src="https://one-draw.jp/ijinden/cardlist/G01/card/G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9];[$HTML.$B$2];[.$B39];[$HTML.$C$2];[.$O39];[$HTML.$D$2])" office:value-type="string" office:string-value="&lt;div class=&quot;container-card&quot; id=&quot;side-G-12&quot; data-id=&quot;G-12&quot;&gt;&lt;img class=&quot;d-block&quot; width=&quot;80&quot; height=&quot;112&quot; src=&quot;https://one-draw.jp/ijinden/cardlist/G01/card/G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2" data-id="G-12"&gt;&lt;img class="d-block" width="80" height="112" src="https://one-draw.jp/ijinden/cardlist/G01/card/G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)" office:value-type="string" office:string-value="&lt;tr data-id=&quot;G-12&quot; data-expansion=&quot;12&quot; data-type=&quot;3&quot; data-color=&quot;8&quot; data-term=&quot;0&quot;&gt;&lt;td&gt;G-12&lt;/td&gt;&lt;td&gt;ギャザリン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2" data-expansion="12" data-type="3" data-color="8" data-term="0"&gt;&lt;td&gt;G-12&lt;/td&gt;&lt;td&gt;ギャザリング&lt;/td&gt;&lt;td&gt;&lt;div class="input-group" data-deck="main"&gt;&lt;button type="button" class="btn btn-outline-secondary btn-number btn-pop" disabled&gt;-&lt;/button&gt;&lt;input type="text" class="form-control input-number" name="table-main-G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B40];[$HTML.$C$1];[.$O40];[$HTML.$D$1])" office:value-type="string" office:string-value="&lt;div class=&quot;container-card&quot; id=&quot;main-G-13&quot; data-id=&quot;G-13&quot;&gt;&lt;img class=&quot;img-card&quot; width=&quot;80&quot; height=&quot;112&quot; src=&quot;https://one-draw.jp/ijinden/cardlist/G01/card/G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G-13" data-id="G-13"&gt;&lt;img class="img-card" width="80" height="112" src="https://one-draw.jp/ijinden/cardlist/G01/card/G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0];[$HTML.$B$2];[.$B40];[$HTML.$C$2];[.$O40];[$HTML.$D$2])" office:value-type="string" office:string-value="&lt;div class=&quot;container-card&quot; id=&quot;side-G-13&quot; data-id=&quot;G-13&quot;&gt;&lt;img class=&quot;d-block&quot; width=&quot;80&quot; height=&quot;112&quot; src=&quot;https://one-draw.jp/ijinden/cardlist/G01/card/G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G-13" data-id="G-13"&gt;&lt;img class="d-block" width="80" height="112" src="https://one-draw.jp/ijinden/cardlist/G01/card/G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)" office:value-type="string" office:string-value="&lt;tr data-id=&quot;G-13&quot; data-expansion=&quot;12&quot; data-type=&quot;4&quot; data-color=&quot;8&quot; data-term=&quot;0&quot;&gt;&lt;td&gt;G-13&lt;/td&gt;&lt;td&gt;グリーン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G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G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G-13" data-expansion="12" data-type="4" data-color="8" data-term="0"&gt;&lt;td&gt;G-13&lt;/td&gt;&lt;td&gt;グリーンストーン&lt;/td&gt;&lt;td&gt;&lt;div class="input-group" data-deck="main"&gt;&lt;button type="button" class="btn btn-outline-secondary btn-number btn-pop" disabled&gt;-&lt;/button&gt;&lt;input type="text" class="form-control input-number" name="table-main-G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G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B41];[$HTML.$C$1];[.$O41];[$HTML.$D$1])" office:value-type="string" office:string-value="&lt;div class=&quot;container-card&quot; id=&quot;main-1-1&quot; data-id=&quot;1-1&quot;&gt;&lt;img class=&quot;img-card&quot; width=&quot;80&quot; height=&quot;112&quot; src=&quot;https://one-draw.jp/ijinden/cardlist/001/card/01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" data-id="1-1"&gt;&lt;img class="img-card" width="80" height="112" src="https://one-draw.jp/ijinden/cardlist/001/card/01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1];[$HTML.$B$2];[.$B41];[$HTML.$C$2];[.$O41];[$HTML.$D$2])" office:value-type="string" office:string-value="&lt;div class=&quot;container-card&quot; id=&quot;side-1-1&quot; data-id=&quot;1-1&quot;&gt;&lt;img class=&quot;d-block&quot; width=&quot;80&quot; height=&quot;112&quot; src=&quot;https://one-draw.jp/ijinden/cardlist/001/card/01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" data-id="1-1"&gt;&lt;img class="d-block" width="80" height="112" src="https://one-draw.jp/ijinden/cardlist/001/card/01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)" office:value-type="string" office:string-value="&lt;tr data-id=&quot;1-1&quot; data-expansion=&quot;15&quot; data-type=&quot;1&quot; data-color=&quot;2&quot; data-term=&quot;0&quot;&gt;&lt;td&gt;1-1&lt;/td&gt;&lt;td&gt;織田信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" data-expansion="15" data-type="1" data-color="2" data-term="0"&gt;&lt;td&gt;1-1&lt;/td&gt;&lt;td&gt;織田信長&lt;/td&gt;&lt;td&gt;&lt;div class="input-group" data-deck="main"&gt;&lt;button type="button" class="btn btn-outline-secondary btn-number btn-pop" disabled&gt;-&lt;/button&gt;&lt;input type="text" class="form-control input-number" name="table-main-1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B42];[$HTML.$C$1];[.$O42];[$HTML.$D$1])" office:value-type="string" office:string-value="&lt;div class=&quot;container-card&quot; id=&quot;main-1-2&quot; data-id=&quot;1-2&quot;&gt;&lt;img class=&quot;img-card&quot; width=&quot;80&quot; height=&quot;112&quot; src=&quot;https://one-draw.jp/ijinden/cardlist/001/card/01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" data-id="1-2"&gt;&lt;img class="img-card" width="80" height="112" src="https://one-draw.jp/ijinden/cardlist/001/card/01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2];[$HTML.$B$2];[.$B42];[$HTML.$C$2];[.$O42];[$HTML.$D$2])" office:value-type="string" office:string-value="&lt;div class=&quot;container-card&quot; id=&quot;side-1-2&quot; data-id=&quot;1-2&quot;&gt;&lt;img class=&quot;d-block&quot; width=&quot;80&quot; height=&quot;112&quot; src=&quot;https://one-draw.jp/ijinden/cardlist/001/card/01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" data-id="1-2"&gt;&lt;img class="d-block" width="80" height="112" src="https://one-draw.jp/ijinden/cardlist/001/card/01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)" office:value-type="string" office:string-value="&lt;tr data-id=&quot;1-2&quot; data-expansion=&quot;15&quot; data-type=&quot;1&quot; data-color=&quot;2&quot; data-term=&quot;0&quot;&gt;&lt;td&gt;1-2&lt;/td&gt;&lt;td&gt;クレオパト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" data-expansion="15" data-type="1" data-color="2" data-term="0"&gt;&lt;td&gt;1-2&lt;/td&gt;&lt;td&gt;クレオパトラ&lt;/td&gt;&lt;td&gt;&lt;div class="input-group" data-deck="main"&gt;&lt;button type="button" class="btn btn-outline-secondary btn-number btn-pop" disabled&gt;-&lt;/button&gt;&lt;input type="text" class="form-control input-number" name="table-main-1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B43];[$HTML.$C$1];[.$O43];[$HTML.$D$1])" office:value-type="string" office:string-value="&lt;div class=&quot;container-card&quot; id=&quot;main-1-3&quot; data-id=&quot;1-3&quot;&gt;&lt;img class=&quot;img-card&quot; width=&quot;80&quot; height=&quot;112&quot; src=&quot;https://one-draw.jp/ijinden/cardlist/001/card/01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" data-id="1-3"&gt;&lt;img class="img-card" width="80" height="112" src="https://one-draw.jp/ijinden/cardlist/001/card/01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3];[$HTML.$B$2];[.$B43];[$HTML.$C$2];[.$O43];[$HTML.$D$2])" office:value-type="string" office:string-value="&lt;div class=&quot;container-card&quot; id=&quot;side-1-3&quot; data-id=&quot;1-3&quot;&gt;&lt;img class=&quot;d-block&quot; width=&quot;80&quot; height=&quot;112&quot; src=&quot;https://one-draw.jp/ijinden/cardlist/001/card/01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" data-id="1-3"&gt;&lt;img class="d-block" width="80" height="112" src="https://one-draw.jp/ijinden/cardlist/001/card/01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)" office:value-type="string" office:string-value="&lt;tr data-id=&quot;1-3&quot; data-expansion=&quot;15&quot; data-type=&quot;1&quot; data-color=&quot;4&quot; data-term=&quot;0&quot;&gt;&lt;td&gt;1-3&lt;/td&gt;&lt;td&gt;マルティン・ルタ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" data-expansion="15" data-type="1" data-color="4" data-term="0"&gt;&lt;td&gt;1-3&lt;/td&gt;&lt;td&gt;マルティン・ルター&lt;/td&gt;&lt;td&gt;&lt;div class="input-group" data-deck="main"&gt;&lt;button type="button" class="btn btn-outline-secondary btn-number btn-pop" disabled&gt;-&lt;/button&gt;&lt;input type="text" class="form-control input-number" name="table-main-1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B44];[$HTML.$C$1];[.$O44];[$HTML.$D$1])" office:value-type="string" office:string-value="&lt;div class=&quot;container-card&quot; id=&quot;main-1-4&quot; data-id=&quot;1-4&quot;&gt;&lt;img class=&quot;img-card&quot; width=&quot;80&quot; height=&quot;112&quot; src=&quot;https://one-draw.jp/ijinden/cardlist/001/card/01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" data-id="1-4"&gt;&lt;img class="img-card" width="80" height="112" src="https://one-draw.jp/ijinden/cardlist/001/card/01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4];[$HTML.$B$2];[.$B44];[$HTML.$C$2];[.$O44];[$HTML.$D$2])" office:value-type="string" office:string-value="&lt;div class=&quot;container-card&quot; id=&quot;side-1-4&quot; data-id=&quot;1-4&quot;&gt;&lt;img class=&quot;d-block&quot; width=&quot;80&quot; height=&quot;112&quot; src=&quot;https://one-draw.jp/ijinden/cardlist/001/card/01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" data-id="1-4"&gt;&lt;img class="d-block" width="80" height="112" src="https://one-draw.jp/ijinden/cardlist/001/card/01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)" office:value-type="string" office:string-value="&lt;tr data-id=&quot;1-4&quot; data-expansion=&quot;15&quot; data-type=&quot;1&quot; data-color=&quot;4&quot; data-term=&quot;1&quot;&gt;&lt;td&gt;1-4&lt;/td&gt;&lt;td&gt;クリストファー・コロンブ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" data-expansion="15" data-type="1" data-color="4" data-term="1"&gt;&lt;td&gt;1-4&lt;/td&gt;&lt;td&gt;クリストファー・コロンブス&lt;/td&gt;&lt;td&gt;&lt;div class="input-group" data-deck="main"&gt;&lt;button type="button" class="btn btn-outline-secondary btn-number btn-pop" disabled&gt;-&lt;/button&gt;&lt;input type="text" class="form-control input-number" name="table-main-1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B45];[$HTML.$C$1];[.$O45];[$HTML.$D$1])" office:value-type="string" office:string-value="&lt;div class=&quot;container-card&quot; id=&quot;main-1-5&quot; data-id=&quot;1-5&quot;&gt;&lt;img class=&quot;img-card&quot; width=&quot;80&quot; height=&quot;112&quot; src=&quot;https://one-draw.jp/ijinden/cardlist/001/card/01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" data-id="1-5"&gt;&lt;img class="img-card" width="80" height="112" src="https://one-draw.jp/ijinden/cardlist/001/card/01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5];[$HTML.$B$2];[.$B45];[$HTML.$C$2];[.$O45];[$HTML.$D$2])" office:value-type="string" office:string-value="&lt;div class=&quot;container-card&quot; id=&quot;side-1-5&quot; data-id=&quot;1-5&quot;&gt;&lt;img class=&quot;d-block&quot; width=&quot;80&quot; height=&quot;112&quot; src=&quot;https://one-draw.jp/ijinden/cardlist/001/card/01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" data-id="1-5"&gt;&lt;img class="d-block" width="80" height="112" src="https://one-draw.jp/ijinden/cardlist/001/card/01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)" office:value-type="string" office:string-value="&lt;tr data-id=&quot;1-5&quot; data-expansion=&quot;15&quot; data-type=&quot;1&quot; data-color=&quot;8&quot; data-term=&quot;0&quot;&gt;&lt;td&gt;1-5&lt;/td&gt;&lt;td&gt;ヴォルフガング・アマデウス・モーツァ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" data-expansion="15" data-type="1" data-color="8" data-term="0"&gt;&lt;td&gt;1-5&lt;/td&gt;&lt;td&gt;ヴォルフガング・アマデウス・モーツァルト&lt;/td&gt;&lt;td&gt;&lt;div class="input-group" data-deck="main"&gt;&lt;button type="button" class="btn btn-outline-secondary btn-number btn-pop" disabled&gt;-&lt;/button&gt;&lt;input type="text" class="form-control input-number" name="table-main-1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B46];[$HTML.$C$1];[.$O46];[$HTML.$D$1])" office:value-type="string" office:string-value="&lt;div class=&quot;container-card&quot; id=&quot;main-1-6&quot; data-id=&quot;1-6&quot;&gt;&lt;img class=&quot;img-card&quot; width=&quot;80&quot; height=&quot;112&quot; src=&quot;https://one-draw.jp/ijinden/cardlist/001/card/01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" data-id="1-6"&gt;&lt;img class="img-card" width="80" height="112" src="https://one-draw.jp/ijinden/cardlist/001/card/01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6];[$HTML.$B$2];[.$B46];[$HTML.$C$2];[.$O46];[$HTML.$D$2])" office:value-type="string" office:string-value="&lt;div class=&quot;container-card&quot; id=&quot;side-1-6&quot; data-id=&quot;1-6&quot;&gt;&lt;img class=&quot;d-block&quot; width=&quot;80&quot; height=&quot;112&quot; src=&quot;https://one-draw.jp/ijinden/cardlist/001/card/01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" data-id="1-6"&gt;&lt;img class="d-block" width="80" height="112" src="https://one-draw.jp/ijinden/cardlist/001/card/01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)" office:value-type="string" office:string-value="&lt;tr data-id=&quot;1-6&quot; data-expansion=&quot;15&quot; data-type=&quot;1&quot; data-color=&quot;8&quot; data-term=&quot;2&quot;&gt;&lt;td&gt;1-6&lt;/td&gt;&lt;td&gt;紫式部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" data-expansion="15" data-type="1" data-color="8" data-term="2"&gt;&lt;td&gt;1-6&lt;/td&gt;&lt;td&gt;紫式部&lt;/td&gt;&lt;td&gt;&lt;div class="input-group" data-deck="main"&gt;&lt;button type="button" class="btn btn-outline-secondary btn-number btn-pop" disabled&gt;-&lt;/button&gt;&lt;input type="text" class="form-control input-number" name="table-main-1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B47];[$HTML.$C$1];[.$O47];[$HTML.$D$1])" office:value-type="string" office:string-value="&lt;div class=&quot;container-card&quot; id=&quot;main-1-7&quot; data-id=&quot;1-7&quot;&gt;&lt;img class=&quot;img-card&quot; width=&quot;80&quot; height=&quot;112&quot; src=&quot;https://one-draw.jp/ijinden/cardlist/001/card/01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" data-id="1-7"&gt;&lt;img class="img-card" width="80" height="112" src="https://one-draw.jp/ijinden/cardlist/001/card/01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7];[$HTML.$B$2];[.$B47];[$HTML.$C$2];[.$O47];[$HTML.$D$2])" office:value-type="string" office:string-value="&lt;div class=&quot;container-card&quot; id=&quot;side-1-7&quot; data-id=&quot;1-7&quot;&gt;&lt;img class=&quot;d-block&quot; width=&quot;80&quot; height=&quot;112&quot; src=&quot;https://one-draw.jp/ijinden/cardlist/001/card/01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" data-id="1-7"&gt;&lt;img class="d-block" width="80" height="112" src="https://one-draw.jp/ijinden/cardlist/001/card/01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)" office:value-type="string" office:string-value="&lt;tr data-id=&quot;1-7&quot; data-expansion=&quot;15&quot; data-type=&quot;1&quot; data-color=&quot;2&quot; data-term=&quot;0&quot;&gt;&lt;td&gt;1-7&lt;/td&gt;&lt;td&gt;マーサ・ジェーン・カナ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" data-expansion="15" data-type="1" data-color="2" data-term="0"&gt;&lt;td&gt;1-7&lt;/td&gt;&lt;td&gt;マーサ・ジェーン・カナリー&lt;/td&gt;&lt;td&gt;&lt;div class="input-group" data-deck="main"&gt;&lt;button type="button" class="btn btn-outline-secondary btn-number btn-pop" disabled&gt;-&lt;/button&gt;&lt;input type="text" class="form-control input-number" name="table-main-1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B48];[$HTML.$C$1];[.$O48];[$HTML.$D$1])" office:value-type="string" office:string-value="&lt;div class=&quot;container-card&quot; id=&quot;main-1-8&quot; data-id=&quot;1-8&quot;&gt;&lt;img class=&quot;img-card&quot; width=&quot;80&quot; height=&quot;112&quot; src=&quot;https://one-draw.jp/ijinden/cardlist/001/card/01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8" data-id="1-8"&gt;&lt;img class="img-card" width="80" height="112" src="https://one-draw.jp/ijinden/cardlist/001/card/01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8];[$HTML.$B$2];[.$B48];[$HTML.$C$2];[.$O48];[$HTML.$D$2])" office:value-type="string" office:string-value="&lt;div class=&quot;container-card&quot; id=&quot;side-1-8&quot; data-id=&quot;1-8&quot;&gt;&lt;img class=&quot;d-block&quot; width=&quot;80&quot; height=&quot;112&quot; src=&quot;https://one-draw.jp/ijinden/cardlist/001/card/01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8" data-id="1-8"&gt;&lt;img class="d-block" width="80" height="112" src="https://one-draw.jp/ijinden/cardlist/001/card/01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)" office:value-type="string" office:string-value="&lt;tr data-id=&quot;1-8&quot; data-expansion=&quot;15&quot; data-type=&quot;1&quot; data-color=&quot;2&quot; data-term=&quot;0&quot;&gt;&lt;td&gt;1-8&lt;/td&gt;&lt;td&gt;明智光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8" data-expansion="15" data-type="1" data-color="2" data-term="0"&gt;&lt;td&gt;1-8&lt;/td&gt;&lt;td&gt;明智光秀&lt;/td&gt;&lt;td&gt;&lt;div class="input-group" data-deck="main"&gt;&lt;button type="button" class="btn btn-outline-secondary btn-number btn-pop" disabled&gt;-&lt;/button&gt;&lt;input type="text" class="form-control input-number" name="table-main-1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B49];[$HTML.$C$1];[.$O49];[$HTML.$D$1])" office:value-type="string" office:string-value="&lt;div class=&quot;container-card&quot; id=&quot;main-1-9&quot; data-id=&quot;1-9&quot;&gt;&lt;img class=&quot;img-card&quot; width=&quot;80&quot; height=&quot;112&quot; src=&quot;https://one-draw.jp/ijinden/cardlist/001/card/01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9" data-id="1-9"&gt;&lt;img class="img-card" width="80" height="112" src="https://one-draw.jp/ijinden/cardlist/001/card/01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49];[$HTML.$B$2];[.$B49];[$HTML.$C$2];[.$O49];[$HTML.$D$2])" office:value-type="string" office:string-value="&lt;div class=&quot;container-card&quot; id=&quot;side-1-9&quot; data-id=&quot;1-9&quot;&gt;&lt;img class=&quot;d-block&quot; width=&quot;80&quot; height=&quot;112&quot; src=&quot;https://one-draw.jp/ijinden/cardlist/001/card/01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9" data-id="1-9"&gt;&lt;img class="d-block" width="80" height="112" src="https://one-draw.jp/ijinden/cardlist/001/card/01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)" office:value-type="string" office:string-value="&lt;tr data-id=&quot;1-9&quot; data-expansion=&quot;15&quot; data-type=&quot;1&quot; data-color=&quot;2&quot; data-term=&quot;1&quot;&gt;&lt;td&gt;1-9&lt;/td&gt;&lt;td&gt;藤原純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9" data-expansion="15" data-type="1" data-color="2" data-term="1"&gt;&lt;td&gt;1-9&lt;/td&gt;&lt;td&gt;藤原純友&lt;/td&gt;&lt;td&gt;&lt;div class="input-group" data-deck="main"&gt;&lt;button type="button" class="btn btn-outline-secondary btn-number btn-pop" disabled&gt;-&lt;/button&gt;&lt;input type="text" class="form-control input-number" name="table-main-1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B50];[$HTML.$C$1];[.$O50];[$HTML.$D$1])" office:value-type="string" office:string-value="&lt;div class=&quot;container-card&quot; id=&quot;main-1-10&quot; data-id=&quot;1-10&quot;&gt;&lt;img class=&quot;img-card&quot; width=&quot;80&quot; height=&quot;112&quot; src=&quot;https://one-draw.jp/ijinden/cardlist/001/card/01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0" data-id="1-10"&gt;&lt;img class="img-card" width="80" height="112" src="https://one-draw.jp/ijinden/cardlist/001/card/01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0];[$HTML.$B$2];[.$B50];[$HTML.$C$2];[.$O50];[$HTML.$D$2])" office:value-type="string" office:string-value="&lt;div class=&quot;container-card&quot; id=&quot;side-1-10&quot; data-id=&quot;1-10&quot;&gt;&lt;img class=&quot;d-block&quot; width=&quot;80&quot; height=&quot;112&quot; src=&quot;https://one-draw.jp/ijinden/cardlist/001/card/01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0" data-id="1-10"&gt;&lt;img class="d-block" width="80" height="112" src="https://one-draw.jp/ijinden/cardlist/001/card/01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)" office:value-type="string" office:string-value="&lt;tr data-id=&quot;1-10&quot; data-expansion=&quot;15&quot; data-type=&quot;1&quot; data-color=&quot;2&quot; data-term=&quot;0&quot;&gt;&lt;td&gt;1-10&lt;/td&gt;&lt;td&gt;徳川家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0" data-expansion="15" data-type="1" data-color="2" data-term="0"&gt;&lt;td&gt;1-10&lt;/td&gt;&lt;td&gt;徳川家康&lt;/td&gt;&lt;td&gt;&lt;div class="input-group" data-deck="main"&gt;&lt;button type="button" class="btn btn-outline-secondary btn-number btn-pop" disabled&gt;-&lt;/button&gt;&lt;input type="text" class="form-control input-number" name="table-main-1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B51];[$HTML.$C$1];[.$O51];[$HTML.$D$1])" office:value-type="string" office:string-value="&lt;div class=&quot;container-card&quot; id=&quot;main-1-11&quot; data-id=&quot;1-11&quot;&gt;&lt;img class=&quot;img-card&quot; width=&quot;80&quot; height=&quot;112&quot; src=&quot;https://one-draw.jp/ijinden/cardlist/001/card/01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1" data-id="1-11"&gt;&lt;img class="img-card" width="80" height="112" src="https://one-draw.jp/ijinden/cardlist/001/card/01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1];[$HTML.$B$2];[.$B51];[$HTML.$C$2];[.$O51];[$HTML.$D$2])" office:value-type="string" office:string-value="&lt;div class=&quot;container-card&quot; id=&quot;side-1-11&quot; data-id=&quot;1-11&quot;&gt;&lt;img class=&quot;d-block&quot; width=&quot;80&quot; height=&quot;112&quot; src=&quot;https://one-draw.jp/ijinden/cardlist/001/card/01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1" data-id="1-11"&gt;&lt;img class="d-block" width="80" height="112" src="https://one-draw.jp/ijinden/cardlist/001/card/01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)" office:value-type="string" office:string-value="&lt;tr data-id=&quot;1-11&quot; data-expansion=&quot;15&quot; data-type=&quot;1&quot; data-color=&quot;2&quot; data-term=&quot;0&quot;&gt;&lt;td&gt;1-11&lt;/td&gt;&lt;td&gt;直江兼続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1" data-expansion="15" data-type="1" data-color="2" data-term="0"&gt;&lt;td&gt;1-11&lt;/td&gt;&lt;td&gt;直江兼続&lt;/td&gt;&lt;td&gt;&lt;div class="input-group" data-deck="main"&gt;&lt;button type="button" class="btn btn-outline-secondary btn-number btn-pop" disabled&gt;-&lt;/button&gt;&lt;input type="text" class="form-control input-number" name="table-main-1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B52];[$HTML.$C$1];[.$O52];[$HTML.$D$1])" office:value-type="string" office:string-value="&lt;div class=&quot;container-card&quot; id=&quot;main-1-12&quot; data-id=&quot;1-12&quot;&gt;&lt;img class=&quot;img-card&quot; width=&quot;80&quot; height=&quot;112&quot; src=&quot;https://one-draw.jp/ijinden/cardlist/001/card/01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2" data-id="1-12"&gt;&lt;img class="img-card" width="80" height="112" src="https://one-draw.jp/ijinden/cardlist/001/card/01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2];[$HTML.$B$2];[.$B52];[$HTML.$C$2];[.$O52];[$HTML.$D$2])" office:value-type="string" office:string-value="&lt;div class=&quot;container-card&quot; id=&quot;side-1-12&quot; data-id=&quot;1-12&quot;&gt;&lt;img class=&quot;d-block&quot; width=&quot;80&quot; height=&quot;112&quot; src=&quot;https://one-draw.jp/ijinden/cardlist/001/card/01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2" data-id="1-12"&gt;&lt;img class="d-block" width="80" height="112" src="https://one-draw.jp/ijinden/cardlist/001/card/01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)" office:value-type="string" office:string-value="&lt;tr data-id=&quot;1-12&quot; data-expansion=&quot;15&quot; data-type=&quot;1&quot; data-color=&quot;2&quot; data-term=&quot;2&quot;&gt;&lt;td&gt;1-12&lt;/td&gt;&lt;td&gt;藤原頼通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2" data-expansion="15" data-type="1" data-color="2" data-term="2"&gt;&lt;td&gt;1-12&lt;/td&gt;&lt;td&gt;藤原頼通&lt;/td&gt;&lt;td&gt;&lt;div class="input-group" data-deck="main"&gt;&lt;button type="button" class="btn btn-outline-secondary btn-number btn-pop" disabled&gt;-&lt;/button&gt;&lt;input type="text" class="form-control input-number" name="table-main-1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B53];[$HTML.$C$1];[.$O53];[$HTML.$D$1])" office:value-type="string" office:string-value="&lt;div class=&quot;container-card&quot; id=&quot;main-1-13&quot; data-id=&quot;1-13&quot;&gt;&lt;img class=&quot;img-card&quot; width=&quot;80&quot; height=&quot;112&quot; src=&quot;https://one-draw.jp/ijinden/cardlist/001/card/01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3" data-id="1-13"&gt;&lt;img class="img-card" width="80" height="112" src="https://one-draw.jp/ijinden/cardlist/001/card/01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3];[$HTML.$B$2];[.$B53];[$HTML.$C$2];[.$O53];[$HTML.$D$2])" office:value-type="string" office:string-value="&lt;div class=&quot;container-card&quot; id=&quot;side-1-13&quot; data-id=&quot;1-13&quot;&gt;&lt;img class=&quot;d-block&quot; width=&quot;80&quot; height=&quot;112&quot; src=&quot;https://one-draw.jp/ijinden/cardlist/001/card/01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3" data-id="1-13"&gt;&lt;img class="d-block" width="80" height="112" src="https://one-draw.jp/ijinden/cardlist/001/card/01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)" office:value-type="string" office:string-value="&lt;tr data-id=&quot;1-13&quot; data-expansion=&quot;15&quot; data-type=&quot;1&quot; data-color=&quot;2&quot; data-term=&quot;0&quot;&gt;&lt;td&gt;1-13&lt;/td&gt;&lt;td&gt;北条政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3" data-expansion="15" data-type="1" data-color="2" data-term="0"&gt;&lt;td&gt;1-13&lt;/td&gt;&lt;td&gt;北条政子&lt;/td&gt;&lt;td&gt;&lt;div class="input-group" data-deck="main"&gt;&lt;button type="button" class="btn btn-outline-secondary btn-number btn-pop" disabled&gt;-&lt;/button&gt;&lt;input type="text" class="form-control input-number" name="table-main-1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B54];[$HTML.$C$1];[.$O54];[$HTML.$D$1])" office:value-type="string" office:string-value="&lt;div class=&quot;container-card&quot; id=&quot;main-1-14&quot; data-id=&quot;1-14&quot;&gt;&lt;img class=&quot;img-card&quot; width=&quot;80&quot; height=&quot;112&quot; src=&quot;https://one-draw.jp/ijinden/cardlist/001/card/01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4" data-id="1-14"&gt;&lt;img class="img-card" width="80" height="112" src="https://one-draw.jp/ijinden/cardlist/001/card/01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4];[$HTML.$B$2];[.$B54];[$HTML.$C$2];[.$O54];[$HTML.$D$2])" office:value-type="string" office:string-value="&lt;div class=&quot;container-card&quot; id=&quot;side-1-14&quot; data-id=&quot;1-14&quot;&gt;&lt;img class=&quot;d-block&quot; width=&quot;80&quot; height=&quot;112&quot; src=&quot;https://one-draw.jp/ijinden/cardlist/001/card/01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4" data-id="1-14"&gt;&lt;img class="d-block" width="80" height="112" src="https://one-draw.jp/ijinden/cardlist/001/card/01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)" office:value-type="string" office:string-value="&lt;tr data-id=&quot;1-14&quot; data-expansion=&quot;15&quot; data-type=&quot;1&quot; data-color=&quot;2&quot; data-term=&quot;0&quot;&gt;&lt;td&gt;1-14&lt;/td&gt;&lt;td&gt;ジョージ・アームストロング・カスタ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4" data-expansion="15" data-type="1" data-color="2" data-term="0"&gt;&lt;td&gt;1-14&lt;/td&gt;&lt;td&gt;ジョージ・アームストロング・カスター&lt;/td&gt;&lt;td&gt;&lt;div class="input-group" data-deck="main"&gt;&lt;button type="button" class="btn btn-outline-secondary btn-number btn-pop" disabled&gt;-&lt;/button&gt;&lt;input type="text" class="form-control input-number" name="table-main-1-1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B55];[$HTML.$C$1];[.$O55];[$HTML.$D$1])" office:value-type="string" office:string-value="&lt;div class=&quot;container-card&quot; id=&quot;main-1-15&quot; data-id=&quot;1-15&quot;&gt;&lt;img class=&quot;img-card&quot; width=&quot;80&quot; height=&quot;112&quot; src=&quot;https://one-draw.jp/ijinden/cardlist/001/card/01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5" data-id="1-15"&gt;&lt;img class="img-card" width="80" height="112" src="https://one-draw.jp/ijinden/cardlist/001/card/01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5];[$HTML.$B$2];[.$B55];[$HTML.$C$2];[.$O55];[$HTML.$D$2])" office:value-type="string" office:string-value="&lt;div class=&quot;container-card&quot; id=&quot;side-1-15&quot; data-id=&quot;1-15&quot;&gt;&lt;img class=&quot;d-block&quot; width=&quot;80&quot; height=&quot;112&quot; src=&quot;https://one-draw.jp/ijinden/cardlist/001/card/01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5" data-id="1-15"&gt;&lt;img class="d-block" width="80" height="112" src="https://one-draw.jp/ijinden/cardlist/001/card/01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)" office:value-type="string" office:string-value="&lt;tr data-id=&quot;1-15&quot; data-expansion=&quot;15&quot; data-type=&quot;1&quot; data-color=&quot;2&quot; data-term=&quot;0&quot;&gt;&lt;td&gt;1-15&lt;/td&gt;&lt;td&gt;中臣鎌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5" data-expansion="15" data-type="1" data-color="2" data-term="0"&gt;&lt;td&gt;1-15&lt;/td&gt;&lt;td&gt;中臣鎌足&lt;/td&gt;&lt;td&gt;&lt;div class="input-group" data-deck="main"&gt;&lt;button type="button" class="btn btn-outline-secondary btn-number btn-pop" disabled&gt;-&lt;/button&gt;&lt;input type="text" class="form-control input-number" name="table-main-1-1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B56];[$HTML.$C$1];[.$O56];[$HTML.$D$1])" office:value-type="string" office:string-value="&lt;div class=&quot;container-card&quot; id=&quot;main-1-16&quot; data-id=&quot;1-16&quot;&gt;&lt;img class=&quot;img-card&quot; width=&quot;80&quot; height=&quot;112&quot; src=&quot;https://one-draw.jp/ijinden/cardlist/001/card/01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6" data-id="1-16"&gt;&lt;img class="img-card" width="80" height="112" src="https://one-draw.jp/ijinden/cardlist/001/card/01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6];[$HTML.$B$2];[.$B56];[$HTML.$C$2];[.$O56];[$HTML.$D$2])" office:value-type="string" office:string-value="&lt;div class=&quot;container-card&quot; id=&quot;side-1-16&quot; data-id=&quot;1-16&quot;&gt;&lt;img class=&quot;d-block&quot; width=&quot;80&quot; height=&quot;112&quot; src=&quot;https://one-draw.jp/ijinden/cardlist/001/card/01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6" data-id="1-16"&gt;&lt;img class="d-block" width="80" height="112" src="https://one-draw.jp/ijinden/cardlist/001/card/01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)" office:value-type="string" office:string-value="&lt;tr data-id=&quot;1-16&quot; data-expansion=&quot;15&quot; data-type=&quot;1&quot; data-color=&quot;2&quot; data-term=&quot;0&quot;&gt;&lt;td&gt;1-16&lt;/td&gt;&lt;td&gt;マルクス・アントニウ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6" data-expansion="15" data-type="1" data-color="2" data-term="0"&gt;&lt;td&gt;1-16&lt;/td&gt;&lt;td&gt;マルクス・アントニウス&lt;/td&gt;&lt;td&gt;&lt;div class="input-group" data-deck="main"&gt;&lt;button type="button" class="btn btn-outline-secondary btn-number btn-pop" disabled&gt;-&lt;/button&gt;&lt;input type="text" class="form-control input-number" name="table-main-1-1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B57];[$HTML.$C$1];[.$O57];[$HTML.$D$1])" office:value-type="string" office:string-value="&lt;div class=&quot;container-card&quot; id=&quot;main-1-17&quot; data-id=&quot;1-17&quot;&gt;&lt;img class=&quot;img-card&quot; width=&quot;80&quot; height=&quot;112&quot; src=&quot;https://one-draw.jp/ijinden/cardlist/001/card/01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7" data-id="1-17"&gt;&lt;img class="img-card" width="80" height="112" src="https://one-draw.jp/ijinden/cardlist/001/card/01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7];[$HTML.$B$2];[.$B57];[$HTML.$C$2];[.$O57];[$HTML.$D$2])" office:value-type="string" office:string-value="&lt;div class=&quot;container-card&quot; id=&quot;side-1-17&quot; data-id=&quot;1-17&quot;&gt;&lt;img class=&quot;d-block&quot; width=&quot;80&quot; height=&quot;112&quot; src=&quot;https://one-draw.jp/ijinden/cardlist/001/card/01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7" data-id="1-17"&gt;&lt;img class="d-block" width="80" height="112" src="https://one-draw.jp/ijinden/cardlist/001/card/01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)" office:value-type="string" office:string-value="&lt;tr data-id=&quot;1-17&quot; data-expansion=&quot;15&quot; data-type=&quot;1&quot; data-color=&quot;2&quot; data-term=&quot;0&quot;&gt;&lt;td&gt;1-17&lt;/td&gt;&lt;td&gt;藤原道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7" data-expansion="15" data-type="1" data-color="2" data-term="0"&gt;&lt;td&gt;1-17&lt;/td&gt;&lt;td&gt;藤原道長&lt;/td&gt;&lt;td&gt;&lt;div class="input-group" data-deck="main"&gt;&lt;button type="button" class="btn btn-outline-secondary btn-number btn-pop" disabled&gt;-&lt;/button&gt;&lt;input type="text" class="form-control input-number" name="table-main-1-1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B58];[$HTML.$C$1];[.$O58];[$HTML.$D$1])" office:value-type="string" office:string-value="&lt;div class=&quot;container-card&quot; id=&quot;main-1-18&quot; data-id=&quot;1-18&quot;&gt;&lt;img class=&quot;img-card&quot; width=&quot;80&quot; height=&quot;112&quot; src=&quot;https://one-draw.jp/ijinden/cardlist/001/card/01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8" data-id="1-18"&gt;&lt;img class="img-card" width="80" height="112" src="https://one-draw.jp/ijinden/cardlist/001/card/01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8];[$HTML.$B$2];[.$B58];[$HTML.$C$2];[.$O58];[$HTML.$D$2])" office:value-type="string" office:string-value="&lt;div class=&quot;container-card&quot; id=&quot;side-1-18&quot; data-id=&quot;1-18&quot;&gt;&lt;img class=&quot;d-block&quot; width=&quot;80&quot; height=&quot;112&quot; src=&quot;https://one-draw.jp/ijinden/cardlist/001/card/01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8" data-id="1-18"&gt;&lt;img class="d-block" width="80" height="112" src="https://one-draw.jp/ijinden/cardlist/001/card/01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)" office:value-type="string" office:string-value="&lt;tr data-id=&quot;1-18&quot; data-expansion=&quot;15&quot; data-type=&quot;1&quot; data-color=&quot;2&quot; data-term=&quot;0&quot;&gt;&lt;td&gt;1-18&lt;/td&gt;&lt;td&gt;源頼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8" data-expansion="15" data-type="1" data-color="2" data-term="0"&gt;&lt;td&gt;1-18&lt;/td&gt;&lt;td&gt;源頼朝&lt;/td&gt;&lt;td&gt;&lt;div class="input-group" data-deck="main"&gt;&lt;button type="button" class="btn btn-outline-secondary btn-number btn-pop" disabled&gt;-&lt;/button&gt;&lt;input type="text" class="form-control input-number" name="table-main-1-1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B59];[$HTML.$C$1];[.$O59];[$HTML.$D$1])" office:value-type="string" office:string-value="&lt;div class=&quot;container-card&quot; id=&quot;main-1-19&quot; data-id=&quot;1-19&quot;&gt;&lt;img class=&quot;img-card&quot; width=&quot;80&quot; height=&quot;112&quot; src=&quot;https://one-draw.jp/ijinden/cardlist/001/card/01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19" data-id="1-19"&gt;&lt;img class="img-card" width="80" height="112" src="https://one-draw.jp/ijinden/cardlist/001/card/01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59];[$HTML.$B$2];[.$B59];[$HTML.$C$2];[.$O59];[$HTML.$D$2])" office:value-type="string" office:string-value="&lt;div class=&quot;container-card&quot; id=&quot;side-1-19&quot; data-id=&quot;1-19&quot;&gt;&lt;img class=&quot;d-block&quot; width=&quot;80&quot; height=&quot;112&quot; src=&quot;https://one-draw.jp/ijinden/cardlist/001/card/01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19" data-id="1-19"&gt;&lt;img class="d-block" width="80" height="112" src="https://one-draw.jp/ijinden/cardlist/001/card/01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)" office:value-type="string" office:string-value="&lt;tr data-id=&quot;1-19&quot; data-expansion=&quot;15&quot; data-type=&quot;1&quot; data-color=&quot;2&quot; data-term=&quot;0&quot;&gt;&lt;td&gt;1-19&lt;/td&gt;&lt;td&gt;ガイウス・ユリウス・カエサ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1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1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19" data-expansion="15" data-type="1" data-color="2" data-term="0"&gt;&lt;td&gt;1-19&lt;/td&gt;&lt;td&gt;ガイウス・ユリウス・カエサル&lt;/td&gt;&lt;td&gt;&lt;div class="input-group" data-deck="main"&gt;&lt;button type="button" class="btn btn-outline-secondary btn-number btn-pop" disabled&gt;-&lt;/button&gt;&lt;input type="text" class="form-control input-number" name="table-main-1-1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1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B60];[$HTML.$C$1];[.$O60];[$HTML.$D$1])" office:value-type="string" office:string-value="&lt;div class=&quot;container-card&quot; id=&quot;main-1-20&quot; data-id=&quot;1-20&quot;&gt;&lt;img class=&quot;img-card&quot; width=&quot;80&quot; height=&quot;112&quot; src=&quot;https://one-draw.jp/ijinden/cardlist/001/card/01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0" data-id="1-20"&gt;&lt;img class="img-card" width="80" height="112" src="https://one-draw.jp/ijinden/cardlist/001/card/01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0];[$HTML.$B$2];[.$B60];[$HTML.$C$2];[.$O60];[$HTML.$D$2])" office:value-type="string" office:string-value="&lt;div class=&quot;container-card&quot; id=&quot;side-1-20&quot; data-id=&quot;1-20&quot;&gt;&lt;img class=&quot;d-block&quot; width=&quot;80&quot; height=&quot;112&quot; src=&quot;https://one-draw.jp/ijinden/cardlist/001/card/01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0" data-id="1-20"&gt;&lt;img class="d-block" width="80" height="112" src="https://one-draw.jp/ijinden/cardlist/001/card/01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)" office:value-type="string" office:string-value="&lt;tr data-id=&quot;1-20&quot; data-expansion=&quot;15&quot; data-type=&quot;1&quot; data-color=&quot;4&quot; data-term=&quot;0&quot;&gt;&lt;td&gt;1-20&lt;/td&gt;&lt;td&gt;ハンス・アクセル・フォン・フェルセ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0" data-expansion="15" data-type="1" data-color="4" data-term="0"&gt;&lt;td&gt;1-20&lt;/td&gt;&lt;td&gt;ハンス・アクセル・フォン・フェルセン&lt;/td&gt;&lt;td&gt;&lt;div class="input-group" data-deck="main"&gt;&lt;button type="button" class="btn btn-outline-secondary btn-number btn-pop" disabled&gt;-&lt;/button&gt;&lt;input type="text" class="form-control input-number" name="table-main-1-2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B61];[$HTML.$C$1];[.$O61];[$HTML.$D$1])" office:value-type="string" office:string-value="&lt;div class=&quot;container-card&quot; id=&quot;main-1-21&quot; data-id=&quot;1-21&quot;&gt;&lt;img class=&quot;img-card&quot; width=&quot;80&quot; height=&quot;112&quot; src=&quot;https://one-draw.jp/ijinden/cardlist/001/card/01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1" data-id="1-21"&gt;&lt;img class="img-card" width="80" height="112" src="https://one-draw.jp/ijinden/cardlist/001/card/01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1];[$HTML.$B$2];[.$B61];[$HTML.$C$2];[.$O61];[$HTML.$D$2])" office:value-type="string" office:string-value="&lt;div class=&quot;container-card&quot; id=&quot;side-1-21&quot; data-id=&quot;1-21&quot;&gt;&lt;img class=&quot;d-block&quot; width=&quot;80&quot; height=&quot;112&quot; src=&quot;https://one-draw.jp/ijinden/cardlist/001/card/01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1" data-id="1-21"&gt;&lt;img class="d-block" width="80" height="112" src="https://one-draw.jp/ijinden/cardlist/001/card/01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)" office:value-type="string" office:string-value="&lt;tr data-id=&quot;1-21&quot; data-expansion=&quot;15&quot; data-type=&quot;1&quot; data-color=&quot;4&quot; data-term=&quot;1&quot;&gt;&lt;td&gt;1-21&lt;/td&gt;&lt;td&gt;鑑真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1" data-expansion="15" data-type="1" data-color="4" data-term="1"&gt;&lt;td&gt;1-21&lt;/td&gt;&lt;td&gt;鑑真&lt;/td&gt;&lt;td&gt;&lt;div class="input-group" data-deck="main"&gt;&lt;button type="button" class="btn btn-outline-secondary btn-number btn-pop" disabled&gt;-&lt;/button&gt;&lt;input type="text" class="form-control input-number" name="table-main-1-2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B62];[$HTML.$C$1];[.$O62];[$HTML.$D$1])" office:value-type="string" office:string-value="&lt;div class=&quot;container-card&quot; id=&quot;main-1-22&quot; data-id=&quot;1-22&quot;&gt;&lt;img class=&quot;img-card&quot; width=&quot;80&quot; height=&quot;112&quot; src=&quot;https://one-draw.jp/ijinden/cardlist/001/card/01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2" data-id="1-22"&gt;&lt;img class="img-card" width="80" height="112" src="https://one-draw.jp/ijinden/cardlist/001/card/01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2];[$HTML.$B$2];[.$B62];[$HTML.$C$2];[.$O62];[$HTML.$D$2])" office:value-type="string" office:string-value="&lt;div class=&quot;container-card&quot; id=&quot;side-1-22&quot; data-id=&quot;1-22&quot;&gt;&lt;img class=&quot;d-block&quot; width=&quot;80&quot; height=&quot;112&quot; src=&quot;https://one-draw.jp/ijinden/cardlist/001/card/01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2" data-id="1-22"&gt;&lt;img class="d-block" width="80" height="112" src="https://one-draw.jp/ijinden/cardlist/001/card/01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)" office:value-type="string" office:string-value="&lt;tr data-id=&quot;1-22&quot; data-expansion=&quot;15&quot; data-type=&quot;1&quot; data-color=&quot;4&quot; data-term=&quot;0&quot;&gt;&lt;td&gt;1-22&lt;/td&gt;&lt;td&gt;ジャンヌ・ダル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2" data-expansion="15" data-type="1" data-color="4" data-term="0"&gt;&lt;td&gt;1-22&lt;/td&gt;&lt;td&gt;ジャンヌ・ダルク&lt;/td&gt;&lt;td&gt;&lt;div class="input-group" data-deck="main"&gt;&lt;button type="button" class="btn btn-outline-secondary btn-number btn-pop" disabled&gt;-&lt;/button&gt;&lt;input type="text" class="form-control input-number" name="table-main-1-2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B63];[$HTML.$C$1];[.$O63];[$HTML.$D$1])" office:value-type="string" office:string-value="&lt;div class=&quot;container-card&quot; id=&quot;main-1-23&quot; data-id=&quot;1-23&quot;&gt;&lt;img class=&quot;img-card&quot; width=&quot;80&quot; height=&quot;112&quot; src=&quot;https://one-draw.jp/ijinden/cardlist/001/card/01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3" data-id="1-23"&gt;&lt;img class="img-card" width="80" height="112" src="https://one-draw.jp/ijinden/cardlist/001/card/01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3];[$HTML.$B$2];[.$B63];[$HTML.$C$2];[.$O63];[$HTML.$D$2])" office:value-type="string" office:string-value="&lt;div class=&quot;container-card&quot; id=&quot;side-1-23&quot; data-id=&quot;1-23&quot;&gt;&lt;img class=&quot;d-block&quot; width=&quot;80&quot; height=&quot;112&quot; src=&quot;https://one-draw.jp/ijinden/cardlist/001/card/01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3" data-id="1-23"&gt;&lt;img class="d-block" width="80" height="112" src="https://one-draw.jp/ijinden/cardlist/001/card/01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)" office:value-type="string" office:string-value="&lt;tr data-id=&quot;1-23&quot; data-expansion=&quot;15&quot; data-type=&quot;1&quot; data-color=&quot;4&quot; data-term=&quot;0&quot;&gt;&lt;td&gt;1-23&lt;/td&gt;&lt;td&gt;ドナテッロ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3" data-expansion="15" data-type="1" data-color="4" data-term="0"&gt;&lt;td&gt;1-23&lt;/td&gt;&lt;td&gt;ドナテッロ&lt;/td&gt;&lt;td&gt;&lt;div class="input-group" data-deck="main"&gt;&lt;button type="button" class="btn btn-outline-secondary btn-number btn-pop" disabled&gt;-&lt;/button&gt;&lt;input type="text" class="form-control input-number" name="table-main-1-2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B64];[$HTML.$C$1];[.$O64];[$HTML.$D$1])" office:value-type="string" office:string-value="&lt;div class=&quot;container-card&quot; id=&quot;main-1-24&quot; data-id=&quot;1-24&quot;&gt;&lt;img class=&quot;img-card&quot; width=&quot;80&quot; height=&quot;112&quot; src=&quot;https://one-draw.jp/ijinden/cardlist/001/card/01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4" data-id="1-24"&gt;&lt;img class="img-card" width="80" height="112" src="https://one-draw.jp/ijinden/cardlist/001/card/01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4];[$HTML.$B$2];[.$B64];[$HTML.$C$2];[.$O64];[$HTML.$D$2])" office:value-type="string" office:string-value="&lt;div class=&quot;container-card&quot; id=&quot;side-1-24&quot; data-id=&quot;1-24&quot;&gt;&lt;img class=&quot;d-block&quot; width=&quot;80&quot; height=&quot;112&quot; src=&quot;https://one-draw.jp/ijinden/cardlist/001/card/01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4" data-id="1-24"&gt;&lt;img class="d-block" width="80" height="112" src="https://one-draw.jp/ijinden/cardlist/001/card/01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)" office:value-type="string" office:string-value="&lt;tr data-id=&quot;1-24&quot; data-expansion=&quot;15&quot; data-type=&quot;1&quot; data-color=&quot;4&quot; data-term=&quot;0&quot;&gt;&lt;td&gt;1-24&lt;/td&gt;&lt;td&gt;孔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4" data-expansion="15" data-type="1" data-color="4" data-term="0"&gt;&lt;td&gt;1-24&lt;/td&gt;&lt;td&gt;孔子&lt;/td&gt;&lt;td&gt;&lt;div class="input-group" data-deck="main"&gt;&lt;button type="button" class="btn btn-outline-secondary btn-number btn-pop" disabled&gt;-&lt;/button&gt;&lt;input type="text" class="form-control input-number" name="table-main-1-2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B65];[$HTML.$C$1];[.$O65];[$HTML.$D$1])" office:value-type="string" office:string-value="&lt;div class=&quot;container-card&quot; id=&quot;main-1-25&quot; data-id=&quot;1-25&quot;&gt;&lt;img class=&quot;img-card&quot; width=&quot;80&quot; height=&quot;112&quot; src=&quot;https://one-draw.jp/ijinden/cardlist/001/card/01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5" data-id="1-25"&gt;&lt;img class="img-card" width="80" height="112" src="https://one-draw.jp/ijinden/cardlist/001/card/01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5];[$HTML.$B$2];[.$B65];[$HTML.$C$2];[.$O65];[$HTML.$D$2])" office:value-type="string" office:string-value="&lt;div class=&quot;container-card&quot; id=&quot;side-1-25&quot; data-id=&quot;1-25&quot;&gt;&lt;img class=&quot;d-block&quot; width=&quot;80&quot; height=&quot;112&quot; src=&quot;https://one-draw.jp/ijinden/cardlist/001/card/01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5" data-id="1-25"&gt;&lt;img class="d-block" width="80" height="112" src="https://one-draw.jp/ijinden/cardlist/001/card/01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)" office:value-type="string" office:string-value="&lt;tr data-id=&quot;1-25&quot; data-expansion=&quot;15&quot; data-type=&quot;1&quot; data-color=&quot;4&quot; data-term=&quot;0&quot;&gt;&lt;td&gt;1-25&lt;/td&gt;&lt;td&gt;始皇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5" data-expansion="15" data-type="1" data-color="4" data-term="0"&gt;&lt;td&gt;1-25&lt;/td&gt;&lt;td&gt;始皇帝&lt;/td&gt;&lt;td&gt;&lt;div class="input-group" data-deck="main"&gt;&lt;button type="button" class="btn btn-outline-secondary btn-number btn-pop" disabled&gt;-&lt;/button&gt;&lt;input type="text" class="form-control input-number" name="table-main-1-2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B66];[$HTML.$C$1];[.$O66];[$HTML.$D$1])" office:value-type="string" office:string-value="&lt;div class=&quot;container-card&quot; id=&quot;main-1-26&quot; data-id=&quot;1-26&quot;&gt;&lt;img class=&quot;img-card&quot; width=&quot;80&quot; height=&quot;112&quot; src=&quot;https://one-draw.jp/ijinden/cardlist/001/card/01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6" data-id="1-26"&gt;&lt;img class="img-card" width="80" height="112" src="https://one-draw.jp/ijinden/cardlist/001/card/01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6];[$HTML.$B$2];[.$B66];[$HTML.$C$2];[.$O66];[$HTML.$D$2])" office:value-type="string" office:string-value="&lt;div class=&quot;container-card&quot; id=&quot;side-1-26&quot; data-id=&quot;1-26&quot;&gt;&lt;img class=&quot;d-block&quot; width=&quot;80&quot; height=&quot;112&quot; src=&quot;https://one-draw.jp/ijinden/cardlist/001/card/01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6" data-id="1-26"&gt;&lt;img class="d-block" width="80" height="112" src="https://one-draw.jp/ijinden/cardlist/001/card/01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)" office:value-type="string" office:string-value="&lt;tr data-id=&quot;1-26&quot; data-expansion=&quot;15&quot; data-type=&quot;1&quot; data-color=&quot;4&quot; data-term=&quot;0&quot;&gt;&lt;td&gt;1-26&lt;/td&gt;&lt;td&gt;メアリー1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6" data-expansion="15" data-type="1" data-color="4" data-term="0"&gt;&lt;td&gt;1-26&lt;/td&gt;&lt;td&gt;メアリー1世&lt;/td&gt;&lt;td&gt;&lt;div class="input-group" data-deck="main"&gt;&lt;button type="button" class="btn btn-outline-secondary btn-number btn-pop" disabled&gt;-&lt;/button&gt;&lt;input type="text" class="form-control input-number" name="table-main-1-2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B67];[$HTML.$C$1];[.$O67];[$HTML.$D$1])" office:value-type="string" office:string-value="&lt;div class=&quot;container-card&quot; id=&quot;main-1-27&quot; data-id=&quot;1-27&quot;&gt;&lt;img class=&quot;img-card&quot; width=&quot;80&quot; height=&quot;112&quot; src=&quot;https://one-draw.jp/ijinden/cardlist/001/card/01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7" data-id="1-27"&gt;&lt;img class="img-card" width="80" height="112" src="https://one-draw.jp/ijinden/cardlist/001/card/01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7];[$HTML.$B$2];[.$B67];[$HTML.$C$2];[.$O67];[$HTML.$D$2])" office:value-type="string" office:string-value="&lt;div class=&quot;container-card&quot; id=&quot;side-1-27&quot; data-id=&quot;1-27&quot;&gt;&lt;img class=&quot;d-block&quot; width=&quot;80&quot; height=&quot;112&quot; src=&quot;https://one-draw.jp/ijinden/cardlist/001/card/01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7" data-id="1-27"&gt;&lt;img class="d-block" width="80" height="112" src="https://one-draw.jp/ijinden/cardlist/001/card/01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)" office:value-type="string" office:string-value="&lt;tr data-id=&quot;1-27&quot; data-expansion=&quot;15&quot; data-type=&quot;1&quot; data-color=&quot;4&quot; data-term=&quot;0&quot;&gt;&lt;td&gt;1-27&lt;/td&gt;&lt;td&gt;玄宗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7" data-expansion="15" data-type="1" data-color="4" data-term="0"&gt;&lt;td&gt;1-27&lt;/td&gt;&lt;td&gt;玄宗&lt;/td&gt;&lt;td&gt;&lt;div class="input-group" data-deck="main"&gt;&lt;button type="button" class="btn btn-outline-secondary btn-number btn-pop" disabled&gt;-&lt;/button&gt;&lt;input type="text" class="form-control input-number" name="table-main-1-2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B68];[$HTML.$C$1];[.$O68];[$HTML.$D$1])" office:value-type="string" office:string-value="&lt;div class=&quot;container-card&quot; id=&quot;main-1-28&quot; data-id=&quot;1-28&quot;&gt;&lt;img class=&quot;img-card&quot; width=&quot;80&quot; height=&quot;112&quot; src=&quot;https://one-draw.jp/ijinden/cardlist/001/card/01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8" data-id="1-28"&gt;&lt;img class="img-card" width="80" height="112" src="https://one-draw.jp/ijinden/cardlist/001/card/01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8];[$HTML.$B$2];[.$B68];[$HTML.$C$2];[.$O68];[$HTML.$D$2])" office:value-type="string" office:string-value="&lt;div class=&quot;container-card&quot; id=&quot;side-1-28&quot; data-id=&quot;1-28&quot;&gt;&lt;img class=&quot;d-block&quot; width=&quot;80&quot; height=&quot;112&quot; src=&quot;https://one-draw.jp/ijinden/cardlist/001/card/01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8" data-id="1-28"&gt;&lt;img class="d-block" width="80" height="112" src="https://one-draw.jp/ijinden/cardlist/001/card/01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)" office:value-type="string" office:string-value="&lt;tr data-id=&quot;1-28&quot; data-expansion=&quot;15&quot; data-type=&quot;1&quot; data-color=&quot;4&quot; data-term=&quot;0&quot;&gt;&lt;td&gt;1-28&lt;/td&gt;&lt;td&gt;シャルル7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8" data-expansion="15" data-type="1" data-color="4" data-term="0"&gt;&lt;td&gt;1-28&lt;/td&gt;&lt;td&gt;シャルル7世&lt;/td&gt;&lt;td&gt;&lt;div class="input-group" data-deck="main"&gt;&lt;button type="button" class="btn btn-outline-secondary btn-number btn-pop" disabled&gt;-&lt;/button&gt;&lt;input type="text" class="form-control input-number" name="table-main-1-2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B69];[$HTML.$C$1];[.$O69];[$HTML.$D$1])" office:value-type="string" office:string-value="&lt;div class=&quot;container-card&quot; id=&quot;main-1-29&quot; data-id=&quot;1-29&quot;&gt;&lt;img class=&quot;img-card&quot; width=&quot;80&quot; height=&quot;112&quot; src=&quot;https://one-draw.jp/ijinden/cardlist/001/card/01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29" data-id="1-29"&gt;&lt;img class="img-card" width="80" height="112" src="https://one-draw.jp/ijinden/cardlist/001/card/01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69];[$HTML.$B$2];[.$B69];[$HTML.$C$2];[.$O69];[$HTML.$D$2])" office:value-type="string" office:string-value="&lt;div class=&quot;container-card&quot; id=&quot;side-1-29&quot; data-id=&quot;1-29&quot;&gt;&lt;img class=&quot;d-block&quot; width=&quot;80&quot; height=&quot;112&quot; src=&quot;https://one-draw.jp/ijinden/cardlist/001/card/01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29" data-id="1-29"&gt;&lt;img class="d-block" width="80" height="112" src="https://one-draw.jp/ijinden/cardlist/001/card/01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)" office:value-type="string" office:string-value="&lt;tr data-id=&quot;1-29&quot; data-expansion=&quot;15&quot; data-type=&quot;1&quot; data-color=&quot;4&quot; data-term=&quot;1&quot;&gt;&lt;td&gt;1-29&lt;/td&gt;&lt;td&gt;フランシスコ・ザビエ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2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2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29" data-expansion="15" data-type="1" data-color="4" data-term="1"&gt;&lt;td&gt;1-29&lt;/td&gt;&lt;td&gt;フランシスコ・ザビエル&lt;/td&gt;&lt;td&gt;&lt;div class="input-group" data-deck="main"&gt;&lt;button type="button" class="btn btn-outline-secondary btn-number btn-pop" disabled&gt;-&lt;/button&gt;&lt;input type="text" class="form-control input-number" name="table-main-1-2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2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B70];[$HTML.$C$1];[.$O70];[$HTML.$D$1])" office:value-type="string" office:string-value="&lt;div class=&quot;container-card&quot; id=&quot;main-1-30&quot; data-id=&quot;1-30&quot;&gt;&lt;img class=&quot;img-card&quot; width=&quot;80&quot; height=&quot;112&quot; src=&quot;https://one-draw.jp/ijinden/cardlist/001/card/01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0" data-id="1-30"&gt;&lt;img class="img-card" width="80" height="112" src="https://one-draw.jp/ijinden/cardlist/001/card/01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0];[$HTML.$B$2];[.$B70];[$HTML.$C$2];[.$O70];[$HTML.$D$2])" office:value-type="string" office:string-value="&lt;div class=&quot;container-card&quot; id=&quot;side-1-30&quot; data-id=&quot;1-30&quot;&gt;&lt;img class=&quot;d-block&quot; width=&quot;80&quot; height=&quot;112&quot; src=&quot;https://one-draw.jp/ijinden/cardlist/001/card/01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0" data-id="1-30"&gt;&lt;img class="d-block" width="80" height="112" src="https://one-draw.jp/ijinden/cardlist/001/card/01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)" office:value-type="string" office:string-value="&lt;tr data-id=&quot;1-30&quot; data-expansion=&quot;15&quot; data-type=&quot;1&quot; data-color=&quot;4&quot; data-term=&quot;0&quot;&gt;&lt;td&gt;1-30&lt;/td&gt;&lt;td&gt;チンギス・ハ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0" data-expansion="15" data-type="1" data-color="4" data-term="0"&gt;&lt;td&gt;1-30&lt;/td&gt;&lt;td&gt;チンギス・ハン&lt;/td&gt;&lt;td&gt;&lt;div class="input-group" data-deck="main"&gt;&lt;button type="button" class="btn btn-outline-secondary btn-number btn-pop" disabled&gt;-&lt;/button&gt;&lt;input type="text" class="form-control input-number" name="table-main-1-3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B71];[$HTML.$C$1];[.$O71];[$HTML.$D$1])" office:value-type="string" office:string-value="&lt;div class=&quot;container-card&quot; id=&quot;main-1-31&quot; data-id=&quot;1-31&quot;&gt;&lt;img class=&quot;img-card&quot; width=&quot;80&quot; height=&quot;112&quot; src=&quot;https://one-draw.jp/ijinden/cardlist/001/card/01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1" data-id="1-31"&gt;&lt;img class="img-card" width="80" height="112" src="https://one-draw.jp/ijinden/cardlist/001/card/01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1];[$HTML.$B$2];[.$B71];[$HTML.$C$2];[.$O71];[$HTML.$D$2])" office:value-type="string" office:string-value="&lt;div class=&quot;container-card&quot; id=&quot;side-1-31&quot; data-id=&quot;1-31&quot;&gt;&lt;img class=&quot;d-block&quot; width=&quot;80&quot; height=&quot;112&quot; src=&quot;https://one-draw.jp/ijinden/cardlist/001/card/01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1" data-id="1-31"&gt;&lt;img class="d-block" width="80" height="112" src="https://one-draw.jp/ijinden/cardlist/001/card/01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)" office:value-type="string" office:string-value="&lt;tr data-id=&quot;1-31&quot; data-expansion=&quot;15&quot; data-type=&quot;1&quot; data-color=&quot;4&quot; data-term=&quot;0&quot;&gt;&lt;td&gt;1-31&lt;/td&gt;&lt;td&gt;ミケランジェロ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1" data-expansion="15" data-type="1" data-color="4" data-term="0"&gt;&lt;td&gt;1-31&lt;/td&gt;&lt;td&gt;ミケランジェロ&lt;/td&gt;&lt;td&gt;&lt;div class="input-group" data-deck="main"&gt;&lt;button type="button" class="btn btn-outline-secondary btn-number btn-pop" disabled&gt;-&lt;/button&gt;&lt;input type="text" class="form-control input-number" name="table-main-1-3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B72];[$HTML.$C$1];[.$O72];[$HTML.$D$1])" office:value-type="string" office:string-value="&lt;div class=&quot;container-card&quot; id=&quot;main-1-32&quot; data-id=&quot;1-32&quot;&gt;&lt;img class=&quot;img-card&quot; width=&quot;80&quot; height=&quot;112&quot; src=&quot;https://one-draw.jp/ijinden/cardlist/001/card/01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2" data-id="1-32"&gt;&lt;img class="img-card" width="80" height="112" src="https://one-draw.jp/ijinden/cardlist/001/card/01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2];[$HTML.$B$2];[.$B72];[$HTML.$C$2];[.$O72];[$HTML.$D$2])" office:value-type="string" office:string-value="&lt;div class=&quot;container-card&quot; id=&quot;side-1-32&quot; data-id=&quot;1-32&quot;&gt;&lt;img class=&quot;d-block&quot; width=&quot;80&quot; height=&quot;112&quot; src=&quot;https://one-draw.jp/ijinden/cardlist/001/card/01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2" data-id="1-32"&gt;&lt;img class="d-block" width="80" height="112" src="https://one-draw.jp/ijinden/cardlist/001/card/01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)" office:value-type="string" office:string-value="&lt;tr data-id=&quot;1-32&quot; data-expansion=&quot;15&quot; data-type=&quot;1&quot; data-color=&quot;4&quot; data-term=&quot;0&quot;&gt;&lt;td&gt;1-32&lt;/td&gt;&lt;td&gt;マリー・アントワネ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2" data-expansion="15" data-type="1" data-color="4" data-term="0"&gt;&lt;td&gt;1-32&lt;/td&gt;&lt;td&gt;マリー・アントワネット&lt;/td&gt;&lt;td&gt;&lt;div class="input-group" data-deck="main"&gt;&lt;button type="button" class="btn btn-outline-secondary btn-number btn-pop" disabled&gt;-&lt;/button&gt;&lt;input type="text" class="form-control input-number" name="table-main-1-3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B73];[$HTML.$C$1];[.$O73];[$HTML.$D$1])" office:value-type="string" office:string-value="&lt;div class=&quot;container-card&quot; id=&quot;main-1-33&quot; data-id=&quot;1-33&quot;&gt;&lt;img class=&quot;img-card&quot; width=&quot;80&quot; height=&quot;112&quot; src=&quot;https://one-draw.jp/ijinden/cardlist/001/card/01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3" data-id="1-33"&gt;&lt;img class="img-card" width="80" height="112" src="https://one-draw.jp/ijinden/cardlist/001/card/01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3];[$HTML.$B$2];[.$B73];[$HTML.$C$2];[.$O73];[$HTML.$D$2])" office:value-type="string" office:string-value="&lt;div class=&quot;container-card&quot; id=&quot;side-1-33&quot; data-id=&quot;1-33&quot;&gt;&lt;img class=&quot;d-block&quot; width=&quot;80&quot; height=&quot;112&quot; src=&quot;https://one-draw.jp/ijinden/cardlist/001/card/01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3" data-id="1-33"&gt;&lt;img class="d-block" width="80" height="112" src="https://one-draw.jp/ijinden/cardlist/001/card/01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)" office:value-type="string" office:string-value="&lt;tr data-id=&quot;1-33&quot; data-expansion=&quot;15&quot; data-type=&quot;1&quot; data-color=&quot;8&quot; data-term=&quot;0&quot;&gt;&lt;td&gt;1-33&lt;/td&gt;&lt;td&gt;千利休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3" data-expansion="15" data-type="1" data-color="8" data-term="0"&gt;&lt;td&gt;1-33&lt;/td&gt;&lt;td&gt;千利休&lt;/td&gt;&lt;td&gt;&lt;div class="input-group" data-deck="main"&gt;&lt;button type="button" class="btn btn-outline-secondary btn-number btn-pop" disabled&gt;-&lt;/button&gt;&lt;input type="text" class="form-control input-number" name="table-main-1-3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B74];[$HTML.$C$1];[.$O74];[$HTML.$D$1])" office:value-type="string" office:string-value="&lt;div class=&quot;container-card&quot; id=&quot;main-1-34&quot; data-id=&quot;1-34&quot;&gt;&lt;img class=&quot;img-card&quot; width=&quot;80&quot; height=&quot;112&quot; src=&quot;https://one-draw.jp/ijinden/cardlist/001/card/01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4" data-id="1-34"&gt;&lt;img class="img-card" width="80" height="112" src="https://one-draw.jp/ijinden/cardlist/001/card/01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4];[$HTML.$B$2];[.$B74];[$HTML.$C$2];[.$O74];[$HTML.$D$2])" office:value-type="string" office:string-value="&lt;div class=&quot;container-card&quot; id=&quot;side-1-34&quot; data-id=&quot;1-34&quot;&gt;&lt;img class=&quot;d-block&quot; width=&quot;80&quot; height=&quot;112&quot; src=&quot;https://one-draw.jp/ijinden/cardlist/001/card/01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4" data-id="1-34"&gt;&lt;img class="d-block" width="80" height="112" src="https://one-draw.jp/ijinden/cardlist/001/card/01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)" office:value-type="string" office:string-value="&lt;tr data-id=&quot;1-34&quot; data-expansion=&quot;15&quot; data-type=&quot;1&quot; data-color=&quot;8&quot; data-term=&quot;0&quot;&gt;&lt;td&gt;1-34&lt;/td&gt;&lt;td&gt;狩野永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4" data-expansion="15" data-type="1" data-color="8" data-term="0"&gt;&lt;td&gt;1-34&lt;/td&gt;&lt;td&gt;狩野永徳&lt;/td&gt;&lt;td&gt;&lt;div class="input-group" data-deck="main"&gt;&lt;button type="button" class="btn btn-outline-secondary btn-number btn-pop" disabled&gt;-&lt;/button&gt;&lt;input type="text" class="form-control input-number" name="table-main-1-3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B75];[$HTML.$C$1];[.$O75];[$HTML.$D$1])" office:value-type="string" office:string-value="&lt;div class=&quot;container-card&quot; id=&quot;main-1-35&quot; data-id=&quot;1-35&quot;&gt;&lt;img class=&quot;img-card&quot; width=&quot;80&quot; height=&quot;112&quot; src=&quot;https://one-draw.jp/ijinden/cardlist/001/card/01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5" data-id="1-35"&gt;&lt;img class="img-card" width="80" height="112" src="https://one-draw.jp/ijinden/cardlist/001/card/01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5];[$HTML.$B$2];[.$B75];[$HTML.$C$2];[.$O75];[$HTML.$D$2])" office:value-type="string" office:string-value="&lt;div class=&quot;container-card&quot; id=&quot;side-1-35&quot; data-id=&quot;1-35&quot;&gt;&lt;img class=&quot;d-block&quot; width=&quot;80&quot; height=&quot;112&quot; src=&quot;https://one-draw.jp/ijinden/cardlist/001/card/01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5" data-id="1-35"&gt;&lt;img class="d-block" width="80" height="112" src="https://one-draw.jp/ijinden/cardlist/001/card/01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)" office:value-type="string" office:string-value="&lt;tr data-id=&quot;1-35&quot; data-expansion=&quot;15&quot; data-type=&quot;1&quot; data-color=&quot;8&quot; data-term=&quot;0&quot;&gt;&lt;td&gt;1-35&lt;/td&gt;&lt;td&gt;安倍晴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5" data-expansion="15" data-type="1" data-color="8" data-term="0"&gt;&lt;td&gt;1-35&lt;/td&gt;&lt;td&gt;安倍晴明&lt;/td&gt;&lt;td&gt;&lt;div class="input-group" data-deck="main"&gt;&lt;button type="button" class="btn btn-outline-secondary btn-number btn-pop" disabled&gt;-&lt;/button&gt;&lt;input type="text" class="form-control input-number" name="table-main-1-3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B76];[$HTML.$C$1];[.$O76];[$HTML.$D$1])" office:value-type="string" office:string-value="&lt;div class=&quot;container-card&quot; id=&quot;main-1-36&quot; data-id=&quot;1-36&quot;&gt;&lt;img class=&quot;img-card&quot; width=&quot;80&quot; height=&quot;112&quot; src=&quot;https://one-draw.jp/ijinden/cardlist/001/card/01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6" data-id="1-36"&gt;&lt;img class="img-card" width="80" height="112" src="https://one-draw.jp/ijinden/cardlist/001/card/01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6];[$HTML.$B$2];[.$B76];[$HTML.$C$2];[.$O76];[$HTML.$D$2])" office:value-type="string" office:string-value="&lt;div class=&quot;container-card&quot; id=&quot;side-1-36&quot; data-id=&quot;1-36&quot;&gt;&lt;img class=&quot;d-block&quot; width=&quot;80&quot; height=&quot;112&quot; src=&quot;https://one-draw.jp/ijinden/cardlist/001/card/01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6" data-id="1-36"&gt;&lt;img class="d-block" width="80" height="112" src="https://one-draw.jp/ijinden/cardlist/001/card/01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)" office:value-type="string" office:string-value="&lt;tr data-id=&quot;1-36&quot; data-expansion=&quot;15&quot; data-type=&quot;1&quot; data-color=&quot;8&quot; data-term=&quot;2&quot;&gt;&lt;td&gt;1-36&lt;/td&gt;&lt;td&gt;吉田兼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6" data-expansion="15" data-type="1" data-color="8" data-term="2"&gt;&lt;td&gt;1-36&lt;/td&gt;&lt;td&gt;吉田兼好&lt;/td&gt;&lt;td&gt;&lt;div class="input-group" data-deck="main"&gt;&lt;button type="button" class="btn btn-outline-secondary btn-number btn-pop" disabled&gt;-&lt;/button&gt;&lt;input type="text" class="form-control input-number" name="table-main-1-3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B77];[$HTML.$C$1];[.$O77];[$HTML.$D$1])" office:value-type="string" office:string-value="&lt;div class=&quot;container-card&quot; id=&quot;main-1-37&quot; data-id=&quot;1-37&quot;&gt;&lt;img class=&quot;img-card&quot; width=&quot;80&quot; height=&quot;112&quot; src=&quot;https://one-draw.jp/ijinden/cardlist/001/card/01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7" data-id="1-37"&gt;&lt;img class="img-card" width="80" height="112" src="https://one-draw.jp/ijinden/cardlist/001/card/01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7];[$HTML.$B$2];[.$B77];[$HTML.$C$2];[.$O77];[$HTML.$D$2])" office:value-type="string" office:string-value="&lt;div class=&quot;container-card&quot; id=&quot;side-1-37&quot; data-id=&quot;1-37&quot;&gt;&lt;img class=&quot;d-block&quot; width=&quot;80&quot; height=&quot;112&quot; src=&quot;https://one-draw.jp/ijinden/cardlist/001/card/01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7" data-id="1-37"&gt;&lt;img class="d-block" width="80" height="112" src="https://one-draw.jp/ijinden/cardlist/001/card/01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)" office:value-type="string" office:string-value="&lt;tr data-id=&quot;1-37&quot; data-expansion=&quot;15&quot; data-type=&quot;1&quot; data-color=&quot;8&quot; data-term=&quot;0&quot;&gt;&lt;td&gt;1-37&lt;/td&gt;&lt;td&gt;蘆屋道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7" data-expansion="15" data-type="1" data-color="8" data-term="0"&gt;&lt;td&gt;1-37&lt;/td&gt;&lt;td&gt;蘆屋道満&lt;/td&gt;&lt;td&gt;&lt;div class="input-group" data-deck="main"&gt;&lt;button type="button" class="btn btn-outline-secondary btn-number btn-pop" disabled&gt;-&lt;/button&gt;&lt;input type="text" class="form-control input-number" name="table-main-1-3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B78];[$HTML.$C$1];[.$O78];[$HTML.$D$1])" office:value-type="string" office:string-value="&lt;div class=&quot;container-card&quot; id=&quot;main-1-38&quot; data-id=&quot;1-38&quot;&gt;&lt;img class=&quot;img-card&quot; width=&quot;80&quot; height=&quot;112&quot; src=&quot;https://one-draw.jp/ijinden/cardlist/001/card/01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8" data-id="1-38"&gt;&lt;img class="img-card" width="80" height="112" src="https://one-draw.jp/ijinden/cardlist/001/card/01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8];[$HTML.$B$2];[.$B78];[$HTML.$C$2];[.$O78];[$HTML.$D$2])" office:value-type="string" office:string-value="&lt;div class=&quot;container-card&quot; id=&quot;side-1-38&quot; data-id=&quot;1-38&quot;&gt;&lt;img class=&quot;d-block&quot; width=&quot;80&quot; height=&quot;112&quot; src=&quot;https://one-draw.jp/ijinden/cardlist/001/card/01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8" data-id="1-38"&gt;&lt;img class="d-block" width="80" height="112" src="https://one-draw.jp/ijinden/cardlist/001/card/01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)" office:value-type="string" office:string-value="&lt;tr data-id=&quot;1-38&quot; data-expansion=&quot;15&quot; data-type=&quot;1&quot; data-color=&quot;8&quot; data-term=&quot;2&quot;&gt;&lt;td&gt;1-38&lt;/td&gt;&lt;td&gt;鴨長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8" data-expansion="15" data-type="1" data-color="8" data-term="2"&gt;&lt;td&gt;1-38&lt;/td&gt;&lt;td&gt;鴨長明&lt;/td&gt;&lt;td&gt;&lt;div class="input-group" data-deck="main"&gt;&lt;button type="button" class="btn btn-outline-secondary btn-number btn-pop" disabled&gt;-&lt;/button&gt;&lt;input type="text" class="form-control input-number" name="table-main-1-3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B79];[$HTML.$C$1];[.$O79];[$HTML.$D$1])" office:value-type="string" office:string-value="&lt;div class=&quot;container-card&quot; id=&quot;main-1-39&quot; data-id=&quot;1-39&quot;&gt;&lt;img class=&quot;img-card&quot; width=&quot;80&quot; height=&quot;112&quot; src=&quot;https://one-draw.jp/ijinden/cardlist/001/card/01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39" data-id="1-39"&gt;&lt;img class="img-card" width="80" height="112" src="https://one-draw.jp/ijinden/cardlist/001/card/01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79];[$HTML.$B$2];[.$B79];[$HTML.$C$2];[.$O79];[$HTML.$D$2])" office:value-type="string" office:string-value="&lt;div class=&quot;container-card&quot; id=&quot;side-1-39&quot; data-id=&quot;1-39&quot;&gt;&lt;img class=&quot;d-block&quot; width=&quot;80&quot; height=&quot;112&quot; src=&quot;https://one-draw.jp/ijinden/cardlist/001/card/01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39" data-id="1-39"&gt;&lt;img class="d-block" width="80" height="112" src="https://one-draw.jp/ijinden/cardlist/001/card/01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)" office:value-type="string" office:string-value="&lt;tr data-id=&quot;1-39&quot; data-expansion=&quot;15&quot; data-type=&quot;1&quot; data-color=&quot;8&quot; data-term=&quot;0&quot;&gt;&lt;td&gt;1-39&lt;/td&gt;&lt;td&gt;ヨハン・ゼバスティアン・バッハ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3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3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39" data-expansion="15" data-type="1" data-color="8" data-term="0"&gt;&lt;td&gt;1-39&lt;/td&gt;&lt;td&gt;ヨハン・ゼバスティアン・バッハ&lt;/td&gt;&lt;td&gt;&lt;div class="input-group" data-deck="main"&gt;&lt;button type="button" class="btn btn-outline-secondary btn-number btn-pop" disabled&gt;-&lt;/button&gt;&lt;input type="text" class="form-control input-number" name="table-main-1-3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3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B80];[$HTML.$C$1];[.$O80];[$HTML.$D$1])" office:value-type="string" office:string-value="&lt;div class=&quot;container-card&quot; id=&quot;main-1-40&quot; data-id=&quot;1-40&quot;&gt;&lt;img class=&quot;img-card&quot; width=&quot;80&quot; height=&quot;112&quot; src=&quot;https://one-draw.jp/ijinden/cardlist/001/card/01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0" data-id="1-40"&gt;&lt;img class="img-card" width="80" height="112" src="https://one-draw.jp/ijinden/cardlist/001/card/01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0];[$HTML.$B$2];[.$B80];[$HTML.$C$2];[.$O80];[$HTML.$D$2])" office:value-type="string" office:string-value="&lt;div class=&quot;container-card&quot; id=&quot;side-1-40&quot; data-id=&quot;1-40&quot;&gt;&lt;img class=&quot;d-block&quot; width=&quot;80&quot; height=&quot;112&quot; src=&quot;https://one-draw.jp/ijinden/cardlist/001/card/01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0" data-id="1-40"&gt;&lt;img class="d-block" width="80" height="112" src="https://one-draw.jp/ijinden/cardlist/001/card/01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)" office:value-type="string" office:string-value="&lt;tr data-id=&quot;1-40&quot; data-expansion=&quot;15&quot; data-type=&quot;1&quot; data-color=&quot;8&quot; data-term=&quot;2&quot;&gt;&lt;td&gt;1-40&lt;/td&gt;&lt;td&gt;大伴家持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0" data-expansion="15" data-type="1" data-color="8" data-term="2"&gt;&lt;td&gt;1-40&lt;/td&gt;&lt;td&gt;大伴家持&lt;/td&gt;&lt;td&gt;&lt;div class="input-group" data-deck="main"&gt;&lt;button type="button" class="btn btn-outline-secondary btn-number btn-pop" disabled&gt;-&lt;/button&gt;&lt;input type="text" class="form-control input-number" name="table-main-1-4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B81];[$HTML.$C$1];[.$O81];[$HTML.$D$1])" office:value-type="string" office:string-value="&lt;div class=&quot;container-card&quot; id=&quot;main-1-41&quot; data-id=&quot;1-41&quot;&gt;&lt;img class=&quot;img-card&quot; width=&quot;80&quot; height=&quot;112&quot; src=&quot;https://one-draw.jp/ijinden/cardlist/001/card/01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1" data-id="1-41"&gt;&lt;img class="img-card" width="80" height="112" src="https://one-draw.jp/ijinden/cardlist/001/card/01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1];[$HTML.$B$2];[.$B81];[$HTML.$C$2];[.$O81];[$HTML.$D$2])" office:value-type="string" office:string-value="&lt;div class=&quot;container-card&quot; id=&quot;side-1-41&quot; data-id=&quot;1-41&quot;&gt;&lt;img class=&quot;d-block&quot; width=&quot;80&quot; height=&quot;112&quot; src=&quot;https://one-draw.jp/ijinden/cardlist/001/card/01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1" data-id="1-41"&gt;&lt;img class="d-block" width="80" height="112" src="https://one-draw.jp/ijinden/cardlist/001/card/01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)" office:value-type="string" office:string-value="&lt;tr data-id=&quot;1-41&quot; data-expansion=&quot;15&quot; data-type=&quot;1&quot; data-color=&quot;8&quot; data-term=&quot;0&quot;&gt;&lt;td&gt;1-41&lt;/td&gt;&lt;td&gt;フランツ・ペーター・シューベ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1" data-expansion="15" data-type="1" data-color="8" data-term="0"&gt;&lt;td&gt;1-41&lt;/td&gt;&lt;td&gt;フランツ・ペーター・シューベルト&lt;/td&gt;&lt;td&gt;&lt;div class="input-group" data-deck="main"&gt;&lt;button type="button" class="btn btn-outline-secondary btn-number btn-pop" disabled&gt;-&lt;/button&gt;&lt;input type="text" class="form-control input-number" name="table-main-1-4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B82];[$HTML.$C$1];[.$O82];[$HTML.$D$1])" office:value-type="string" office:string-value="&lt;div class=&quot;container-card&quot; id=&quot;main-1-42&quot; data-id=&quot;1-42&quot;&gt;&lt;img class=&quot;img-card&quot; width=&quot;80&quot; height=&quot;112&quot; src=&quot;https://one-draw.jp/ijinden/cardlist/001/card/01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2" data-id="1-42"&gt;&lt;img class="img-card" width="80" height="112" src="https://one-draw.jp/ijinden/cardlist/001/card/01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2];[$HTML.$B$2];[.$B82];[$HTML.$C$2];[.$O82];[$HTML.$D$2])" office:value-type="string" office:string-value="&lt;div class=&quot;container-card&quot; id=&quot;side-1-42&quot; data-id=&quot;1-42&quot;&gt;&lt;img class=&quot;d-block&quot; width=&quot;80&quot; height=&quot;112&quot; src=&quot;https://one-draw.jp/ijinden/cardlist/001/card/01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2" data-id="1-42"&gt;&lt;img class="d-block" width="80" height="112" src="https://one-draw.jp/ijinden/cardlist/001/card/01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)" office:value-type="string" office:string-value="&lt;tr data-id=&quot;1-42&quot; data-expansion=&quot;15&quot; data-type=&quot;1&quot; data-color=&quot;8&quot; data-term=&quot;1&quot;&gt;&lt;td&gt;1-42&lt;/td&gt;&lt;td&gt;空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2" data-expansion="15" data-type="1" data-color="8" data-term="1"&gt;&lt;td&gt;1-42&lt;/td&gt;&lt;td&gt;空海&lt;/td&gt;&lt;td&gt;&lt;div class="input-group" data-deck="main"&gt;&lt;button type="button" class="btn btn-outline-secondary btn-number btn-pop" disabled&gt;-&lt;/button&gt;&lt;input type="text" class="form-control input-number" name="table-main-1-4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B83];[$HTML.$C$1];[.$O83];[$HTML.$D$1])" office:value-type="string" office:string-value="&lt;div class=&quot;container-card&quot; id=&quot;main-1-43&quot; data-id=&quot;1-43&quot;&gt;&lt;img class=&quot;img-card&quot; width=&quot;80&quot; height=&quot;112&quot; src=&quot;https://one-draw.jp/ijinden/cardlist/001/card/01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3" data-id="1-43"&gt;&lt;img class="img-card" width="80" height="112" src="https://one-draw.jp/ijinden/cardlist/001/card/01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3];[$HTML.$B$2];[.$B83];[$HTML.$C$2];[.$O83];[$HTML.$D$2])" office:value-type="string" office:string-value="&lt;div class=&quot;container-card&quot; id=&quot;side-1-43&quot; data-id=&quot;1-43&quot;&gt;&lt;img class=&quot;d-block&quot; width=&quot;80&quot; height=&quot;112&quot; src=&quot;https://one-draw.jp/ijinden/cardlist/001/card/01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3" data-id="1-43"&gt;&lt;img class="d-block" width="80" height="112" src="https://one-draw.jp/ijinden/cardlist/001/card/01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)" office:value-type="string" office:string-value="&lt;tr data-id=&quot;1-43&quot; data-expansion=&quot;15&quot; data-type=&quot;1&quot; data-color=&quot;8&quot; data-term=&quot;2&quot;&gt;&lt;td&gt;1-43&lt;/td&gt;&lt;td&gt;清少納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3" data-expansion="15" data-type="1" data-color="8" data-term="2"&gt;&lt;td&gt;1-43&lt;/td&gt;&lt;td&gt;清少納言&lt;/td&gt;&lt;td&gt;&lt;div class="input-group" data-deck="main"&gt;&lt;button type="button" class="btn btn-outline-secondary btn-number btn-pop" disabled&gt;-&lt;/button&gt;&lt;input type="text" class="form-control input-number" name="table-main-1-4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B84];[$HTML.$C$1];[.$O84];[$HTML.$D$1])" office:value-type="string" office:string-value="&lt;div class=&quot;container-card&quot; id=&quot;main-1-44&quot; data-id=&quot;1-44&quot;&gt;&lt;img class=&quot;img-card&quot; width=&quot;80&quot; height=&quot;112&quot; src=&quot;https://one-draw.jp/ijinden/cardlist/001/card/01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4" data-id="1-44"&gt;&lt;img class="img-card" width="80" height="112" src="https://one-draw.jp/ijinden/cardlist/001/card/01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4];[$HTML.$B$2];[.$B84];[$HTML.$C$2];[.$O84];[$HTML.$D$2])" office:value-type="string" office:string-value="&lt;div class=&quot;container-card&quot; id=&quot;side-1-44&quot; data-id=&quot;1-44&quot;&gt;&lt;img class=&quot;d-block&quot; width=&quot;80&quot; height=&quot;112&quot; src=&quot;https://one-draw.jp/ijinden/cardlist/001/card/01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4" data-id="1-44"&gt;&lt;img class="d-block" width="80" height="112" src="https://one-draw.jp/ijinden/cardlist/001/card/01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)" office:value-type="string" office:string-value="&lt;tr data-id=&quot;1-44&quot; data-expansion=&quot;15&quot; data-type=&quot;1&quot; data-color=&quot;8&quot; data-term=&quot;0&quot;&gt;&lt;td&gt;1-44&lt;/td&gt;&lt;td&gt;ルートヴィヒ・ヴァン・ベートーヴェ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4" data-expansion="15" data-type="1" data-color="8" data-term="0"&gt;&lt;td&gt;1-44&lt;/td&gt;&lt;td&gt;ルートヴィヒ・ヴァン・ベートーヴェン&lt;/td&gt;&lt;td&gt;&lt;div class="input-group" data-deck="main"&gt;&lt;button type="button" class="btn btn-outline-secondary btn-number btn-pop" disabled&gt;-&lt;/button&gt;&lt;input type="text" class="form-control input-number" name="table-main-1-4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B85];[$HTML.$C$1];[.$O85];[$HTML.$D$1])" office:value-type="string" office:string-value="&lt;div class=&quot;container-card&quot; id=&quot;main-1-45&quot; data-id=&quot;1-45&quot;&gt;&lt;img class=&quot;img-card&quot; width=&quot;80&quot; height=&quot;112&quot; src=&quot;https://one-draw.jp/ijinden/cardlist/001/card/01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5" data-id="1-45"&gt;&lt;img class="img-card" width="80" height="112" src="https://one-draw.jp/ijinden/cardlist/001/card/01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5];[$HTML.$B$2];[.$B85];[$HTML.$C$2];[.$O85];[$HTML.$D$2])" office:value-type="string" office:string-value="&lt;div class=&quot;container-card&quot; id=&quot;side-1-45&quot; data-id=&quot;1-45&quot;&gt;&lt;img class=&quot;d-block&quot; width=&quot;80&quot; height=&quot;112&quot; src=&quot;https://one-draw.jp/ijinden/cardlist/001/card/01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5" data-id="1-45"&gt;&lt;img class="d-block" width="80" height="112" src="https://one-draw.jp/ijinden/cardlist/001/card/01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)" office:value-type="string" office:string-value="&lt;tr data-id=&quot;1-45&quot; data-expansion=&quot;15&quot; data-type=&quot;1&quot; data-color=&quot;8&quot; data-term=&quot;0&quot;&gt;&lt;td&gt;1-45&lt;/td&gt;&lt;td&gt;行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5" data-expansion="15" data-type="1" data-color="8" data-term="0"&gt;&lt;td&gt;1-45&lt;/td&gt;&lt;td&gt;行基&lt;/td&gt;&lt;td&gt;&lt;div class="input-group" data-deck="main"&gt;&lt;button type="button" class="btn btn-outline-secondary btn-number btn-pop" disabled&gt;-&lt;/button&gt;&lt;input type="text" class="form-control input-number" name="table-main-1-4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B86];[$HTML.$C$1];[.$O86];[$HTML.$D$1])" office:value-type="string" office:string-value="&lt;div class=&quot;container-card&quot; id=&quot;main-1-46&quot; data-id=&quot;1-46&quot;&gt;&lt;img class=&quot;img-card&quot; width=&quot;80&quot; height=&quot;112&quot; src=&quot;https://one-draw.jp/ijinden/cardlist/001/card/01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6" data-id="1-46"&gt;&lt;img class="img-card" width="80" height="112" src="https://one-draw.jp/ijinden/cardlist/001/card/01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6];[$HTML.$B$2];[.$B86];[$HTML.$C$2];[.$O86];[$HTML.$D$2])" office:value-type="string" office:string-value="&lt;div class=&quot;container-card&quot; id=&quot;side-1-46&quot; data-id=&quot;1-46&quot;&gt;&lt;img class=&quot;d-block&quot; width=&quot;80&quot; height=&quot;112&quot; src=&quot;https://one-draw.jp/ijinden/cardlist/001/card/01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6" data-id="1-46"&gt;&lt;img class="d-block" width="80" height="112" src="https://one-draw.jp/ijinden/cardlist/001/card/01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)" office:value-type="string" office:string-value="&lt;tr data-id=&quot;1-46&quot; data-expansion=&quot;15&quot; data-type=&quot;2&quot; data-color=&quot;2&quot; data-term=&quot;0&quot;&gt;&lt;td&gt;1-46&lt;/td&gt;&lt;td&gt;武者の蔵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6" data-expansion="15" data-type="2" data-color="2" data-term="0"&gt;&lt;td&gt;1-46&lt;/td&gt;&lt;td&gt;武者の蔵&lt;/td&gt;&lt;td&gt;&lt;div class="input-group" data-deck="main"&gt;&lt;button type="button" class="btn btn-outline-secondary btn-number btn-pop" disabled&gt;-&lt;/button&gt;&lt;input type="text" class="form-control input-number" name="table-main-1-4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B87];[$HTML.$C$1];[.$O87];[$HTML.$D$1])" office:value-type="string" office:string-value="&lt;div class=&quot;container-card&quot; id=&quot;main-1-47&quot; data-id=&quot;1-47&quot;&gt;&lt;img class=&quot;img-card&quot; width=&quot;80&quot; height=&quot;112&quot; src=&quot;https://one-draw.jp/ijinden/cardlist/001/card/01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7" data-id="1-47"&gt;&lt;img class="img-card" width="80" height="112" src="https://one-draw.jp/ijinden/cardlist/001/card/01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7];[$HTML.$B$2];[.$B87];[$HTML.$C$2];[.$O87];[$HTML.$D$2])" office:value-type="string" office:string-value="&lt;div class=&quot;container-card&quot; id=&quot;side-1-47&quot; data-id=&quot;1-47&quot;&gt;&lt;img class=&quot;d-block&quot; width=&quot;80&quot; height=&quot;112&quot; src=&quot;https://one-draw.jp/ijinden/cardlist/001/card/01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7" data-id="1-47"&gt;&lt;img class="d-block" width="80" height="112" src="https://one-draw.jp/ijinden/cardlist/001/card/01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)" office:value-type="string" office:string-value="&lt;tr data-id=&quot;1-47&quot; data-expansion=&quot;15&quot; data-type=&quot;2&quot; data-color=&quot;4&quot; data-term=&quot;0&quot;&gt;&lt;td&gt;1-47&lt;/td&gt;&lt;td&gt;純白の塔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7" data-expansion="15" data-type="2" data-color="4" data-term="0"&gt;&lt;td&gt;1-47&lt;/td&gt;&lt;td&gt;純白の塔&lt;/td&gt;&lt;td&gt;&lt;div class="input-group" data-deck="main"&gt;&lt;button type="button" class="btn btn-outline-secondary btn-number btn-pop" disabled&gt;-&lt;/button&gt;&lt;input type="text" class="form-control input-number" name="table-main-1-4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B88];[$HTML.$C$1];[.$O88];[$HTML.$D$1])" office:value-type="string" office:string-value="&lt;div class=&quot;container-card&quot; id=&quot;main-1-48&quot; data-id=&quot;1-48&quot;&gt;&lt;img class=&quot;img-card&quot; width=&quot;80&quot; height=&quot;112&quot; src=&quot;https://one-draw.jp/ijinden/cardlist/001/card/01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8" data-id="1-48"&gt;&lt;img class="img-card" width="80" height="112" src="https://one-draw.jp/ijinden/cardlist/001/card/01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8];[$HTML.$B$2];[.$B88];[$HTML.$C$2];[.$O88];[$HTML.$D$2])" office:value-type="string" office:string-value="&lt;div class=&quot;container-card&quot; id=&quot;side-1-48&quot; data-id=&quot;1-48&quot;&gt;&lt;img class=&quot;d-block&quot; width=&quot;80&quot; height=&quot;112&quot; src=&quot;https://one-draw.jp/ijinden/cardlist/001/card/01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8" data-id="1-48"&gt;&lt;img class="d-block" width="80" height="112" src="https://one-draw.jp/ijinden/cardlist/001/card/01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)" office:value-type="string" office:string-value="&lt;tr data-id=&quot;1-48&quot; data-expansion=&quot;15&quot; data-type=&quot;2&quot; data-color=&quot;4&quot; data-term=&quot;0&quot;&gt;&lt;td&gt;1-48&lt;/td&gt;&lt;td&gt;円形闘技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8" data-expansion="15" data-type="2" data-color="4" data-term="0"&gt;&lt;td&gt;1-48&lt;/td&gt;&lt;td&gt;円形闘技場&lt;/td&gt;&lt;td&gt;&lt;div class="input-group" data-deck="main"&gt;&lt;button type="button" class="btn btn-outline-secondary btn-number btn-pop" disabled&gt;-&lt;/button&gt;&lt;input type="text" class="form-control input-number" name="table-main-1-4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B89];[$HTML.$C$1];[.$O89];[$HTML.$D$1])" office:value-type="string" office:string-value="&lt;div class=&quot;container-card&quot; id=&quot;main-1-49&quot; data-id=&quot;1-49&quot;&gt;&lt;img class=&quot;img-card&quot; width=&quot;80&quot; height=&quot;112&quot; src=&quot;https://one-draw.jp/ijinden/cardlist/001/card/01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49" data-id="1-49"&gt;&lt;img class="img-card" width="80" height="112" src="https://one-draw.jp/ijinden/cardlist/001/card/01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89];[$HTML.$B$2];[.$B89];[$HTML.$C$2];[.$O89];[$HTML.$D$2])" office:value-type="string" office:string-value="&lt;div class=&quot;container-card&quot; id=&quot;side-1-49&quot; data-id=&quot;1-49&quot;&gt;&lt;img class=&quot;d-block&quot; width=&quot;80&quot; height=&quot;112&quot; src=&quot;https://one-draw.jp/ijinden/cardlist/001/card/01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49" data-id="1-49"&gt;&lt;img class="d-block" width="80" height="112" src="https://one-draw.jp/ijinden/cardlist/001/card/01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)" office:value-type="string" office:string-value="&lt;tr data-id=&quot;1-49&quot; data-expansion=&quot;15&quot; data-type=&quot;2&quot; data-color=&quot;8&quot; data-term=&quot;0&quot;&gt;&lt;td&gt;1-49&lt;/td&gt;&lt;td&gt;巨大古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4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4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49" data-expansion="15" data-type="2" data-color="8" data-term="0"&gt;&lt;td&gt;1-49&lt;/td&gt;&lt;td&gt;巨大古墳&lt;/td&gt;&lt;td&gt;&lt;div class="input-group" data-deck="main"&gt;&lt;button type="button" class="btn btn-outline-secondary btn-number btn-pop" disabled&gt;-&lt;/button&gt;&lt;input type="text" class="form-control input-number" name="table-main-1-4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4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B90];[$HTML.$C$1];[.$O90];[$HTML.$D$1])" office:value-type="string" office:string-value="&lt;div class=&quot;container-card&quot; id=&quot;main-1-50&quot; data-id=&quot;1-50&quot;&gt;&lt;img class=&quot;img-card&quot; width=&quot;80&quot; height=&quot;112&quot; src=&quot;https://one-draw.jp/ijinden/cardlist/001/card/01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0" data-id="1-50"&gt;&lt;img class="img-card" width="80" height="112" src="https://one-draw.jp/ijinden/cardlist/001/card/01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0];[$HTML.$B$2];[.$B90];[$HTML.$C$2];[.$O90];[$HTML.$D$2])" office:value-type="string" office:string-value="&lt;div class=&quot;container-card&quot; id=&quot;side-1-50&quot; data-id=&quot;1-50&quot;&gt;&lt;img class=&quot;d-block&quot; width=&quot;80&quot; height=&quot;112&quot; src=&quot;https://one-draw.jp/ijinden/cardlist/001/card/01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0" data-id="1-50"&gt;&lt;img class="d-block" width="80" height="112" src="https://one-draw.jp/ijinden/cardlist/001/card/01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)" office:value-type="string" office:string-value="&lt;tr data-id=&quot;1-50&quot; data-expansion=&quot;15&quot; data-type=&quot;2&quot; data-color=&quot;8&quot; data-term=&quot;0&quot;&gt;&lt;td&gt;1-50&lt;/td&gt;&lt;td&gt;魔除けの社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0" data-expansion="15" data-type="2" data-color="8" data-term="0"&gt;&lt;td&gt;1-50&lt;/td&gt;&lt;td&gt;魔除けの社&lt;/td&gt;&lt;td&gt;&lt;div class="input-group" data-deck="main"&gt;&lt;button type="button" class="btn btn-outline-secondary btn-number btn-pop" disabled&gt;-&lt;/button&gt;&lt;input type="text" class="form-control input-number" name="table-main-1-5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B91];[$HTML.$C$1];[.$O91];[$HTML.$D$1])" office:value-type="string" office:string-value="&lt;div class=&quot;container-card&quot; id=&quot;main-1-51&quot; data-id=&quot;1-51&quot;&gt;&lt;img class=&quot;img-card&quot; width=&quot;80&quot; height=&quot;112&quot; src=&quot;https://one-draw.jp/ijinden/cardlist/001/card/01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1" data-id="1-51"&gt;&lt;img class="img-card" width="80" height="112" src="https://one-draw.jp/ijinden/cardlist/001/card/01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1];[$HTML.$B$2];[.$B91];[$HTML.$C$2];[.$O91];[$HTML.$D$2])" office:value-type="string" office:string-value="&lt;div class=&quot;container-card&quot; id=&quot;side-1-51&quot; data-id=&quot;1-51&quot;&gt;&lt;img class=&quot;d-block&quot; width=&quot;80&quot; height=&quot;112&quot; src=&quot;https://one-draw.jp/ijinden/cardlist/001/card/01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1" data-id="1-51"&gt;&lt;img class="d-block" width="80" height="112" src="https://one-draw.jp/ijinden/cardlist/001/card/01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)" office:value-type="string" office:string-value="&lt;tr data-id=&quot;1-51&quot; data-expansion=&quot;15&quot; data-type=&quot;2&quot; data-color=&quot;8&quot; data-term=&quot;0&quot;&gt;&lt;td&gt;1-51&lt;/td&gt;&lt;td&gt;冨嶽三十六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1" data-expansion="15" data-type="2" data-color="8" data-term="0"&gt;&lt;td&gt;1-51&lt;/td&gt;&lt;td&gt;冨嶽三十六景&lt;/td&gt;&lt;td&gt;&lt;div class="input-group" data-deck="main"&gt;&lt;button type="button" class="btn btn-outline-secondary btn-number btn-pop" disabled&gt;-&lt;/button&gt;&lt;input type="text" class="form-control input-number" name="table-main-1-5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B92];[$HTML.$C$1];[.$O92];[$HTML.$D$1])" office:value-type="string" office:string-value="&lt;div class=&quot;container-card&quot; id=&quot;main-1-52&quot; data-id=&quot;1-52&quot;&gt;&lt;img class=&quot;img-card&quot; width=&quot;80&quot; height=&quot;112&quot; src=&quot;https://one-draw.jp/ijinden/cardlist/001/card/01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2" data-id="1-52"&gt;&lt;img class="img-card" width="80" height="112" src="https://one-draw.jp/ijinden/cardlist/001/card/01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2];[$HTML.$B$2];[.$B92];[$HTML.$C$2];[.$O92];[$HTML.$D$2])" office:value-type="string" office:string-value="&lt;div class=&quot;container-card&quot; id=&quot;side-1-52&quot; data-id=&quot;1-52&quot;&gt;&lt;img class=&quot;d-block&quot; width=&quot;80&quot; height=&quot;112&quot; src=&quot;https://one-draw.jp/ijinden/cardlist/001/card/01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2" data-id="1-52"&gt;&lt;img class="d-block" width="80" height="112" src="https://one-draw.jp/ijinden/cardlist/001/card/01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)" office:value-type="string" office:string-value="&lt;tr data-id=&quot;1-52&quot; data-expansion=&quot;15&quot; data-type=&quot;3&quot; data-color=&quot;2&quot; data-term=&quot;0&quot;&gt;&lt;td&gt;1-52&lt;/td&gt;&lt;td&gt;バレ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2" data-expansion="15" data-type="3" data-color="2" data-term="0"&gt;&lt;td&gt;1-52&lt;/td&gt;&lt;td&gt;バレット&lt;/td&gt;&lt;td&gt;&lt;div class="input-group" data-deck="main"&gt;&lt;button type="button" class="btn btn-outline-secondary btn-number btn-pop" disabled&gt;-&lt;/button&gt;&lt;input type="text" class="form-control input-number" name="table-main-1-5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B93];[$HTML.$C$1];[.$O93];[$HTML.$D$1])" office:value-type="string" office:string-value="&lt;div class=&quot;container-card&quot; id=&quot;main-1-53&quot; data-id=&quot;1-53&quot;&gt;&lt;img class=&quot;img-card&quot; width=&quot;80&quot; height=&quot;112&quot; src=&quot;https://one-draw.jp/ijinden/cardlist/001/card/01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3" data-id="1-53"&gt;&lt;img class="img-card" width="80" height="112" src="https://one-draw.jp/ijinden/cardlist/001/card/01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3];[$HTML.$B$2];[.$B93];[$HTML.$C$2];[.$O93];[$HTML.$D$2])" office:value-type="string" office:string-value="&lt;div class=&quot;container-card&quot; id=&quot;side-1-53&quot; data-id=&quot;1-53&quot;&gt;&lt;img class=&quot;d-block&quot; width=&quot;80&quot; height=&quot;112&quot; src=&quot;https://one-draw.jp/ijinden/cardlist/001/card/01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3" data-id="1-53"&gt;&lt;img class="d-block" width="80" height="112" src="https://one-draw.jp/ijinden/cardlist/001/card/01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)" office:value-type="string" office:string-value="&lt;tr data-id=&quot;1-53&quot; data-expansion=&quot;15&quot; data-type=&quot;3&quot; data-color=&quot;2&quot; data-term=&quot;0&quot;&gt;&lt;td&gt;1-53&lt;/td&gt;&lt;td&gt;チャンピオ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3" data-expansion="15" data-type="3" data-color="2" data-term="0"&gt;&lt;td&gt;1-53&lt;/td&gt;&lt;td&gt;チャンピオン&lt;/td&gt;&lt;td&gt;&lt;div class="input-group" data-deck="main"&gt;&lt;button type="button" class="btn btn-outline-secondary btn-number btn-pop" disabled&gt;-&lt;/button&gt;&lt;input type="text" class="form-control input-number" name="table-main-1-5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B94];[$HTML.$C$1];[.$O94];[$HTML.$D$1])" office:value-type="string" office:string-value="&lt;div class=&quot;container-card&quot; id=&quot;main-1-54&quot; data-id=&quot;1-54&quot;&gt;&lt;img class=&quot;img-card&quot; width=&quot;80&quot; height=&quot;112&quot; src=&quot;https://one-draw.jp/ijinden/cardlist/001/card/01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4" data-id="1-54"&gt;&lt;img class="img-card" width="80" height="112" src="https://one-draw.jp/ijinden/cardlist/001/card/01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4];[$HTML.$B$2];[.$B94];[$HTML.$C$2];[.$O94];[$HTML.$D$2])" office:value-type="string" office:string-value="&lt;div class=&quot;container-card&quot; id=&quot;side-1-54&quot; data-id=&quot;1-54&quot;&gt;&lt;img class=&quot;d-block&quot; width=&quot;80&quot; height=&quot;112&quot; src=&quot;https://one-draw.jp/ijinden/cardlist/001/card/01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4" data-id="1-54"&gt;&lt;img class="d-block" width="80" height="112" src="https://one-draw.jp/ijinden/cardlist/001/card/01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)" office:value-type="string" office:string-value="&lt;tr data-id=&quot;1-54&quot; data-expansion=&quot;15&quot; data-type=&quot;3&quot; data-color=&quot;2&quot; data-term=&quot;0&quot;&gt;&lt;td&gt;1-54&lt;/td&gt;&lt;td&gt;ファイナルアタ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4" data-expansion="15" data-type="3" data-color="2" data-term="0"&gt;&lt;td&gt;1-54&lt;/td&gt;&lt;td&gt;ファイナルアタック&lt;/td&gt;&lt;td&gt;&lt;div class="input-group" data-deck="main"&gt;&lt;button type="button" class="btn btn-outline-secondary btn-number btn-pop" disabled&gt;-&lt;/button&gt;&lt;input type="text" class="form-control input-number" name="table-main-1-5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B95];[$HTML.$C$1];[.$O95];[$HTML.$D$1])" office:value-type="string" office:string-value="&lt;div class=&quot;container-card&quot; id=&quot;main-1-55&quot; data-id=&quot;1-55&quot;&gt;&lt;img class=&quot;img-card&quot; width=&quot;80&quot; height=&quot;112&quot; src=&quot;https://one-draw.jp/ijinden/cardlist/001/card/01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5" data-id="1-55"&gt;&lt;img class="img-card" width="80" height="112" src="https://one-draw.jp/ijinden/cardlist/001/card/01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5];[$HTML.$B$2];[.$B95];[$HTML.$C$2];[.$O95];[$HTML.$D$2])" office:value-type="string" office:string-value="&lt;div class=&quot;container-card&quot; id=&quot;side-1-55&quot; data-id=&quot;1-55&quot;&gt;&lt;img class=&quot;d-block&quot; width=&quot;80&quot; height=&quot;112&quot; src=&quot;https://one-draw.jp/ijinden/cardlist/001/card/01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5" data-id="1-55"&gt;&lt;img class="d-block" width="80" height="112" src="https://one-draw.jp/ijinden/cardlist/001/card/01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)" office:value-type="string" office:string-value="&lt;tr data-id=&quot;1-55&quot; data-expansion=&quot;15&quot; data-type=&quot;3&quot; data-color=&quot;4&quot; data-term=&quot;0&quot;&gt;&lt;td&gt;1-55&lt;/td&gt;&lt;td&gt;ストーム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5" data-expansion="15" data-type="3" data-color="4" data-term="0"&gt;&lt;td&gt;1-55&lt;/td&gt;&lt;td&gt;ストーム&lt;/td&gt;&lt;td&gt;&lt;div class="input-group" data-deck="main"&gt;&lt;button type="button" class="btn btn-outline-secondary btn-number btn-pop" disabled&gt;-&lt;/button&gt;&lt;input type="text" class="form-control input-number" name="table-main-1-5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B96];[$HTML.$C$1];[.$O96];[$HTML.$D$1])" office:value-type="string" office:string-value="&lt;div class=&quot;container-card&quot; id=&quot;main-1-56&quot; data-id=&quot;1-56&quot;&gt;&lt;img class=&quot;img-card&quot; width=&quot;80&quot; height=&quot;112&quot; src=&quot;https://one-draw.jp/ijinden/cardlist/001/card/01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6" data-id="1-56"&gt;&lt;img class="img-card" width="80" height="112" src="https://one-draw.jp/ijinden/cardlist/001/card/01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6];[$HTML.$B$2];[.$B96];[$HTML.$C$2];[.$O96];[$HTML.$D$2])" office:value-type="string" office:string-value="&lt;div class=&quot;container-card&quot; id=&quot;side-1-56&quot; data-id=&quot;1-56&quot;&gt;&lt;img class=&quot;d-block&quot; width=&quot;80&quot; height=&quot;112&quot; src=&quot;https://one-draw.jp/ijinden/cardlist/001/card/01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6" data-id="1-56"&gt;&lt;img class="d-block" width="80" height="112" src="https://one-draw.jp/ijinden/cardlist/001/card/01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)" office:value-type="string" office:string-value="&lt;tr data-id=&quot;1-56&quot; data-expansion=&quot;15&quot; data-type=&quot;3&quot; data-color=&quot;4&quot; data-term=&quot;0&quot;&gt;&lt;td&gt;1-56&lt;/td&gt;&lt;td&gt;リバイバ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6" data-expansion="15" data-type="3" data-color="4" data-term="0"&gt;&lt;td&gt;1-56&lt;/td&gt;&lt;td&gt;リバイバル&lt;/td&gt;&lt;td&gt;&lt;div class="input-group" data-deck="main"&gt;&lt;button type="button" class="btn btn-outline-secondary btn-number btn-pop" disabled&gt;-&lt;/button&gt;&lt;input type="text" class="form-control input-number" name="table-main-1-5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B97];[$HTML.$C$1];[.$O97];[$HTML.$D$1])" office:value-type="string" office:string-value="&lt;div class=&quot;container-card&quot; id=&quot;main-1-57&quot; data-id=&quot;1-57&quot;&gt;&lt;img class=&quot;img-card&quot; width=&quot;80&quot; height=&quot;112&quot; src=&quot;https://one-draw.jp/ijinden/cardlist/001/card/01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7" data-id="1-57"&gt;&lt;img class="img-card" width="80" height="112" src="https://one-draw.jp/ijinden/cardlist/001/card/01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7];[$HTML.$B$2];[.$B97];[$HTML.$C$2];[.$O97];[$HTML.$D$2])" office:value-type="string" office:string-value="&lt;div class=&quot;container-card&quot; id=&quot;side-1-57&quot; data-id=&quot;1-57&quot;&gt;&lt;img class=&quot;d-block&quot; width=&quot;80&quot; height=&quot;112&quot; src=&quot;https://one-draw.jp/ijinden/cardlist/001/card/01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7" data-id="1-57"&gt;&lt;img class="d-block" width="80" height="112" src="https://one-draw.jp/ijinden/cardlist/001/card/01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)" office:value-type="string" office:string-value="&lt;tr data-id=&quot;1-57&quot; data-expansion=&quot;15&quot; data-type=&quot;3&quot; data-color=&quot;8&quot; data-term=&quot;0&quot;&gt;&lt;td&gt;1-57&lt;/td&gt;&lt;td&gt;エイジン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7" data-expansion="15" data-type="3" data-color="8" data-term="0"&gt;&lt;td&gt;1-57&lt;/td&gt;&lt;td&gt;エイジング&lt;/td&gt;&lt;td&gt;&lt;div class="input-group" data-deck="main"&gt;&lt;button type="button" class="btn btn-outline-secondary btn-number btn-pop" disabled&gt;-&lt;/button&gt;&lt;input type="text" class="form-control input-number" name="table-main-1-5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B98];[$HTML.$C$1];[.$O98];[$HTML.$D$1])" office:value-type="string" office:string-value="&lt;div class=&quot;container-card&quot; id=&quot;main-1-58&quot; data-id=&quot;1-58&quot;&gt;&lt;img class=&quot;img-card&quot; width=&quot;80&quot; height=&quot;112&quot; src=&quot;https://one-draw.jp/ijinden/cardlist/001/card/01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8" data-id="1-58"&gt;&lt;img class="img-card" width="80" height="112" src="https://one-draw.jp/ijinden/cardlist/001/card/01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8];[$HTML.$B$2];[.$B98];[$HTML.$C$2];[.$O98];[$HTML.$D$2])" office:value-type="string" office:string-value="&lt;div class=&quot;container-card&quot; id=&quot;side-1-58&quot; data-id=&quot;1-58&quot;&gt;&lt;img class=&quot;d-block&quot; width=&quot;80&quot; height=&quot;112&quot; src=&quot;https://one-draw.jp/ijinden/cardlist/001/card/01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8" data-id="1-58"&gt;&lt;img class="d-block" width="80" height="112" src="https://one-draw.jp/ijinden/cardlist/001/card/01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)" office:value-type="string" office:string-value="&lt;tr data-id=&quot;1-58&quot; data-expansion=&quot;15&quot; data-type=&quot;4&quot; data-color=&quot;2&quot; data-term=&quot;0&quot;&gt;&lt;td&gt;1-58&lt;/td&gt;&lt;td&gt;カンテ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8" data-expansion="15" data-type="4" data-color="2" data-term="0"&gt;&lt;td&gt;1-58&lt;/td&gt;&lt;td&gt;カンテラ&lt;/td&gt;&lt;td&gt;&lt;div class="input-group" data-deck="main"&gt;&lt;button type="button" class="btn btn-outline-secondary btn-number btn-pop" disabled&gt;-&lt;/button&gt;&lt;input type="text" class="form-control input-number" name="table-main-1-5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B99];[$HTML.$C$1];[.$O99];[$HTML.$D$1])" office:value-type="string" office:string-value="&lt;div class=&quot;container-card&quot; id=&quot;main-1-59&quot; data-id=&quot;1-59&quot;&gt;&lt;img class=&quot;img-card&quot; width=&quot;80&quot; height=&quot;112&quot; src=&quot;https://one-draw.jp/ijinden/cardlist/001/card/01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59" data-id="1-59"&gt;&lt;img class="img-card" width="80" height="112" src="https://one-draw.jp/ijinden/cardlist/001/card/01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99];[$HTML.$B$2];[.$B99];[$HTML.$C$2];[.$O99];[$HTML.$D$2])" office:value-type="string" office:string-value="&lt;div class=&quot;container-card&quot; id=&quot;side-1-59&quot; data-id=&quot;1-59&quot;&gt;&lt;img class=&quot;d-block&quot; width=&quot;80&quot; height=&quot;112&quot; src=&quot;https://one-draw.jp/ijinden/cardlist/001/card/01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59" data-id="1-59"&gt;&lt;img class="d-block" width="80" height="112" src="https://one-draw.jp/ijinden/cardlist/001/card/01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)" office:value-type="string" office:string-value="&lt;tr data-id=&quot;1-59&quot; data-expansion=&quot;15&quot; data-type=&quot;4&quot; data-color=&quot;2&quot; data-term=&quot;0&quot;&gt;&lt;td&gt;1-59&lt;/td&gt;&lt;td&gt;ファイアソー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5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5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59" data-expansion="15" data-type="4" data-color="2" data-term="0"&gt;&lt;td&gt;1-59&lt;/td&gt;&lt;td&gt;ファイアソード&lt;/td&gt;&lt;td&gt;&lt;div class="input-group" data-deck="main"&gt;&lt;button type="button" class="btn btn-outline-secondary btn-number btn-pop" disabled&gt;-&lt;/button&gt;&lt;input type="text" class="form-control input-number" name="table-main-1-5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5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B100];[$HTML.$C$1];[.$O100];[$HTML.$D$1])" office:value-type="string" office:string-value="&lt;div class=&quot;container-card&quot; id=&quot;main-1-60&quot; data-id=&quot;1-60&quot;&gt;&lt;img class=&quot;img-card&quot; width=&quot;80&quot; height=&quot;112&quot; src=&quot;https://one-draw.jp/ijinden/cardlist/001/card/01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0" data-id="1-60"&gt;&lt;img class="img-card" width="80" height="112" src="https://one-draw.jp/ijinden/cardlist/001/card/01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0];[$HTML.$B$2];[.$B100];[$HTML.$C$2];[.$O100];[$HTML.$D$2])" office:value-type="string" office:string-value="&lt;div class=&quot;container-card&quot; id=&quot;side-1-60&quot; data-id=&quot;1-60&quot;&gt;&lt;img class=&quot;d-block&quot; width=&quot;80&quot; height=&quot;112&quot; src=&quot;https://one-draw.jp/ijinden/cardlist/001/card/01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0" data-id="1-60"&gt;&lt;img class="d-block" width="80" height="112" src="https://one-draw.jp/ijinden/cardlist/001/card/01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)" office:value-type="string" office:string-value="&lt;tr data-id=&quot;1-60&quot; data-expansion=&quot;15&quot; data-type=&quot;4&quot; data-color=&quot;2&quot; data-term=&quot;0&quot;&gt;&lt;td&gt;1-60&lt;/td&gt;&lt;td&gt;髭切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0" data-expansion="15" data-type="4" data-color="2" data-term="0"&gt;&lt;td&gt;1-60&lt;/td&gt;&lt;td&gt;髭切&lt;/td&gt;&lt;td&gt;&lt;div class="input-group" data-deck="main"&gt;&lt;button type="button" class="btn btn-outline-secondary btn-number btn-pop" disabled&gt;-&lt;/button&gt;&lt;input type="text" class="form-control input-number" name="table-main-1-6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B101];[$HTML.$C$1];[.$O101];[$HTML.$D$1])" office:value-type="string" office:string-value="&lt;div class=&quot;container-card&quot; id=&quot;main-1-61&quot; data-id=&quot;1-61&quot;&gt;&lt;img class=&quot;img-card&quot; width=&quot;80&quot; height=&quot;112&quot; src=&quot;https://one-draw.jp/ijinden/cardlist/001/card/01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1" data-id="1-61"&gt;&lt;img class="img-card" width="80" height="112" src="https://one-draw.jp/ijinden/cardlist/001/card/01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1];[$HTML.$B$2];[.$B101];[$HTML.$C$2];[.$O101];[$HTML.$D$2])" office:value-type="string" office:string-value="&lt;div class=&quot;container-card&quot; id=&quot;side-1-61&quot; data-id=&quot;1-61&quot;&gt;&lt;img class=&quot;d-block&quot; width=&quot;80&quot; height=&quot;112&quot; src=&quot;https://one-draw.jp/ijinden/cardlist/001/card/01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1" data-id="1-61"&gt;&lt;img class="d-block" width="80" height="112" src="https://one-draw.jp/ijinden/cardlist/001/card/01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)" office:value-type="string" office:string-value="&lt;tr data-id=&quot;1-61&quot; data-expansion=&quot;15&quot; data-type=&quot;4&quot; data-color=&quot;2&quot; data-term=&quot;0&quot;&gt;&lt;td&gt;1-61&lt;/td&gt;&lt;td&gt;レッド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1" data-expansion="15" data-type="4" data-color="2" data-term="0"&gt;&lt;td&gt;1-61&lt;/td&gt;&lt;td&gt;レッドオーブ&lt;/td&gt;&lt;td&gt;&lt;div class="input-group" data-deck="main"&gt;&lt;button type="button" class="btn btn-outline-secondary btn-number btn-pop" disabled&gt;-&lt;/button&gt;&lt;input type="text" class="form-control input-number" name="table-main-1-6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B102];[$HTML.$C$1];[.$O102];[$HTML.$D$1])" office:value-type="string" office:string-value="&lt;div class=&quot;container-card&quot; id=&quot;main-1-62&quot; data-id=&quot;1-62&quot;&gt;&lt;img class=&quot;img-card&quot; width=&quot;80&quot; height=&quot;112&quot; src=&quot;https://one-draw.jp/ijinden/cardlist/001/card/01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2" data-id="1-62"&gt;&lt;img class="img-card" width="80" height="112" src="https://one-draw.jp/ijinden/cardlist/001/card/01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2];[$HTML.$B$2];[.$B102];[$HTML.$C$2];[.$O102];[$HTML.$D$2])" office:value-type="string" office:string-value="&lt;div class=&quot;container-card&quot; id=&quot;side-1-62&quot; data-id=&quot;1-62&quot;&gt;&lt;img class=&quot;d-block&quot; width=&quot;80&quot; height=&quot;112&quot; src=&quot;https://one-draw.jp/ijinden/cardlist/001/card/01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2" data-id="1-62"&gt;&lt;img class="d-block" width="80" height="112" src="https://one-draw.jp/ijinden/cardlist/001/card/01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)" office:value-type="string" office:string-value="&lt;tr data-id=&quot;1-62&quot; data-expansion=&quot;15&quot; data-type=&quot;4&quot; data-color=&quot;4&quot; data-term=&quot;0&quot;&gt;&lt;td&gt;1-62&lt;/td&gt;&lt;td&gt;ウォーターポ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2" data-expansion="15" data-type="4" data-color="4" data-term="0"&gt;&lt;td&gt;1-62&lt;/td&gt;&lt;td&gt;ウォーターポット&lt;/td&gt;&lt;td&gt;&lt;div class="input-group" data-deck="main"&gt;&lt;button type="button" class="btn btn-outline-secondary btn-number btn-pop" disabled&gt;-&lt;/button&gt;&lt;input type="text" class="form-control input-number" name="table-main-1-6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B103];[$HTML.$C$1];[.$O103];[$HTML.$D$1])" office:value-type="string" office:string-value="&lt;div class=&quot;container-card&quot; id=&quot;main-1-63&quot; data-id=&quot;1-63&quot;&gt;&lt;img class=&quot;img-card&quot; width=&quot;80&quot; height=&quot;112&quot; src=&quot;https://one-draw.jp/ijinden/cardlist/001/card/01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3" data-id="1-63"&gt;&lt;img class="img-card" width="80" height="112" src="https://one-draw.jp/ijinden/cardlist/001/card/01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3];[$HTML.$B$2];[.$B103];[$HTML.$C$2];[.$O103];[$HTML.$D$2])" office:value-type="string" office:string-value="&lt;div class=&quot;container-card&quot; id=&quot;side-1-63&quot; data-id=&quot;1-63&quot;&gt;&lt;img class=&quot;d-block&quot; width=&quot;80&quot; height=&quot;112&quot; src=&quot;https://one-draw.jp/ijinden/cardlist/001/card/01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3" data-id="1-63"&gt;&lt;img class="d-block" width="80" height="112" src="https://one-draw.jp/ijinden/cardlist/001/card/01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)" office:value-type="string" office:string-value="&lt;tr data-id=&quot;1-63&quot; data-expansion=&quot;15&quot; data-type=&quot;4&quot; data-color=&quot;4&quot; data-term=&quot;0&quot;&gt;&lt;td&gt;1-63&lt;/td&gt;&lt;td&gt;アイスソー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3" data-expansion="15" data-type="4" data-color="4" data-term="0"&gt;&lt;td&gt;1-63&lt;/td&gt;&lt;td&gt;アイスソード&lt;/td&gt;&lt;td&gt;&lt;div class="input-group" data-deck="main"&gt;&lt;button type="button" class="btn btn-outline-secondary btn-number btn-pop" disabled&gt;-&lt;/button&gt;&lt;input type="text" class="form-control input-number" name="table-main-1-6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B104];[$HTML.$C$1];[.$O104];[$HTML.$D$1])" office:value-type="string" office:string-value="&lt;div class=&quot;container-card&quot; id=&quot;main-1-64&quot; data-id=&quot;1-64&quot;&gt;&lt;img class=&quot;img-card&quot; width=&quot;80&quot; height=&quot;112&quot; src=&quot;https://one-draw.jp/ijinden/cardlist/001/card/01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4" data-id="1-64"&gt;&lt;img class="img-card" width="80" height="112" src="https://one-draw.jp/ijinden/cardlist/001/card/01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4];[$HTML.$B$2];[.$B104];[$HTML.$C$2];[.$O104];[$HTML.$D$2])" office:value-type="string" office:string-value="&lt;div class=&quot;container-card&quot; id=&quot;side-1-64&quot; data-id=&quot;1-64&quot;&gt;&lt;img class=&quot;d-block&quot; width=&quot;80&quot; height=&quot;112&quot; src=&quot;https://one-draw.jp/ijinden/cardlist/001/card/01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4" data-id="1-64"&gt;&lt;img class="d-block" width="80" height="112" src="https://one-draw.jp/ijinden/cardlist/001/card/01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)" office:value-type="string" office:string-value="&lt;tr data-id=&quot;1-64&quot; data-expansion=&quot;15&quot; data-type=&quot;4&quot; data-color=&quot;4&quot; data-term=&quot;0&quot;&gt;&lt;td&gt;1-64&lt;/td&gt;&lt;td&gt;羅針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4" data-expansion="15" data-type="4" data-color="4" data-term="0"&gt;&lt;td&gt;1-64&lt;/td&gt;&lt;td&gt;羅針盤&lt;/td&gt;&lt;td&gt;&lt;div class="input-group" data-deck="main"&gt;&lt;button type="button" class="btn btn-outline-secondary btn-number btn-pop" disabled&gt;-&lt;/button&gt;&lt;input type="text" class="form-control input-number" name="table-main-1-6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B105];[$HTML.$C$1];[.$O105];[$HTML.$D$1])" office:value-type="string" office:string-value="&lt;div class=&quot;container-card&quot; id=&quot;main-1-65&quot; data-id=&quot;1-65&quot;&gt;&lt;img class=&quot;img-card&quot; width=&quot;80&quot; height=&quot;112&quot; src=&quot;https://one-draw.jp/ijinden/cardlist/001/card/01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5" data-id="1-65"&gt;&lt;img class="img-card" width="80" height="112" src="https://one-draw.jp/ijinden/cardlist/001/card/01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5];[$HTML.$B$2];[.$B105];[$HTML.$C$2];[.$O105];[$HTML.$D$2])" office:value-type="string" office:string-value="&lt;div class=&quot;container-card&quot; id=&quot;side-1-65&quot; data-id=&quot;1-65&quot;&gt;&lt;img class=&quot;d-block&quot; width=&quot;80&quot; height=&quot;112&quot; src=&quot;https://one-draw.jp/ijinden/cardlist/001/card/01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5" data-id="1-65"&gt;&lt;img class="d-block" width="80" height="112" src="https://one-draw.jp/ijinden/cardlist/001/card/01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)" office:value-type="string" office:string-value="&lt;tr data-id=&quot;1-65&quot; data-expansion=&quot;15&quot; data-type=&quot;4&quot; data-color=&quot;4&quot; data-term=&quot;0&quot;&gt;&lt;td&gt;1-65&lt;/td&gt;&lt;td&gt;ブルー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5" data-expansion="15" data-type="4" data-color="4" data-term="0"&gt;&lt;td&gt;1-65&lt;/td&gt;&lt;td&gt;ブルーオーブ&lt;/td&gt;&lt;td&gt;&lt;div class="input-group" data-deck="main"&gt;&lt;button type="button" class="btn btn-outline-secondary btn-number btn-pop" disabled&gt;-&lt;/button&gt;&lt;input type="text" class="form-control input-number" name="table-main-1-6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B106];[$HTML.$C$1];[.$O106];[$HTML.$D$1])" office:value-type="string" office:string-value="&lt;div class=&quot;container-card&quot; id=&quot;main-1-66&quot; data-id=&quot;1-66&quot;&gt;&lt;img class=&quot;img-card&quot; width=&quot;80&quot; height=&quot;112&quot; src=&quot;https://one-draw.jp/ijinden/cardlist/001/card/01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6" data-id="1-66"&gt;&lt;img class="img-card" width="80" height="112" src="https://one-draw.jp/ijinden/cardlist/001/card/01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6];[$HTML.$B$2];[.$B106];[$HTML.$C$2];[.$O106];[$HTML.$D$2])" office:value-type="string" office:string-value="&lt;div class=&quot;container-card&quot; id=&quot;side-1-66&quot; data-id=&quot;1-66&quot;&gt;&lt;img class=&quot;d-block&quot; width=&quot;80&quot; height=&quot;112&quot; src=&quot;https://one-draw.jp/ijinden/cardlist/001/card/01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6" data-id="1-66"&gt;&lt;img class="d-block" width="80" height="112" src="https://one-draw.jp/ijinden/cardlist/001/card/01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)" office:value-type="string" office:string-value="&lt;tr data-id=&quot;1-66&quot; data-expansion=&quot;15&quot; data-type=&quot;4&quot; data-color=&quot;8&quot; data-term=&quot;0&quot;&gt;&lt;td&gt;1-66&lt;/td&gt;&lt;td&gt;ポプリ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6" data-expansion="15" data-type="4" data-color="8" data-term="0"&gt;&lt;td&gt;1-66&lt;/td&gt;&lt;td&gt;ポプリ&lt;/td&gt;&lt;td&gt;&lt;div class="input-group" data-deck="main"&gt;&lt;button type="button" class="btn btn-outline-secondary btn-number btn-pop" disabled&gt;-&lt;/button&gt;&lt;input type="text" class="form-control input-number" name="table-main-1-6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B107];[$HTML.$C$1];[.$O107];[$HTML.$D$1])" office:value-type="string" office:string-value="&lt;div class=&quot;container-card&quot; id=&quot;main-1-67&quot; data-id=&quot;1-67&quot;&gt;&lt;img class=&quot;img-card&quot; width=&quot;80&quot; height=&quot;112&quot; src=&quot;https://one-draw.jp/ijinden/cardlist/001/card/01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7" data-id="1-67"&gt;&lt;img class="img-card" width="80" height="112" src="https://one-draw.jp/ijinden/cardlist/001/card/01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7];[$HTML.$B$2];[.$B107];[$HTML.$C$2];[.$O107];[$HTML.$D$2])" office:value-type="string" office:string-value="&lt;div class=&quot;container-card&quot; id=&quot;side-1-67&quot; data-id=&quot;1-67&quot;&gt;&lt;img class=&quot;d-block&quot; width=&quot;80&quot; height=&quot;112&quot; src=&quot;https://one-draw.jp/ijinden/cardlist/001/card/01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7" data-id="1-67"&gt;&lt;img class="d-block" width="80" height="112" src="https://one-draw.jp/ijinden/cardlist/001/card/01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)" office:value-type="string" office:string-value="&lt;tr data-id=&quot;1-67&quot; data-expansion=&quot;15&quot; data-type=&quot;4&quot; data-color=&quot;8&quot; data-term=&quot;0&quot;&gt;&lt;td&gt;1-67&lt;/td&gt;&lt;td&gt;ウッドスタッフ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7" data-expansion="15" data-type="4" data-color="8" data-term="0"&gt;&lt;td&gt;1-67&lt;/td&gt;&lt;td&gt;ウッドスタッフ&lt;/td&gt;&lt;td&gt;&lt;div class="input-group" data-deck="main"&gt;&lt;button type="button" class="btn btn-outline-secondary btn-number btn-pop" disabled&gt;-&lt;/button&gt;&lt;input type="text" class="form-control input-number" name="table-main-1-6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B108];[$HTML.$C$1];[.$O108];[$HTML.$D$1])" office:value-type="string" office:string-value="&lt;div class=&quot;container-card&quot; id=&quot;main-1-68&quot; data-id=&quot;1-68&quot;&gt;&lt;img class=&quot;img-card&quot; width=&quot;80&quot; height=&quot;112&quot; src=&quot;https://one-draw.jp/ijinden/cardlist/001/card/01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8" data-id="1-68"&gt;&lt;img class="img-card" width="80" height="112" src="https://one-draw.jp/ijinden/cardlist/001/card/01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8];[$HTML.$B$2];[.$B108];[$HTML.$C$2];[.$O108];[$HTML.$D$2])" office:value-type="string" office:string-value="&lt;div class=&quot;container-card&quot; id=&quot;side-1-68&quot; data-id=&quot;1-68&quot;&gt;&lt;img class=&quot;d-block&quot; width=&quot;80&quot; height=&quot;112&quot; src=&quot;https://one-draw.jp/ijinden/cardlist/001/card/01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8" data-id="1-68"&gt;&lt;img class="d-block" width="80" height="112" src="https://one-draw.jp/ijinden/cardlist/001/card/01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)" office:value-type="string" office:string-value="&lt;tr data-id=&quot;1-68&quot; data-expansion=&quot;15&quot; data-type=&quot;4&quot; data-color=&quot;8&quot; data-term=&quot;0&quot;&gt;&lt;td&gt;1-68&lt;/td&gt;&lt;td&gt;万葉集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8" data-expansion="15" data-type="4" data-color="8" data-term="0"&gt;&lt;td&gt;1-68&lt;/td&gt;&lt;td&gt;万葉集&lt;/td&gt;&lt;td&gt;&lt;div class="input-group" data-deck="main"&gt;&lt;button type="button" class="btn btn-outline-secondary btn-number btn-pop" disabled&gt;-&lt;/button&gt;&lt;input type="text" class="form-control input-number" name="table-main-1-6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B109];[$HTML.$C$1];[.$O109];[$HTML.$D$1])" office:value-type="string" office:string-value="&lt;div class=&quot;container-card&quot; id=&quot;main-1-69&quot; data-id=&quot;1-69&quot;&gt;&lt;img class=&quot;img-card&quot; width=&quot;80&quot; height=&quot;112&quot; src=&quot;https://one-draw.jp/ijinden/cardlist/001/card/01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69" data-id="1-69"&gt;&lt;img class="img-card" width="80" height="112" src="https://one-draw.jp/ijinden/cardlist/001/card/01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09];[$HTML.$B$2];[.$B109];[$HTML.$C$2];[.$O109];[$HTML.$D$2])" office:value-type="string" office:string-value="&lt;div class=&quot;container-card&quot; id=&quot;side-1-69&quot; data-id=&quot;1-69&quot;&gt;&lt;img class=&quot;d-block&quot; width=&quot;80&quot; height=&quot;112&quot; src=&quot;https://one-draw.jp/ijinden/cardlist/001/card/01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69" data-id="1-69"&gt;&lt;img class="d-block" width="80" height="112" src="https://one-draw.jp/ijinden/cardlist/001/card/01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)" office:value-type="string" office:string-value="&lt;tr data-id=&quot;1-69&quot; data-expansion=&quot;15&quot; data-type=&quot;4&quot; data-color=&quot;8&quot; data-term=&quot;0&quot;&gt;&lt;td&gt;1-69&lt;/td&gt;&lt;td&gt;グリーン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6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6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69" data-expansion="15" data-type="4" data-color="8" data-term="0"&gt;&lt;td&gt;1-69&lt;/td&gt;&lt;td&gt;グリーンオーブ&lt;/td&gt;&lt;td&gt;&lt;div class="input-group" data-deck="main"&gt;&lt;button type="button" class="btn btn-outline-secondary btn-number btn-pop" disabled&gt;-&lt;/button&gt;&lt;input type="text" class="form-control input-number" name="table-main-1-6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6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B110];[$HTML.$C$1];[.$O110];[$HTML.$D$1])" office:value-type="string" office:string-value="&lt;div class=&quot;container-card&quot; id=&quot;main-1-70&quot; data-id=&quot;1-70&quot;&gt;&lt;img class=&quot;img-card&quot; width=&quot;80&quot; height=&quot;112&quot; src=&quot;https://one-draw.jp/ijinden/cardlist/001/card/01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0" data-id="1-70"&gt;&lt;img class="img-card" width="80" height="112" src="https://one-draw.jp/ijinden/cardlist/001/card/01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0];[$HTML.$B$2];[.$B110];[$HTML.$C$2];[.$O110];[$HTML.$D$2])" office:value-type="string" office:string-value="&lt;div class=&quot;container-card&quot; id=&quot;side-1-70&quot; data-id=&quot;1-70&quot;&gt;&lt;img class=&quot;d-block&quot; width=&quot;80&quot; height=&quot;112&quot; src=&quot;https://one-draw.jp/ijinden/cardlist/001/card/01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0" data-id="1-70"&gt;&lt;img class="d-block" width="80" height="112" src="https://one-draw.jp/ijinden/cardlist/001/card/01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)" office:value-type="string" office:string-value="&lt;tr data-id=&quot;1-70&quot; data-expansion=&quot;15&quot; data-type=&quot;1&quot; data-color=&quot;2&quot; data-term=&quot;0&quot;&gt;&lt;td&gt;1-70&lt;/td&gt;&lt;td&gt;ビスマル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0" data-expansion="15" data-type="1" data-color="2" data-term="0"&gt;&lt;td&gt;1-70&lt;/td&gt;&lt;td&gt;ビスマルク&lt;/td&gt;&lt;td&gt;&lt;div class="input-group" data-deck="main"&gt;&lt;button type="button" class="btn btn-outline-secondary btn-number btn-pop" disabled&gt;-&lt;/button&gt;&lt;input type="text" class="form-control input-number" name="table-main-1-7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B111];[$HTML.$C$1];[.$O111];[$HTML.$D$1])" office:value-type="string" office:string-value="&lt;div class=&quot;container-card&quot; id=&quot;main-1-71&quot; data-id=&quot;1-71&quot;&gt;&lt;img class=&quot;img-card&quot; width=&quot;80&quot; height=&quot;112&quot; src=&quot;https://one-draw.jp/ijinden/cardlist/001/card/01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1" data-id="1-71"&gt;&lt;img class="img-card" width="80" height="112" src="https://one-draw.jp/ijinden/cardlist/001/card/01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1];[$HTML.$B$2];[.$B111];[$HTML.$C$2];[.$O111];[$HTML.$D$2])" office:value-type="string" office:string-value="&lt;div class=&quot;container-card&quot; id=&quot;side-1-71&quot; data-id=&quot;1-71&quot;&gt;&lt;img class=&quot;d-block&quot; width=&quot;80&quot; height=&quot;112&quot; src=&quot;https://one-draw.jp/ijinden/cardlist/001/card/01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1" data-id="1-71"&gt;&lt;img class="d-block" width="80" height="112" src="https://one-draw.jp/ijinden/cardlist/001/card/01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)" office:value-type="string" office:string-value="&lt;tr data-id=&quot;1-71&quot; data-expansion=&quot;15&quot; data-type=&quot;1&quot; data-color=&quot;2&quot; data-term=&quot;0&quot;&gt;&lt;td&gt;1-71&lt;/td&gt;&lt;td&gt;ミュンツァ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1" data-expansion="15" data-type="1" data-color="2" data-term="0"&gt;&lt;td&gt;1-71&lt;/td&gt;&lt;td&gt;ミュンツァー&lt;/td&gt;&lt;td&gt;&lt;div class="input-group" data-deck="main"&gt;&lt;button type="button" class="btn btn-outline-secondary btn-number btn-pop" disabled&gt;-&lt;/button&gt;&lt;input type="text" class="form-control input-number" name="table-main-1-7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B112];[$HTML.$C$1];[.$O112];[$HTML.$D$1])" office:value-type="string" office:string-value="&lt;div class=&quot;container-card&quot; id=&quot;main-1-72&quot; data-id=&quot;1-72&quot;&gt;&lt;img class=&quot;img-card&quot; width=&quot;80&quot; height=&quot;112&quot; src=&quot;https://one-draw.jp/ijinden/cardlist/001/card/01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2" data-id="1-72"&gt;&lt;img class="img-card" width="80" height="112" src="https://one-draw.jp/ijinden/cardlist/001/card/01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2];[$HTML.$B$2];[.$B112];[$HTML.$C$2];[.$O112];[$HTML.$D$2])" office:value-type="string" office:string-value="&lt;div class=&quot;container-card&quot; id=&quot;side-1-72&quot; data-id=&quot;1-72&quot;&gt;&lt;img class=&quot;d-block&quot; width=&quot;80&quot; height=&quot;112&quot; src=&quot;https://one-draw.jp/ijinden/cardlist/001/card/01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2" data-id="1-72"&gt;&lt;img class="d-block" width="80" height="112" src="https://one-draw.jp/ijinden/cardlist/001/card/01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)" office:value-type="string" office:string-value="&lt;tr data-id=&quot;1-72&quot; data-expansion=&quot;15&quot; data-type=&quot;1&quot; data-color=&quot;2&quot; data-term=&quot;0&quot;&gt;&lt;td&gt;1-72&lt;/td&gt;&lt;td&gt;大江広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2" data-expansion="15" data-type="1" data-color="2" data-term="0"&gt;&lt;td&gt;1-72&lt;/td&gt;&lt;td&gt;大江広元&lt;/td&gt;&lt;td&gt;&lt;div class="input-group" data-deck="main"&gt;&lt;button type="button" class="btn btn-outline-secondary btn-number btn-pop" disabled&gt;-&lt;/button&gt;&lt;input type="text" class="form-control input-number" name="table-main-1-7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B113];[$HTML.$C$1];[.$O113];[$HTML.$D$1])" office:value-type="string" office:string-value="&lt;div class=&quot;container-card&quot; id=&quot;main-1-73&quot; data-id=&quot;1-73&quot;&gt;&lt;img class=&quot;img-card&quot; width=&quot;80&quot; height=&quot;112&quot; src=&quot;https://one-draw.jp/ijinden/cardlist/001/card/01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3" data-id="1-73"&gt;&lt;img class="img-card" width="80" height="112" src="https://one-draw.jp/ijinden/cardlist/001/card/01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3];[$HTML.$B$2];[.$B113];[$HTML.$C$2];[.$O113];[$HTML.$D$2])" office:value-type="string" office:string-value="&lt;div class=&quot;container-card&quot; id=&quot;side-1-73&quot; data-id=&quot;1-73&quot;&gt;&lt;img class=&quot;d-block&quot; width=&quot;80&quot; height=&quot;112&quot; src=&quot;https://one-draw.jp/ijinden/cardlist/001/card/01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3" data-id="1-73"&gt;&lt;img class="d-block" width="80" height="112" src="https://one-draw.jp/ijinden/cardlist/001/card/01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)" office:value-type="string" office:string-value="&lt;tr data-id=&quot;1-73&quot; data-expansion=&quot;15&quot; data-type=&quot;1&quot; data-color=&quot;4&quot; data-term=&quot;0&quot;&gt;&lt;td&gt;1-73&lt;/td&gt;&lt;td&gt;グスタフ2世アドルフ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3" data-expansion="15" data-type="1" data-color="4" data-term="0"&gt;&lt;td&gt;1-73&lt;/td&gt;&lt;td&gt;グスタフ2世アドルフ&lt;/td&gt;&lt;td&gt;&lt;div class="input-group" data-deck="main"&gt;&lt;button type="button" class="btn btn-outline-secondary btn-number btn-pop" disabled&gt;-&lt;/button&gt;&lt;input type="text" class="form-control input-number" name="table-main-1-7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B114];[$HTML.$C$1];[.$O114];[$HTML.$D$1])" office:value-type="string" office:string-value="&lt;div class=&quot;container-card&quot; id=&quot;main-1-74&quot; data-id=&quot;1-74&quot;&gt;&lt;img class=&quot;img-card&quot; width=&quot;80&quot; height=&quot;112&quot; src=&quot;https://one-draw.jp/ijinden/cardlist/001/card/01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4" data-id="1-74"&gt;&lt;img class="img-card" width="80" height="112" src="https://one-draw.jp/ijinden/cardlist/001/card/01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4];[$HTML.$B$2];[.$B114];[$HTML.$C$2];[.$O114];[$HTML.$D$2])" office:value-type="string" office:string-value="&lt;div class=&quot;container-card&quot; id=&quot;side-1-74&quot; data-id=&quot;1-74&quot;&gt;&lt;img class=&quot;d-block&quot; width=&quot;80&quot; height=&quot;112&quot; src=&quot;https://one-draw.jp/ijinden/cardlist/001/card/01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4" data-id="1-74"&gt;&lt;img class="d-block" width="80" height="112" src="https://one-draw.jp/ijinden/cardlist/001/card/01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)" office:value-type="string" office:string-value="&lt;tr data-id=&quot;1-74&quot; data-expansion=&quot;15&quot; data-type=&quot;1&quot; data-color=&quot;4&quot; data-term=&quot;0&quot;&gt;&lt;td&gt;1-74&lt;/td&gt;&lt;td&gt;オリバー・クロムウェ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4" data-expansion="15" data-type="1" data-color="4" data-term="0"&gt;&lt;td&gt;1-74&lt;/td&gt;&lt;td&gt;オリバー・クロムウェル&lt;/td&gt;&lt;td&gt;&lt;div class="input-group" data-deck="main"&gt;&lt;button type="button" class="btn btn-outline-secondary btn-number btn-pop" disabled&gt;-&lt;/button&gt;&lt;input type="text" class="form-control input-number" name="table-main-1-7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B115];[$HTML.$C$1];[.$O115];[$HTML.$D$1])" office:value-type="string" office:string-value="&lt;div class=&quot;container-card&quot; id=&quot;main-1-75&quot; data-id=&quot;1-75&quot;&gt;&lt;img class=&quot;img-card&quot; width=&quot;80&quot; height=&quot;112&quot; src=&quot;https://one-draw.jp/ijinden/cardlist/001/card/01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5" data-id="1-75"&gt;&lt;img class="img-card" width="80" height="112" src="https://one-draw.jp/ijinden/cardlist/001/card/01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5];[$HTML.$B$2];[.$B115];[$HTML.$C$2];[.$O115];[$HTML.$D$2])" office:value-type="string" office:string-value="&lt;div class=&quot;container-card&quot; id=&quot;side-1-75&quot; data-id=&quot;1-75&quot;&gt;&lt;img class=&quot;d-block&quot; width=&quot;80&quot; height=&quot;112&quot; src=&quot;https://one-draw.jp/ijinden/cardlist/001/card/01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5" data-id="1-75"&gt;&lt;img class="d-block" width="80" height="112" src="https://one-draw.jp/ijinden/cardlist/001/card/01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)" office:value-type="string" office:string-value="&lt;tr data-id=&quot;1-75&quot; data-expansion=&quot;15&quot; data-type=&quot;1&quot; data-color=&quot;4&quot; data-term=&quot;0&quot;&gt;&lt;td&gt;1-75&lt;/td&gt;&lt;td&gt;衛青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5" data-expansion="15" data-type="1" data-color="4" data-term="0"&gt;&lt;td&gt;1-75&lt;/td&gt;&lt;td&gt;衛青&lt;/td&gt;&lt;td&gt;&lt;div class="input-group" data-deck="main"&gt;&lt;button type="button" class="btn btn-outline-secondary btn-number btn-pop" disabled&gt;-&lt;/button&gt;&lt;input type="text" class="form-control input-number" name="table-main-1-7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B116];[$HTML.$C$1];[.$O116];[$HTML.$D$1])" office:value-type="string" office:string-value="&lt;div class=&quot;container-card&quot; id=&quot;main-1-76&quot; data-id=&quot;1-76&quot;&gt;&lt;img class=&quot;img-card&quot; width=&quot;80&quot; height=&quot;112&quot; src=&quot;https://one-draw.jp/ijinden/cardlist/001/card/01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6" data-id="1-76"&gt;&lt;img class="img-card" width="80" height="112" src="https://one-draw.jp/ijinden/cardlist/001/card/01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6];[$HTML.$B$2];[.$B116];[$HTML.$C$2];[.$O116];[$HTML.$D$2])" office:value-type="string" office:string-value="&lt;div class=&quot;container-card&quot; id=&quot;side-1-76&quot; data-id=&quot;1-76&quot;&gt;&lt;img class=&quot;d-block&quot; width=&quot;80&quot; height=&quot;112&quot; src=&quot;https://one-draw.jp/ijinden/cardlist/001/card/01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6" data-id="1-76"&gt;&lt;img class="d-block" width="80" height="112" src="https://one-draw.jp/ijinden/cardlist/001/card/01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)" office:value-type="string" office:string-value="&lt;tr data-id=&quot;1-76&quot; data-expansion=&quot;15&quot; data-type=&quot;1&quot; data-color=&quot;8&quot; data-term=&quot;0&quot;&gt;&lt;td&gt;1-76&lt;/td&gt;&lt;td&gt;シーボ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6" data-expansion="15" data-type="1" data-color="8" data-term="0"&gt;&lt;td&gt;1-76&lt;/td&gt;&lt;td&gt;シーボルト&lt;/td&gt;&lt;td&gt;&lt;div class="input-group" data-deck="main"&gt;&lt;button type="button" class="btn btn-outline-secondary btn-number btn-pop" disabled&gt;-&lt;/button&gt;&lt;input type="text" class="form-control input-number" name="table-main-1-7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B117];[$HTML.$C$1];[.$O117];[$HTML.$D$1])" office:value-type="string" office:string-value="&lt;div class=&quot;container-card&quot; id=&quot;main-1-77&quot; data-id=&quot;1-77&quot;&gt;&lt;img class=&quot;img-card&quot; width=&quot;80&quot; height=&quot;112&quot; src=&quot;https://one-draw.jp/ijinden/cardlist/001/card/01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7" data-id="1-77"&gt;&lt;img class="img-card" width="80" height="112" src="https://one-draw.jp/ijinden/cardlist/001/card/01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7];[$HTML.$B$2];[.$B117];[$HTML.$C$2];[.$O117];[$HTML.$D$2])" office:value-type="string" office:string-value="&lt;div class=&quot;container-card&quot; id=&quot;side-1-77&quot; data-id=&quot;1-77&quot;&gt;&lt;img class=&quot;d-block&quot; width=&quot;80&quot; height=&quot;112&quot; src=&quot;https://one-draw.jp/ijinden/cardlist/001/card/01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7" data-id="1-77"&gt;&lt;img class="d-block" width="80" height="112" src="https://one-draw.jp/ijinden/cardlist/001/card/01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)" office:value-type="string" office:string-value="&lt;tr data-id=&quot;1-77&quot; data-expansion=&quot;15&quot; data-type=&quot;1&quot; data-color=&quot;8&quot; data-term=&quot;0&quot;&gt;&lt;td&gt;1-77&lt;/td&gt;&lt;td&gt;乾隆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7" data-expansion="15" data-type="1" data-color="8" data-term="0"&gt;&lt;td&gt;1-77&lt;/td&gt;&lt;td&gt;乾隆帝&lt;/td&gt;&lt;td&gt;&lt;div class="input-group" data-deck="main"&gt;&lt;button type="button" class="btn btn-outline-secondary btn-number btn-pop" disabled&gt;-&lt;/button&gt;&lt;input type="text" class="form-control input-number" name="table-main-1-7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B118];[$HTML.$C$1];[.$O118];[$HTML.$D$1])" office:value-type="string" office:string-value="&lt;div class=&quot;container-card&quot; id=&quot;main-1-78&quot; data-id=&quot;1-78&quot;&gt;&lt;img class=&quot;img-card&quot; width=&quot;80&quot; height=&quot;112&quot; src=&quot;https://one-draw.jp/ijinden/cardlist/001/card/01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8" data-id="1-78"&gt;&lt;img class="img-card" width="80" height="112" src="https://one-draw.jp/ijinden/cardlist/001/card/01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8];[$HTML.$B$2];[.$B118];[$HTML.$C$2];[.$O118];[$HTML.$D$2])" office:value-type="string" office:string-value="&lt;div class=&quot;container-card&quot; id=&quot;side-1-78&quot; data-id=&quot;1-78&quot;&gt;&lt;img class=&quot;d-block&quot; width=&quot;80&quot; height=&quot;112&quot; src=&quot;https://one-draw.jp/ijinden/cardlist/001/card/01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8" data-id="1-78"&gt;&lt;img class="d-block" width="80" height="112" src="https://one-draw.jp/ijinden/cardlist/001/card/01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)" office:value-type="string" office:string-value="&lt;tr data-id=&quot;1-78&quot; data-expansion=&quot;15&quot; data-type=&quot;1&quot; data-color=&quot;8&quot; data-term=&quot;0&quot;&gt;&lt;td&gt;1-78&lt;/td&gt;&lt;td&gt;小野好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8" data-expansion="15" data-type="1" data-color="8" data-term="0"&gt;&lt;td&gt;1-78&lt;/td&gt;&lt;td&gt;小野好古&lt;/td&gt;&lt;td&gt;&lt;div class="input-group" data-deck="main"&gt;&lt;button type="button" class="btn btn-outline-secondary btn-number btn-pop" disabled&gt;-&lt;/button&gt;&lt;input type="text" class="form-control input-number" name="table-main-1-7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B119];[$HTML.$C$1];[.$O119];[$HTML.$D$1])" office:value-type="string" office:string-value="&lt;div class=&quot;container-card&quot; id=&quot;main-1-79&quot; data-id=&quot;1-79&quot;&gt;&lt;img class=&quot;img-card&quot; width=&quot;80&quot; height=&quot;112&quot; src=&quot;https://one-draw.jp/ijinden/cardlist/001/card/01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79" data-id="1-79"&gt;&lt;img class="img-card" width="80" height="112" src="https://one-draw.jp/ijinden/cardlist/001/card/01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19];[$HTML.$B$2];[.$B119];[$HTML.$C$2];[.$O119];[$HTML.$D$2])" office:value-type="string" office:string-value="&lt;div class=&quot;container-card&quot; id=&quot;side-1-79&quot; data-id=&quot;1-79&quot;&gt;&lt;img class=&quot;d-block&quot; width=&quot;80&quot; height=&quot;112&quot; src=&quot;https://one-draw.jp/ijinden/cardlist/001/card/01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79" data-id="1-79"&gt;&lt;img class="d-block" width="80" height="112" src="https://one-draw.jp/ijinden/cardlist/001/card/01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)" office:value-type="string" office:string-value="&lt;tr data-id=&quot;1-79&quot; data-expansion=&quot;15&quot; data-type=&quot;1&quot; data-color=&quot;8&quot; data-term=&quot;1&quot;&gt;&lt;td&gt;1-79&lt;/td&gt;&lt;td&gt;アレッサンドロ・ヴァリニャー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7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7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79" data-expansion="15" data-type="1" data-color="8" data-term="1"&gt;&lt;td&gt;1-79&lt;/td&gt;&lt;td&gt;アレッサンドロ・ヴァリニャーノ&lt;/td&gt;&lt;td&gt;&lt;div class="input-group" data-deck="main"&gt;&lt;button type="button" class="btn btn-outline-secondary btn-number btn-pop" disabled&gt;-&lt;/button&gt;&lt;input type="text" class="form-control input-number" name="table-main-1-7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7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B120];[$HTML.$C$1];[.$O120];[$HTML.$D$1])" office:value-type="string" office:string-value="&lt;div class=&quot;container-card&quot; id=&quot;main-1-80&quot; data-id=&quot;1-80&quot;&gt;&lt;img class=&quot;img-card&quot; width=&quot;80&quot; height=&quot;112&quot; src=&quot;https://one-draw.jp/ijinden/cardlist/001/card/01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1-80" data-id="1-80"&gt;&lt;img class="img-card" width="80" height="112" src="https://one-draw.jp/ijinden/cardlist/001/card/01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0];[$HTML.$B$2];[.$B120];[$HTML.$C$2];[.$O120];[$HTML.$D$2])" office:value-type="string" office:string-value="&lt;div class=&quot;container-card&quot; id=&quot;side-1-80&quot; data-id=&quot;1-80&quot;&gt;&lt;img class=&quot;d-block&quot; width=&quot;80&quot; height=&quot;112&quot; src=&quot;https://one-draw.jp/ijinden/cardlist/001/card/01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1-80" data-id="1-80"&gt;&lt;img class="d-block" width="80" height="112" src="https://one-draw.jp/ijinden/cardlist/001/card/01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)" office:value-type="string" office:string-value="&lt;tr data-id=&quot;1-80&quot; data-expansion=&quot;15&quot; data-type=&quot;1&quot; data-color=&quot;8&quot; data-term=&quot;0&quot;&gt;&lt;td&gt;1-80&lt;/td&gt;&lt;td&gt;角倉了以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1-8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1-8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1-80" data-expansion="15" data-type="1" data-color="8" data-term="0"&gt;&lt;td&gt;1-80&lt;/td&gt;&lt;td&gt;角倉了以&lt;/td&gt;&lt;td&gt;&lt;div class="input-group" data-deck="main"&gt;&lt;button type="button" class="btn btn-outline-secondary btn-number btn-pop" disabled&gt;-&lt;/button&gt;&lt;input type="text" class="form-control input-number" name="table-main-1-8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1-8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B121];[$HTML.$C$1];[.$O121];[$HTML.$D$1])" office:value-type="string" office:string-value="&lt;div class=&quot;container-card&quot; id=&quot;main-Y-1&quot; data-id=&quot;Y-1&quot;&gt;&lt;img class=&quot;img-card&quot; width=&quot;80&quot; height=&quot;112&quot; src=&quot;https://one-draw.jp/ijinden/cardlist/Y01/card/02_Y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" data-id="Y-1"&gt;&lt;img class="img-card" width="80" height="112" src="https://one-draw.jp/ijinden/cardlist/Y01/card/02_Y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1];[$HTML.$B$2];[.$B121];[$HTML.$C$2];[.$O121];[$HTML.$D$2])" office:value-type="string" office:string-value="&lt;div class=&quot;container-card&quot; id=&quot;side-Y-1&quot; data-id=&quot;Y-1&quot;&gt;&lt;img class=&quot;d-block&quot; width=&quot;80&quot; height=&quot;112&quot; src=&quot;https://one-draw.jp/ijinden/cardlist/Y01/card/02_Y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" data-id="Y-1"&gt;&lt;img class="d-block" width="80" height="112" src="https://one-draw.jp/ijinden/cardlist/Y01/card/02_Y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)" office:value-type="string" office:string-value="&lt;tr data-id=&quot;Y-1&quot; data-expansion=&quot;20&quot; data-type=&quot;1&quot; data-color=&quot;16&quot; data-term=&quot;0&quot;&gt;&lt;td&gt;Y-1&lt;/td&gt;&lt;td&gt;諸葛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" data-expansion="20" data-type="1" data-color="16" data-term="0"&gt;&lt;td&gt;Y-1&lt;/td&gt;&lt;td&gt;諸葛亮&lt;/td&gt;&lt;td&gt;&lt;div class="input-group" data-deck="main"&gt;&lt;button type="button" class="btn btn-outline-secondary btn-number btn-pop" disabled&gt;-&lt;/button&gt;&lt;input type="text" class="form-control input-number" name="table-main-Y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B122];[$HTML.$C$1];[.$O122];[$HTML.$D$1])" office:value-type="string" office:string-value="&lt;div class=&quot;container-card&quot; id=&quot;main-Y-2&quot; data-id=&quot;Y-2&quot;&gt;&lt;img class=&quot;img-card&quot; width=&quot;80&quot; height=&quot;112&quot; src=&quot;https://one-draw.jp/ijinden/cardlist/Y01/card/02_Y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2" data-id="Y-2"&gt;&lt;img class="img-card" width="80" height="112" src="https://one-draw.jp/ijinden/cardlist/Y01/card/02_Y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2];[$HTML.$B$2];[.$B122];[$HTML.$C$2];[.$O122];[$HTML.$D$2])" office:value-type="string" office:string-value="&lt;div class=&quot;container-card&quot; id=&quot;side-Y-2&quot; data-id=&quot;Y-2&quot;&gt;&lt;img class=&quot;d-block&quot; width=&quot;80&quot; height=&quot;112&quot; src=&quot;https://one-draw.jp/ijinden/cardlist/Y01/card/02_Y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2" data-id="Y-2"&gt;&lt;img class="d-block" width="80" height="112" src="https://one-draw.jp/ijinden/cardlist/Y01/card/02_Y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)" office:value-type="string" office:string-value="&lt;tr data-id=&quot;Y-2&quot; data-expansion=&quot;20&quot; data-type=&quot;1&quot; data-color=&quot;16&quot; data-term=&quot;0&quot;&gt;&lt;td&gt;Y-2&lt;/td&gt;&lt;td&gt;今川義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2" data-expansion="20" data-type="1" data-color="16" data-term="0"&gt;&lt;td&gt;Y-2&lt;/td&gt;&lt;td&gt;今川義元&lt;/td&gt;&lt;td&gt;&lt;div class="input-group" data-deck="main"&gt;&lt;button type="button" class="btn btn-outline-secondary btn-number btn-pop" disabled&gt;-&lt;/button&gt;&lt;input type="text" class="form-control input-number" name="table-main-Y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B123];[$HTML.$C$1];[.$O123];[$HTML.$D$1])" office:value-type="string" office:string-value="&lt;div class=&quot;container-card&quot; id=&quot;main-Y-3&quot; data-id=&quot;Y-3&quot;&gt;&lt;img class=&quot;img-card&quot; width=&quot;80&quot; height=&quot;112&quot; src=&quot;https://one-draw.jp/ijinden/cardlist/Y01/card/02_Y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3" data-id="Y-3"&gt;&lt;img class="img-card" width="80" height="112" src="https://one-draw.jp/ijinden/cardlist/Y01/card/02_Y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3];[$HTML.$B$2];[.$B123];[$HTML.$C$2];[.$O123];[$HTML.$D$2])" office:value-type="string" office:string-value="&lt;div class=&quot;container-card&quot; id=&quot;side-Y-3&quot; data-id=&quot;Y-3&quot;&gt;&lt;img class=&quot;d-block&quot; width=&quot;80&quot; height=&quot;112&quot; src=&quot;https://one-draw.jp/ijinden/cardlist/Y01/card/02_Y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3" data-id="Y-3"&gt;&lt;img class="d-block" width="80" height="112" src="https://one-draw.jp/ijinden/cardlist/Y01/card/02_Y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)" office:value-type="string" office:string-value="&lt;tr data-id=&quot;Y-3&quot; data-expansion=&quot;20&quot; data-type=&quot;1&quot; data-color=&quot;16&quot; data-term=&quot;0&quot;&gt;&lt;td&gt;Y-3&lt;/td&gt;&lt;td&gt;周瑜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3" data-expansion="20" data-type="1" data-color="16" data-term="0"&gt;&lt;td&gt;Y-3&lt;/td&gt;&lt;td&gt;周瑜&lt;/td&gt;&lt;td&gt;&lt;div class="input-group" data-deck="main"&gt;&lt;button type="button" class="btn btn-outline-secondary btn-number btn-pop" disabled&gt;-&lt;/button&gt;&lt;input type="text" class="form-control input-number" name="table-main-Y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B124];[$HTML.$C$1];[.$O124];[$HTML.$D$1])" office:value-type="string" office:string-value="&lt;div class=&quot;container-card&quot; id=&quot;main-Y-4&quot; data-id=&quot;Y-4&quot;&gt;&lt;img class=&quot;img-card&quot; width=&quot;80&quot; height=&quot;112&quot; src=&quot;https://one-draw.jp/ijinden/cardlist/Y01/card/02_Y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4" data-id="Y-4"&gt;&lt;img class="img-card" width="80" height="112" src="https://one-draw.jp/ijinden/cardlist/Y01/card/02_Y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4];[$HTML.$B$2];[.$B124];[$HTML.$C$2];[.$O124];[$HTML.$D$2])" office:value-type="string" office:string-value="&lt;div class=&quot;container-card&quot; id=&quot;side-Y-4&quot; data-id=&quot;Y-4&quot;&gt;&lt;img class=&quot;d-block&quot; width=&quot;80&quot; height=&quot;112&quot; src=&quot;https://one-draw.jp/ijinden/cardlist/Y01/card/02_Y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4" data-id="Y-4"&gt;&lt;img class="d-block" width="80" height="112" src="https://one-draw.jp/ijinden/cardlist/Y01/card/02_Y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)" office:value-type="string" office:string-value="&lt;tr data-id=&quot;Y-4&quot; data-expansion=&quot;20&quot; data-type=&quot;1&quot; data-color=&quot;16&quot; data-term=&quot;0&quot;&gt;&lt;td&gt;Y-4&lt;/td&gt;&lt;td&gt;孫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4" data-expansion="20" data-type="1" data-color="16" data-term="0"&gt;&lt;td&gt;Y-4&lt;/td&gt;&lt;td&gt;孫権&lt;/td&gt;&lt;td&gt;&lt;div class="input-group" data-deck="main"&gt;&lt;button type="button" class="btn btn-outline-secondary btn-number btn-pop" disabled&gt;-&lt;/button&gt;&lt;input type="text" class="form-control input-number" name="table-main-Y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B125];[$HTML.$C$1];[.$O125];[$HTML.$D$1])" office:value-type="string" office:string-value="&lt;div class=&quot;container-card&quot; id=&quot;main-Y-5&quot; data-id=&quot;Y-5&quot;&gt;&lt;img class=&quot;img-card&quot; width=&quot;80&quot; height=&quot;112&quot; src=&quot;https://one-draw.jp/ijinden/cardlist/Y01/card/02_Y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5" data-id="Y-5"&gt;&lt;img class="img-card" width="80" height="112" src="https://one-draw.jp/ijinden/cardlist/Y01/card/02_Y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5];[$HTML.$B$2];[.$B125];[$HTML.$C$2];[.$O125];[$HTML.$D$2])" office:value-type="string" office:string-value="&lt;div class=&quot;container-card&quot; id=&quot;side-Y-5&quot; data-id=&quot;Y-5&quot;&gt;&lt;img class=&quot;d-block&quot; width=&quot;80&quot; height=&quot;112&quot; src=&quot;https://one-draw.jp/ijinden/cardlist/Y01/card/02_Y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5" data-id="Y-5"&gt;&lt;img class="d-block" width="80" height="112" src="https://one-draw.jp/ijinden/cardlist/Y01/card/02_Y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)" office:value-type="string" office:string-value="&lt;tr data-id=&quot;Y-5&quot; data-expansion=&quot;20&quot; data-type=&quot;1&quot; data-color=&quot;16&quot; data-term=&quot;3&quot;&gt;&lt;td&gt;Y-5&lt;/td&gt;&lt;td&gt;シャクシャイ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5" data-expansion="20" data-type="1" data-color="16" data-term="3"&gt;&lt;td&gt;Y-5&lt;/td&gt;&lt;td&gt;シャクシャイン&lt;/td&gt;&lt;td&gt;&lt;div class="input-group" data-deck="main"&gt;&lt;button type="button" class="btn btn-outline-secondary btn-number btn-pop" disabled&gt;-&lt;/button&gt;&lt;input type="text" class="form-control input-number" name="table-main-Y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B126];[$HTML.$C$1];[.$O126];[$HTML.$D$1])" office:value-type="string" office:string-value="&lt;div class=&quot;container-card&quot; id=&quot;main-Y-6&quot; data-id=&quot;Y-6&quot;&gt;&lt;img class=&quot;img-card&quot; width=&quot;80&quot; height=&quot;112&quot; src=&quot;https://one-draw.jp/ijinden/cardlist/Y01/card/02_Y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6" data-id="Y-6"&gt;&lt;img class="img-card" width="80" height="112" src="https://one-draw.jp/ijinden/cardlist/Y01/card/02_Y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6];[$HTML.$B$2];[.$B126];[$HTML.$C$2];[.$O126];[$HTML.$D$2])" office:value-type="string" office:string-value="&lt;div class=&quot;container-card&quot; id=&quot;side-Y-6&quot; data-id=&quot;Y-6&quot;&gt;&lt;img class=&quot;d-block&quot; width=&quot;80&quot; height=&quot;112&quot; src=&quot;https://one-draw.jp/ijinden/cardlist/Y01/card/02_Y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6" data-id="Y-6"&gt;&lt;img class="d-block" width="80" height="112" src="https://one-draw.jp/ijinden/cardlist/Y01/card/02_Y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)" office:value-type="string" office:string-value="&lt;tr data-id=&quot;Y-6&quot; data-expansion=&quot;20&quot; data-type=&quot;1&quot; data-color=&quot;16&quot; data-term=&quot;0&quot;&gt;&lt;td&gt;Y-6&lt;/td&gt;&lt;td&gt;フビライ・ハ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6" data-expansion="20" data-type="1" data-color="16" data-term="0"&gt;&lt;td&gt;Y-6&lt;/td&gt;&lt;td&gt;フビライ・ハン&lt;/td&gt;&lt;td&gt;&lt;div class="input-group" data-deck="main"&gt;&lt;button type="button" class="btn btn-outline-secondary btn-number btn-pop" disabled&gt;-&lt;/button&gt;&lt;input type="text" class="form-control input-number" name="table-main-Y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B127];[$HTML.$C$1];[.$O127];[$HTML.$D$1])" office:value-type="string" office:string-value="&lt;div class=&quot;container-card&quot; id=&quot;main-Y-7&quot; data-id=&quot;Y-7&quot;&gt;&lt;img class=&quot;img-card&quot; width=&quot;80&quot; height=&quot;112&quot; src=&quot;https://one-draw.jp/ijinden/cardlist/Y01/card/02_Y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7" data-id="Y-7"&gt;&lt;img class="img-card" width="80" height="112" src="https://one-draw.jp/ijinden/cardlist/Y01/card/02_Y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7];[$HTML.$B$2];[.$B127];[$HTML.$C$2];[.$O127];[$HTML.$D$2])" office:value-type="string" office:string-value="&lt;div class=&quot;container-card&quot; id=&quot;side-Y-7&quot; data-id=&quot;Y-7&quot;&gt;&lt;img class=&quot;d-block&quot; width=&quot;80&quot; height=&quot;112&quot; src=&quot;https://one-draw.jp/ijinden/cardlist/Y01/card/02_Y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7" data-id="Y-7"&gt;&lt;img class="d-block" width="80" height="112" src="https://one-draw.jp/ijinden/cardlist/Y01/card/02_Y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)" office:value-type="string" office:string-value="&lt;tr data-id=&quot;Y-7&quot; data-expansion=&quot;20&quot; data-type=&quot;1&quot; data-color=&quot;16&quot; data-term=&quot;0&quot;&gt;&lt;td&gt;Y-7&lt;/td&gt;&lt;td&gt;足利義教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7" data-expansion="20" data-type="1" data-color="16" data-term="0"&gt;&lt;td&gt;Y-7&lt;/td&gt;&lt;td&gt;足利義教&lt;/td&gt;&lt;td&gt;&lt;div class="input-group" data-deck="main"&gt;&lt;button type="button" class="btn btn-outline-secondary btn-number btn-pop" disabled&gt;-&lt;/button&gt;&lt;input type="text" class="form-control input-number" name="table-main-Y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B128];[$HTML.$C$1];[.$O128];[$HTML.$D$1])" office:value-type="string" office:string-value="&lt;div class=&quot;container-card&quot; id=&quot;main-Y-8&quot; data-id=&quot;Y-8&quot;&gt;&lt;img class=&quot;img-card&quot; width=&quot;80&quot; height=&quot;112&quot; src=&quot;https://one-draw.jp/ijinden/cardlist/Y01/card/02_Y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8" data-id="Y-8"&gt;&lt;img class="img-card" width="80" height="112" src="https://one-draw.jp/ijinden/cardlist/Y01/card/02_Y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8];[$HTML.$B$2];[.$B128];[$HTML.$C$2];[.$O128];[$HTML.$D$2])" office:value-type="string" office:string-value="&lt;div class=&quot;container-card&quot; id=&quot;side-Y-8&quot; data-id=&quot;Y-8&quot;&gt;&lt;img class=&quot;d-block&quot; width=&quot;80&quot; height=&quot;112&quot; src=&quot;https://one-draw.jp/ijinden/cardlist/Y01/card/02_Y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8" data-id="Y-8"&gt;&lt;img class="d-block" width="80" height="112" src="https://one-draw.jp/ijinden/cardlist/Y01/card/02_Y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)" office:value-type="string" office:string-value="&lt;tr data-id=&quot;Y-8&quot; data-expansion=&quot;20&quot; data-type=&quot;1&quot; data-color=&quot;16&quot; data-term=&quot;0&quot;&gt;&lt;td&gt;Y-8&lt;/td&gt;&lt;td&gt;ヴィジェ＝ルブラ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8" data-expansion="20" data-type="1" data-color="16" data-term="0"&gt;&lt;td&gt;Y-8&lt;/td&gt;&lt;td&gt;ヴィジェ＝ルブラン&lt;/td&gt;&lt;td&gt;&lt;div class="input-group" data-deck="main"&gt;&lt;button type="button" class="btn btn-outline-secondary btn-number btn-pop" disabled&gt;-&lt;/button&gt;&lt;input type="text" class="form-control input-number" name="table-main-Y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B129];[$HTML.$C$1];[.$O129];[$HTML.$D$1])" office:value-type="string" office:string-value="&lt;div class=&quot;container-card&quot; id=&quot;main-Y-9&quot; data-id=&quot;Y-9&quot;&gt;&lt;img class=&quot;img-card&quot; width=&quot;80&quot; height=&quot;112&quot; src=&quot;https://one-draw.jp/ijinden/cardlist/Y01/card/02_Y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9" data-id="Y-9"&gt;&lt;img class="img-card" width="80" height="112" src="https://one-draw.jp/ijinden/cardlist/Y01/card/02_Y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29];[$HTML.$B$2];[.$B129];[$HTML.$C$2];[.$O129];[$HTML.$D$2])" office:value-type="string" office:string-value="&lt;div class=&quot;container-card&quot; id=&quot;side-Y-9&quot; data-id=&quot;Y-9&quot;&gt;&lt;img class=&quot;d-block&quot; width=&quot;80&quot; height=&quot;112&quot; src=&quot;https://one-draw.jp/ijinden/cardlist/Y01/card/02_Y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9" data-id="Y-9"&gt;&lt;img class="d-block" width="80" height="112" src="https://one-draw.jp/ijinden/cardlist/Y01/card/02_Y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)" office:value-type="string" office:string-value="&lt;tr data-id=&quot;Y-9&quot; data-expansion=&quot;20&quot; data-type=&quot;2&quot; data-color=&quot;16&quot; data-term=&quot;0&quot;&gt;&lt;td&gt;Y-9&lt;/td&gt;&lt;td&gt;英傑集う大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9" data-expansion="20" data-type="2" data-color="16" data-term="0"&gt;&lt;td&gt;Y-9&lt;/td&gt;&lt;td&gt;英傑集う大河&lt;/td&gt;&lt;td&gt;&lt;div class="input-group" data-deck="main"&gt;&lt;button type="button" class="btn btn-outline-secondary btn-number btn-pop" disabled&gt;-&lt;/button&gt;&lt;input type="text" class="form-control input-number" name="table-main-Y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B130];[$HTML.$C$1];[.$O130];[$HTML.$D$1])" office:value-type="string" office:string-value="&lt;div class=&quot;container-card&quot; id=&quot;main-Y-10&quot; data-id=&quot;Y-10&quot;&gt;&lt;img class=&quot;img-card&quot; width=&quot;80&quot; height=&quot;112&quot; src=&quot;https://one-draw.jp/ijinden/cardlist/Y01/card/02_Y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0" data-id="Y-10"&gt;&lt;img class="img-card" width="80" height="112" src="https://one-draw.jp/ijinden/cardlist/Y01/card/02_Y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0];[$HTML.$B$2];[.$B130];[$HTML.$C$2];[.$O130];[$HTML.$D$2])" office:value-type="string" office:string-value="&lt;div class=&quot;container-card&quot; id=&quot;side-Y-10&quot; data-id=&quot;Y-10&quot;&gt;&lt;img class=&quot;d-block&quot; width=&quot;80&quot; height=&quot;112&quot; src=&quot;https://one-draw.jp/ijinden/cardlist/Y01/card/02_Y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0" data-id="Y-10"&gt;&lt;img class="d-block" width="80" height="112" src="https://one-draw.jp/ijinden/cardlist/Y01/card/02_Y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)" office:value-type="string" office:string-value="&lt;tr data-id=&quot;Y-10&quot; data-expansion=&quot;20&quot; data-type=&quot;2&quot; data-color=&quot;16&quot; data-term=&quot;0&quot;&gt;&lt;td&gt;Y-10&lt;/td&gt;&lt;td&gt;地上の紫微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0" data-expansion="20" data-type="2" data-color="16" data-term="0"&gt;&lt;td&gt;Y-10&lt;/td&gt;&lt;td&gt;地上の紫微垣&lt;/td&gt;&lt;td&gt;&lt;div class="input-group" data-deck="main"&gt;&lt;button type="button" class="btn btn-outline-secondary btn-number btn-pop" disabled&gt;-&lt;/button&gt;&lt;input type="text" class="form-control input-number" name="table-main-Y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B131];[$HTML.$C$1];[.$O131];[$HTML.$D$1])" office:value-type="string" office:string-value="&lt;div class=&quot;container-card&quot; id=&quot;main-Y-11&quot; data-id=&quot;Y-11&quot;&gt;&lt;img class=&quot;img-card&quot; width=&quot;80&quot; height=&quot;112&quot; src=&quot;https://one-draw.jp/ijinden/cardlist/Y01/card/02_Y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1" data-id="Y-11"&gt;&lt;img class="img-card" width="80" height="112" src="https://one-draw.jp/ijinden/cardlist/Y01/card/02_Y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1];[$HTML.$B$2];[.$B131];[$HTML.$C$2];[.$O131];[$HTML.$D$2])" office:value-type="string" office:string-value="&lt;div class=&quot;container-card&quot; id=&quot;side-Y-11&quot; data-id=&quot;Y-11&quot;&gt;&lt;img class=&quot;d-block&quot; width=&quot;80&quot; height=&quot;112&quot; src=&quot;https://one-draw.jp/ijinden/cardlist/Y01/card/02_Y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1" data-id="Y-11"&gt;&lt;img class="d-block" width="80" height="112" src="https://one-draw.jp/ijinden/cardlist/Y01/card/02_Y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)" office:value-type="string" office:string-value="&lt;tr data-id=&quot;Y-11&quot; data-expansion=&quot;20&quot; data-type=&quot;3&quot; data-color=&quot;16&quot; data-term=&quot;0&quot;&gt;&lt;td&gt;Y-11&lt;/td&gt;&lt;td&gt;ネハ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1" data-expansion="20" data-type="3" data-color="16" data-term="0"&gt;&lt;td&gt;Y-11&lt;/td&gt;&lt;td&gt;ネハン&lt;/td&gt;&lt;td&gt;&lt;div class="input-group" data-deck="main"&gt;&lt;button type="button" class="btn btn-outline-secondary btn-number btn-pop" disabled&gt;-&lt;/button&gt;&lt;input type="text" class="form-control input-number" name="table-main-Y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B132];[$HTML.$C$1];[.$O132];[$HTML.$D$1])" office:value-type="string" office:string-value="&lt;div class=&quot;container-card&quot; id=&quot;main-Y-12&quot; data-id=&quot;Y-12&quot;&gt;&lt;img class=&quot;img-card&quot; width=&quot;80&quot; height=&quot;112&quot; src=&quot;https://one-draw.jp/ijinden/cardlist/Y01/card/02_Y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2" data-id="Y-12"&gt;&lt;img class="img-card" width="80" height="112" src="https://one-draw.jp/ijinden/cardlist/Y01/card/02_Y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2];[$HTML.$B$2];[.$B132];[$HTML.$C$2];[.$O132];[$HTML.$D$2])" office:value-type="string" office:string-value="&lt;div class=&quot;container-card&quot; id=&quot;side-Y-12&quot; data-id=&quot;Y-12&quot;&gt;&lt;img class=&quot;d-block&quot; width=&quot;80&quot; height=&quot;112&quot; src=&quot;https://one-draw.jp/ijinden/cardlist/Y01/card/02_Y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2" data-id="Y-12"&gt;&lt;img class="d-block" width="80" height="112" src="https://one-draw.jp/ijinden/cardlist/Y01/card/02_Y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)" office:value-type="string" office:string-value="&lt;tr data-id=&quot;Y-12&quot; data-expansion=&quot;20&quot; data-type=&quot;3&quot; data-color=&quot;16&quot; data-term=&quot;0&quot;&gt;&lt;td&gt;Y-12&lt;/td&gt;&lt;td&gt;レクイエム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2" data-expansion="20" data-type="3" data-color="16" data-term="0"&gt;&lt;td&gt;Y-12&lt;/td&gt;&lt;td&gt;レクイエム&lt;/td&gt;&lt;td&gt;&lt;div class="input-group" data-deck="main"&gt;&lt;button type="button" class="btn btn-outline-secondary btn-number btn-pop" disabled&gt;-&lt;/button&gt;&lt;input type="text" class="form-control input-number" name="table-main-Y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B133];[$HTML.$C$1];[.$O133];[$HTML.$D$1])" office:value-type="string" office:string-value="&lt;div class=&quot;container-card&quot; id=&quot;main-Y-13&quot; data-id=&quot;Y-13&quot;&gt;&lt;img class=&quot;img-card&quot; width=&quot;80&quot; height=&quot;112&quot; src=&quot;https://one-draw.jp/ijinden/cardlist/Y01/card/02_Y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Y-13" data-id="Y-13"&gt;&lt;img class="img-card" width="80" height="112" src="https://one-draw.jp/ijinden/cardlist/Y01/card/02_Y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3];[$HTML.$B$2];[.$B133];[$HTML.$C$2];[.$O133];[$HTML.$D$2])" office:value-type="string" office:string-value="&lt;div class=&quot;container-card&quot; id=&quot;side-Y-13&quot; data-id=&quot;Y-13&quot;&gt;&lt;img class=&quot;d-block&quot; width=&quot;80&quot; height=&quot;112&quot; src=&quot;https://one-draw.jp/ijinden/cardlist/Y01/card/02_Y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Y-13" data-id="Y-13"&gt;&lt;img class="d-block" width="80" height="112" src="https://one-draw.jp/ijinden/cardlist/Y01/card/02_Y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)" office:value-type="string" office:string-value="&lt;tr data-id=&quot;Y-13&quot; data-expansion=&quot;20&quot; data-type=&quot;4&quot; data-color=&quot;16&quot; data-term=&quot;0&quot;&gt;&lt;td&gt;Y-13&lt;/td&gt;&lt;td&gt;イエロー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Y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Y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Y-13" data-expansion="20" data-type="4" data-color="16" data-term="0"&gt;&lt;td&gt;Y-13&lt;/td&gt;&lt;td&gt;イエローストーン&lt;/td&gt;&lt;td&gt;&lt;div class="input-group" data-deck="main"&gt;&lt;button type="button" class="btn btn-outline-secondary btn-number btn-pop" disabled&gt;-&lt;/button&gt;&lt;input type="text" class="form-control input-number" name="table-main-Y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Y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B134];[$HTML.$C$1];[.$O134];[$HTML.$D$1])" office:value-type="string" office:string-value="&lt;div class=&quot;container-card&quot; id=&quot;main-2-1&quot; data-id=&quot;2-1&quot;&gt;&lt;img class=&quot;img-card&quot; width=&quot;80&quot; height=&quot;112&quot; src=&quot;https://one-draw.jp/ijinden/cardlist/002/card/02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" data-id="2-1"&gt;&lt;img class="img-card" width="80" height="112" src="https://one-draw.jp/ijinden/cardlist/002/card/02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4];[$HTML.$B$2];[.$B134];[$HTML.$C$2];[.$O134];[$HTML.$D$2])" office:value-type="string" office:string-value="&lt;div class=&quot;container-card&quot; id=&quot;side-2-1&quot; data-id=&quot;2-1&quot;&gt;&lt;img class=&quot;d-block&quot; width=&quot;80&quot; height=&quot;112&quot; src=&quot;https://one-draw.jp/ijinden/cardlist/002/card/02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" data-id="2-1"&gt;&lt;img class="d-block" width="80" height="112" src="https://one-draw.jp/ijinden/cardlist/002/card/02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)" office:value-type="string" office:string-value="&lt;tr data-id=&quot;2-1&quot; data-expansion=&quot;25&quot; data-type=&quot;1&quot; data-color=&quot;2&quot; data-term=&quot;3&quot;&gt;&lt;td&gt;2-1&lt;/td&gt;&lt;td&gt;天草四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" data-expansion="25" data-type="1" data-color="2" data-term="3"&gt;&lt;td&gt;2-1&lt;/td&gt;&lt;td&gt;天草四郎&lt;/td&gt;&lt;td&gt;&lt;div class="input-group" data-deck="main"&gt;&lt;button type="button" class="btn btn-outline-secondary btn-number btn-pop" disabled&gt;-&lt;/button&gt;&lt;input type="text" class="form-control input-number" name="table-main-2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B135];[$HTML.$C$1];[.$O135];[$HTML.$D$1])" office:value-type="string" office:string-value="&lt;div class=&quot;container-card&quot; id=&quot;main-2-2&quot; data-id=&quot;2-2&quot;&gt;&lt;img class=&quot;img-card&quot; width=&quot;80&quot; height=&quot;112&quot; src=&quot;https://one-draw.jp/ijinden/cardlist/002/card/02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" data-id="2-2"&gt;&lt;img class="img-card" width="80" height="112" src="https://one-draw.jp/ijinden/cardlist/002/card/02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5];[$HTML.$B$2];[.$B135];[$HTML.$C$2];[.$O135];[$HTML.$D$2])" office:value-type="string" office:string-value="&lt;div class=&quot;container-card&quot; id=&quot;side-2-2&quot; data-id=&quot;2-2&quot;&gt;&lt;img class=&quot;d-block&quot; width=&quot;80&quot; height=&quot;112&quot; src=&quot;https://one-draw.jp/ijinden/cardlist/002/card/02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" data-id="2-2"&gt;&lt;img class="d-block" width="80" height="112" src="https://one-draw.jp/ijinden/cardlist/002/card/02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)" office:value-type="string" office:string-value="&lt;tr data-id=&quot;2-2&quot; data-expansion=&quot;25&quot; data-type=&quot;1&quot; data-color=&quot;4&quot; data-term=&quot;4&quot;&gt;&lt;td&gt;2-2&lt;/td&gt;&lt;td&gt;ピョートル大帝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" data-expansion="25" data-type="1" data-color="4" data-term="4"&gt;&lt;td&gt;2-2&lt;/td&gt;&lt;td&gt;ピョートル大帝&lt;/td&gt;&lt;td&gt;&lt;div class="input-group" data-deck="main"&gt;&lt;button type="button" class="btn btn-outline-secondary btn-number btn-pop" disabled&gt;-&lt;/button&gt;&lt;input type="text" class="form-control input-number" name="table-main-2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B136];[$HTML.$C$1];[.$O136];[$HTML.$D$1])" office:value-type="string" office:string-value="&lt;div class=&quot;container-card&quot; id=&quot;main-2-3&quot; data-id=&quot;2-3&quot;&gt;&lt;img class=&quot;img-card&quot; width=&quot;80&quot; height=&quot;112&quot; src=&quot;https://one-draw.jp/ijinden/cardlist/002/card/02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" data-id="2-3"&gt;&lt;img class="img-card" width="80" height="112" src="https://one-draw.jp/ijinden/cardlist/002/card/02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6];[$HTML.$B$2];[.$B136];[$HTML.$C$2];[.$O136];[$HTML.$D$2])" office:value-type="string" office:string-value="&lt;div class=&quot;container-card&quot; id=&quot;side-2-3&quot; data-id=&quot;2-3&quot;&gt;&lt;img class=&quot;d-block&quot; width=&quot;80&quot; height=&quot;112&quot; src=&quot;https://one-draw.jp/ijinden/cardlist/002/card/02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" data-id="2-3"&gt;&lt;img class="d-block" width="80" height="112" src="https://one-draw.jp/ijinden/cardlist/002/card/02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)" office:value-type="string" office:string-value="&lt;tr data-id=&quot;2-3&quot; data-expansion=&quot;25&quot; data-type=&quot;1&quot; data-color=&quot;8&quot; data-term=&quot;0&quot;&gt;&lt;td&gt;2-3&lt;/td&gt;&lt;td&gt;エイブラハム・リンカ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" data-expansion="25" data-type="1" data-color="8" data-term="0"&gt;&lt;td&gt;2-3&lt;/td&gt;&lt;td&gt;エイブラハム・リンカン&lt;/td&gt;&lt;td&gt;&lt;div class="input-group" data-deck="main"&gt;&lt;button type="button" class="btn btn-outline-secondary btn-number btn-pop" disabled&gt;-&lt;/button&gt;&lt;input type="text" class="form-control input-number" name="table-main-2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B137];[$HTML.$C$1];[.$O137];[$HTML.$D$1])" office:value-type="string" office:string-value="&lt;div class=&quot;container-card&quot; id=&quot;main-2-4&quot; data-id=&quot;2-4&quot;&gt;&lt;img class=&quot;img-card&quot; width=&quot;80&quot; height=&quot;112&quot; src=&quot;https://one-draw.jp/ijinden/cardlist/002/card/02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" data-id="2-4"&gt;&lt;img class="img-card" width="80" height="112" src="https://one-draw.jp/ijinden/cardlist/002/card/02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7];[$HTML.$B$2];[.$B137];[$HTML.$C$2];[.$O137];[$HTML.$D$2])" office:value-type="string" office:string-value="&lt;div class=&quot;container-card&quot; id=&quot;side-2-4&quot; data-id=&quot;2-4&quot;&gt;&lt;img class=&quot;d-block&quot; width=&quot;80&quot; height=&quot;112&quot; src=&quot;https://one-draw.jp/ijinden/cardlist/002/card/02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" data-id="2-4"&gt;&lt;img class="d-block" width="80" height="112" src="https://one-draw.jp/ijinden/cardlist/002/card/02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)" office:value-type="string" office:string-value="&lt;tr data-id=&quot;2-4&quot; data-expansion=&quot;25&quot; data-type=&quot;1&quot; data-color=&quot;16&quot; data-term=&quot;0&quot;&gt;&lt;td&gt;2-4&lt;/td&gt;&lt;td&gt;アイザック・ニュート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" data-expansion="25" data-type="1" data-color="16" data-term="0"&gt;&lt;td&gt;2-4&lt;/td&gt;&lt;td&gt;アイザック・ニュートン&lt;/td&gt;&lt;td&gt;&lt;div class="input-group" data-deck="main"&gt;&lt;button type="button" class="btn btn-outline-secondary btn-number btn-pop" disabled&gt;-&lt;/button&gt;&lt;input type="text" class="form-control input-number" name="table-main-2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B138];[$HTML.$C$1];[.$O138];[$HTML.$D$1])" office:value-type="string" office:string-value="&lt;div class=&quot;container-card&quot; id=&quot;main-2-5&quot; data-id=&quot;2-5&quot;&gt;&lt;img class=&quot;img-card&quot; width=&quot;80&quot; height=&quot;112&quot; src=&quot;https://one-draw.jp/ijinden/cardlist/002/card/02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" data-id="2-5"&gt;&lt;img class="img-card" width="80" height="112" src="https://one-draw.jp/ijinden/cardlist/002/card/02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8];[$HTML.$B$2];[.$B138];[$HTML.$C$2];[.$O138];[$HTML.$D$2])" office:value-type="string" office:string-value="&lt;div class=&quot;container-card&quot; id=&quot;side-2-5&quot; data-id=&quot;2-5&quot;&gt;&lt;img class=&quot;d-block&quot; width=&quot;80&quot; height=&quot;112&quot; src=&quot;https://one-draw.jp/ijinden/cardlist/002/card/02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" data-id="2-5"&gt;&lt;img class="d-block" width="80" height="112" src="https://one-draw.jp/ijinden/cardlist/002/card/02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)" office:value-type="string" office:string-value="&lt;tr data-id=&quot;2-5&quot; data-expansion=&quot;25&quot; data-type=&quot;1&quot; data-color=&quot;16&quot; data-term=&quot;0&quot;&gt;&lt;td&gt;2-5&lt;/td&gt;&lt;td&gt;親鸞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" data-expansion="25" data-type="1" data-color="16" data-term="0"&gt;&lt;td&gt;2-5&lt;/td&gt;&lt;td&gt;親鸞&lt;/td&gt;&lt;td&gt;&lt;div class="input-group" data-deck="main"&gt;&lt;button type="button" class="btn btn-outline-secondary btn-number btn-pop" disabled&gt;-&lt;/button&gt;&lt;input type="text" class="form-control input-number" name="table-main-2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B139];[$HTML.$C$1];[.$O139];[$HTML.$D$1])" office:value-type="string" office:string-value="&lt;div class=&quot;container-card&quot; id=&quot;main-2-6&quot; data-id=&quot;2-6&quot;&gt;&lt;img class=&quot;img-card&quot; width=&quot;80&quot; height=&quot;112&quot; src=&quot;https://one-draw.jp/ijinden/cardlist/002/card/02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" data-id="2-6"&gt;&lt;img class="img-card" width="80" height="112" src="https://one-draw.jp/ijinden/cardlist/002/card/02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39];[$HTML.$B$2];[.$B139];[$HTML.$C$2];[.$O139];[$HTML.$D$2])" office:value-type="string" office:string-value="&lt;div class=&quot;container-card&quot; id=&quot;side-2-6&quot; data-id=&quot;2-6&quot;&gt;&lt;img class=&quot;d-block&quot; width=&quot;80&quot; height=&quot;112&quot; src=&quot;https://one-draw.jp/ijinden/cardlist/002/card/02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" data-id="2-6"&gt;&lt;img class="d-block" width="80" height="112" src="https://one-draw.jp/ijinden/cardlist/002/card/02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)" office:value-type="string" office:string-value="&lt;tr data-id=&quot;2-6&quot; data-expansion=&quot;25&quot; data-type=&quot;1&quot; data-color=&quot;16&quot; data-term=&quot;4&quot;&gt;&lt;td&gt;2-6&lt;/td&gt;&lt;td&gt;ナポレオン・ボナパ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" data-expansion="25" data-type="1" data-color="16" data-term="4"&gt;&lt;td&gt;2-6&lt;/td&gt;&lt;td&gt;ナポレオン・ボナパルト&lt;/td&gt;&lt;td&gt;&lt;div class="input-group" data-deck="main"&gt;&lt;button type="button" class="btn btn-outline-secondary btn-number btn-pop" disabled&gt;-&lt;/button&gt;&lt;input type="text" class="form-control input-number" name="table-main-2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B140];[$HTML.$C$1];[.$O140];[$HTML.$D$1])" office:value-type="string" office:string-value="&lt;div class=&quot;container-card&quot; id=&quot;main-2-7&quot; data-id=&quot;2-7&quot;&gt;&lt;img class=&quot;img-card&quot; width=&quot;80&quot; height=&quot;112&quot; src=&quot;https://one-draw.jp/ijinden/cardlist/002/card/02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" data-id="2-7"&gt;&lt;img class="img-card" width="80" height="112" src="https://one-draw.jp/ijinden/cardlist/002/card/02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0];[$HTML.$B$2];[.$B140];[$HTML.$C$2];[.$O140];[$HTML.$D$2])" office:value-type="string" office:string-value="&lt;div class=&quot;container-card&quot; id=&quot;side-2-7&quot; data-id=&quot;2-7&quot;&gt;&lt;img class=&quot;d-block&quot; width=&quot;80&quot; height=&quot;112&quot; src=&quot;https://one-draw.jp/ijinden/cardlist/002/card/02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" data-id="2-7"&gt;&lt;img class="d-block" width="80" height="112" src="https://one-draw.jp/ijinden/cardlist/002/card/02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)" office:value-type="string" office:string-value="&lt;tr data-id=&quot;2-7&quot; data-expansion=&quot;25&quot; data-type=&quot;1&quot; data-color=&quot;2&quot; data-term=&quot;0&quot;&gt;&lt;td&gt;2-7&lt;/td&gt;&lt;td&gt;日野富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" data-expansion="25" data-type="1" data-color="2" data-term="0"&gt;&lt;td&gt;2-7&lt;/td&gt;&lt;td&gt;日野富子&lt;/td&gt;&lt;td&gt;&lt;div class="input-group" data-deck="main"&gt;&lt;button type="button" class="btn btn-outline-secondary btn-number btn-pop" disabled&gt;-&lt;/button&gt;&lt;input type="text" class="form-control input-number" name="table-main-2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B141];[$HTML.$C$1];[.$O141];[$HTML.$D$1])" office:value-type="string" office:string-value="&lt;div class=&quot;container-card&quot; id=&quot;main-2-8&quot; data-id=&quot;2-8&quot;&gt;&lt;img class=&quot;img-card&quot; width=&quot;80&quot; height=&quot;112&quot; src=&quot;https://one-draw.jp/ijinden/cardlist/002/card/02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8" data-id="2-8"&gt;&lt;img class="img-card" width="80" height="112" src="https://one-draw.jp/ijinden/cardlist/002/card/02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1];[$HTML.$B$2];[.$B141];[$HTML.$C$2];[.$O141];[$HTML.$D$2])" office:value-type="string" office:string-value="&lt;div class=&quot;container-card&quot; id=&quot;side-2-8&quot; data-id=&quot;2-8&quot;&gt;&lt;img class=&quot;d-block&quot; width=&quot;80&quot; height=&quot;112&quot; src=&quot;https://one-draw.jp/ijinden/cardlist/002/card/02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8" data-id="2-8"&gt;&lt;img class="d-block" width="80" height="112" src="https://one-draw.jp/ijinden/cardlist/002/card/02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)" office:value-type="string" office:string-value="&lt;tr data-id=&quot;2-8&quot; data-expansion=&quot;25&quot; data-type=&quot;1&quot; data-color=&quot;2&quot; data-term=&quot;0&quot;&gt;&lt;td&gt;2-8&lt;/td&gt;&lt;td&gt;豊臣秀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8" data-expansion="25" data-type="1" data-color="2" data-term="0"&gt;&lt;td&gt;2-8&lt;/td&gt;&lt;td&gt;豊臣秀吉&lt;/td&gt;&lt;td&gt;&lt;div class="input-group" data-deck="main"&gt;&lt;button type="button" class="btn btn-outline-secondary btn-number btn-pop" disabled&gt;-&lt;/button&gt;&lt;input type="text" class="form-control input-number" name="table-main-2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B142];[$HTML.$C$1];[.$O142];[$HTML.$D$1])" office:value-type="string" office:string-value="&lt;div class=&quot;container-card&quot; id=&quot;main-2-9&quot; data-id=&quot;2-9&quot;&gt;&lt;img class=&quot;img-card&quot; width=&quot;80&quot; height=&quot;112&quot; src=&quot;https://one-draw.jp/ijinden/cardlist/002/card/02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9" data-id="2-9"&gt;&lt;img class="img-card" width="80" height="112" src="https://one-draw.jp/ijinden/cardlist/002/card/02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2];[$HTML.$B$2];[.$B142];[$HTML.$C$2];[.$O142];[$HTML.$D$2])" office:value-type="string" office:string-value="&lt;div class=&quot;container-card&quot; id=&quot;side-2-9&quot; data-id=&quot;2-9&quot;&gt;&lt;img class=&quot;d-block&quot; width=&quot;80&quot; height=&quot;112&quot; src=&quot;https://one-draw.jp/ijinden/cardlist/002/card/02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9" data-id="2-9"&gt;&lt;img class="d-block" width="80" height="112" src="https://one-draw.jp/ijinden/cardlist/002/card/02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)" office:value-type="string" office:string-value="&lt;tr data-id=&quot;2-9&quot; data-expansion=&quot;25&quot; data-type=&quot;1&quot; data-color=&quot;2&quot; data-term=&quot;3&quot;&gt;&lt;td&gt;2-9&lt;/td&gt;&lt;td&gt;石田三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9" data-expansion="25" data-type="1" data-color="2" data-term="3"&gt;&lt;td&gt;2-9&lt;/td&gt;&lt;td&gt;石田三成&lt;/td&gt;&lt;td&gt;&lt;div class="input-group" data-deck="main"&gt;&lt;button type="button" class="btn btn-outline-secondary btn-number btn-pop" disabled&gt;-&lt;/button&gt;&lt;input type="text" class="form-control input-number" name="table-main-2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B143];[$HTML.$C$1];[.$O143];[$HTML.$D$1])" office:value-type="string" office:string-value="&lt;div class=&quot;container-card&quot; id=&quot;main-2-10&quot; data-id=&quot;2-10&quot;&gt;&lt;img class=&quot;img-card&quot; width=&quot;80&quot; height=&quot;112&quot; src=&quot;https://one-draw.jp/ijinden/cardlist/002/card/02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0" data-id="2-10"&gt;&lt;img class="img-card" width="80" height="112" src="https://one-draw.jp/ijinden/cardlist/002/card/02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3];[$HTML.$B$2];[.$B143];[$HTML.$C$2];[.$O143];[$HTML.$D$2])" office:value-type="string" office:string-value="&lt;div class=&quot;container-card&quot; id=&quot;side-2-10&quot; data-id=&quot;2-10&quot;&gt;&lt;img class=&quot;d-block&quot; width=&quot;80&quot; height=&quot;112&quot; src=&quot;https://one-draw.jp/ijinden/cardlist/002/card/02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0" data-id="2-10"&gt;&lt;img class="d-block" width="80" height="112" src="https://one-draw.jp/ijinden/cardlist/002/card/02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)" office:value-type="string" office:string-value="&lt;tr data-id=&quot;2-10&quot; data-expansion=&quot;25&quot; data-type=&quot;1&quot; data-color=&quot;2&quot; data-term=&quot;0&quot;&gt;&lt;td&gt;2-10&lt;/td&gt;&lt;td&gt;栄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0" data-expansion="25" data-type="1" data-color="2" data-term="0"&gt;&lt;td&gt;2-10&lt;/td&gt;&lt;td&gt;栄西&lt;/td&gt;&lt;td&gt;&lt;div class="input-group" data-deck="main"&gt;&lt;button type="button" class="btn btn-outline-secondary btn-number btn-pop" disabled&gt;-&lt;/button&gt;&lt;input type="text" class="form-control input-number" name="table-main-2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B144];[$HTML.$C$1];[.$O144];[$HTML.$D$1])" office:value-type="string" office:string-value="&lt;div class=&quot;container-card&quot; id=&quot;main-2-11&quot; data-id=&quot;2-11&quot;&gt;&lt;img class=&quot;img-card&quot; width=&quot;80&quot; height=&quot;112&quot; src=&quot;https://one-draw.jp/ijinden/cardlist/002/card/02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1" data-id="2-11"&gt;&lt;img class="img-card" width="80" height="112" src="https://one-draw.jp/ijinden/cardlist/002/card/02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4];[$HTML.$B$2];[.$B144];[$HTML.$C$2];[.$O144];[$HTML.$D$2])" office:value-type="string" office:string-value="&lt;div class=&quot;container-card&quot; id=&quot;side-2-11&quot; data-id=&quot;2-11&quot;&gt;&lt;img class=&quot;d-block&quot; width=&quot;80&quot; height=&quot;112&quot; src=&quot;https://one-draw.jp/ijinden/cardlist/002/card/02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1" data-id="2-11"&gt;&lt;img class="d-block" width="80" height="112" src="https://one-draw.jp/ijinden/cardlist/002/card/02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)" office:value-type="string" office:string-value="&lt;tr data-id=&quot;2-11&quot; data-expansion=&quot;25&quot; data-type=&quot;1&quot; data-color=&quot;2&quot; data-term=&quot;0&quot;&gt;&lt;td&gt;2-11&lt;/td&gt;&lt;td&gt;道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1" data-expansion="25" data-type="1" data-color="2" data-term="0"&gt;&lt;td&gt;2-11&lt;/td&gt;&lt;td&gt;道元&lt;/td&gt;&lt;td&gt;&lt;div class="input-group" data-deck="main"&gt;&lt;button type="button" class="btn btn-outline-secondary btn-number btn-pop" disabled&gt;-&lt;/button&gt;&lt;input type="text" class="form-control input-number" name="table-main-2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B145];[$HTML.$C$1];[.$O145];[$HTML.$D$1])" office:value-type="string" office:string-value="&lt;div class=&quot;container-card&quot; id=&quot;main-2-12&quot; data-id=&quot;2-12&quot;&gt;&lt;img class=&quot;img-card&quot; width=&quot;80&quot; height=&quot;112&quot; src=&quot;https://one-draw.jp/ijinden/cardlist/002/card/02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2" data-id="2-12"&gt;&lt;img class="img-card" width="80" height="112" src="https://one-draw.jp/ijinden/cardlist/002/card/02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5];[$HTML.$B$2];[.$B145];[$HTML.$C$2];[.$O145];[$HTML.$D$2])" office:value-type="string" office:string-value="&lt;div class=&quot;container-card&quot; id=&quot;side-2-12&quot; data-id=&quot;2-12&quot;&gt;&lt;img class=&quot;d-block&quot; width=&quot;80&quot; height=&quot;112&quot; src=&quot;https://one-draw.jp/ijinden/cardlist/002/card/02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2" data-id="2-12"&gt;&lt;img class="d-block" width="80" height="112" src="https://one-draw.jp/ijinden/cardlist/002/card/02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)" office:value-type="string" office:string-value="&lt;tr data-id=&quot;2-12&quot; data-expansion=&quot;25&quot; data-type=&quot;1&quot; data-color=&quot;2&quot; data-term=&quot;0&quot;&gt;&lt;td&gt;2-12&lt;/td&gt;&lt;td&gt;足利義昭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2" data-expansion="25" data-type="1" data-color="2" data-term="0"&gt;&lt;td&gt;2-12&lt;/td&gt;&lt;td&gt;足利義昭&lt;/td&gt;&lt;td&gt;&lt;div class="input-group" data-deck="main"&gt;&lt;button type="button" class="btn btn-outline-secondary btn-number btn-pop" disabled&gt;-&lt;/button&gt;&lt;input type="text" class="form-control input-number" name="table-main-2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B146];[$HTML.$C$1];[.$O146];[$HTML.$D$1])" office:value-type="string" office:string-value="&lt;div class=&quot;container-card&quot; id=&quot;main-2-13&quot; data-id=&quot;2-13&quot;&gt;&lt;img class=&quot;img-card&quot; width=&quot;80&quot; height=&quot;112&quot; src=&quot;https://one-draw.jp/ijinden/cardlist/002/card/02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3" data-id="2-13"&gt;&lt;img class="img-card" width="80" height="112" src="https://one-draw.jp/ijinden/cardlist/002/card/02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6];[$HTML.$B$2];[.$B146];[$HTML.$C$2];[.$O146];[$HTML.$D$2])" office:value-type="string" office:string-value="&lt;div class=&quot;container-card&quot; id=&quot;side-2-13&quot; data-id=&quot;2-13&quot;&gt;&lt;img class=&quot;d-block&quot; width=&quot;80&quot; height=&quot;112&quot; src=&quot;https://one-draw.jp/ijinden/cardlist/002/card/02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3" data-id="2-13"&gt;&lt;img class="d-block" width="80" height="112" src="https://one-draw.jp/ijinden/cardlist/002/card/02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)" office:value-type="string" office:string-value="&lt;tr data-id=&quot;2-13&quot; data-expansion=&quot;25&quot; data-type=&quot;1&quot; data-color=&quot;2&quot; data-term=&quot;0&quot;&gt;&lt;td&gt;2-13&lt;/td&gt;&lt;td&gt;毛利輝元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3" data-expansion="25" data-type="1" data-color="2" data-term="0"&gt;&lt;td&gt;2-13&lt;/td&gt;&lt;td&gt;毛利輝元&lt;/td&gt;&lt;td&gt;&lt;div class="input-group" data-deck="main"&gt;&lt;button type="button" class="btn btn-outline-secondary btn-number btn-pop" disabled&gt;-&lt;/button&gt;&lt;input type="text" class="form-control input-number" name="table-main-2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B147];[$HTML.$C$1];[.$O147];[$HTML.$D$1])" office:value-type="string" office:string-value="&lt;div class=&quot;container-card&quot; id=&quot;main-2-14&quot; data-id=&quot;2-14&quot;&gt;&lt;img class=&quot;img-card&quot; width=&quot;80&quot; height=&quot;112&quot; src=&quot;https://one-draw.jp/ijinden/cardlist/002/card/02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4" data-id="2-14"&gt;&lt;img class="img-card" width="80" height="112" src="https://one-draw.jp/ijinden/cardlist/002/card/02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7];[$HTML.$B$2];[.$B147];[$HTML.$C$2];[.$O147];[$HTML.$D$2])" office:value-type="string" office:string-value="&lt;div class=&quot;container-card&quot; id=&quot;side-2-14&quot; data-id=&quot;2-14&quot;&gt;&lt;img class=&quot;d-block&quot; width=&quot;80&quot; height=&quot;112&quot; src=&quot;https://one-draw.jp/ijinden/cardlist/002/card/02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4" data-id="2-14"&gt;&lt;img class="d-block" width="80" height="112" src="https://one-draw.jp/ijinden/cardlist/002/card/02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)" office:value-type="string" office:string-value="&lt;tr data-id=&quot;2-14&quot; data-expansion=&quot;25&quot; data-type=&quot;1&quot; data-color=&quot;2&quot; data-term=&quot;0&quot;&gt;&lt;td&gt;2-14&lt;/td&gt;&lt;td&gt;北条時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4" data-expansion="25" data-type="1" data-color="2" data-term="0"&gt;&lt;td&gt;2-14&lt;/td&gt;&lt;td&gt;北条時政&lt;/td&gt;&lt;td&gt;&lt;div class="input-group" data-deck="main"&gt;&lt;button type="button" class="btn btn-outline-secondary btn-number btn-pop" disabled&gt;-&lt;/button&gt;&lt;input type="text" class="form-control input-number" name="table-main-2-1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B148];[$HTML.$C$1];[.$O148];[$HTML.$D$1])" office:value-type="string" office:string-value="&lt;div class=&quot;container-card&quot; id=&quot;main-2-15&quot; data-id=&quot;2-15&quot;&gt;&lt;img class=&quot;img-card&quot; width=&quot;80&quot; height=&quot;112&quot; src=&quot;https://one-draw.jp/ijinden/cardlist/002/card/02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5" data-id="2-15"&gt;&lt;img class="img-card" width="80" height="112" src="https://one-draw.jp/ijinden/cardlist/002/card/02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8];[$HTML.$B$2];[.$B148];[$HTML.$C$2];[.$O148];[$HTML.$D$2])" office:value-type="string" office:string-value="&lt;div class=&quot;container-card&quot; id=&quot;side-2-15&quot; data-id=&quot;2-15&quot;&gt;&lt;img class=&quot;d-block&quot; width=&quot;80&quot; height=&quot;112&quot; src=&quot;https://one-draw.jp/ijinden/cardlist/002/card/02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5" data-id="2-15"&gt;&lt;img class="d-block" width="80" height="112" src="https://one-draw.jp/ijinden/cardlist/002/card/02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)" office:value-type="string" office:string-value="&lt;tr data-id=&quot;2-15&quot; data-expansion=&quot;25&quot; data-type=&quot;1&quot; data-color=&quot;2&quot; data-term=&quot;0&quot;&gt;&lt;td&gt;2-15&lt;/td&gt;&lt;td&gt;北条時宗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5" data-expansion="25" data-type="1" data-color="2" data-term="0"&gt;&lt;td&gt;2-15&lt;/td&gt;&lt;td&gt;北条時宗&lt;/td&gt;&lt;td&gt;&lt;div class="input-group" data-deck="main"&gt;&lt;button type="button" class="btn btn-outline-secondary btn-number btn-pop" disabled&gt;-&lt;/button&gt;&lt;input type="text" class="form-control input-number" name="table-main-2-1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B149];[$HTML.$C$1];[.$O149];[$HTML.$D$1])" office:value-type="string" office:string-value="&lt;div class=&quot;container-card&quot; id=&quot;main-2-16&quot; data-id=&quot;2-16&quot;&gt;&lt;img class=&quot;img-card&quot; width=&quot;80&quot; height=&quot;112&quot; src=&quot;https://one-draw.jp/ijinden/cardlist/002/card/02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6" data-id="2-16"&gt;&lt;img class="img-card" width="80" height="112" src="https://one-draw.jp/ijinden/cardlist/002/card/02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49];[$HTML.$B$2];[.$B149];[$HTML.$C$2];[.$O149];[$HTML.$D$2])" office:value-type="string" office:string-value="&lt;div class=&quot;container-card&quot; id=&quot;side-2-16&quot; data-id=&quot;2-16&quot;&gt;&lt;img class=&quot;d-block&quot; width=&quot;80&quot; height=&quot;112&quot; src=&quot;https://one-draw.jp/ijinden/cardlist/002/card/02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6" data-id="2-16"&gt;&lt;img class="d-block" width="80" height="112" src="https://one-draw.jp/ijinden/cardlist/002/card/02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)" office:value-type="string" office:string-value="&lt;tr data-id=&quot;2-16&quot; data-expansion=&quot;25&quot; data-type=&quot;1&quot; data-color=&quot;4&quot; data-term=&quot;0&quot;&gt;&lt;td&gt;2-16&lt;/td&gt;&lt;td&gt;シャルル・ド・モンテスキュ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6" data-expansion="25" data-type="1" data-color="4" data-term="0"&gt;&lt;td&gt;2-16&lt;/td&gt;&lt;td&gt;シャルル・ド・モンテスキュー&lt;/td&gt;&lt;td&gt;&lt;div class="input-group" data-deck="main"&gt;&lt;button type="button" class="btn btn-outline-secondary btn-number btn-pop" disabled&gt;-&lt;/button&gt;&lt;input type="text" class="form-control input-number" name="table-main-2-1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B150];[$HTML.$C$1];[.$O150];[$HTML.$D$1])" office:value-type="string" office:string-value="&lt;div class=&quot;container-card&quot; id=&quot;main-2-17&quot; data-id=&quot;2-17&quot;&gt;&lt;img class=&quot;img-card&quot; width=&quot;80&quot; height=&quot;112&quot; src=&quot;https://one-draw.jp/ijinden/cardlist/002/card/02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7" data-id="2-17"&gt;&lt;img class="img-card" width="80" height="112" src="https://one-draw.jp/ijinden/cardlist/002/card/02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0];[$HTML.$B$2];[.$B150];[$HTML.$C$2];[.$O150];[$HTML.$D$2])" office:value-type="string" office:string-value="&lt;div class=&quot;container-card&quot; id=&quot;side-2-17&quot; data-id=&quot;2-17&quot;&gt;&lt;img class=&quot;d-block&quot; width=&quot;80&quot; height=&quot;112&quot; src=&quot;https://one-draw.jp/ijinden/cardlist/002/card/02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7" data-id="2-17"&gt;&lt;img class="d-block" width="80" height="112" src="https://one-draw.jp/ijinden/cardlist/002/card/02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)" office:value-type="string" office:string-value="&lt;tr data-id=&quot;2-17&quot; data-expansion=&quot;25&quot; data-type=&quot;1&quot; data-color=&quot;4&quot; data-term=&quot;0&quot;&gt;&lt;td&gt;2-17&lt;/td&gt;&lt;td&gt;ジャン＝ジャック・ルソ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7" data-expansion="25" data-type="1" data-color="4" data-term="0"&gt;&lt;td&gt;2-17&lt;/td&gt;&lt;td&gt;ジャン＝ジャック・ルソー&lt;/td&gt;&lt;td&gt;&lt;div class="input-group" data-deck="main"&gt;&lt;button type="button" class="btn btn-outline-secondary btn-number btn-pop" disabled&gt;-&lt;/button&gt;&lt;input type="text" class="form-control input-number" name="table-main-2-1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B151];[$HTML.$C$1];[.$O151];[$HTML.$D$1])" office:value-type="string" office:string-value="&lt;div class=&quot;container-card&quot; id=&quot;main-2-18&quot; data-id=&quot;2-18&quot;&gt;&lt;img class=&quot;img-card&quot; width=&quot;80&quot; height=&quot;112&quot; src=&quot;https://one-draw.jp/ijinden/cardlist/002/card/02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8" data-id="2-18"&gt;&lt;img class="img-card" width="80" height="112" src="https://one-draw.jp/ijinden/cardlist/002/card/02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1];[$HTML.$B$2];[.$B151];[$HTML.$C$2];[.$O151];[$HTML.$D$2])" office:value-type="string" office:string-value="&lt;div class=&quot;container-card&quot; id=&quot;side-2-18&quot; data-id=&quot;2-18&quot;&gt;&lt;img class=&quot;d-block&quot; width=&quot;80&quot; height=&quot;112&quot; src=&quot;https://one-draw.jp/ijinden/cardlist/002/card/02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8" data-id="2-18"&gt;&lt;img class="d-block" width="80" height="112" src="https://one-draw.jp/ijinden/cardlist/002/card/02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)" office:value-type="string" office:string-value="&lt;tr data-id=&quot;2-18&quot; data-expansion=&quot;25&quot; data-type=&quot;1&quot; data-color=&quot;4&quot; data-term=&quot;0&quot;&gt;&lt;td&gt;2-18&lt;/td&gt;&lt;td&gt;エカチェリーナ2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8" data-expansion="25" data-type="1" data-color="4" data-term="0"&gt;&lt;td&gt;2-18&lt;/td&gt;&lt;td&gt;エカチェリーナ2世&lt;/td&gt;&lt;td&gt;&lt;div class="input-group" data-deck="main"&gt;&lt;button type="button" class="btn btn-outline-secondary btn-number btn-pop" disabled&gt;-&lt;/button&gt;&lt;input type="text" class="form-control input-number" name="table-main-2-1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B152];[$HTML.$C$1];[.$O152];[$HTML.$D$1])" office:value-type="string" office:string-value="&lt;div class=&quot;container-card&quot; id=&quot;main-2-19&quot; data-id=&quot;2-19&quot;&gt;&lt;img class=&quot;img-card&quot; width=&quot;80&quot; height=&quot;112&quot; src=&quot;https://one-draw.jp/ijinden/cardlist/002/card/02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19" data-id="2-19"&gt;&lt;img class="img-card" width="80" height="112" src="https://one-draw.jp/ijinden/cardlist/002/card/02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2];[$HTML.$B$2];[.$B152];[$HTML.$C$2];[.$O152];[$HTML.$D$2])" office:value-type="string" office:string-value="&lt;div class=&quot;container-card&quot; id=&quot;side-2-19&quot; data-id=&quot;2-19&quot;&gt;&lt;img class=&quot;d-block&quot; width=&quot;80&quot; height=&quot;112&quot; src=&quot;https://one-draw.jp/ijinden/cardlist/002/card/02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19" data-id="2-19"&gt;&lt;img class="d-block" width="80" height="112" src="https://one-draw.jp/ijinden/cardlist/002/card/02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)" office:value-type="string" office:string-value="&lt;tr data-id=&quot;2-19&quot; data-expansion=&quot;25&quot; data-type=&quot;1&quot; data-color=&quot;4&quot; data-term=&quot;0&quot;&gt;&lt;td&gt;2-19&lt;/td&gt;&lt;td&gt;ジョン・ロ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1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1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19" data-expansion="25" data-type="1" data-color="4" data-term="0"&gt;&lt;td&gt;2-19&lt;/td&gt;&lt;td&gt;ジョン・ロック&lt;/td&gt;&lt;td&gt;&lt;div class="input-group" data-deck="main"&gt;&lt;button type="button" class="btn btn-outline-secondary btn-number btn-pop" disabled&gt;-&lt;/button&gt;&lt;input type="text" class="form-control input-number" name="table-main-2-1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1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B153];[$HTML.$C$1];[.$O153];[$HTML.$D$1])" office:value-type="string" office:string-value="&lt;div class=&quot;container-card&quot; id=&quot;main-2-20&quot; data-id=&quot;2-20&quot;&gt;&lt;img class=&quot;img-card&quot; width=&quot;80&quot; height=&quot;112&quot; src=&quot;https://one-draw.jp/ijinden/cardlist/002/card/02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0" data-id="2-20"&gt;&lt;img class="img-card" width="80" height="112" src="https://one-draw.jp/ijinden/cardlist/002/card/02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3];[$HTML.$B$2];[.$B153];[$HTML.$C$2];[.$O153];[$HTML.$D$2])" office:value-type="string" office:string-value="&lt;div class=&quot;container-card&quot; id=&quot;side-2-20&quot; data-id=&quot;2-20&quot;&gt;&lt;img class=&quot;d-block&quot; width=&quot;80&quot; height=&quot;112&quot; src=&quot;https://one-draw.jp/ijinden/cardlist/002/card/02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0" data-id="2-20"&gt;&lt;img class="d-block" width="80" height="112" src="https://one-draw.jp/ijinden/cardlist/002/card/02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)" office:value-type="string" office:string-value="&lt;tr data-id=&quot;2-20&quot; data-expansion=&quot;25&quot; data-type=&quot;1&quot; data-color=&quot;4&quot; data-term=&quot;4&quot;&gt;&lt;td&gt;2-20&lt;/td&gt;&lt;td&gt;洪秀全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0" data-expansion="25" data-type="1" data-color="4" data-term="4"&gt;&lt;td&gt;2-20&lt;/td&gt;&lt;td&gt;洪秀全&lt;/td&gt;&lt;td&gt;&lt;div class="input-group" data-deck="main"&gt;&lt;button type="button" class="btn btn-outline-secondary btn-number btn-pop" disabled&gt;-&lt;/button&gt;&lt;input type="text" class="form-control input-number" name="table-main-2-2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B154];[$HTML.$C$1];[.$O154];[$HTML.$D$1])" office:value-type="string" office:string-value="&lt;div class=&quot;container-card&quot; id=&quot;main-2-21&quot; data-id=&quot;2-21&quot;&gt;&lt;img class=&quot;img-card&quot; width=&quot;80&quot; height=&quot;112&quot; src=&quot;https://one-draw.jp/ijinden/cardlist/002/card/02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1" data-id="2-21"&gt;&lt;img class="img-card" width="80" height="112" src="https://one-draw.jp/ijinden/cardlist/002/card/02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4];[$HTML.$B$2];[.$B154];[$HTML.$C$2];[.$O154];[$HTML.$D$2])" office:value-type="string" office:string-value="&lt;div class=&quot;container-card&quot; id=&quot;side-2-21&quot; data-id=&quot;2-21&quot;&gt;&lt;img class=&quot;d-block&quot; width=&quot;80&quot; height=&quot;112&quot; src=&quot;https://one-draw.jp/ijinden/cardlist/002/card/02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1" data-id="2-21"&gt;&lt;img class="d-block" width="80" height="112" src="https://one-draw.jp/ijinden/cardlist/002/card/02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)" office:value-type="string" office:string-value="&lt;tr data-id=&quot;2-21&quot; data-expansion=&quot;25&quot; data-type=&quot;1&quot; data-color=&quot;4&quot; data-term=&quot;0&quot;&gt;&lt;td&gt;2-21&lt;/td&gt;&lt;td&gt;ジェームズ＝ワ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1" data-expansion="25" data-type="1" data-color="4" data-term="0"&gt;&lt;td&gt;2-21&lt;/td&gt;&lt;td&gt;ジェームズ＝ワット&lt;/td&gt;&lt;td&gt;&lt;div class="input-group" data-deck="main"&gt;&lt;button type="button" class="btn btn-outline-secondary btn-number btn-pop" disabled&gt;-&lt;/button&gt;&lt;input type="text" class="form-control input-number" name="table-main-2-2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B155];[$HTML.$C$1];[.$O155];[$HTML.$D$1])" office:value-type="string" office:string-value="&lt;div class=&quot;container-card&quot; id=&quot;main-2-22&quot; data-id=&quot;2-22&quot;&gt;&lt;img class=&quot;img-card&quot; width=&quot;80&quot; height=&quot;112&quot; src=&quot;https://one-draw.jp/ijinden/cardlist/002/card/02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2" data-id="2-22"&gt;&lt;img class="img-card" width="80" height="112" src="https://one-draw.jp/ijinden/cardlist/002/card/02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5];[$HTML.$B$2];[.$B155];[$HTML.$C$2];[.$O155];[$HTML.$D$2])" office:value-type="string" office:string-value="&lt;div class=&quot;container-card&quot; id=&quot;side-2-22&quot; data-id=&quot;2-22&quot;&gt;&lt;img class=&quot;d-block&quot; width=&quot;80&quot; height=&quot;112&quot; src=&quot;https://one-draw.jp/ijinden/cardlist/002/card/02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2" data-id="2-22"&gt;&lt;img class="d-block" width="80" height="112" src="https://one-draw.jp/ijinden/cardlist/002/card/02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)" office:value-type="string" office:string-value="&lt;tr data-id=&quot;2-22&quot; data-expansion=&quot;25&quot; data-type=&quot;1&quot; data-color=&quot;4&quot; data-term=&quot;1&quot;&gt;&lt;td&gt;2-22&lt;/td&gt;&lt;td&gt;日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2" data-expansion="25" data-type="1" data-color="4" data-term="1"&gt;&lt;td&gt;2-22&lt;/td&gt;&lt;td&gt;日蓮&lt;/td&gt;&lt;td&gt;&lt;div class="input-group" data-deck="main"&gt;&lt;button type="button" class="btn btn-outline-secondary btn-number btn-pop" disabled&gt;-&lt;/button&gt;&lt;input type="text" class="form-control input-number" name="table-main-2-2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B156];[$HTML.$C$1];[.$O156];[$HTML.$D$1])" office:value-type="string" office:string-value="&lt;div class=&quot;container-card&quot; id=&quot;main-2-23&quot; data-id=&quot;2-23&quot;&gt;&lt;img class=&quot;img-card&quot; width=&quot;80&quot; height=&quot;112&quot; src=&quot;https://one-draw.jp/ijinden/cardlist/002/card/02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3" data-id="2-23"&gt;&lt;img class="img-card" width="80" height="112" src="https://one-draw.jp/ijinden/cardlist/002/card/02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6];[$HTML.$B$2];[.$B156];[$HTML.$C$2];[.$O156];[$HTML.$D$2])" office:value-type="string" office:string-value="&lt;div class=&quot;container-card&quot; id=&quot;side-2-23&quot; data-id=&quot;2-23&quot;&gt;&lt;img class=&quot;d-block&quot; width=&quot;80&quot; height=&quot;112&quot; src=&quot;https://one-draw.jp/ijinden/cardlist/002/card/02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3" data-id="2-23"&gt;&lt;img class="d-block" width="80" height="112" src="https://one-draw.jp/ijinden/cardlist/002/card/02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)" office:value-type="string" office:string-value="&lt;tr data-id=&quot;2-23&quot; data-expansion=&quot;25&quot; data-type=&quot;1&quot; data-color=&quot;4&quot; data-term=&quot;0&quot;&gt;&lt;td&gt;2-23&lt;/td&gt;&lt;td&gt;李舜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3" data-expansion="25" data-type="1" data-color="4" data-term="0"&gt;&lt;td&gt;2-23&lt;/td&gt;&lt;td&gt;李舜臣&lt;/td&gt;&lt;td&gt;&lt;div class="input-group" data-deck="main"&gt;&lt;button type="button" class="btn btn-outline-secondary btn-number btn-pop" disabled&gt;-&lt;/button&gt;&lt;input type="text" class="form-control input-number" name="table-main-2-2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B157];[$HTML.$C$1];[.$O157];[$HTML.$D$1])" office:value-type="string" office:string-value="&lt;div class=&quot;container-card&quot; id=&quot;main-2-24&quot; data-id=&quot;2-24&quot;&gt;&lt;img class=&quot;img-card&quot; width=&quot;80&quot; height=&quot;112&quot; src=&quot;https://one-draw.jp/ijinden/cardlist/002/card/02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4" data-id="2-24"&gt;&lt;img class="img-card" width="80" height="112" src="https://one-draw.jp/ijinden/cardlist/002/card/02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7];[$HTML.$B$2];[.$B157];[$HTML.$C$2];[.$O157];[$HTML.$D$2])" office:value-type="string" office:string-value="&lt;div class=&quot;container-card&quot; id=&quot;side-2-24&quot; data-id=&quot;2-24&quot;&gt;&lt;img class=&quot;d-block&quot; width=&quot;80&quot; height=&quot;112&quot; src=&quot;https://one-draw.jp/ijinden/cardlist/002/card/02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4" data-id="2-24"&gt;&lt;img class="d-block" width="80" height="112" src="https://one-draw.jp/ijinden/cardlist/002/card/02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)" office:value-type="string" office:string-value="&lt;tr data-id=&quot;2-24&quot; data-expansion=&quot;25&quot; data-type=&quot;1&quot; data-color=&quot;4&quot; data-term=&quot;1&quot;&gt;&lt;td&gt;2-24&lt;/td&gt;&lt;td&gt;山田長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4" data-expansion="25" data-type="1" data-color="4" data-term="1"&gt;&lt;td&gt;2-24&lt;/td&gt;&lt;td&gt;山田長政&lt;/td&gt;&lt;td&gt;&lt;div class="input-group" data-deck="main"&gt;&lt;button type="button" class="btn btn-outline-secondary btn-number btn-pop" disabled&gt;-&lt;/button&gt;&lt;input type="text" class="form-control input-number" name="table-main-2-2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B158];[$HTML.$C$1];[.$O158];[$HTML.$D$1])" office:value-type="string" office:string-value="&lt;div class=&quot;container-card&quot; id=&quot;main-2-25&quot; data-id=&quot;2-25&quot;&gt;&lt;img class=&quot;img-card&quot; width=&quot;80&quot; height=&quot;112&quot; src=&quot;https://one-draw.jp/ijinden/cardlist/002/card/02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5" data-id="2-25"&gt;&lt;img class="img-card" width="80" height="112" src="https://one-draw.jp/ijinden/cardlist/002/card/02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8];[$HTML.$B$2];[.$B158];[$HTML.$C$2];[.$O158];[$HTML.$D$2])" office:value-type="string" office:string-value="&lt;div class=&quot;container-card&quot; id=&quot;side-2-25&quot; data-id=&quot;2-25&quot;&gt;&lt;img class=&quot;d-block&quot; width=&quot;80&quot; height=&quot;112&quot; src=&quot;https://one-draw.jp/ijinden/cardlist/002/card/02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5" data-id="2-25"&gt;&lt;img class="d-block" width="80" height="112" src="https://one-draw.jp/ijinden/cardlist/002/card/02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)" office:value-type="string" office:string-value="&lt;tr data-id=&quot;2-25&quot; data-expansion=&quot;25&quot; data-type=&quot;1&quot; data-color=&quot;8&quot; data-term=&quot;0&quot;&gt;&lt;td&gt;2-25&lt;/td&gt;&lt;td&gt;運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5" data-expansion="25" data-type="1" data-color="8" data-term="0"&gt;&lt;td&gt;2-25&lt;/td&gt;&lt;td&gt;運慶&lt;/td&gt;&lt;td&gt;&lt;div class="input-group" data-deck="main"&gt;&lt;button type="button" class="btn btn-outline-secondary btn-number btn-pop" disabled&gt;-&lt;/button&gt;&lt;input type="text" class="form-control input-number" name="table-main-2-2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B159];[$HTML.$C$1];[.$O159];[$HTML.$D$1])" office:value-type="string" office:string-value="&lt;div class=&quot;container-card&quot; id=&quot;main-2-26&quot; data-id=&quot;2-26&quot;&gt;&lt;img class=&quot;img-card&quot; width=&quot;80&quot; height=&quot;112&quot; src=&quot;https://one-draw.jp/ijinden/cardlist/002/card/02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6" data-id="2-26"&gt;&lt;img class="img-card" width="80" height="112" src="https://one-draw.jp/ijinden/cardlist/002/card/02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59];[$HTML.$B$2];[.$B159];[$HTML.$C$2];[.$O159];[$HTML.$D$2])" office:value-type="string" office:string-value="&lt;div class=&quot;container-card&quot; id=&quot;side-2-26&quot; data-id=&quot;2-26&quot;&gt;&lt;img class=&quot;d-block&quot; width=&quot;80&quot; height=&quot;112&quot; src=&quot;https://one-draw.jp/ijinden/cardlist/002/card/02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6" data-id="2-26"&gt;&lt;img class="d-block" width="80" height="112" src="https://one-draw.jp/ijinden/cardlist/002/card/02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)" office:value-type="string" office:string-value="&lt;tr data-id=&quot;2-26&quot; data-expansion=&quot;25&quot; data-type=&quot;1&quot; data-color=&quot;8&quot; data-term=&quot;2&quot;&gt;&lt;td&gt;2-26&lt;/td&gt;&lt;td&gt;ハリエット・ビーチャー・スト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6" data-expansion="25" data-type="1" data-color="8" data-term="2"&gt;&lt;td&gt;2-26&lt;/td&gt;&lt;td&gt;ハリエット・ビーチャー・ストウ&lt;/td&gt;&lt;td&gt;&lt;div class="input-group" data-deck="main"&gt;&lt;button type="button" class="btn btn-outline-secondary btn-number btn-pop" disabled&gt;-&lt;/button&gt;&lt;input type="text" class="form-control input-number" name="table-main-2-2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B160];[$HTML.$C$1];[.$O160];[$HTML.$D$1])" office:value-type="string" office:string-value="&lt;div class=&quot;container-card&quot; id=&quot;main-2-27&quot; data-id=&quot;2-27&quot;&gt;&lt;img class=&quot;img-card&quot; width=&quot;80&quot; height=&quot;112&quot; src=&quot;https://one-draw.jp/ijinden/cardlist/002/card/02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7" data-id="2-27"&gt;&lt;img class="img-card" width="80" height="112" src="https://one-draw.jp/ijinden/cardlist/002/card/02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0];[$HTML.$B$2];[.$B160];[$HTML.$C$2];[.$O160];[$HTML.$D$2])" office:value-type="string" office:string-value="&lt;div class=&quot;container-card&quot; id=&quot;side-2-27&quot; data-id=&quot;2-27&quot;&gt;&lt;img class=&quot;d-block&quot; width=&quot;80&quot; height=&quot;112&quot; src=&quot;https://one-draw.jp/ijinden/cardlist/002/card/02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7" data-id="2-27"&gt;&lt;img class="d-block" width="80" height="112" src="https://one-draw.jp/ijinden/cardlist/002/card/02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)" office:value-type="string" office:string-value="&lt;tr data-id=&quot;2-27&quot; data-expansion=&quot;25&quot; data-type=&quot;1&quot; data-color=&quot;8&quot; data-term=&quot;3&quot;&gt;&lt;td&gt;2-27&lt;/td&gt;&lt;td&gt;コシャマイ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7" data-expansion="25" data-type="1" data-color="8" data-term="3"&gt;&lt;td&gt;2-27&lt;/td&gt;&lt;td&gt;コシャマイン&lt;/td&gt;&lt;td&gt;&lt;div class="input-group" data-deck="main"&gt;&lt;button type="button" class="btn btn-outline-secondary btn-number btn-pop" disabled&gt;-&lt;/button&gt;&lt;input type="text" class="form-control input-number" name="table-main-2-2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B161];[$HTML.$C$1];[.$O161];[$HTML.$D$1])" office:value-type="string" office:string-value="&lt;div class=&quot;container-card&quot; id=&quot;main-2-28&quot; data-id=&quot;2-28&quot;&gt;&lt;img class=&quot;img-card&quot; width=&quot;80&quot; height=&quot;112&quot; src=&quot;https://one-draw.jp/ijinden/cardlist/002/card/02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8" data-id="2-28"&gt;&lt;img class="img-card" width="80" height="112" src="https://one-draw.jp/ijinden/cardlist/002/card/02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1];[$HTML.$B$2];[.$B161];[$HTML.$C$2];[.$O161];[$HTML.$D$2])" office:value-type="string" office:string-value="&lt;div class=&quot;container-card&quot; id=&quot;side-2-28&quot; data-id=&quot;2-28&quot;&gt;&lt;img class=&quot;d-block&quot; width=&quot;80&quot; height=&quot;112&quot; src=&quot;https://one-draw.jp/ijinden/cardlist/002/card/02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8" data-id="2-28"&gt;&lt;img class="d-block" width="80" height="112" src="https://one-draw.jp/ijinden/cardlist/002/card/02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)" office:value-type="string" office:string-value="&lt;tr data-id=&quot;2-28&quot; data-expansion=&quot;25&quot; data-type=&quot;1&quot; data-color=&quot;8&quot; data-term=&quot;0&quot;&gt;&lt;td&gt;2-28&lt;/td&gt;&lt;td&gt;狩野山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8" data-expansion="25" data-type="1" data-color="8" data-term="0"&gt;&lt;td&gt;2-28&lt;/td&gt;&lt;td&gt;狩野山楽&lt;/td&gt;&lt;td&gt;&lt;div class="input-group" data-deck="main"&gt;&lt;button type="button" class="btn btn-outline-secondary btn-number btn-pop" disabled&gt;-&lt;/button&gt;&lt;input type="text" class="form-control input-number" name="table-main-2-2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B162];[$HTML.$C$1];[.$O162];[$HTML.$D$1])" office:value-type="string" office:string-value="&lt;div class=&quot;container-card&quot; id=&quot;main-2-29&quot; data-id=&quot;2-29&quot;&gt;&lt;img class=&quot;img-card&quot; width=&quot;80&quot; height=&quot;112&quot; src=&quot;https://one-draw.jp/ijinden/cardlist/002/card/02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29" data-id="2-29"&gt;&lt;img class="img-card" width="80" height="112" src="https://one-draw.jp/ijinden/cardlist/002/card/02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2];[$HTML.$B$2];[.$B162];[$HTML.$C$2];[.$O162];[$HTML.$D$2])" office:value-type="string" office:string-value="&lt;div class=&quot;container-card&quot; id=&quot;side-2-29&quot; data-id=&quot;2-29&quot;&gt;&lt;img class=&quot;d-block&quot; width=&quot;80&quot; height=&quot;112&quot; src=&quot;https://one-draw.jp/ijinden/cardlist/002/card/02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29" data-id="2-29"&gt;&lt;img class="d-block" width="80" height="112" src="https://one-draw.jp/ijinden/cardlist/002/card/02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)" office:value-type="string" office:string-value="&lt;tr data-id=&quot;2-29&quot; data-expansion=&quot;25&quot; data-type=&quot;1&quot; data-color=&quot;8&quot; data-term=&quot;0&quot;&gt;&lt;td&gt;2-29&lt;/td&gt;&lt;td&gt;徳川家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2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2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29" data-expansion="25" data-type="1" data-color="8" data-term="0"&gt;&lt;td&gt;2-29&lt;/td&gt;&lt;td&gt;徳川家光&lt;/td&gt;&lt;td&gt;&lt;div class="input-group" data-deck="main"&gt;&lt;button type="button" class="btn btn-outline-secondary btn-number btn-pop" disabled&gt;-&lt;/button&gt;&lt;input type="text" class="form-control input-number" name="table-main-2-2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2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B163];[$HTML.$C$1];[.$O163];[$HTML.$D$1])" office:value-type="string" office:string-value="&lt;div class=&quot;container-card&quot; id=&quot;main-2-30&quot; data-id=&quot;2-30&quot;&gt;&lt;img class=&quot;img-card&quot; width=&quot;80&quot; height=&quot;112&quot; src=&quot;https://one-draw.jp/ijinden/cardlist/002/card/02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0" data-id="2-30"&gt;&lt;img class="img-card" width="80" height="112" src="https://one-draw.jp/ijinden/cardlist/002/card/02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3];[$HTML.$B$2];[.$B163];[$HTML.$C$2];[.$O163];[$HTML.$D$2])" office:value-type="string" office:string-value="&lt;div class=&quot;container-card&quot; id=&quot;side-2-30&quot; data-id=&quot;2-30&quot;&gt;&lt;img class=&quot;d-block&quot; width=&quot;80&quot; height=&quot;112&quot; src=&quot;https://one-draw.jp/ijinden/cardlist/002/card/02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0" data-id="2-30"&gt;&lt;img class="d-block" width="80" height="112" src="https://one-draw.jp/ijinden/cardlist/002/card/02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)" office:value-type="string" office:string-value="&lt;tr data-id=&quot;2-30&quot; data-expansion=&quot;25&quot; data-type=&quot;1&quot; data-color=&quot;8&quot; data-term=&quot;0&quot;&gt;&lt;td&gt;2-30&lt;/td&gt;&lt;td&gt;徳川綱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0" data-expansion="25" data-type="1" data-color="8" data-term="0"&gt;&lt;td&gt;2-30&lt;/td&gt;&lt;td&gt;徳川綱吉&lt;/td&gt;&lt;td&gt;&lt;div class="input-group" data-deck="main"&gt;&lt;button type="button" class="btn btn-outline-secondary btn-number btn-pop" disabled&gt;-&lt;/button&gt;&lt;input type="text" class="form-control input-number" name="table-main-2-3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B164];[$HTML.$C$1];[.$O164];[$HTML.$D$1])" office:value-type="string" office:string-value="&lt;div class=&quot;container-card&quot; id=&quot;main-2-31&quot; data-id=&quot;2-31&quot;&gt;&lt;img class=&quot;img-card&quot; width=&quot;80&quot; height=&quot;112&quot; src=&quot;https://one-draw.jp/ijinden/cardlist/002/card/02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1" data-id="2-31"&gt;&lt;img class="img-card" width="80" height="112" src="https://one-draw.jp/ijinden/cardlist/002/card/02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4];[$HTML.$B$2];[.$B164];[$HTML.$C$2];[.$O164];[$HTML.$D$2])" office:value-type="string" office:string-value="&lt;div class=&quot;container-card&quot; id=&quot;side-2-31&quot; data-id=&quot;2-31&quot;&gt;&lt;img class=&quot;d-block&quot; width=&quot;80&quot; height=&quot;112&quot; src=&quot;https://one-draw.jp/ijinden/cardlist/002/card/02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1" data-id="2-31"&gt;&lt;img class="d-block" width="80" height="112" src="https://one-draw.jp/ijinden/cardlist/002/card/02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)" office:value-type="string" office:string-value="&lt;tr data-id=&quot;2-31&quot; data-expansion=&quot;25&quot; data-type=&quot;1&quot; data-color=&quot;8&quot; data-term=&quot;0&quot;&gt;&lt;td&gt;2-31&lt;/td&gt;&lt;td&gt;東洲斎写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1" data-expansion="25" data-type="1" data-color="8" data-term="0"&gt;&lt;td&gt;2-31&lt;/td&gt;&lt;td&gt;東洲斎写楽&lt;/td&gt;&lt;td&gt;&lt;div class="input-group" data-deck="main"&gt;&lt;button type="button" class="btn btn-outline-secondary btn-number btn-pop" disabled&gt;-&lt;/button&gt;&lt;input type="text" class="form-control input-number" name="table-main-2-3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B165];[$HTML.$C$1];[.$O165];[$HTML.$D$1])" office:value-type="string" office:string-value="&lt;div class=&quot;container-card&quot; id=&quot;main-2-32&quot; data-id=&quot;2-32&quot;&gt;&lt;img class=&quot;img-card&quot; width=&quot;80&quot; height=&quot;112&quot; src=&quot;https://one-draw.jp/ijinden/cardlist/002/card/02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2" data-id="2-32"&gt;&lt;img class="img-card" width="80" height="112" src="https://one-draw.jp/ijinden/cardlist/002/card/02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5];[$HTML.$B$2];[.$B165];[$HTML.$C$2];[.$O165];[$HTML.$D$2])" office:value-type="string" office:string-value="&lt;div class=&quot;container-card&quot; id=&quot;side-2-32&quot; data-id=&quot;2-32&quot;&gt;&lt;img class=&quot;d-block&quot; width=&quot;80&quot; height=&quot;112&quot; src=&quot;https://one-draw.jp/ijinden/cardlist/002/card/02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2" data-id="2-32"&gt;&lt;img class="d-block" width="80" height="112" src="https://one-draw.jp/ijinden/cardlist/002/card/02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)" office:value-type="string" office:string-value="&lt;tr data-id=&quot;2-32&quot; data-expansion=&quot;25&quot; data-type=&quot;1&quot; data-color=&quot;16&quot; data-term=&quot;4&quot;&gt;&lt;td&gt;2-32&lt;/td&gt;&lt;td&gt;曹操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2" data-expansion="25" data-type="1" data-color="16" data-term="4"&gt;&lt;td&gt;2-32&lt;/td&gt;&lt;td&gt;曹操&lt;/td&gt;&lt;td&gt;&lt;div class="input-group" data-deck="main"&gt;&lt;button type="button" class="btn btn-outline-secondary btn-number btn-pop" disabled&gt;-&lt;/button&gt;&lt;input type="text" class="form-control input-number" name="table-main-2-3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B166];[$HTML.$C$1];[.$O166];[$HTML.$D$1])" office:value-type="string" office:string-value="&lt;div class=&quot;container-card&quot; id=&quot;main-2-33&quot; data-id=&quot;2-33&quot;&gt;&lt;img class=&quot;img-card&quot; width=&quot;80&quot; height=&quot;112&quot; src=&quot;https://one-draw.jp/ijinden/cardlist/002/card/02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3" data-id="2-33"&gt;&lt;img class="img-card" width="80" height="112" src="https://one-draw.jp/ijinden/cardlist/002/card/02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6];[$HTML.$B$2];[.$B166];[$HTML.$C$2];[.$O166];[$HTML.$D$2])" office:value-type="string" office:string-value="&lt;div class=&quot;container-card&quot; id=&quot;side-2-33&quot; data-id=&quot;2-33&quot;&gt;&lt;img class=&quot;d-block&quot; width=&quot;80&quot; height=&quot;112&quot; src=&quot;https://one-draw.jp/ijinden/cardlist/002/card/02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3" data-id="2-33"&gt;&lt;img class="d-block" width="80" height="112" src="https://one-draw.jp/ijinden/cardlist/002/card/02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)" office:value-type="string" office:string-value="&lt;tr data-id=&quot;2-33&quot; data-expansion=&quot;25&quot; data-type=&quot;1&quot; data-color=&quot;16&quot; data-term=&quot;0&quot;&gt;&lt;td&gt;2-33&lt;/td&gt;&lt;td&gt;張角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3" data-expansion="25" data-type="1" data-color="16" data-term="0"&gt;&lt;td&gt;2-33&lt;/td&gt;&lt;td&gt;張角&lt;/td&gt;&lt;td&gt;&lt;div class="input-group" data-deck="main"&gt;&lt;button type="button" class="btn btn-outline-secondary btn-number btn-pop" disabled&gt;-&lt;/button&gt;&lt;input type="text" class="form-control input-number" name="table-main-2-3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B167];[$HTML.$C$1];[.$O167];[$HTML.$D$1])" office:value-type="string" office:string-value="&lt;div class=&quot;container-card&quot; id=&quot;main-2-34&quot; data-id=&quot;2-34&quot;&gt;&lt;img class=&quot;img-card&quot; width=&quot;80&quot; height=&quot;112&quot; src=&quot;https://one-draw.jp/ijinden/cardlist/002/card/02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4" data-id="2-34"&gt;&lt;img class="img-card" width="80" height="112" src="https://one-draw.jp/ijinden/cardlist/002/card/02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7];[$HTML.$B$2];[.$B167];[$HTML.$C$2];[.$O167];[$HTML.$D$2])" office:value-type="string" office:string-value="&lt;div class=&quot;container-card&quot; id=&quot;side-2-34&quot; data-id=&quot;2-34&quot;&gt;&lt;img class=&quot;d-block&quot; width=&quot;80&quot; height=&quot;112&quot; src=&quot;https://one-draw.jp/ijinden/cardlist/002/card/02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4" data-id="2-34"&gt;&lt;img class="d-block" width="80" height="112" src="https://one-draw.jp/ijinden/cardlist/002/card/02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)" office:value-type="string" office:string-value="&lt;tr data-id=&quot;2-34&quot; data-expansion=&quot;25&quot; data-type=&quot;1&quot; data-color=&quot;16&quot; data-term=&quot;0&quot;&gt;&lt;td&gt;2-34&lt;/td&gt;&lt;td&gt;劉備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4" data-expansion="25" data-type="1" data-color="16" data-term="0"&gt;&lt;td&gt;2-34&lt;/td&gt;&lt;td&gt;劉備&lt;/td&gt;&lt;td&gt;&lt;div class="input-group" data-deck="main"&gt;&lt;button type="button" class="btn btn-outline-secondary btn-number btn-pop" disabled&gt;-&lt;/button&gt;&lt;input type="text" class="form-control input-number" name="table-main-2-3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B168];[$HTML.$C$1];[.$O168];[$HTML.$D$1])" office:value-type="string" office:string-value="&lt;div class=&quot;container-card&quot; id=&quot;main-2-35&quot; data-id=&quot;2-35&quot;&gt;&lt;img class=&quot;img-card&quot; width=&quot;80&quot; height=&quot;112&quot; src=&quot;https://one-draw.jp/ijinden/cardlist/002/card/02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5" data-id="2-35"&gt;&lt;img class="img-card" width="80" height="112" src="https://one-draw.jp/ijinden/cardlist/002/card/02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8];[$HTML.$B$2];[.$B168];[$HTML.$C$2];[.$O168];[$HTML.$D$2])" office:value-type="string" office:string-value="&lt;div class=&quot;container-card&quot; id=&quot;side-2-35&quot; data-id=&quot;2-35&quot;&gt;&lt;img class=&quot;d-block&quot; width=&quot;80&quot; height=&quot;112&quot; src=&quot;https://one-draw.jp/ijinden/cardlist/002/card/02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5" data-id="2-35"&gt;&lt;img class="d-block" width="80" height="112" src="https://one-draw.jp/ijinden/cardlist/002/card/02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)" office:value-type="string" office:string-value="&lt;tr data-id=&quot;2-35&quot; data-expansion=&quot;25&quot; data-type=&quot;1&quot; data-color=&quot;16&quot; data-term=&quot;0&quot;&gt;&lt;td&gt;2-35&lt;/td&gt;&lt;td&gt;司馬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5" data-expansion="25" data-type="1" data-color="16" data-term="0"&gt;&lt;td&gt;2-35&lt;/td&gt;&lt;td&gt;司馬懿&lt;/td&gt;&lt;td&gt;&lt;div class="input-group" data-deck="main"&gt;&lt;button type="button" class="btn btn-outline-secondary btn-number btn-pop" disabled&gt;-&lt;/button&gt;&lt;input type="text" class="form-control input-number" name="table-main-2-3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B169];[$HTML.$C$1];[.$O169];[$HTML.$D$1])" office:value-type="string" office:string-value="&lt;div class=&quot;container-card&quot; id=&quot;main-2-36&quot; data-id=&quot;2-36&quot;&gt;&lt;img class=&quot;img-card&quot; width=&quot;80&quot; height=&quot;112&quot; src=&quot;https://one-draw.jp/ijinden/cardlist/002/card/02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6" data-id="2-36"&gt;&lt;img class="img-card" width="80" height="112" src="https://one-draw.jp/ijinden/cardlist/002/card/02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69];[$HTML.$B$2];[.$B169];[$HTML.$C$2];[.$O169];[$HTML.$D$2])" office:value-type="string" office:string-value="&lt;div class=&quot;container-card&quot; id=&quot;side-2-36&quot; data-id=&quot;2-36&quot;&gt;&lt;img class=&quot;d-block&quot; width=&quot;80&quot; height=&quot;112&quot; src=&quot;https://one-draw.jp/ijinden/cardlist/002/card/02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6" data-id="2-36"&gt;&lt;img class="d-block" width="80" height="112" src="https://one-draw.jp/ijinden/cardlist/002/card/02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)" office:value-type="string" office:string-value="&lt;tr data-id=&quot;2-36&quot; data-expansion=&quot;25&quot; data-type=&quot;1&quot; data-color=&quot;16&quot; data-term=&quot;0&quot;&gt;&lt;td&gt;2-36&lt;/td&gt;&lt;td&gt;足利義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6" data-expansion="25" data-type="1" data-color="16" data-term="0"&gt;&lt;td&gt;2-36&lt;/td&gt;&lt;td&gt;足利義政&lt;/td&gt;&lt;td&gt;&lt;div class="input-group" data-deck="main"&gt;&lt;button type="button" class="btn btn-outline-secondary btn-number btn-pop" disabled&gt;-&lt;/button&gt;&lt;input type="text" class="form-control input-number" name="table-main-2-3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B170];[$HTML.$C$1];[.$O170];[$HTML.$D$1])" office:value-type="string" office:string-value="&lt;div class=&quot;container-card&quot; id=&quot;main-2-37&quot; data-id=&quot;2-37&quot;&gt;&lt;img class=&quot;img-card&quot; width=&quot;80&quot; height=&quot;112&quot; src=&quot;https://one-draw.jp/ijinden/cardlist/002/card/02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7" data-id="2-37"&gt;&lt;img class="img-card" width="80" height="112" src="https://one-draw.jp/ijinden/cardlist/002/card/02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0];[$HTML.$B$2];[.$B170];[$HTML.$C$2];[.$O170];[$HTML.$D$2])" office:value-type="string" office:string-value="&lt;div class=&quot;container-card&quot; id=&quot;side-2-37&quot; data-id=&quot;2-37&quot;&gt;&lt;img class=&quot;d-block&quot; width=&quot;80&quot; height=&quot;112&quot; src=&quot;https://one-draw.jp/ijinden/cardlist/002/card/02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7" data-id="2-37"&gt;&lt;img class="d-block" width="80" height="112" src="https://one-draw.jp/ijinden/cardlist/002/card/02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)" office:value-type="string" office:string-value="&lt;tr data-id=&quot;2-37&quot; data-expansion=&quot;25&quot; data-type=&quot;1&quot; data-color=&quot;16&quot; data-term=&quot;0&quot;&gt;&lt;td&gt;2-37&lt;/td&gt;&lt;td&gt;姜維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7" data-expansion="25" data-type="1" data-color="16" data-term="0"&gt;&lt;td&gt;2-37&lt;/td&gt;&lt;td&gt;姜維&lt;/td&gt;&lt;td&gt;&lt;div class="input-group" data-deck="main"&gt;&lt;button type="button" class="btn btn-outline-secondary btn-number btn-pop" disabled&gt;-&lt;/button&gt;&lt;input type="text" class="form-control input-number" name="table-main-2-3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B171];[$HTML.$C$1];[.$O171];[$HTML.$D$1])" office:value-type="string" office:string-value="&lt;div class=&quot;container-card&quot; id=&quot;main-2-38&quot; data-id=&quot;2-38&quot;&gt;&lt;img class=&quot;img-card&quot; width=&quot;80&quot; height=&quot;112&quot; src=&quot;https://one-draw.jp/ijinden/cardlist/002/card/02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8" data-id="2-38"&gt;&lt;img class="img-card" width="80" height="112" src="https://one-draw.jp/ijinden/cardlist/002/card/02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1];[$HTML.$B$2];[.$B171];[$HTML.$C$2];[.$O171];[$HTML.$D$2])" office:value-type="string" office:string-value="&lt;div class=&quot;container-card&quot; id=&quot;side-2-38&quot; data-id=&quot;2-38&quot;&gt;&lt;img class=&quot;d-block&quot; width=&quot;80&quot; height=&quot;112&quot; src=&quot;https://one-draw.jp/ijinden/cardlist/002/card/02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8" data-id="2-38"&gt;&lt;img class="d-block" width="80" height="112" src="https://one-draw.jp/ijinden/cardlist/002/card/02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)" office:value-type="string" office:string-value="&lt;tr data-id=&quot;2-38&quot; data-expansion=&quot;25&quot; data-type=&quot;1&quot; data-color=&quot;16&quot; data-term=&quot;2&quot;&gt;&lt;td&gt;2-38&lt;/td&gt;&lt;td&gt;裴松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8" data-expansion="25" data-type="1" data-color="16" data-term="2"&gt;&lt;td&gt;2-38&lt;/td&gt;&lt;td&gt;裴松之&lt;/td&gt;&lt;td&gt;&lt;div class="input-group" data-deck="main"&gt;&lt;button type="button" class="btn btn-outline-secondary btn-number btn-pop" disabled&gt;-&lt;/button&gt;&lt;input type="text" class="form-control input-number" name="table-main-2-3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B172];[$HTML.$C$1];[.$O172];[$HTML.$D$1])" office:value-type="string" office:string-value="&lt;div class=&quot;container-card&quot; id=&quot;main-2-39&quot; data-id=&quot;2-39&quot;&gt;&lt;img class=&quot;img-card&quot; width=&quot;80&quot; height=&quot;112&quot; src=&quot;https://one-draw.jp/ijinden/cardlist/002/card/02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39" data-id="2-39"&gt;&lt;img class="img-card" width="80" height="112" src="https://one-draw.jp/ijinden/cardlist/002/card/02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2];[$HTML.$B$2];[.$B172];[$HTML.$C$2];[.$O172];[$HTML.$D$2])" office:value-type="string" office:string-value="&lt;div class=&quot;container-card&quot; id=&quot;side-2-39&quot; data-id=&quot;2-39&quot;&gt;&lt;img class=&quot;d-block&quot; width=&quot;80&quot; height=&quot;112&quot; src=&quot;https://one-draw.jp/ijinden/cardlist/002/card/02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39" data-id="2-39"&gt;&lt;img class="d-block" width="80" height="112" src="https://one-draw.jp/ijinden/cardlist/002/card/02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)" office:value-type="string" office:string-value="&lt;tr data-id=&quot;2-39&quot; data-expansion=&quot;25&quot; data-type=&quot;1&quot; data-color=&quot;16&quot; data-term=&quot;2&quot;&gt;&lt;td&gt;2-39&lt;/td&gt;&lt;td&gt;陳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3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3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39" data-expansion="25" data-type="1" data-color="16" data-term="2"&gt;&lt;td&gt;2-39&lt;/td&gt;&lt;td&gt;陳寿&lt;/td&gt;&lt;td&gt;&lt;div class="input-group" data-deck="main"&gt;&lt;button type="button" class="btn btn-outline-secondary btn-number btn-pop" disabled&gt;-&lt;/button&gt;&lt;input type="text" class="form-control input-number" name="table-main-2-3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3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B173];[$HTML.$C$1];[.$O173];[$HTML.$D$1])" office:value-type="string" office:string-value="&lt;div class=&quot;container-card&quot; id=&quot;main-2-40&quot; data-id=&quot;2-40&quot;&gt;&lt;img class=&quot;img-card&quot; width=&quot;80&quot; height=&quot;112&quot; src=&quot;https://one-draw.jp/ijinden/cardlist/002/card/02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0" data-id="2-40"&gt;&lt;img class="img-card" width="80" height="112" src="https://one-draw.jp/ijinden/cardlist/002/card/02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3];[$HTML.$B$2];[.$B173];[$HTML.$C$2];[.$O173];[$HTML.$D$2])" office:value-type="string" office:string-value="&lt;div class=&quot;container-card&quot; id=&quot;side-2-40&quot; data-id=&quot;2-40&quot;&gt;&lt;img class=&quot;d-block&quot; width=&quot;80&quot; height=&quot;112&quot; src=&quot;https://one-draw.jp/ijinden/cardlist/002/card/02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0" data-id="2-40"&gt;&lt;img class="d-block" width="80" height="112" src="https://one-draw.jp/ijinden/cardlist/002/card/02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)" office:value-type="string" office:string-value="&lt;tr data-id=&quot;2-40&quot; data-expansion=&quot;25&quot; data-type=&quot;1&quot; data-color=&quot;16&quot; data-term=&quot;0&quot;&gt;&lt;td&gt;2-40&lt;/td&gt;&lt;td&gt;足利尊氏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0" data-expansion="25" data-type="1" data-color="16" data-term="0"&gt;&lt;td&gt;2-40&lt;/td&gt;&lt;td&gt;足利尊氏&lt;/td&gt;&lt;td&gt;&lt;div class="input-group" data-deck="main"&gt;&lt;button type="button" class="btn btn-outline-secondary btn-number btn-pop" disabled&gt;-&lt;/button&gt;&lt;input type="text" class="form-control input-number" name="table-main-2-4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B174];[$HTML.$C$1];[.$O174];[$HTML.$D$1])" office:value-type="string" office:string-value="&lt;div class=&quot;container-card&quot; id=&quot;main-2-41&quot; data-id=&quot;2-41&quot;&gt;&lt;img class=&quot;img-card&quot; width=&quot;80&quot; height=&quot;112&quot; src=&quot;https://one-draw.jp/ijinden/cardlist/002/card/02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1" data-id="2-41"&gt;&lt;img class="img-card" width="80" height="112" src="https://one-draw.jp/ijinden/cardlist/002/card/02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4];[$HTML.$B$2];[.$B174];[$HTML.$C$2];[.$O174];[$HTML.$D$2])" office:value-type="string" office:string-value="&lt;div class=&quot;container-card&quot; id=&quot;side-2-41&quot; data-id=&quot;2-41&quot;&gt;&lt;img class=&quot;d-block&quot; width=&quot;80&quot; height=&quot;112&quot; src=&quot;https://one-draw.jp/ijinden/cardlist/002/card/02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1" data-id="2-41"&gt;&lt;img class="d-block" width="80" height="112" src="https://one-draw.jp/ijinden/cardlist/002/card/02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)" office:value-type="string" office:string-value="&lt;tr data-id=&quot;2-41&quot; data-expansion=&quot;25&quot; data-type=&quot;1&quot; data-color=&quot;16&quot; data-term=&quot;0&quot;&gt;&lt;td&gt;2-41&lt;/td&gt;&lt;td&gt;カール・マルク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1" data-expansion="25" data-type="1" data-color="16" data-term="0"&gt;&lt;td&gt;2-41&lt;/td&gt;&lt;td&gt;カール・マルクス&lt;/td&gt;&lt;td&gt;&lt;div class="input-group" data-deck="main"&gt;&lt;button type="button" class="btn btn-outline-secondary btn-number btn-pop" disabled&gt;-&lt;/button&gt;&lt;input type="text" class="form-control input-number" name="table-main-2-4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B175];[$HTML.$C$1];[.$O175];[$HTML.$D$1])" office:value-type="string" office:string-value="&lt;div class=&quot;container-card&quot; id=&quot;main-2-42&quot; data-id=&quot;2-42&quot;&gt;&lt;img class=&quot;img-card&quot; width=&quot;80&quot; height=&quot;112&quot; src=&quot;https://one-draw.jp/ijinden/cardlist/002/card/02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2" data-id="2-42"&gt;&lt;img class="img-card" width="80" height="112" src="https://one-draw.jp/ijinden/cardlist/002/card/02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5];[$HTML.$B$2];[.$B175];[$HTML.$C$2];[.$O175];[$HTML.$D$2])" office:value-type="string" office:string-value="&lt;div class=&quot;container-card&quot; id=&quot;side-2-42&quot; data-id=&quot;2-42&quot;&gt;&lt;img class=&quot;d-block&quot; width=&quot;80&quot; height=&quot;112&quot; src=&quot;https://one-draw.jp/ijinden/cardlist/002/card/02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2" data-id="2-42"&gt;&lt;img class="d-block" width="80" height="112" src="https://one-draw.jp/ijinden/cardlist/002/card/02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)" office:value-type="string" office:string-value="&lt;tr data-id=&quot;2-42&quot; data-expansion=&quot;25&quot; data-type=&quot;1&quot; data-color=&quot;16&quot; data-term=&quot;0&quot;&gt;&lt;td&gt;2-42&lt;/td&gt;&lt;td&gt;足利義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2" data-expansion="25" data-type="1" data-color="16" data-term="0"&gt;&lt;td&gt;2-42&lt;/td&gt;&lt;td&gt;足利義満&lt;/td&gt;&lt;td&gt;&lt;div class="input-group" data-deck="main"&gt;&lt;button type="button" class="btn btn-outline-secondary btn-number btn-pop" disabled&gt;-&lt;/button&gt;&lt;input type="text" class="form-control input-number" name="table-main-2-4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B176];[$HTML.$C$1];[.$O176];[$HTML.$D$1])" office:value-type="string" office:string-value="&lt;div class=&quot;container-card&quot; id=&quot;main-2-43&quot; data-id=&quot;2-43&quot;&gt;&lt;img class=&quot;img-card&quot; width=&quot;80&quot; height=&quot;112&quot; src=&quot;https://one-draw.jp/ijinden/cardlist/002/card/02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3" data-id="2-43"&gt;&lt;img class="img-card" width="80" height="112" src="https://one-draw.jp/ijinden/cardlist/002/card/02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6];[$HTML.$B$2];[.$B176];[$HTML.$C$2];[.$O176];[$HTML.$D$2])" office:value-type="string" office:string-value="&lt;div class=&quot;container-card&quot; id=&quot;side-2-43&quot; data-id=&quot;2-43&quot;&gt;&lt;img class=&quot;d-block&quot; width=&quot;80&quot; height=&quot;112&quot; src=&quot;https://one-draw.jp/ijinden/cardlist/002/card/02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3" data-id="2-43"&gt;&lt;img class="d-block" width="80" height="112" src="https://one-draw.jp/ijinden/cardlist/002/card/02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)" office:value-type="string" office:string-value="&lt;tr data-id=&quot;2-43&quot; data-expansion=&quot;25&quot; data-type=&quot;1&quot; data-color=&quot;16&quot; data-term=&quot;0&quot;&gt;&lt;td&gt;2-43&lt;/td&gt;&lt;td&gt;観阿弥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3" data-expansion="25" data-type="1" data-color="16" data-term="0"&gt;&lt;td&gt;2-43&lt;/td&gt;&lt;td&gt;観阿弥&lt;/td&gt;&lt;td&gt;&lt;div class="input-group" data-deck="main"&gt;&lt;button type="button" class="btn btn-outline-secondary btn-number btn-pop" disabled&gt;-&lt;/button&gt;&lt;input type="text" class="form-control input-number" name="table-main-2-4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B177];[$HTML.$C$1];[.$O177];[$HTML.$D$1])" office:value-type="string" office:string-value="&lt;div class=&quot;container-card&quot; id=&quot;main-2-44&quot; data-id=&quot;2-44&quot;&gt;&lt;img class=&quot;img-card&quot; width=&quot;80&quot; height=&quot;112&quot; src=&quot;https://one-draw.jp/ijinden/cardlist/002/card/02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4" data-id="2-44"&gt;&lt;img class="img-card" width="80" height="112" src="https://one-draw.jp/ijinden/cardlist/002/card/02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7];[$HTML.$B$2];[.$B177];[$HTML.$C$2];[.$O177];[$HTML.$D$2])" office:value-type="string" office:string-value="&lt;div class=&quot;container-card&quot; id=&quot;side-2-44&quot; data-id=&quot;2-44&quot;&gt;&lt;img class=&quot;d-block&quot; width=&quot;80&quot; height=&quot;112&quot; src=&quot;https://one-draw.jp/ijinden/cardlist/002/card/02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4" data-id="2-44"&gt;&lt;img class="d-block" width="80" height="112" src="https://one-draw.jp/ijinden/cardlist/002/card/02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)" office:value-type="string" office:string-value="&lt;tr data-id=&quot;2-44&quot; data-expansion=&quot;25&quot; data-type=&quot;1&quot; data-color=&quot;16&quot; data-term=&quot;0&quot;&gt;&lt;td&gt;2-44&lt;/td&gt;&lt;td&gt;世阿弥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4" data-expansion="25" data-type="1" data-color="16" data-term="0"&gt;&lt;td&gt;2-44&lt;/td&gt;&lt;td&gt;世阿弥&lt;/td&gt;&lt;td&gt;&lt;div class="input-group" data-deck="main"&gt;&lt;button type="button" class="btn btn-outline-secondary btn-number btn-pop" disabled&gt;-&lt;/button&gt;&lt;input type="text" class="form-control input-number" name="table-main-2-4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B178];[$HTML.$C$1];[.$O178];[$HTML.$D$1])" office:value-type="string" office:string-value="&lt;div class=&quot;container-card&quot; id=&quot;main-2-45&quot; data-id=&quot;2-45&quot;&gt;&lt;img class=&quot;img-card&quot; width=&quot;80&quot; height=&quot;112&quot; src=&quot;https://one-draw.jp/ijinden/cardlist/002/card/02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5" data-id="2-45"&gt;&lt;img class="img-card" width="80" height="112" src="https://one-draw.jp/ijinden/cardlist/002/card/02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8];[$HTML.$B$2];[.$B178];[$HTML.$C$2];[.$O178];[$HTML.$D$2])" office:value-type="string" office:string-value="&lt;div class=&quot;container-card&quot; id=&quot;side-2-45&quot; data-id=&quot;2-45&quot;&gt;&lt;img class=&quot;d-block&quot; width=&quot;80&quot; height=&quot;112&quot; src=&quot;https://one-draw.jp/ijinden/cardlist/002/card/02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5" data-id="2-45"&gt;&lt;img class="d-block" width="80" height="112" src="https://one-draw.jp/ijinden/cardlist/002/card/02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)" office:value-type="string" office:string-value="&lt;tr data-id=&quot;2-45&quot; data-expansion=&quot;25&quot; data-type=&quot;1&quot; data-color=&quot;16&quot; data-term=&quot;0&quot;&gt;&lt;td&gt;2-45&lt;/td&gt;&lt;td&gt;新井白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5" data-expansion="25" data-type="1" data-color="16" data-term="0"&gt;&lt;td&gt;2-45&lt;/td&gt;&lt;td&gt;新井白石&lt;/td&gt;&lt;td&gt;&lt;div class="input-group" data-deck="main"&gt;&lt;button type="button" class="btn btn-outline-secondary btn-number btn-pop" disabled&gt;-&lt;/button&gt;&lt;input type="text" class="form-control input-number" name="table-main-2-4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B179];[$HTML.$C$1];[.$O179];[$HTML.$D$1])" office:value-type="string" office:string-value="&lt;div class=&quot;container-card&quot; id=&quot;main-2-46&quot; data-id=&quot;2-46&quot;&gt;&lt;img class=&quot;img-card&quot; width=&quot;80&quot; height=&quot;112&quot; src=&quot;https://one-draw.jp/ijinden/cardlist/002/card/02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6" data-id="2-46"&gt;&lt;img class="img-card" width="80" height="112" src="https://one-draw.jp/ijinden/cardlist/002/card/02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79];[$HTML.$B$2];[.$B179];[$HTML.$C$2];[.$O179];[$HTML.$D$2])" office:value-type="string" office:string-value="&lt;div class=&quot;container-card&quot; id=&quot;side-2-46&quot; data-id=&quot;2-46&quot;&gt;&lt;img class=&quot;d-block&quot; width=&quot;80&quot; height=&quot;112&quot; src=&quot;https://one-draw.jp/ijinden/cardlist/002/card/02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6" data-id="2-46"&gt;&lt;img class="d-block" width="80" height="112" src="https://one-draw.jp/ijinden/cardlist/002/card/02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)" office:value-type="string" office:string-value="&lt;tr data-id=&quot;2-46&quot; data-expansion=&quot;25&quot; data-type=&quot;1&quot; data-color=&quot;16&quot; data-term=&quot;0&quot;&gt;&lt;td&gt;2-46&lt;/td&gt;&lt;td&gt;孫夫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6" data-expansion="25" data-type="1" data-color="16" data-term="0"&gt;&lt;td&gt;2-46&lt;/td&gt;&lt;td&gt;孫夫人&lt;/td&gt;&lt;td&gt;&lt;div class="input-group" data-deck="main"&gt;&lt;button type="button" class="btn btn-outline-secondary btn-number btn-pop" disabled&gt;-&lt;/button&gt;&lt;input type="text" class="form-control input-number" name="table-main-2-4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B180];[$HTML.$C$1];[.$O180];[$HTML.$D$1])" office:value-type="string" office:string-value="&lt;div class=&quot;container-card&quot; id=&quot;main-2-47&quot; data-id=&quot;2-47&quot;&gt;&lt;img class=&quot;img-card&quot; width=&quot;80&quot; height=&quot;112&quot; src=&quot;https://one-draw.jp/ijinden/cardlist/002/card/02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7" data-id="2-47"&gt;&lt;img class="img-card" width="80" height="112" src="https://one-draw.jp/ijinden/cardlist/002/card/02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0];[$HTML.$B$2];[.$B180];[$HTML.$C$2];[.$O180];[$HTML.$D$2])" office:value-type="string" office:string-value="&lt;div class=&quot;container-card&quot; id=&quot;side-2-47&quot; data-id=&quot;2-47&quot;&gt;&lt;img class=&quot;d-block&quot; width=&quot;80&quot; height=&quot;112&quot; src=&quot;https://one-draw.jp/ijinden/cardlist/002/card/02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7" data-id="2-47"&gt;&lt;img class="d-block" width="80" height="112" src="https://one-draw.jp/ijinden/cardlist/002/card/02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)" office:value-type="string" office:string-value="&lt;tr data-id=&quot;2-47&quot; data-expansion=&quot;25&quot; data-type=&quot;1&quot; data-color=&quot;16&quot; data-term=&quot;0&quot;&gt;&lt;td&gt;2-47&lt;/td&gt;&lt;td&gt;法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7" data-expansion="25" data-type="1" data-color="16" data-term="0"&gt;&lt;td&gt;2-47&lt;/td&gt;&lt;td&gt;法然&lt;/td&gt;&lt;td&gt;&lt;div class="input-group" data-deck="main"&gt;&lt;button type="button" class="btn btn-outline-secondary btn-number btn-pop" disabled&gt;-&lt;/button&gt;&lt;input type="text" class="form-control input-number" name="table-main-2-4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B181];[$HTML.$C$1];[.$O181];[$HTML.$D$1])" office:value-type="string" office:string-value="&lt;div class=&quot;container-card&quot; id=&quot;main-2-48&quot; data-id=&quot;2-48&quot;&gt;&lt;img class=&quot;img-card&quot; width=&quot;80&quot; height=&quot;112&quot; src=&quot;https://one-draw.jp/ijinden/cardlist/002/card/02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8" data-id="2-48"&gt;&lt;img class="img-card" width="80" height="112" src="https://one-draw.jp/ijinden/cardlist/002/card/02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1];[$HTML.$B$2];[.$B181];[$HTML.$C$2];[.$O181];[$HTML.$D$2])" office:value-type="string" office:string-value="&lt;div class=&quot;container-card&quot; id=&quot;side-2-48&quot; data-id=&quot;2-48&quot;&gt;&lt;img class=&quot;d-block&quot; width=&quot;80&quot; height=&quot;112&quot; src=&quot;https://one-draw.jp/ijinden/cardlist/002/card/02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8" data-id="2-48"&gt;&lt;img class="d-block" width="80" height="112" src="https://one-draw.jp/ijinden/cardlist/002/card/02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)" office:value-type="string" office:string-value="&lt;tr data-id=&quot;2-48&quot; data-expansion=&quot;25&quot; data-type=&quot;1&quot; data-color=&quot;16&quot; data-term=&quot;0&quot;&gt;&lt;td&gt;2-48&lt;/td&gt;&lt;td&gt;一遍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8" data-expansion="25" data-type="1" data-color="16" data-term="0"&gt;&lt;td&gt;2-48&lt;/td&gt;&lt;td&gt;一遍&lt;/td&gt;&lt;td&gt;&lt;div class="input-group" data-deck="main"&gt;&lt;button type="button" class="btn btn-outline-secondary btn-number btn-pop" disabled&gt;-&lt;/button&gt;&lt;input type="text" class="form-control input-number" name="table-main-2-4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B182];[$HTML.$C$1];[.$O182];[$HTML.$D$1])" office:value-type="string" office:string-value="&lt;div class=&quot;container-card&quot; id=&quot;main-2-49&quot; data-id=&quot;2-49&quot;&gt;&lt;img class=&quot;img-card&quot; width=&quot;80&quot; height=&quot;112&quot; src=&quot;https://one-draw.jp/ijinden/cardlist/002/card/02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49" data-id="2-49"&gt;&lt;img class="img-card" width="80" height="112" src="https://one-draw.jp/ijinden/cardlist/002/card/02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2];[$HTML.$B$2];[.$B182];[$HTML.$C$2];[.$O182];[$HTML.$D$2])" office:value-type="string" office:string-value="&lt;div class=&quot;container-card&quot; id=&quot;side-2-49&quot; data-id=&quot;2-49&quot;&gt;&lt;img class=&quot;d-block&quot; width=&quot;80&quot; height=&quot;112&quot; src=&quot;https://one-draw.jp/ijinden/cardlist/002/card/02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49" data-id="2-49"&gt;&lt;img class="d-block" width="80" height="112" src="https://one-draw.jp/ijinden/cardlist/002/card/02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)" office:value-type="string" office:string-value="&lt;tr data-id=&quot;2-49&quot; data-expansion=&quot;25&quot; data-type=&quot;2&quot; data-color=&quot;2&quot; data-term=&quot;3&quot;&gt;&lt;td&gt;2-49&lt;/td&gt;&lt;td&gt;籠城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4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4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49" data-expansion="25" data-type="2" data-color="2" data-term="3"&gt;&lt;td&gt;2-49&lt;/td&gt;&lt;td&gt;籠城戦&lt;/td&gt;&lt;td&gt;&lt;div class="input-group" data-deck="main"&gt;&lt;button type="button" class="btn btn-outline-secondary btn-number btn-pop" disabled&gt;-&lt;/button&gt;&lt;input type="text" class="form-control input-number" name="table-main-2-4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4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B183];[$HTML.$C$1];[.$O183];[$HTML.$D$1])" office:value-type="string" office:string-value="&lt;div class=&quot;container-card&quot; id=&quot;main-2-50&quot; data-id=&quot;2-50&quot;&gt;&lt;img class=&quot;img-card&quot; width=&quot;80&quot; height=&quot;112&quot; src=&quot;https://one-draw.jp/ijinden/cardlist/002/card/02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0" data-id="2-50"&gt;&lt;img class="img-card" width="80" height="112" src="https://one-draw.jp/ijinden/cardlist/002/card/02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3];[$HTML.$B$2];[.$B183];[$HTML.$C$2];[.$O183];[$HTML.$D$2])" office:value-type="string" office:string-value="&lt;div class=&quot;container-card&quot; id=&quot;side-2-50&quot; data-id=&quot;2-50&quot;&gt;&lt;img class=&quot;d-block&quot; width=&quot;80&quot; height=&quot;112&quot; src=&quot;https://one-draw.jp/ijinden/cardlist/002/card/02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0" data-id="2-50"&gt;&lt;img class="d-block" width="80" height="112" src="https://one-draw.jp/ijinden/cardlist/002/card/02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)" office:value-type="string" office:string-value="&lt;tr data-id=&quot;2-50&quot; data-expansion=&quot;25&quot; data-type=&quot;2&quot; data-color=&quot;2&quot; data-term=&quot;0&quot;&gt;&lt;td&gt;2-50&lt;/td&gt;&lt;td&gt;安宅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0" data-expansion="25" data-type="2" data-color="2" data-term="0"&gt;&lt;td&gt;2-50&lt;/td&gt;&lt;td&gt;安宅船&lt;/td&gt;&lt;td&gt;&lt;div class="input-group" data-deck="main"&gt;&lt;button type="button" class="btn btn-outline-secondary btn-number btn-pop" disabled&gt;-&lt;/button&gt;&lt;input type="text" class="form-control input-number" name="table-main-2-5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B184];[$HTML.$C$1];[.$O184];[$HTML.$D$1])" office:value-type="string" office:string-value="&lt;div class=&quot;container-card&quot; id=&quot;main-2-51&quot; data-id=&quot;2-51&quot;&gt;&lt;img class=&quot;img-card&quot; width=&quot;80&quot; height=&quot;112&quot; src=&quot;https://one-draw.jp/ijinden/cardlist/002/card/02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1" data-id="2-51"&gt;&lt;img class="img-card" width="80" height="112" src="https://one-draw.jp/ijinden/cardlist/002/card/02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4];[$HTML.$B$2];[.$B184];[$HTML.$C$2];[.$O184];[$HTML.$D$2])" office:value-type="string" office:string-value="&lt;div class=&quot;container-card&quot; id=&quot;side-2-51&quot; data-id=&quot;2-51&quot;&gt;&lt;img class=&quot;d-block&quot; width=&quot;80&quot; height=&quot;112&quot; src=&quot;https://one-draw.jp/ijinden/cardlist/002/card/02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1" data-id="2-51"&gt;&lt;img class="d-block" width="80" height="112" src="https://one-draw.jp/ijinden/cardlist/002/card/02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)" office:value-type="string" office:string-value="&lt;tr data-id=&quot;2-51&quot; data-expansion=&quot;25&quot; data-type=&quot;2&quot; data-color=&quot;4&quot; data-term=&quot;0&quot;&gt;&lt;td&gt;2-51&lt;/td&gt;&lt;td&gt;リヴァイアサ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1" data-expansion="25" data-type="2" data-color="4" data-term="0"&gt;&lt;td&gt;2-51&lt;/td&gt;&lt;td&gt;リヴァイアサン&lt;/td&gt;&lt;td&gt;&lt;div class="input-group" data-deck="main"&gt;&lt;button type="button" class="btn btn-outline-secondary btn-number btn-pop" disabled&gt;-&lt;/button&gt;&lt;input type="text" class="form-control input-number" name="table-main-2-5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B185];[$HTML.$C$1];[.$O185];[$HTML.$D$1])" office:value-type="string" office:string-value="&lt;div class=&quot;container-card&quot; id=&quot;main-2-52&quot; data-id=&quot;2-52&quot;&gt;&lt;img class=&quot;img-card&quot; width=&quot;80&quot; height=&quot;112&quot; src=&quot;https://one-draw.jp/ijinden/cardlist/002/card/02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2" data-id="2-52"&gt;&lt;img class="img-card" width="80" height="112" src="https://one-draw.jp/ijinden/cardlist/002/card/02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5];[$HTML.$B$2];[.$B185];[$HTML.$C$2];[.$O185];[$HTML.$D$2])" office:value-type="string" office:string-value="&lt;div class=&quot;container-card&quot; id=&quot;side-2-52&quot; data-id=&quot;2-52&quot;&gt;&lt;img class=&quot;d-block&quot; width=&quot;80&quot; height=&quot;112&quot; src=&quot;https://one-draw.jp/ijinden/cardlist/002/card/02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2" data-id="2-52"&gt;&lt;img class="d-block" width="80" height="112" src="https://one-draw.jp/ijinden/cardlist/002/card/02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)" office:value-type="string" office:string-value="&lt;tr data-id=&quot;2-52&quot; data-expansion=&quot;25&quot; data-type=&quot;2&quot; data-color=&quot;4&quot; data-term=&quot;0&quot;&gt;&lt;td&gt;2-52&lt;/td&gt;&lt;td&gt;ガレオン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2" data-expansion="25" data-type="2" data-color="4" data-term="0"&gt;&lt;td&gt;2-52&lt;/td&gt;&lt;td&gt;ガレオン船&lt;/td&gt;&lt;td&gt;&lt;div class="input-group" data-deck="main"&gt;&lt;button type="button" class="btn btn-outline-secondary btn-number btn-pop" disabled&gt;-&lt;/button&gt;&lt;input type="text" class="form-control input-number" name="table-main-2-5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B186];[$HTML.$C$1];[.$O186];[$HTML.$D$1])" office:value-type="string" office:string-value="&lt;div class=&quot;container-card&quot; id=&quot;main-2-53&quot; data-id=&quot;2-53&quot;&gt;&lt;img class=&quot;img-card&quot; width=&quot;80&quot; height=&quot;112&quot; src=&quot;https://one-draw.jp/ijinden/cardlist/002/card/02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3" data-id="2-53"&gt;&lt;img class="img-card" width="80" height="112" src="https://one-draw.jp/ijinden/cardlist/002/card/02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6];[$HTML.$B$2];[.$B186];[$HTML.$C$2];[.$O186];[$HTML.$D$2])" office:value-type="string" office:string-value="&lt;div class=&quot;container-card&quot; id=&quot;side-2-53&quot; data-id=&quot;2-53&quot;&gt;&lt;img class=&quot;d-block&quot; width=&quot;80&quot; height=&quot;112&quot; src=&quot;https://one-draw.jp/ijinden/cardlist/002/card/02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3" data-id="2-53"&gt;&lt;img class="d-block" width="80" height="112" src="https://one-draw.jp/ijinden/cardlist/002/card/02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)" office:value-type="string" office:string-value="&lt;tr data-id=&quot;2-53&quot; data-expansion=&quot;25&quot; data-type=&quot;2&quot; data-color=&quot;8&quot; data-term=&quot;0&quot;&gt;&lt;td&gt;2-53&lt;/td&gt;&lt;td&gt;仁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3" data-expansion="25" data-type="2" data-color="8" data-term="0"&gt;&lt;td&gt;2-53&lt;/td&gt;&lt;td&gt;仁王&lt;/td&gt;&lt;td&gt;&lt;div class="input-group" data-deck="main"&gt;&lt;button type="button" class="btn btn-outline-secondary btn-number btn-pop" disabled&gt;-&lt;/button&gt;&lt;input type="text" class="form-control input-number" name="table-main-2-5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B187];[$HTML.$C$1];[.$O187];[$HTML.$D$1])" office:value-type="string" office:string-value="&lt;div class=&quot;container-card&quot; id=&quot;main-2-54&quot; data-id=&quot;2-54&quot;&gt;&lt;img class=&quot;img-card&quot; width=&quot;80&quot; height=&quot;112&quot; src=&quot;https://one-draw.jp/ijinden/cardlist/002/card/02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4" data-id="2-54"&gt;&lt;img class="img-card" width="80" height="112" src="https://one-draw.jp/ijinden/cardlist/002/card/02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7];[$HTML.$B$2];[.$B187];[$HTML.$C$2];[.$O187];[$HTML.$D$2])" office:value-type="string" office:string-value="&lt;div class=&quot;container-card&quot; id=&quot;side-2-54&quot; data-id=&quot;2-54&quot;&gt;&lt;img class=&quot;d-block&quot; width=&quot;80&quot; height=&quot;112&quot; src=&quot;https://one-draw.jp/ijinden/cardlist/002/card/02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4" data-id="2-54"&gt;&lt;img class="d-block" width="80" height="112" src="https://one-draw.jp/ijinden/cardlist/002/card/02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)" office:value-type="string" office:string-value="&lt;tr data-id=&quot;2-54&quot; data-expansion=&quot;25&quot; data-type=&quot;2&quot; data-color=&quot;8&quot; data-term=&quot;0&quot;&gt;&lt;td&gt;2-54&lt;/td&gt;&lt;td&gt;蒸気機関車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4" data-expansion="25" data-type="2" data-color="8" data-term="0"&gt;&lt;td&gt;2-54&lt;/td&gt;&lt;td&gt;蒸気機関車&lt;/td&gt;&lt;td&gt;&lt;div class="input-group" data-deck="main"&gt;&lt;button type="button" class="btn btn-outline-secondary btn-number btn-pop" disabled&gt;-&lt;/button&gt;&lt;input type="text" class="form-control input-number" name="table-main-2-5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B188];[$HTML.$C$1];[.$O188];[$HTML.$D$1])" office:value-type="string" office:string-value="&lt;div class=&quot;container-card&quot; id=&quot;main-2-55&quot; data-id=&quot;2-55&quot;&gt;&lt;img class=&quot;img-card&quot; width=&quot;80&quot; height=&quot;112&quot; src=&quot;https://one-draw.jp/ijinden/cardlist/002/card/02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5" data-id="2-55"&gt;&lt;img class="img-card" width="80" height="112" src="https://one-draw.jp/ijinden/cardlist/002/card/02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8];[$HTML.$B$2];[.$B188];[$HTML.$C$2];[.$O188];[$HTML.$D$2])" office:value-type="string" office:string-value="&lt;div class=&quot;container-card&quot; id=&quot;side-2-55&quot; data-id=&quot;2-55&quot;&gt;&lt;img class=&quot;d-block&quot; width=&quot;80&quot; height=&quot;112&quot; src=&quot;https://one-draw.jp/ijinden/cardlist/002/card/02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5" data-id="2-55"&gt;&lt;img class="d-block" width="80" height="112" src="https://one-draw.jp/ijinden/cardlist/002/card/02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)" office:value-type="string" office:string-value="&lt;tr data-id=&quot;2-55&quot; data-expansion=&quot;25&quot; data-type=&quot;2&quot; data-color=&quot;16&quot; data-term=&quot;0&quot;&gt;&lt;td&gt;2-55&lt;/td&gt;&lt;td&gt;凱旋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5" data-expansion="25" data-type="2" data-color="16" data-term="0"&gt;&lt;td&gt;2-55&lt;/td&gt;&lt;td&gt;凱旋門&lt;/td&gt;&lt;td&gt;&lt;div class="input-group" data-deck="main"&gt;&lt;button type="button" class="btn btn-outline-secondary btn-number btn-pop" disabled&gt;-&lt;/button&gt;&lt;input type="text" class="form-control input-number" name="table-main-2-5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B189];[$HTML.$C$1];[.$O189];[$HTML.$D$1])" office:value-type="string" office:string-value="&lt;div class=&quot;container-card&quot; id=&quot;main-2-56&quot; data-id=&quot;2-56&quot;&gt;&lt;img class=&quot;img-card&quot; width=&quot;80&quot; height=&quot;112&quot; src=&quot;https://one-draw.jp/ijinden/cardlist/002/card/02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6" data-id="2-56"&gt;&lt;img class="img-card" width="80" height="112" src="https://one-draw.jp/ijinden/cardlist/002/card/02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89];[$HTML.$B$2];[.$B189];[$HTML.$C$2];[.$O189];[$HTML.$D$2])" office:value-type="string" office:string-value="&lt;div class=&quot;container-card&quot; id=&quot;side-2-56&quot; data-id=&quot;2-56&quot;&gt;&lt;img class=&quot;d-block&quot; width=&quot;80&quot; height=&quot;112&quot; src=&quot;https://one-draw.jp/ijinden/cardlist/002/card/02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6" data-id="2-56"&gt;&lt;img class="d-block" width="80" height="112" src="https://one-draw.jp/ijinden/cardlist/002/card/02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)" office:value-type="string" office:string-value="&lt;tr data-id=&quot;2-56&quot; data-expansion=&quot;25&quot; data-type=&quot;2&quot; data-color=&quot;16&quot; data-term=&quot;0&quot;&gt;&lt;td&gt;2-56&lt;/td&gt;&lt;td&gt;三層の舎利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6" data-expansion="25" data-type="2" data-color="16" data-term="0"&gt;&lt;td&gt;2-56&lt;/td&gt;&lt;td&gt;三層の舎利殿&lt;/td&gt;&lt;td&gt;&lt;div class="input-group" data-deck="main"&gt;&lt;button type="button" class="btn btn-outline-secondary btn-number btn-pop" disabled&gt;-&lt;/button&gt;&lt;input type="text" class="form-control input-number" name="table-main-2-5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B190];[$HTML.$C$1];[.$O190];[$HTML.$D$1])" office:value-type="string" office:string-value="&lt;div class=&quot;container-card&quot; id=&quot;main-2-57&quot; data-id=&quot;2-57&quot;&gt;&lt;img class=&quot;img-card&quot; width=&quot;80&quot; height=&quot;112&quot; src=&quot;https://one-draw.jp/ijinden/cardlist/002/card/02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7" data-id="2-57"&gt;&lt;img class="img-card" width="80" height="112" src="https://one-draw.jp/ijinden/cardlist/002/card/02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0];[$HTML.$B$2];[.$B190];[$HTML.$C$2];[.$O190];[$HTML.$D$2])" office:value-type="string" office:string-value="&lt;div class=&quot;container-card&quot; id=&quot;side-2-57&quot; data-id=&quot;2-57&quot;&gt;&lt;img class=&quot;d-block&quot; width=&quot;80&quot; height=&quot;112&quot; src=&quot;https://one-draw.jp/ijinden/cardlist/002/card/02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7" data-id="2-57"&gt;&lt;img class="d-block" width="80" height="112" src="https://one-draw.jp/ijinden/cardlist/002/card/02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)" office:value-type="string" office:string-value="&lt;tr data-id=&quot;2-57&quot; data-expansion=&quot;25&quot; data-type=&quot;3&quot; data-color=&quot;2&quot; data-term=&quot;0&quot;&gt;&lt;td&gt;2-57&lt;/td&gt;&lt;td&gt;スペクタ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7" data-expansion="25" data-type="3" data-color="2" data-term="0"&gt;&lt;td&gt;2-57&lt;/td&gt;&lt;td&gt;スペクター&lt;/td&gt;&lt;td&gt;&lt;div class="input-group" data-deck="main"&gt;&lt;button type="button" class="btn btn-outline-secondary btn-number btn-pop" disabled&gt;-&lt;/button&gt;&lt;input type="text" class="form-control input-number" name="table-main-2-5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B191];[$HTML.$C$1];[.$O191];[$HTML.$D$1])" office:value-type="string" office:string-value="&lt;div class=&quot;container-card&quot; id=&quot;main-2-58&quot; data-id=&quot;2-58&quot;&gt;&lt;img class=&quot;img-card&quot; width=&quot;80&quot; height=&quot;112&quot; src=&quot;https://one-draw.jp/ijinden/cardlist/002/card/02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8" data-id="2-58"&gt;&lt;img class="img-card" width="80" height="112" src="https://one-draw.jp/ijinden/cardlist/002/card/02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1];[$HTML.$B$2];[.$B191];[$HTML.$C$2];[.$O191];[$HTML.$D$2])" office:value-type="string" office:string-value="&lt;div class=&quot;container-card&quot; id=&quot;side-2-58&quot; data-id=&quot;2-58&quot;&gt;&lt;img class=&quot;d-block&quot; width=&quot;80&quot; height=&quot;112&quot; src=&quot;https://one-draw.jp/ijinden/cardlist/002/card/02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8" data-id="2-58"&gt;&lt;img class="d-block" width="80" height="112" src="https://one-draw.jp/ijinden/cardlist/002/card/02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)" office:value-type="string" office:string-value="&lt;tr data-id=&quot;2-58&quot; data-expansion=&quot;25&quot; data-type=&quot;3&quot; data-color=&quot;2&quot; data-term=&quot;0&quot;&gt;&lt;td&gt;2-58&lt;/td&gt;&lt;td&gt;クイ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8" data-expansion="25" data-type="3" data-color="2" data-term="0"&gt;&lt;td&gt;2-58&lt;/td&gt;&lt;td&gt;クイック&lt;/td&gt;&lt;td&gt;&lt;div class="input-group" data-deck="main"&gt;&lt;button type="button" class="btn btn-outline-secondary btn-number btn-pop" disabled&gt;-&lt;/button&gt;&lt;input type="text" class="form-control input-number" name="table-main-2-5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B192];[$HTML.$C$1];[.$O192];[$HTML.$D$1])" office:value-type="string" office:string-value="&lt;div class=&quot;container-card&quot; id=&quot;main-2-59&quot; data-id=&quot;2-59&quot;&gt;&lt;img class=&quot;img-card&quot; width=&quot;80&quot; height=&quot;112&quot; src=&quot;https://one-draw.jp/ijinden/cardlist/002/card/02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59" data-id="2-59"&gt;&lt;img class="img-card" width="80" height="112" src="https://one-draw.jp/ijinden/cardlist/002/card/02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2];[$HTML.$B$2];[.$B192];[$HTML.$C$2];[.$O192];[$HTML.$D$2])" office:value-type="string" office:string-value="&lt;div class=&quot;container-card&quot; id=&quot;side-2-59&quot; data-id=&quot;2-59&quot;&gt;&lt;img class=&quot;d-block&quot; width=&quot;80&quot; height=&quot;112&quot; src=&quot;https://one-draw.jp/ijinden/cardlist/002/card/02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59" data-id="2-59"&gt;&lt;img class="d-block" width="80" height="112" src="https://one-draw.jp/ijinden/cardlist/002/card/02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)" office:value-type="string" office:string-value="&lt;tr data-id=&quot;2-59&quot; data-expansion=&quot;25&quot; data-type=&quot;3&quot; data-color=&quot;2&quot; data-term=&quot;0&quot;&gt;&lt;td&gt;2-59&lt;/td&gt;&lt;td&gt;サモ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5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5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59" data-expansion="25" data-type="3" data-color="2" data-term="0"&gt;&lt;td&gt;2-59&lt;/td&gt;&lt;td&gt;サモン&lt;/td&gt;&lt;td&gt;&lt;div class="input-group" data-deck="main"&gt;&lt;button type="button" class="btn btn-outline-secondary btn-number btn-pop" disabled&gt;-&lt;/button&gt;&lt;input type="text" class="form-control input-number" name="table-main-2-5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5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B193];[$HTML.$C$1];[.$O193];[$HTML.$D$1])" office:value-type="string" office:string-value="&lt;div class=&quot;container-card&quot; id=&quot;main-2-60&quot; data-id=&quot;2-60&quot;&gt;&lt;img class=&quot;img-card&quot; width=&quot;80&quot; height=&quot;112&quot; src=&quot;https://one-draw.jp/ijinden/cardlist/002/card/02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0" data-id="2-60"&gt;&lt;img class="img-card" width="80" height="112" src="https://one-draw.jp/ijinden/cardlist/002/card/02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3];[$HTML.$B$2];[.$B193];[$HTML.$C$2];[.$O193];[$HTML.$D$2])" office:value-type="string" office:string-value="&lt;div class=&quot;container-card&quot; id=&quot;side-2-60&quot; data-id=&quot;2-60&quot;&gt;&lt;img class=&quot;d-block&quot; width=&quot;80&quot; height=&quot;112&quot; src=&quot;https://one-draw.jp/ijinden/cardlist/002/card/02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0" data-id="2-60"&gt;&lt;img class="d-block" width="80" height="112" src="https://one-draw.jp/ijinden/cardlist/002/card/02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)" office:value-type="string" office:string-value="&lt;tr data-id=&quot;2-60&quot; data-expansion=&quot;25&quot; data-type=&quot;3&quot; data-color=&quot;4&quot; data-term=&quot;0&quot;&gt;&lt;td&gt;2-60&lt;/td&gt;&lt;td&gt;フェイ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0" data-expansion="25" data-type="3" data-color="4" data-term="0"&gt;&lt;td&gt;2-60&lt;/td&gt;&lt;td&gt;フェイス&lt;/td&gt;&lt;td&gt;&lt;div class="input-group" data-deck="main"&gt;&lt;button type="button" class="btn btn-outline-secondary btn-number btn-pop" disabled&gt;-&lt;/button&gt;&lt;input type="text" class="form-control input-number" name="table-main-2-6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B194];[$HTML.$C$1];[.$O194];[$HTML.$D$1])" office:value-type="string" office:string-value="&lt;div class=&quot;container-card&quot; id=&quot;main-2-61&quot; data-id=&quot;2-61&quot;&gt;&lt;img class=&quot;img-card&quot; width=&quot;80&quot; height=&quot;112&quot; src=&quot;https://one-draw.jp/ijinden/cardlist/002/card/02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1" data-id="2-61"&gt;&lt;img class="img-card" width="80" height="112" src="https://one-draw.jp/ijinden/cardlist/002/card/02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4];[$HTML.$B$2];[.$B194];[$HTML.$C$2];[.$O194];[$HTML.$D$2])" office:value-type="string" office:string-value="&lt;div class=&quot;container-card&quot; id=&quot;side-2-61&quot; data-id=&quot;2-61&quot;&gt;&lt;img class=&quot;d-block&quot; width=&quot;80&quot; height=&quot;112&quot; src=&quot;https://one-draw.jp/ijinden/cardlist/002/card/02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1" data-id="2-61"&gt;&lt;img class="d-block" width="80" height="112" src="https://one-draw.jp/ijinden/cardlist/002/card/02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)" office:value-type="string" office:string-value="&lt;tr data-id=&quot;2-61&quot; data-expansion=&quot;25&quot; data-type=&quot;3&quot; data-color=&quot;4&quot; data-term=&quot;0&quot;&gt;&lt;td&gt;2-61&lt;/td&gt;&lt;td&gt;リドロ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1" data-expansion="25" data-type="3" data-color="4" data-term="0"&gt;&lt;td&gt;2-61&lt;/td&gt;&lt;td&gt;リドロー&lt;/td&gt;&lt;td&gt;&lt;div class="input-group" data-deck="main"&gt;&lt;button type="button" class="btn btn-outline-secondary btn-number btn-pop" disabled&gt;-&lt;/button&gt;&lt;input type="text" class="form-control input-number" name="table-main-2-6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B195];[$HTML.$C$1];[.$O195];[$HTML.$D$1])" office:value-type="string" office:string-value="&lt;div class=&quot;container-card&quot; id=&quot;main-2-62&quot; data-id=&quot;2-62&quot;&gt;&lt;img class=&quot;img-card&quot; width=&quot;80&quot; height=&quot;112&quot; src=&quot;https://one-draw.jp/ijinden/cardlist/002/card/02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2" data-id="2-62"&gt;&lt;img class="img-card" width="80" height="112" src="https://one-draw.jp/ijinden/cardlist/002/card/02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5];[$HTML.$B$2];[.$B195];[$HTML.$C$2];[.$O195];[$HTML.$D$2])" office:value-type="string" office:string-value="&lt;div class=&quot;container-card&quot; id=&quot;side-2-62&quot; data-id=&quot;2-62&quot;&gt;&lt;img class=&quot;d-block&quot; width=&quot;80&quot; height=&quot;112&quot; src=&quot;https://one-draw.jp/ijinden/cardlist/002/card/02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2" data-id="2-62"&gt;&lt;img class="d-block" width="80" height="112" src="https://one-draw.jp/ijinden/cardlist/002/card/02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)" office:value-type="string" office:string-value="&lt;tr data-id=&quot;2-62&quot; data-expansion=&quot;25&quot; data-type=&quot;3&quot; data-color=&quot;4&quot; data-term=&quot;0&quot;&gt;&lt;td&gt;2-62&lt;/td&gt;&lt;td&gt;テンペス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2" data-expansion="25" data-type="3" data-color="4" data-term="0"&gt;&lt;td&gt;2-62&lt;/td&gt;&lt;td&gt;テンペスト&lt;/td&gt;&lt;td&gt;&lt;div class="input-group" data-deck="main"&gt;&lt;button type="button" class="btn btn-outline-secondary btn-number btn-pop" disabled&gt;-&lt;/button&gt;&lt;input type="text" class="form-control input-number" name="table-main-2-6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B196];[$HTML.$C$1];[.$O196];[$HTML.$D$1])" office:value-type="string" office:string-value="&lt;div class=&quot;container-card&quot; id=&quot;main-2-63&quot; data-id=&quot;2-63&quot;&gt;&lt;img class=&quot;img-card&quot; width=&quot;80&quot; height=&quot;112&quot; src=&quot;https://one-draw.jp/ijinden/cardlist/002/card/02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3" data-id="2-63"&gt;&lt;img class="img-card" width="80" height="112" src="https://one-draw.jp/ijinden/cardlist/002/card/02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6];[$HTML.$B$2];[.$B196];[$HTML.$C$2];[.$O196];[$HTML.$D$2])" office:value-type="string" office:string-value="&lt;div class=&quot;container-card&quot; id=&quot;side-2-63&quot; data-id=&quot;2-63&quot;&gt;&lt;img class=&quot;d-block&quot; width=&quot;80&quot; height=&quot;112&quot; src=&quot;https://one-draw.jp/ijinden/cardlist/002/card/02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3" data-id="2-63"&gt;&lt;img class="d-block" width="80" height="112" src="https://one-draw.jp/ijinden/cardlist/002/card/02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)" office:value-type="string" office:string-value="&lt;tr data-id=&quot;2-63&quot; data-expansion=&quot;25&quot; data-type=&quot;3&quot; data-color=&quot;8&quot; data-term=&quot;0&quot;&gt;&lt;td&gt;2-63&lt;/td&gt;&lt;td&gt;ミューテイショ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3" data-expansion="25" data-type="3" data-color="8" data-term="0"&gt;&lt;td&gt;2-63&lt;/td&gt;&lt;td&gt;ミューテイション&lt;/td&gt;&lt;td&gt;&lt;div class="input-group" data-deck="main"&gt;&lt;button type="button" class="btn btn-outline-secondary btn-number btn-pop" disabled&gt;-&lt;/button&gt;&lt;input type="text" class="form-control input-number" name="table-main-2-6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B197];[$HTML.$C$1];[.$O197];[$HTML.$D$1])" office:value-type="string" office:string-value="&lt;div class=&quot;container-card&quot; id=&quot;main-2-64&quot; data-id=&quot;2-64&quot;&gt;&lt;img class=&quot;img-card&quot; width=&quot;80&quot; height=&quot;112&quot; src=&quot;https://one-draw.jp/ijinden/cardlist/002/card/02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4" data-id="2-64"&gt;&lt;img class="img-card" width="80" height="112" src="https://one-draw.jp/ijinden/cardlist/002/card/02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7];[$HTML.$B$2];[.$B197];[$HTML.$C$2];[.$O197];[$HTML.$D$2])" office:value-type="string" office:string-value="&lt;div class=&quot;container-card&quot; id=&quot;side-2-64&quot; data-id=&quot;2-64&quot;&gt;&lt;img class=&quot;d-block&quot; width=&quot;80&quot; height=&quot;112&quot; src=&quot;https://one-draw.jp/ijinden/cardlist/002/card/02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4" data-id="2-64"&gt;&lt;img class="d-block" width="80" height="112" src="https://one-draw.jp/ijinden/cardlist/002/card/02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)" office:value-type="string" office:string-value="&lt;tr data-id=&quot;2-64&quot; data-expansion=&quot;25&quot; data-type=&quot;3&quot; data-color=&quot;8&quot; data-term=&quot;0&quot;&gt;&lt;td&gt;2-64&lt;/td&gt;&lt;td&gt;ライブラ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4" data-expansion="25" data-type="3" data-color="8" data-term="0"&gt;&lt;td&gt;2-64&lt;/td&gt;&lt;td&gt;ライブラリー&lt;/td&gt;&lt;td&gt;&lt;div class="input-group" data-deck="main"&gt;&lt;button type="button" class="btn btn-outline-secondary btn-number btn-pop" disabled&gt;-&lt;/button&gt;&lt;input type="text" class="form-control input-number" name="table-main-2-6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B198];[$HTML.$C$1];[.$O198];[$HTML.$D$1])" office:value-type="string" office:string-value="&lt;div class=&quot;container-card&quot; id=&quot;main-2-65&quot; data-id=&quot;2-65&quot;&gt;&lt;img class=&quot;img-card&quot; width=&quot;80&quot; height=&quot;112&quot; src=&quot;https://one-draw.jp/ijinden/cardlist/002/card/02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5" data-id="2-65"&gt;&lt;img class="img-card" width="80" height="112" src="https://one-draw.jp/ijinden/cardlist/002/card/02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8];[$HTML.$B$2];[.$B198];[$HTML.$C$2];[.$O198];[$HTML.$D$2])" office:value-type="string" office:string-value="&lt;div class=&quot;container-card&quot; id=&quot;side-2-65&quot; data-id=&quot;2-65&quot;&gt;&lt;img class=&quot;d-block&quot; width=&quot;80&quot; height=&quot;112&quot; src=&quot;https://one-draw.jp/ijinden/cardlist/002/card/02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5" data-id="2-65"&gt;&lt;img class="d-block" width="80" height="112" src="https://one-draw.jp/ijinden/cardlist/002/card/02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)" office:value-type="string" office:string-value="&lt;tr data-id=&quot;2-65&quot; data-expansion=&quot;25&quot; data-type=&quot;3&quot; data-color=&quot;8&quot; data-term=&quot;0&quot;&gt;&lt;td&gt;2-65&lt;/td&gt;&lt;td&gt;チャージ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5" data-expansion="25" data-type="3" data-color="8" data-term="0"&gt;&lt;td&gt;2-65&lt;/td&gt;&lt;td&gt;チャージ&lt;/td&gt;&lt;td&gt;&lt;div class="input-group" data-deck="main"&gt;&lt;button type="button" class="btn btn-outline-secondary btn-number btn-pop" disabled&gt;-&lt;/button&gt;&lt;input type="text" class="form-control input-number" name="table-main-2-6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B199];[$HTML.$C$1];[.$O199];[$HTML.$D$1])" office:value-type="string" office:string-value="&lt;div class=&quot;container-card&quot; id=&quot;main-2-66&quot; data-id=&quot;2-66&quot;&gt;&lt;img class=&quot;img-card&quot; width=&quot;80&quot; height=&quot;112&quot; src=&quot;https://one-draw.jp/ijinden/cardlist/002/card/02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6" data-id="2-66"&gt;&lt;img class="img-card" width="80" height="112" src="https://one-draw.jp/ijinden/cardlist/002/card/02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199];[$HTML.$B$2];[.$B199];[$HTML.$C$2];[.$O199];[$HTML.$D$2])" office:value-type="string" office:string-value="&lt;div class=&quot;container-card&quot; id=&quot;side-2-66&quot; data-id=&quot;2-66&quot;&gt;&lt;img class=&quot;d-block&quot; width=&quot;80&quot; height=&quot;112&quot; src=&quot;https://one-draw.jp/ijinden/cardlist/002/card/02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6" data-id="2-66"&gt;&lt;img class="d-block" width="80" height="112" src="https://one-draw.jp/ijinden/cardlist/002/card/02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)" office:value-type="string" office:string-value="&lt;tr data-id=&quot;2-66&quot; data-expansion=&quot;25&quot; data-type=&quot;3&quot; data-color=&quot;16&quot; data-term=&quot;0&quot;&gt;&lt;td&gt;2-66&lt;/td&gt;&lt;td&gt;カタストロフ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6" data-expansion="25" data-type="3" data-color="16" data-term="0"&gt;&lt;td&gt;2-66&lt;/td&gt;&lt;td&gt;カタストロフィ&lt;/td&gt;&lt;td&gt;&lt;div class="input-group" data-deck="main"&gt;&lt;button type="button" class="btn btn-outline-secondary btn-number btn-pop" disabled&gt;-&lt;/button&gt;&lt;input type="text" class="form-control input-number" name="table-main-2-6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B200];[$HTML.$C$1];[.$O200];[$HTML.$D$1])" office:value-type="string" office:string-value="&lt;div class=&quot;container-card&quot; id=&quot;main-2-67&quot; data-id=&quot;2-67&quot;&gt;&lt;img class=&quot;img-card&quot; width=&quot;80&quot; height=&quot;112&quot; src=&quot;https://one-draw.jp/ijinden/cardlist/002/card/02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7" data-id="2-67"&gt;&lt;img class="img-card" width="80" height="112" src="https://one-draw.jp/ijinden/cardlist/002/card/02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0];[$HTML.$B$2];[.$B200];[$HTML.$C$2];[.$O200];[$HTML.$D$2])" office:value-type="string" office:string-value="&lt;div class=&quot;container-card&quot; id=&quot;side-2-67&quot; data-id=&quot;2-67&quot;&gt;&lt;img class=&quot;d-block&quot; width=&quot;80&quot; height=&quot;112&quot; src=&quot;https://one-draw.jp/ijinden/cardlist/002/card/02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7" data-id="2-67"&gt;&lt;img class="d-block" width="80" height="112" src="https://one-draw.jp/ijinden/cardlist/002/card/02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)" office:value-type="string" office:string-value="&lt;tr data-id=&quot;2-67&quot; data-expansion=&quot;25&quot; data-type=&quot;3&quot; data-color=&quot;16&quot; data-term=&quot;0&quot;&gt;&lt;td&gt;2-67&lt;/td&gt;&lt;td&gt;エクスキューショ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7" data-expansion="25" data-type="3" data-color="16" data-term="0"&gt;&lt;td&gt;2-67&lt;/td&gt;&lt;td&gt;エクスキューション&lt;/td&gt;&lt;td&gt;&lt;div class="input-group" data-deck="main"&gt;&lt;button type="button" class="btn btn-outline-secondary btn-number btn-pop" disabled&gt;-&lt;/button&gt;&lt;input type="text" class="form-control input-number" name="table-main-2-6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B201];[$HTML.$C$1];[.$O201];[$HTML.$D$1])" office:value-type="string" office:string-value="&lt;div class=&quot;container-card&quot; id=&quot;main-2-68&quot; data-id=&quot;2-68&quot;&gt;&lt;img class=&quot;img-card&quot; width=&quot;80&quot; height=&quot;112&quot; src=&quot;https://one-draw.jp/ijinden/cardlist/002/card/02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8" data-id="2-68"&gt;&lt;img class="img-card" width="80" height="112" src="https://one-draw.jp/ijinden/cardlist/002/card/02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1];[$HTML.$B$2];[.$B201];[$HTML.$C$2];[.$O201];[$HTML.$D$2])" office:value-type="string" office:string-value="&lt;div class=&quot;container-card&quot; id=&quot;side-2-68&quot; data-id=&quot;2-68&quot;&gt;&lt;img class=&quot;d-block&quot; width=&quot;80&quot; height=&quot;112&quot; src=&quot;https://one-draw.jp/ijinden/cardlist/002/card/02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8" data-id="2-68"&gt;&lt;img class="d-block" width="80" height="112" src="https://one-draw.jp/ijinden/cardlist/002/card/02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)" office:value-type="string" office:string-value="&lt;tr data-id=&quot;2-68&quot; data-expansion=&quot;25&quot; data-type=&quot;3&quot; data-color=&quot;16&quot; data-term=&quot;0&quot;&gt;&lt;td&gt;2-68&lt;/td&gt;&lt;td&gt;メロ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8" data-expansion="25" data-type="3" data-color="16" data-term="0"&gt;&lt;td&gt;2-68&lt;/td&gt;&lt;td&gt;メロウ&lt;/td&gt;&lt;td&gt;&lt;div class="input-group" data-deck="main"&gt;&lt;button type="button" class="btn btn-outline-secondary btn-number btn-pop" disabled&gt;-&lt;/button&gt;&lt;input type="text" class="form-control input-number" name="table-main-2-6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B202];[$HTML.$C$1];[.$O202];[$HTML.$D$1])" office:value-type="string" office:string-value="&lt;div class=&quot;container-card&quot; id=&quot;main-2-69&quot; data-id=&quot;2-69&quot;&gt;&lt;img class=&quot;img-card&quot; width=&quot;80&quot; height=&quot;112&quot; src=&quot;https://one-draw.jp/ijinden/cardlist/002/card/02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69" data-id="2-69"&gt;&lt;img class="img-card" width="80" height="112" src="https://one-draw.jp/ijinden/cardlist/002/card/02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2];[$HTML.$B$2];[.$B202];[$HTML.$C$2];[.$O202];[$HTML.$D$2])" office:value-type="string" office:string-value="&lt;div class=&quot;container-card&quot; id=&quot;side-2-69&quot; data-id=&quot;2-69&quot;&gt;&lt;img class=&quot;d-block&quot; width=&quot;80&quot; height=&quot;112&quot; src=&quot;https://one-draw.jp/ijinden/cardlist/002/card/02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69" data-id="2-69"&gt;&lt;img class="d-block" width="80" height="112" src="https://one-draw.jp/ijinden/cardlist/002/card/02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)" office:value-type="string" office:string-value="&lt;tr data-id=&quot;2-69&quot; data-expansion=&quot;25&quot; data-type=&quot;3&quot; data-color=&quot;16&quot; data-term=&quot;0&quot;&gt;&lt;td&gt;2-69&lt;/td&gt;&lt;td&gt;スカーレッ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6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6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69" data-expansion="25" data-type="3" data-color="16" data-term="0"&gt;&lt;td&gt;2-69&lt;/td&gt;&lt;td&gt;スカーレット&lt;/td&gt;&lt;td&gt;&lt;div class="input-group" data-deck="main"&gt;&lt;button type="button" class="btn btn-outline-secondary btn-number btn-pop" disabled&gt;-&lt;/button&gt;&lt;input type="text" class="form-control input-number" name="table-main-2-6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6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B203];[$HTML.$C$1];[.$O203];[$HTML.$D$1])" office:value-type="string" office:string-value="&lt;div class=&quot;container-card&quot; id=&quot;main-2-70&quot; data-id=&quot;2-70&quot;&gt;&lt;img class=&quot;img-card&quot; width=&quot;80&quot; height=&quot;112&quot; src=&quot;https://one-draw.jp/ijinden/cardlist/002/card/02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0" data-id="2-70"&gt;&lt;img class="img-card" width="80" height="112" src="https://one-draw.jp/ijinden/cardlist/002/card/02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3];[$HTML.$B$2];[.$B203];[$HTML.$C$2];[.$O203];[$HTML.$D$2])" office:value-type="string" office:string-value="&lt;div class=&quot;container-card&quot; id=&quot;side-2-70&quot; data-id=&quot;2-70&quot;&gt;&lt;img class=&quot;d-block&quot; width=&quot;80&quot; height=&quot;112&quot; src=&quot;https://one-draw.jp/ijinden/cardlist/002/card/02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0" data-id="2-70"&gt;&lt;img class="d-block" width="80" height="112" src="https://one-draw.jp/ijinden/cardlist/002/card/02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)" office:value-type="string" office:string-value="&lt;tr data-id=&quot;2-70&quot; data-expansion=&quot;25&quot; data-type=&quot;3&quot; data-color=&quot;16&quot; data-term=&quot;0&quot;&gt;&lt;td&gt;2-70&lt;/td&gt;&lt;td&gt;ピーコ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0" data-expansion="25" data-type="3" data-color="16" data-term="0"&gt;&lt;td&gt;2-70&lt;/td&gt;&lt;td&gt;ピーコック&lt;/td&gt;&lt;td&gt;&lt;div class="input-group" data-deck="main"&gt;&lt;button type="button" class="btn btn-outline-secondary btn-number btn-pop" disabled&gt;-&lt;/button&gt;&lt;input type="text" class="form-control input-number" name="table-main-2-7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B204];[$HTML.$C$1];[.$O204];[$HTML.$D$1])" office:value-type="string" office:string-value="&lt;div class=&quot;container-card&quot; id=&quot;main-2-71&quot; data-id=&quot;2-71&quot;&gt;&lt;img class=&quot;img-card&quot; width=&quot;80&quot; height=&quot;112&quot; src=&quot;https://one-draw.jp/ijinden/cardlist/002/card/02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1" data-id="2-71"&gt;&lt;img class="img-card" width="80" height="112" src="https://one-draw.jp/ijinden/cardlist/002/card/02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4];[$HTML.$B$2];[.$B204];[$HTML.$C$2];[.$O204];[$HTML.$D$2])" office:value-type="string" office:string-value="&lt;div class=&quot;container-card&quot; id=&quot;side-2-71&quot; data-id=&quot;2-71&quot;&gt;&lt;img class=&quot;d-block&quot; width=&quot;80&quot; height=&quot;112&quot; src=&quot;https://one-draw.jp/ijinden/cardlist/002/card/02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1" data-id="2-71"&gt;&lt;img class="d-block" width="80" height="112" src="https://one-draw.jp/ijinden/cardlist/002/card/02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)" office:value-type="string" office:string-value="&lt;tr data-id=&quot;2-71&quot; data-expansion=&quot;25&quot; data-type=&quot;3&quot; data-color=&quot;16&quot; data-term=&quot;0&quot;&gt;&lt;td&gt;2-71&lt;/td&gt;&lt;td&gt;シャトルー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1" data-expansion="25" data-type="3" data-color="16" data-term="0"&gt;&lt;td&gt;2-71&lt;/td&gt;&lt;td&gt;シャトルーズ&lt;/td&gt;&lt;td&gt;&lt;div class="input-group" data-deck="main"&gt;&lt;button type="button" class="btn btn-outline-secondary btn-number btn-pop" disabled&gt;-&lt;/button&gt;&lt;input type="text" class="form-control input-number" name="table-main-2-7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B205];[$HTML.$C$1];[.$O205];[$HTML.$D$1])" office:value-type="string" office:string-value="&lt;div class=&quot;container-card&quot; id=&quot;main-2-72&quot; data-id=&quot;2-72&quot;&gt;&lt;img class=&quot;img-card&quot; width=&quot;80&quot; height=&quot;112&quot; src=&quot;https://one-draw.jp/ijinden/cardlist/002/card/02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2" data-id="2-72"&gt;&lt;img class="img-card" width="80" height="112" src="https://one-draw.jp/ijinden/cardlist/002/card/02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5];[$HTML.$B$2];[.$B205];[$HTML.$C$2];[.$O205];[$HTML.$D$2])" office:value-type="string" office:string-value="&lt;div class=&quot;container-card&quot; id=&quot;side-2-72&quot; data-id=&quot;2-72&quot;&gt;&lt;img class=&quot;d-block&quot; width=&quot;80&quot; height=&quot;112&quot; src=&quot;https://one-draw.jp/ijinden/cardlist/002/card/02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2" data-id="2-72"&gt;&lt;img class="d-block" width="80" height="112" src="https://one-draw.jp/ijinden/cardlist/002/card/02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)" office:value-type="string" office:string-value="&lt;tr data-id=&quot;2-72&quot; data-expansion=&quot;25&quot; data-type=&quot;4&quot; data-color=&quot;16&quot; data-term=&quot;0&quot;&gt;&lt;td&gt;2-72&lt;/td&gt;&lt;td&gt;サンドグラ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2" data-expansion="25" data-type="4" data-color="16" data-term="0"&gt;&lt;td&gt;2-72&lt;/td&gt;&lt;td&gt;サンドグラス&lt;/td&gt;&lt;td&gt;&lt;div class="input-group" data-deck="main"&gt;&lt;button type="button" class="btn btn-outline-secondary btn-number btn-pop" disabled&gt;-&lt;/button&gt;&lt;input type="text" class="form-control input-number" name="table-main-2-7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B206];[$HTML.$C$1];[.$O206];[$HTML.$D$1])" office:value-type="string" office:string-value="&lt;div class=&quot;container-card&quot; id=&quot;main-2-73&quot; data-id=&quot;2-73&quot;&gt;&lt;img class=&quot;img-card&quot; width=&quot;80&quot; height=&quot;112&quot; src=&quot;https://one-draw.jp/ijinden/cardlist/002/card/02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3" data-id="2-73"&gt;&lt;img class="img-card" width="80" height="112" src="https://one-draw.jp/ijinden/cardlist/002/card/02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6];[$HTML.$B$2];[.$B206];[$HTML.$C$2];[.$O206];[$HTML.$D$2])" office:value-type="string" office:string-value="&lt;div class=&quot;container-card&quot; id=&quot;side-2-73&quot; data-id=&quot;2-73&quot;&gt;&lt;img class=&quot;d-block&quot; width=&quot;80&quot; height=&quot;112&quot; src=&quot;https://one-draw.jp/ijinden/cardlist/002/card/02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3" data-id="2-73"&gt;&lt;img class="d-block" width="80" height="112" src="https://one-draw.jp/ijinden/cardlist/002/card/02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)" office:value-type="string" office:string-value="&lt;tr data-id=&quot;2-73&quot; data-expansion=&quot;25&quot; data-type=&quot;4&quot; data-color=&quot;16&quot; data-term=&quot;0&quot;&gt;&lt;td&gt;2-73&lt;/td&gt;&lt;td&gt;シルククロー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3" data-expansion="25" data-type="4" data-color="16" data-term="0"&gt;&lt;td&gt;2-73&lt;/td&gt;&lt;td&gt;シルククローク&lt;/td&gt;&lt;td&gt;&lt;div class="input-group" data-deck="main"&gt;&lt;button type="button" class="btn btn-outline-secondary btn-number btn-pop" disabled&gt;-&lt;/button&gt;&lt;input type="text" class="form-control input-number" name="table-main-2-7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B207];[$HTML.$C$1];[.$O207];[$HTML.$D$1])" office:value-type="string" office:string-value="&lt;div class=&quot;container-card&quot; id=&quot;main-2-74&quot; data-id=&quot;2-74&quot;&gt;&lt;img class=&quot;img-card&quot; width=&quot;80&quot; height=&quot;112&quot; src=&quot;https://one-draw.jp/ijinden/cardlist/002/card/02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4" data-id="2-74"&gt;&lt;img class="img-card" width="80" height="112" src="https://one-draw.jp/ijinden/cardlist/002/card/02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7];[$HTML.$B$2];[.$B207];[$HTML.$C$2];[.$O207];[$HTML.$D$2])" office:value-type="string" office:string-value="&lt;div class=&quot;container-card&quot; id=&quot;side-2-74&quot; data-id=&quot;2-74&quot;&gt;&lt;img class=&quot;d-block&quot; width=&quot;80&quot; height=&quot;112&quot; src=&quot;https://one-draw.jp/ijinden/cardlist/002/card/02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4" data-id="2-74"&gt;&lt;img class="d-block" width="80" height="112" src="https://one-draw.jp/ijinden/cardlist/002/card/02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)" office:value-type="string" office:string-value="&lt;tr data-id=&quot;2-74&quot; data-expansion=&quot;25&quot; data-type=&quot;4&quot; data-color=&quot;16&quot; data-term=&quot;0&quot;&gt;&lt;td&gt;2-74&lt;/td&gt;&lt;td&gt;イエロー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4" data-expansion="25" data-type="4" data-color="16" data-term="0"&gt;&lt;td&gt;2-74&lt;/td&gt;&lt;td&gt;イエローオーブ&lt;/td&gt;&lt;td&gt;&lt;div class="input-group" data-deck="main"&gt;&lt;button type="button" class="btn btn-outline-secondary btn-number btn-pop" disabled&gt;-&lt;/button&gt;&lt;input type="text" class="form-control input-number" name="table-main-2-7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B208];[$HTML.$C$1];[.$O208];[$HTML.$D$1])" office:value-type="string" office:string-value="&lt;div class=&quot;container-card&quot; id=&quot;main-2-75&quot; data-id=&quot;2-75&quot;&gt;&lt;img class=&quot;img-card&quot; width=&quot;80&quot; height=&quot;112&quot; src=&quot;https://one-draw.jp/ijinden/cardlist/002/card/02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5" data-id="2-75"&gt;&lt;img class="img-card" width="80" height="112" src="https://one-draw.jp/ijinden/cardlist/002/card/02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8];[$HTML.$B$2];[.$B208];[$HTML.$C$2];[.$O208];[$HTML.$D$2])" office:value-type="string" office:string-value="&lt;div class=&quot;container-card&quot; id=&quot;side-2-75&quot; data-id=&quot;2-75&quot;&gt;&lt;img class=&quot;d-block&quot; width=&quot;80&quot; height=&quot;112&quot; src=&quot;https://one-draw.jp/ijinden/cardlist/002/card/02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5" data-id="2-75"&gt;&lt;img class="d-block" width="80" height="112" src="https://one-draw.jp/ijinden/cardlist/002/card/02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)" office:value-type="string" office:string-value="&lt;tr data-id=&quot;2-75&quot; data-expansion=&quot;25&quot; data-type=&quot;4&quot; data-color=&quot;18&quot; data-term=&quot;0&quot;&gt;&lt;td&gt;2-75&lt;/td&gt;&lt;td&gt;RYマーブル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5" data-expansion="25" data-type="4" data-color="18" data-term="0"&gt;&lt;td&gt;2-75&lt;/td&gt;&lt;td&gt;RYマーブルストーン&lt;/td&gt;&lt;td&gt;&lt;div class="input-group" data-deck="main"&gt;&lt;button type="button" class="btn btn-outline-secondary btn-number btn-pop" disabled&gt;-&lt;/button&gt;&lt;input type="text" class="form-control input-number" name="table-main-2-7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B209];[$HTML.$C$1];[.$O209];[$HTML.$D$1])" office:value-type="string" office:string-value="&lt;div class=&quot;container-card&quot; id=&quot;main-2-76&quot; data-id=&quot;2-76&quot;&gt;&lt;img class=&quot;img-card&quot; width=&quot;80&quot; height=&quot;112&quot; src=&quot;https://one-draw.jp/ijinden/cardlist/002/card/02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6" data-id="2-76"&gt;&lt;img class="img-card" width="80" height="112" src="https://one-draw.jp/ijinden/cardlist/002/card/02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09];[$HTML.$B$2];[.$B209];[$HTML.$C$2];[.$O209];[$HTML.$D$2])" office:value-type="string" office:string-value="&lt;div class=&quot;container-card&quot; id=&quot;side-2-76&quot; data-id=&quot;2-76&quot;&gt;&lt;img class=&quot;d-block&quot; width=&quot;80&quot; height=&quot;112&quot; src=&quot;https://one-draw.jp/ijinden/cardlist/002/card/02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6" data-id="2-76"&gt;&lt;img class="d-block" width="80" height="112" src="https://one-draw.jp/ijinden/cardlist/002/card/02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)" office:value-type="string" office:string-value="&lt;tr data-id=&quot;2-76&quot; data-expansion=&quot;25&quot; data-type=&quot;4&quot; data-color=&quot;20&quot; data-term=&quot;0&quot;&gt;&lt;td&gt;2-76&lt;/td&gt;&lt;td&gt;BYマーブル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6" data-expansion="25" data-type="4" data-color="20" data-term="0"&gt;&lt;td&gt;2-76&lt;/td&gt;&lt;td&gt;BYマーブルストーン&lt;/td&gt;&lt;td&gt;&lt;div class="input-group" data-deck="main"&gt;&lt;button type="button" class="btn btn-outline-secondary btn-number btn-pop" disabled&gt;-&lt;/button&gt;&lt;input type="text" class="form-control input-number" name="table-main-2-7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B210];[$HTML.$C$1];[.$O210];[$HTML.$D$1])" office:value-type="string" office:string-value="&lt;div class=&quot;container-card&quot; id=&quot;main-2-77&quot; data-id=&quot;2-77&quot;&gt;&lt;img class=&quot;img-card&quot; width=&quot;80&quot; height=&quot;112&quot; src=&quot;https://one-draw.jp/ijinden/cardlist/002/card/02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7" data-id="2-77"&gt;&lt;img class="img-card" width="80" height="112" src="https://one-draw.jp/ijinden/cardlist/002/card/02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0];[$HTML.$B$2];[.$B210];[$HTML.$C$2];[.$O210];[$HTML.$D$2])" office:value-type="string" office:string-value="&lt;div class=&quot;container-card&quot; id=&quot;side-2-77&quot; data-id=&quot;2-77&quot;&gt;&lt;img class=&quot;d-block&quot; width=&quot;80&quot; height=&quot;112&quot; src=&quot;https://one-draw.jp/ijinden/cardlist/002/card/02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7" data-id="2-77"&gt;&lt;img class="d-block" width="80" height="112" src="https://one-draw.jp/ijinden/cardlist/002/card/02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)" office:value-type="string" office:string-value="&lt;tr data-id=&quot;2-77&quot; data-expansion=&quot;25&quot; data-type=&quot;4&quot; data-color=&quot;24&quot; data-term=&quot;0&quot;&gt;&lt;td&gt;2-77&lt;/td&gt;&lt;td&gt;GYマーブル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7" data-expansion="25" data-type="4" data-color="24" data-term="0"&gt;&lt;td&gt;2-77&lt;/td&gt;&lt;td&gt;GYマーブルストーン&lt;/td&gt;&lt;td&gt;&lt;div class="input-group" data-deck="main"&gt;&lt;button type="button" class="btn btn-outline-secondary btn-number btn-pop" disabled&gt;-&lt;/button&gt;&lt;input type="text" class="form-control input-number" name="table-main-2-7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B211];[$HTML.$C$1];[.$O211];[$HTML.$D$1])" office:value-type="string" office:string-value="&lt;div class=&quot;container-card&quot; id=&quot;main-2-78&quot; data-id=&quot;2-78&quot;&gt;&lt;img class=&quot;img-card&quot; width=&quot;80&quot; height=&quot;112&quot; src=&quot;https://one-draw.jp/ijinden/cardlist/002/card/02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8" data-id="2-78"&gt;&lt;img class="img-card" width="80" height="112" src="https://one-draw.jp/ijinden/cardlist/002/card/02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1];[$HTML.$B$2];[.$B211];[$HTML.$C$2];[.$O211];[$HTML.$D$2])" office:value-type="string" office:string-value="&lt;div class=&quot;container-card&quot; id=&quot;side-2-78&quot; data-id=&quot;2-78&quot;&gt;&lt;img class=&quot;d-block&quot; width=&quot;80&quot; height=&quot;112&quot; src=&quot;https://one-draw.jp/ijinden/cardlist/002/card/02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8" data-id="2-78"&gt;&lt;img class="d-block" width="80" height="112" src="https://one-draw.jp/ijinden/cardlist/002/card/02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)" office:value-type="string" office:string-value="&lt;tr data-id=&quot;2-78&quot; data-expansion=&quot;25&quot; data-type=&quot;4&quot; data-color=&quot;18&quot; data-term=&quot;0&quot;&gt;&lt;td&gt;2-78&lt;/td&gt;&lt;td&gt;RYマーブル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8" data-expansion="25" data-type="4" data-color="18" data-term="0"&gt;&lt;td&gt;2-78&lt;/td&gt;&lt;td&gt;RYマーブルオーブ&lt;/td&gt;&lt;td&gt;&lt;div class="input-group" data-deck="main"&gt;&lt;button type="button" class="btn btn-outline-secondary btn-number btn-pop" disabled&gt;-&lt;/button&gt;&lt;input type="text" class="form-control input-number" name="table-main-2-7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B212];[$HTML.$C$1];[.$O212];[$HTML.$D$1])" office:value-type="string" office:string-value="&lt;div class=&quot;container-card&quot; id=&quot;main-2-79&quot; data-id=&quot;2-79&quot;&gt;&lt;img class=&quot;img-card&quot; width=&quot;80&quot; height=&quot;112&quot; src=&quot;https://one-draw.jp/ijinden/cardlist/002/card/02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79" data-id="2-79"&gt;&lt;img class="img-card" width="80" height="112" src="https://one-draw.jp/ijinden/cardlist/002/card/02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2];[$HTML.$B$2];[.$B212];[$HTML.$C$2];[.$O212];[$HTML.$D$2])" office:value-type="string" office:string-value="&lt;div class=&quot;container-card&quot; id=&quot;side-2-79&quot; data-id=&quot;2-79&quot;&gt;&lt;img class=&quot;d-block&quot; width=&quot;80&quot; height=&quot;112&quot; src=&quot;https://one-draw.jp/ijinden/cardlist/002/card/02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79" data-id="2-79"&gt;&lt;img class="d-block" width="80" height="112" src="https://one-draw.jp/ijinden/cardlist/002/card/02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)" office:value-type="string" office:string-value="&lt;tr data-id=&quot;2-79&quot; data-expansion=&quot;25&quot; data-type=&quot;4&quot; data-color=&quot;20&quot; data-term=&quot;0&quot;&gt;&lt;td&gt;2-79&lt;/td&gt;&lt;td&gt;BYマーブル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7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7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79" data-expansion="25" data-type="4" data-color="20" data-term="0"&gt;&lt;td&gt;2-79&lt;/td&gt;&lt;td&gt;BYマーブルオーブ&lt;/td&gt;&lt;td&gt;&lt;div class="input-group" data-deck="main"&gt;&lt;button type="button" class="btn btn-outline-secondary btn-number btn-pop" disabled&gt;-&lt;/button&gt;&lt;input type="text" class="form-control input-number" name="table-main-2-7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7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B213];[$HTML.$C$1];[.$O213];[$HTML.$D$1])" office:value-type="string" office:string-value="&lt;div class=&quot;container-card&quot; id=&quot;main-2-80&quot; data-id=&quot;2-80&quot;&gt;&lt;img class=&quot;img-card&quot; width=&quot;80&quot; height=&quot;112&quot; src=&quot;https://one-draw.jp/ijinden/cardlist/002/card/02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2-80" data-id="2-80"&gt;&lt;img class="img-card" width="80" height="112" src="https://one-draw.jp/ijinden/cardlist/002/card/02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3];[$HTML.$B$2];[.$B213];[$HTML.$C$2];[.$O213];[$HTML.$D$2])" office:value-type="string" office:string-value="&lt;div class=&quot;container-card&quot; id=&quot;side-2-80&quot; data-id=&quot;2-80&quot;&gt;&lt;img class=&quot;d-block&quot; width=&quot;80&quot; height=&quot;112&quot; src=&quot;https://one-draw.jp/ijinden/cardlist/002/card/02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2-80" data-id="2-80"&gt;&lt;img class="d-block" width="80" height="112" src="https://one-draw.jp/ijinden/cardlist/002/card/02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)" office:value-type="string" office:string-value="&lt;tr data-id=&quot;2-80&quot; data-expansion=&quot;25&quot; data-type=&quot;4&quot; data-color=&quot;24&quot; data-term=&quot;0&quot;&gt;&lt;td&gt;2-80&lt;/td&gt;&lt;td&gt;GYマーブル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2-8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2-8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2-80" data-expansion="25" data-type="4" data-color="24" data-term="0"&gt;&lt;td&gt;2-80&lt;/td&gt;&lt;td&gt;GYマーブルオーブ&lt;/td&gt;&lt;td&gt;&lt;div class="input-group" data-deck="main"&gt;&lt;button type="button" class="btn btn-outline-secondary btn-number btn-pop" disabled&gt;-&lt;/button&gt;&lt;input type="text" class="form-control input-number" name="table-main-2-8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2-8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B214];[$HTML.$C$1];[.$O214];[$HTML.$D$1])" office:value-type="string" office:string-value="&lt;div class=&quot;container-card&quot; id=&quot;main-P-1&quot; data-id=&quot;P-1&quot;&gt;&lt;img class=&quot;img-card&quot; width=&quot;80&quot; height=&quot;112&quot; src=&quot;https://one-draw.jp/ijinden/cardlist/P01/card/03_P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" data-id="P-1"&gt;&lt;img class="img-card" width="80" height="112" src="https://one-draw.jp/ijinden/cardlist/P01/card/03_P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4];[$HTML.$B$2];[.$B214];[$HTML.$C$2];[.$O214];[$HTML.$D$2])" office:value-type="string" office:string-value="&lt;div class=&quot;container-card&quot; id=&quot;side-P-1&quot; data-id=&quot;P-1&quot;&gt;&lt;img class=&quot;d-block&quot; width=&quot;80&quot; height=&quot;112&quot; src=&quot;https://one-draw.jp/ijinden/cardlist/P01/card/03_P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" data-id="P-1"&gt;&lt;img class="d-block" width="80" height="112" src="https://one-draw.jp/ijinden/cardlist/P01/card/03_P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)" office:value-type="string" office:string-value="&lt;tr data-id=&quot;P-1&quot; data-expansion=&quot;30&quot; data-type=&quot;1&quot; data-color=&quot;32&quot; data-term=&quot;0&quot;&gt;&lt;td&gt;P-1&lt;/td&gt;&lt;td&gt;マリ・キュ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" data-expansion="30" data-type="1" data-color="32" data-term="0"&gt;&lt;td&gt;P-1&lt;/td&gt;&lt;td&gt;マリ・キュリー&lt;/td&gt;&lt;td&gt;&lt;div class="input-group" data-deck="main"&gt;&lt;button type="button" class="btn btn-outline-secondary btn-number btn-pop" disabled&gt;-&lt;/button&gt;&lt;input type="text" class="form-control input-number" name="table-main-P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B215];[$HTML.$C$1];[.$O215];[$HTML.$D$1])" office:value-type="string" office:string-value="&lt;div class=&quot;container-card&quot; id=&quot;main-P-2&quot; data-id=&quot;P-2&quot;&gt;&lt;img class=&quot;img-card&quot; width=&quot;80&quot; height=&quot;112&quot; src=&quot;https://one-draw.jp/ijinden/cardlist/P01/card/03_P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2" data-id="P-2"&gt;&lt;img class="img-card" width="80" height="112" src="https://one-draw.jp/ijinden/cardlist/P01/card/03_P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5];[$HTML.$B$2];[.$B215];[$HTML.$C$2];[.$O215];[$HTML.$D$2])" office:value-type="string" office:string-value="&lt;div class=&quot;container-card&quot; id=&quot;side-P-2&quot; data-id=&quot;P-2&quot;&gt;&lt;img class=&quot;d-block&quot; width=&quot;80&quot; height=&quot;112&quot; src=&quot;https://one-draw.jp/ijinden/cardlist/P01/card/03_P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2" data-id="P-2"&gt;&lt;img class="d-block" width="80" height="112" src="https://one-draw.jp/ijinden/cardlist/P01/card/03_P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)" office:value-type="string" office:string-value="&lt;tr data-id=&quot;P-2&quot; data-expansion=&quot;30&quot; data-type=&quot;1&quot; data-color=&quot;32&quot; data-term=&quot;0&quot;&gt;&lt;td&gt;P-2&lt;/td&gt;&lt;td&gt;篤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2" data-expansion="30" data-type="1" data-color="32" data-term="0"&gt;&lt;td&gt;P-2&lt;/td&gt;&lt;td&gt;篤姫&lt;/td&gt;&lt;td&gt;&lt;div class="input-group" data-deck="main"&gt;&lt;button type="button" class="btn btn-outline-secondary btn-number btn-pop" disabled&gt;-&lt;/button&gt;&lt;input type="text" class="form-control input-number" name="table-main-P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B216];[$HTML.$C$1];[.$O216];[$HTML.$D$1])" office:value-type="string" office:string-value="&lt;div class=&quot;container-card&quot; id=&quot;main-P-3&quot; data-id=&quot;P-3&quot;&gt;&lt;img class=&quot;img-card&quot; width=&quot;80&quot; height=&quot;112&quot; src=&quot;https://one-draw.jp/ijinden/cardlist/P01/card/03_P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3" data-id="P-3"&gt;&lt;img class="img-card" width="80" height="112" src="https://one-draw.jp/ijinden/cardlist/P01/card/03_P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6];[$HTML.$B$2];[.$B216];[$HTML.$C$2];[.$O216];[$HTML.$D$2])" office:value-type="string" office:string-value="&lt;div class=&quot;container-card&quot; id=&quot;side-P-3&quot; data-id=&quot;P-3&quot;&gt;&lt;img class=&quot;d-block&quot; width=&quot;80&quot; height=&quot;112&quot; src=&quot;https://one-draw.jp/ijinden/cardlist/P01/card/03_P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3" data-id="P-3"&gt;&lt;img class="d-block" width="80" height="112" src="https://one-draw.jp/ijinden/cardlist/P01/card/03_P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)" office:value-type="string" office:string-value="&lt;tr data-id=&quot;P-3&quot; data-expansion=&quot;30&quot; data-type=&quot;1&quot; data-color=&quot;32&quot; data-term=&quot;0&quot;&gt;&lt;td&gt;P-3&lt;/td&gt;&lt;td&gt;李成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3" data-expansion="30" data-type="1" data-color="32" data-term="0"&gt;&lt;td&gt;P-3&lt;/td&gt;&lt;td&gt;李成桂&lt;/td&gt;&lt;td&gt;&lt;div class="input-group" data-deck="main"&gt;&lt;button type="button" class="btn btn-outline-secondary btn-number btn-pop" disabled&gt;-&lt;/button&gt;&lt;input type="text" class="form-control input-number" name="table-main-P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B217];[$HTML.$C$1];[.$O217];[$HTML.$D$1])" office:value-type="string" office:string-value="&lt;div class=&quot;container-card&quot; id=&quot;main-P-4&quot; data-id=&quot;P-4&quot;&gt;&lt;img class=&quot;img-card&quot; width=&quot;80&quot; height=&quot;112&quot; src=&quot;https://one-draw.jp/ijinden/cardlist/P01/card/03_P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4" data-id="P-4"&gt;&lt;img class="img-card" width="80" height="112" src="https://one-draw.jp/ijinden/cardlist/P01/card/03_P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7];[$HTML.$B$2];[.$B217];[$HTML.$C$2];[.$O217];[$HTML.$D$2])" office:value-type="string" office:string-value="&lt;div class=&quot;container-card&quot; id=&quot;side-P-4&quot; data-id=&quot;P-4&quot;&gt;&lt;img class=&quot;d-block&quot; width=&quot;80&quot; height=&quot;112&quot; src=&quot;https://one-draw.jp/ijinden/cardlist/P01/card/03_P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4" data-id="P-4"&gt;&lt;img class="d-block" width="80" height="112" src="https://one-draw.jp/ijinden/cardlist/P01/card/03_P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)" office:value-type="string" office:string-value="&lt;tr data-id=&quot;P-4&quot; data-expansion=&quot;30&quot; data-type=&quot;1&quot; data-color=&quot;32&quot; data-term=&quot;0&quot;&gt;&lt;td&gt;P-4&lt;/td&gt;&lt;td&gt;杉田玄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4" data-expansion="30" data-type="1" data-color="32" data-term="0"&gt;&lt;td&gt;P-4&lt;/td&gt;&lt;td&gt;杉田玄白&lt;/td&gt;&lt;td&gt;&lt;div class="input-group" data-deck="main"&gt;&lt;button type="button" class="btn btn-outline-secondary btn-number btn-pop" disabled&gt;-&lt;/button&gt;&lt;input type="text" class="form-control input-number" name="table-main-P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B218];[$HTML.$C$1];[.$O218];[$HTML.$D$1])" office:value-type="string" office:string-value="&lt;div class=&quot;container-card&quot; id=&quot;main-P-5&quot; data-id=&quot;P-5&quot;&gt;&lt;img class=&quot;img-card&quot; width=&quot;80&quot; height=&quot;112&quot; src=&quot;https://one-draw.jp/ijinden/cardlist/P01/card/03_P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5" data-id="P-5"&gt;&lt;img class="img-card" width="80" height="112" src="https://one-draw.jp/ijinden/cardlist/P01/card/03_P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8];[$HTML.$B$2];[.$B218];[$HTML.$C$2];[.$O218];[$HTML.$D$2])" office:value-type="string" office:string-value="&lt;div class=&quot;container-card&quot; id=&quot;side-P-5&quot; data-id=&quot;P-5&quot;&gt;&lt;img class=&quot;d-block&quot; width=&quot;80&quot; height=&quot;112&quot; src=&quot;https://one-draw.jp/ijinden/cardlist/P01/card/03_P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5" data-id="P-5"&gt;&lt;img class="d-block" width="80" height="112" src="https://one-draw.jp/ijinden/cardlist/P01/card/03_P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)" office:value-type="string" office:string-value="&lt;tr data-id=&quot;P-5&quot; data-expansion=&quot;30&quot; data-type=&quot;1&quot; data-color=&quot;32&quot; data-term=&quot;0&quot;&gt;&lt;td&gt;P-5&lt;/td&gt;&lt;td&gt;渡辺崋山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5" data-expansion="30" data-type="1" data-color="32" data-term="0"&gt;&lt;td&gt;P-5&lt;/td&gt;&lt;td&gt;渡辺崋山&lt;/td&gt;&lt;td&gt;&lt;div class="input-group" data-deck="main"&gt;&lt;button type="button" class="btn btn-outline-secondary btn-number btn-pop" disabled&gt;-&lt;/button&gt;&lt;input type="text" class="form-control input-number" name="table-main-P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B219];[$HTML.$C$1];[.$O219];[$HTML.$D$1])" office:value-type="string" office:string-value="&lt;div class=&quot;container-card&quot; id=&quot;main-P-6&quot; data-id=&quot;P-6&quot;&gt;&lt;img class=&quot;img-card&quot; width=&quot;80&quot; height=&quot;112&quot; src=&quot;https://one-draw.jp/ijinden/cardlist/P01/card/03_P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6" data-id="P-6"&gt;&lt;img class="img-card" width="80" height="112" src="https://one-draw.jp/ijinden/cardlist/P01/card/03_P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19];[$HTML.$B$2];[.$B219];[$HTML.$C$2];[.$O219];[$HTML.$D$2])" office:value-type="string" office:string-value="&lt;div class=&quot;container-card&quot; id=&quot;side-P-6&quot; data-id=&quot;P-6&quot;&gt;&lt;img class=&quot;d-block&quot; width=&quot;80&quot; height=&quot;112&quot; src=&quot;https://one-draw.jp/ijinden/cardlist/P01/card/03_P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6" data-id="P-6"&gt;&lt;img class="d-block" width="80" height="112" src="https://one-draw.jp/ijinden/cardlist/P01/card/03_P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)" office:value-type="string" office:string-value="&lt;tr data-id=&quot;P-6&quot; data-expansion=&quot;30&quot; data-type=&quot;1&quot; data-color=&quot;32&quot; data-term=&quot;0&quot;&gt;&lt;td&gt;P-6&lt;/td&gt;&lt;td&gt;緒方洪庵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6" data-expansion="30" data-type="1" data-color="32" data-term="0"&gt;&lt;td&gt;P-6&lt;/td&gt;&lt;td&gt;緒方洪庵&lt;/td&gt;&lt;td&gt;&lt;div class="input-group" data-deck="main"&gt;&lt;button type="button" class="btn btn-outline-secondary btn-number btn-pop" disabled&gt;-&lt;/button&gt;&lt;input type="text" class="form-control input-number" name="table-main-P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B220];[$HTML.$C$1];[.$O220];[$HTML.$D$1])" office:value-type="string" office:string-value="&lt;div class=&quot;container-card&quot; id=&quot;main-P-7&quot; data-id=&quot;P-7&quot;&gt;&lt;img class=&quot;img-card&quot; width=&quot;80&quot; height=&quot;112&quot; src=&quot;https://one-draw.jp/ijinden/cardlist/P01/card/03_P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7" data-id="P-7"&gt;&lt;img class="img-card" width="80" height="112" src="https://one-draw.jp/ijinden/cardlist/P01/card/03_P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0];[$HTML.$B$2];[.$B220];[$HTML.$C$2];[.$O220];[$HTML.$D$2])" office:value-type="string" office:string-value="&lt;div class=&quot;container-card&quot; id=&quot;side-P-7&quot; data-id=&quot;P-7&quot;&gt;&lt;img class=&quot;d-block&quot; width=&quot;80&quot; height=&quot;112&quot; src=&quot;https://one-draw.jp/ijinden/cardlist/P01/card/03_P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7" data-id="P-7"&gt;&lt;img class="d-block" width="80" height="112" src="https://one-draw.jp/ijinden/cardlist/P01/card/03_P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)" office:value-type="string" office:string-value="&lt;tr data-id=&quot;P-7&quot; data-expansion=&quot;30&quot; data-type=&quot;1&quot; data-color=&quot;32&quot; data-term=&quot;0&quot;&gt;&lt;td&gt;P-7&lt;/td&gt;&lt;td&gt;岡田以蔵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7" data-expansion="30" data-type="1" data-color="32" data-term="0"&gt;&lt;td&gt;P-7&lt;/td&gt;&lt;td&gt;岡田以蔵&lt;/td&gt;&lt;td&gt;&lt;div class="input-group" data-deck="main"&gt;&lt;button type="button" class="btn btn-outline-secondary btn-number btn-pop" disabled&gt;-&lt;/button&gt;&lt;input type="text" class="form-control input-number" name="table-main-P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B221];[$HTML.$C$1];[.$O221];[$HTML.$D$1])" office:value-type="string" office:string-value="&lt;div class=&quot;container-card&quot; id=&quot;main-P-8&quot; data-id=&quot;P-8&quot;&gt;&lt;img class=&quot;img-card&quot; width=&quot;80&quot; height=&quot;112&quot; src=&quot;https://one-draw.jp/ijinden/cardlist/P01/card/03_P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8" data-id="P-8"&gt;&lt;img class="img-card" width="80" height="112" src="https://one-draw.jp/ijinden/cardlist/P01/card/03_P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1];[$HTML.$B$2];[.$B221];[$HTML.$C$2];[.$O221];[$HTML.$D$2])" office:value-type="string" office:string-value="&lt;div class=&quot;container-card&quot; id=&quot;side-P-8&quot; data-id=&quot;P-8&quot;&gt;&lt;img class=&quot;d-block&quot; width=&quot;80&quot; height=&quot;112&quot; src=&quot;https://one-draw.jp/ijinden/cardlist/P01/card/03_P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8" data-id="P-8"&gt;&lt;img class="d-block" width="80" height="112" src="https://one-draw.jp/ijinden/cardlist/P01/card/03_P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)" office:value-type="string" office:string-value="&lt;tr data-id=&quot;P-8&quot; data-expansion=&quot;30&quot; data-type=&quot;1&quot; data-color=&quot;32&quot; data-term=&quot;0&quot;&gt;&lt;td&gt;P-8&lt;/td&gt;&lt;td&gt;クララ・バート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8" data-expansion="30" data-type="1" data-color="32" data-term="0"&gt;&lt;td&gt;P-8&lt;/td&gt;&lt;td&gt;クララ・バートン&lt;/td&gt;&lt;td&gt;&lt;div class="input-group" data-deck="main"&gt;&lt;button type="button" class="btn btn-outline-secondary btn-number btn-pop" disabled&gt;-&lt;/button&gt;&lt;input type="text" class="form-control input-number" name="table-main-P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B222];[$HTML.$C$1];[.$O222];[$HTML.$D$1])" office:value-type="string" office:string-value="&lt;div class=&quot;container-card&quot; id=&quot;main-P-9&quot; data-id=&quot;P-9&quot;&gt;&lt;img class=&quot;img-card&quot; width=&quot;80&quot; height=&quot;112&quot; src=&quot;https://one-draw.jp/ijinden/cardlist/P01/card/03_P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9" data-id="P-9"&gt;&lt;img class="img-card" width="80" height="112" src="https://one-draw.jp/ijinden/cardlist/P01/card/03_P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2];[$HTML.$B$2];[.$B222];[$HTML.$C$2];[.$O222];[$HTML.$D$2])" office:value-type="string" office:string-value="&lt;div class=&quot;container-card&quot; id=&quot;side-P-9&quot; data-id=&quot;P-9&quot;&gt;&lt;img class=&quot;d-block&quot; width=&quot;80&quot; height=&quot;112&quot; src=&quot;https://one-draw.jp/ijinden/cardlist/P01/card/03_P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9" data-id="P-9"&gt;&lt;img class="d-block" width="80" height="112" src="https://one-draw.jp/ijinden/cardlist/P01/card/03_P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)" office:value-type="string" office:string-value="&lt;tr data-id=&quot;P-9&quot; data-expansion=&quot;30&quot; data-type=&quot;2&quot; data-color=&quot;32&quot; data-term=&quot;0&quot;&gt;&lt;td&gt;P-9&lt;/td&gt;&lt;td&gt;虎狼痢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9" data-expansion="30" data-type="2" data-color="32" data-term="0"&gt;&lt;td&gt;P-9&lt;/td&gt;&lt;td&gt;虎狼痢&lt;/td&gt;&lt;td&gt;&lt;div class="input-group" data-deck="main"&gt;&lt;button type="button" class="btn btn-outline-secondary btn-number btn-pop" disabled&gt;-&lt;/button&gt;&lt;input type="text" class="form-control input-number" name="table-main-P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B223];[$HTML.$C$1];[.$O223];[$HTML.$D$1])" office:value-type="string" office:string-value="&lt;div class=&quot;container-card&quot; id=&quot;main-P-10&quot; data-id=&quot;P-10&quot;&gt;&lt;img class=&quot;img-card&quot; width=&quot;80&quot; height=&quot;112&quot; src=&quot;https://one-draw.jp/ijinden/cardlist/P01/card/03_P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0" data-id="P-10"&gt;&lt;img class="img-card" width="80" height="112" src="https://one-draw.jp/ijinden/cardlist/P01/card/03_P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3];[$HTML.$B$2];[.$B223];[$HTML.$C$2];[.$O223];[$HTML.$D$2])" office:value-type="string" office:string-value="&lt;div class=&quot;container-card&quot; id=&quot;side-P-10&quot; data-id=&quot;P-10&quot;&gt;&lt;img class=&quot;d-block&quot; width=&quot;80&quot; height=&quot;112&quot; src=&quot;https://one-draw.jp/ijinden/cardlist/P01/card/03_P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0" data-id="P-10"&gt;&lt;img class="d-block" width="80" height="112" src="https://one-draw.jp/ijinden/cardlist/P01/card/03_P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)" office:value-type="string" office:string-value="&lt;tr data-id=&quot;P-10&quot; data-expansion=&quot;30&quot; data-type=&quot;2&quot; data-color=&quot;32&quot; data-term=&quot;0&quot;&gt;&lt;td&gt;P-10&lt;/td&gt;&lt;td&gt;浪士集う長屋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0" data-expansion="30" data-type="2" data-color="32" data-term="0"&gt;&lt;td&gt;P-10&lt;/td&gt;&lt;td&gt;浪士集う長屋&lt;/td&gt;&lt;td&gt;&lt;div class="input-group" data-deck="main"&gt;&lt;button type="button" class="btn btn-outline-secondary btn-number btn-pop" disabled&gt;-&lt;/button&gt;&lt;input type="text" class="form-control input-number" name="table-main-P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B224];[$HTML.$C$1];[.$O224];[$HTML.$D$1])" office:value-type="string" office:string-value="&lt;div class=&quot;container-card&quot; id=&quot;main-P-11&quot; data-id=&quot;P-11&quot;&gt;&lt;img class=&quot;img-card&quot; width=&quot;80&quot; height=&quot;112&quot; src=&quot;https://one-draw.jp/ijinden/cardlist/P01/card/03_P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1" data-id="P-11"&gt;&lt;img class="img-card" width="80" height="112" src="https://one-draw.jp/ijinden/cardlist/P01/card/03_P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4];[$HTML.$B$2];[.$B224];[$HTML.$C$2];[.$O224];[$HTML.$D$2])" office:value-type="string" office:string-value="&lt;div class=&quot;container-card&quot; id=&quot;side-P-11&quot; data-id=&quot;P-11&quot;&gt;&lt;img class=&quot;d-block&quot; width=&quot;80&quot; height=&quot;112&quot; src=&quot;https://one-draw.jp/ijinden/cardlist/P01/card/03_P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1" data-id="P-11"&gt;&lt;img class="d-block" width="80" height="112" src="https://one-draw.jp/ijinden/cardlist/P01/card/03_P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)" office:value-type="string" office:string-value="&lt;tr data-id=&quot;P-11&quot; data-expansion=&quot;30&quot; data-type=&quot;3&quot; data-color=&quot;32&quot; data-term=&quot;0&quot;&gt;&lt;td&gt;P-11&lt;/td&gt;&lt;td&gt;スピリットアウェ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1" data-expansion="30" data-type="3" data-color="32" data-term="0"&gt;&lt;td&gt;P-11&lt;/td&gt;&lt;td&gt;スピリットアウェイ&lt;/td&gt;&lt;td&gt;&lt;div class="input-group" data-deck="main"&gt;&lt;button type="button" class="btn btn-outline-secondary btn-number btn-pop" disabled&gt;-&lt;/button&gt;&lt;input type="text" class="form-control input-number" name="table-main-P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B225];[$HTML.$C$1];[.$O225];[$HTML.$D$1])" office:value-type="string" office:string-value="&lt;div class=&quot;container-card&quot; id=&quot;main-P-12&quot; data-id=&quot;P-12&quot;&gt;&lt;img class=&quot;img-card&quot; width=&quot;80&quot; height=&quot;112&quot; src=&quot;https://one-draw.jp/ijinden/cardlist/P01/card/03_P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2" data-id="P-12"&gt;&lt;img class="img-card" width="80" height="112" src="https://one-draw.jp/ijinden/cardlist/P01/card/03_P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5];[$HTML.$B$2];[.$B225];[$HTML.$C$2];[.$O225];[$HTML.$D$2])" office:value-type="string" office:string-value="&lt;div class=&quot;container-card&quot; id=&quot;side-P-12&quot; data-id=&quot;P-12&quot;&gt;&lt;img class=&quot;d-block&quot; width=&quot;80&quot; height=&quot;112&quot; src=&quot;https://one-draw.jp/ijinden/cardlist/P01/card/03_P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2" data-id="P-12"&gt;&lt;img class="d-block" width="80" height="112" src="https://one-draw.jp/ijinden/cardlist/P01/card/03_P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)" office:value-type="string" office:string-value="&lt;tr data-id=&quot;P-12&quot; data-expansion=&quot;30&quot; data-type=&quot;3&quot; data-color=&quot;32&quot; data-term=&quot;0&quot;&gt;&lt;td&gt;P-12&lt;/td&gt;&lt;td&gt;タイムディレイショ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2" data-expansion="30" data-type="3" data-color="32" data-term="0"&gt;&lt;td&gt;P-12&lt;/td&gt;&lt;td&gt;タイムディレイション&lt;/td&gt;&lt;td&gt;&lt;div class="input-group" data-deck="main"&gt;&lt;button type="button" class="btn btn-outline-secondary btn-number btn-pop" disabled&gt;-&lt;/button&gt;&lt;input type="text" class="form-control input-number" name="table-main-P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B226];[$HTML.$C$1];[.$O226];[$HTML.$D$1])" office:value-type="string" office:string-value="&lt;div class=&quot;container-card&quot; id=&quot;main-P-13&quot; data-id=&quot;P-13&quot;&gt;&lt;img class=&quot;img-card&quot; width=&quot;80&quot; height=&quot;112&quot; src=&quot;https://one-draw.jp/ijinden/cardlist/P01/card/03_P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3" data-id="P-13"&gt;&lt;img class="img-card" width="80" height="112" src="https://one-draw.jp/ijinden/cardlist/P01/card/03_P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6];[$HTML.$B$2];[.$B226];[$HTML.$C$2];[.$O226];[$HTML.$D$2])" office:value-type="string" office:string-value="&lt;div class=&quot;container-card&quot; id=&quot;side-P-13&quot; data-id=&quot;P-13&quot;&gt;&lt;img class=&quot;d-block&quot; width=&quot;80&quot; height=&quot;112&quot; src=&quot;https://one-draw.jp/ijinden/cardlist/P01/card/03_P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3" data-id="P-13"&gt;&lt;img class="d-block" width="80" height="112" src="https://one-draw.jp/ijinden/cardlist/P01/card/03_P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)" office:value-type="string" office:string-value="&lt;tr data-id=&quot;P-13&quot; data-expansion=&quot;30&quot; data-type=&quot;4&quot; data-color=&quot;32&quot; data-term=&quot;0&quot;&gt;&lt;td&gt;P-13&lt;/td&gt;&lt;td&gt;ハンドミラ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3" data-expansion="30" data-type="4" data-color="32" data-term="0"&gt;&lt;td&gt;P-13&lt;/td&gt;&lt;td&gt;ハンドミラー&lt;/td&gt;&lt;td&gt;&lt;div class="input-group" data-deck="main"&gt;&lt;button type="button" class="btn btn-outline-secondary btn-number btn-pop" disabled&gt;-&lt;/button&gt;&lt;input type="text" class="form-control input-number" name="table-main-P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B227];[$HTML.$C$1];[.$O227];[$HTML.$D$1])" office:value-type="string" office:string-value="&lt;div class=&quot;container-card&quot; id=&quot;main-P-14&quot; data-id=&quot;P-14&quot;&gt;&lt;img class=&quot;img-card&quot; width=&quot;80&quot; height=&quot;112&quot; src=&quot;https://one-draw.jp/ijinden/cardlist/P01/card/03_P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4" data-id="P-14"&gt;&lt;img class="img-card" width="80" height="112" src="https://one-draw.jp/ijinden/cardlist/P01/card/03_P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7];[$HTML.$B$2];[.$B227];[$HTML.$C$2];[.$O227];[$HTML.$D$2])" office:value-type="string" office:string-value="&lt;div class=&quot;container-card&quot; id=&quot;side-P-14&quot; data-id=&quot;P-14&quot;&gt;&lt;img class=&quot;d-block&quot; width=&quot;80&quot; height=&quot;112&quot; src=&quot;https://one-draw.jp/ijinden/cardlist/P01/card/03_P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4" data-id="P-14"&gt;&lt;img class="d-block" width="80" height="112" src="https://one-draw.jp/ijinden/cardlist/P01/card/03_P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)" office:value-type="string" office:string-value="&lt;tr data-id=&quot;P-14&quot; data-expansion=&quot;30&quot; data-type=&quot;4&quot; data-color=&quot;32&quot; data-term=&quot;0&quot;&gt;&lt;td&gt;P-14&lt;/td&gt;&lt;td&gt;ブラックブレイ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1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1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4" data-expansion="30" data-type="4" data-color="32" data-term="0"&gt;&lt;td&gt;P-14&lt;/td&gt;&lt;td&gt;ブラックブレイド&lt;/td&gt;&lt;td&gt;&lt;div class="input-group" data-deck="main"&gt;&lt;button type="button" class="btn btn-outline-secondary btn-number btn-pop" disabled&gt;-&lt;/button&gt;&lt;input type="text" class="form-control input-number" name="table-main-P-1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1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B228];[$HTML.$C$1];[.$O228];[$HTML.$D$1])" office:value-type="string" office:string-value="&lt;div class=&quot;container-card&quot; id=&quot;main-P-15&quot; data-id=&quot;P-15&quot;&gt;&lt;img class=&quot;img-card&quot; width=&quot;80&quot; height=&quot;112&quot; src=&quot;https://one-draw.jp/ijinden/cardlist/P01/card/03_P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5" data-id="P-15"&gt;&lt;img class="img-card" width="80" height="112" src="https://one-draw.jp/ijinden/cardlist/P01/card/03_P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8];[$HTML.$B$2];[.$B228];[$HTML.$C$2];[.$O228];[$HTML.$D$2])" office:value-type="string" office:string-value="&lt;div class=&quot;container-card&quot; id=&quot;side-P-15&quot; data-id=&quot;P-15&quot;&gt;&lt;img class=&quot;d-block&quot; width=&quot;80&quot; height=&quot;112&quot; src=&quot;https://one-draw.jp/ijinden/cardlist/P01/card/03_P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5" data-id="P-15"&gt;&lt;img class="d-block" width="80" height="112" src="https://one-draw.jp/ijinden/cardlist/P01/card/03_P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)" office:value-type="string" office:string-value="&lt;tr data-id=&quot;P-15&quot; data-expansion=&quot;30&quot; data-type=&quot;4&quot; data-color=&quot;32&quot; data-term=&quot;0&quot;&gt;&lt;td&gt;P-15&lt;/td&gt;&lt;td&gt;パープルオー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1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1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5" data-expansion="30" data-type="4" data-color="32" data-term="0"&gt;&lt;td&gt;P-15&lt;/td&gt;&lt;td&gt;パープルオーブ&lt;/td&gt;&lt;td&gt;&lt;div class="input-group" data-deck="main"&gt;&lt;button type="button" class="btn btn-outline-secondary btn-number btn-pop" disabled&gt;-&lt;/button&gt;&lt;input type="text" class="form-control input-number" name="table-main-P-1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1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B229];[$HTML.$C$1];[.$O229];[$HTML.$D$1])" office:value-type="string" office:string-value="&lt;div class=&quot;container-card&quot; id=&quot;main-P-16&quot; data-id=&quot;P-16&quot;&gt;&lt;img class=&quot;img-card&quot; width=&quot;80&quot; height=&quot;112&quot; src=&quot;https://one-draw.jp/ijinden/cardlist/P01/card/03_P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P-16" data-id="P-16"&gt;&lt;img class="img-card" width="80" height="112" src="https://one-draw.jp/ijinden/cardlist/P01/card/03_P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29];[$HTML.$B$2];[.$B229];[$HTML.$C$2];[.$O229];[$HTML.$D$2])" office:value-type="string" office:string-value="&lt;div class=&quot;container-card&quot; id=&quot;side-P-16&quot; data-id=&quot;P-16&quot;&gt;&lt;img class=&quot;d-block&quot; width=&quot;80&quot; height=&quot;112&quot; src=&quot;https://one-draw.jp/ijinden/cardlist/P01/card/03_P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P-16" data-id="P-16"&gt;&lt;img class="d-block" width="80" height="112" src="https://one-draw.jp/ijinden/cardlist/P01/card/03_P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)" office:value-type="string" office:string-value="&lt;tr data-id=&quot;P-16&quot; data-expansion=&quot;30&quot; data-type=&quot;4&quot; data-color=&quot;32&quot; data-term=&quot;0&quot;&gt;&lt;td&gt;P-16&lt;/td&gt;&lt;td&gt;パープルストー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P-1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P-1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P-16" data-expansion="30" data-type="4" data-color="32" data-term="0"&gt;&lt;td&gt;P-16&lt;/td&gt;&lt;td&gt;パープルストーン&lt;/td&gt;&lt;td&gt;&lt;div class="input-group" data-deck="main"&gt;&lt;button type="button" class="btn btn-outline-secondary btn-number btn-pop" disabled&gt;-&lt;/button&gt;&lt;input type="text" class="form-control input-number" name="table-main-P-1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P-1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B230];[$HTML.$C$1];[.$O230];[$HTML.$D$1])" office:value-type="string" office:string-value="&lt;div class=&quot;container-card&quot; id=&quot;main-3-1&quot; data-id=&quot;3-1&quot;&gt;&lt;img class=&quot;img-card&quot; width=&quot;80&quot; height=&quot;112&quot; src=&quot;https://one-draw.jp/ijinden/cardlist/003/card/03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" data-id="3-1"&gt;&lt;img class="img-card" width="80" height="112" src="https://one-draw.jp/ijinden/cardlist/003/card/03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0];[$HTML.$B$2];[.$B230];[$HTML.$C$2];[.$O230];[$HTML.$D$2])" office:value-type="string" office:string-value="&lt;div class=&quot;container-card&quot; id=&quot;side-3-1&quot; data-id=&quot;3-1&quot;&gt;&lt;img class=&quot;d-block&quot; width=&quot;80&quot; height=&quot;112&quot; src=&quot;https://one-draw.jp/ijinden/cardlist/003/card/03_00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" data-id="3-1"&gt;&lt;img class="d-block" width="80" height="112" src="https://one-draw.jp/ijinden/cardlist/003/card/03_00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)" office:value-type="string" office:string-value="&lt;tr data-id=&quot;3-1&quot; data-expansion=&quot;35&quot; data-type=&quot;1&quot; data-color=&quot;2&quot; data-term=&quot;0&quot;&gt;&lt;td&gt;3-1&lt;/td&gt;&lt;td&gt;宮本武蔵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" data-expansion="35" data-type="1" data-color="2" data-term="0"&gt;&lt;td&gt;3-1&lt;/td&gt;&lt;td&gt;宮本武蔵&lt;/td&gt;&lt;td&gt;&lt;div class="input-group" data-deck="main"&gt;&lt;button type="button" class="btn btn-outline-secondary btn-number btn-pop" disabled&gt;-&lt;/button&gt;&lt;input type="text" class="form-control input-number" name="table-main-3-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B231];[$HTML.$C$1];[.$O231];[$HTML.$D$1])" office:value-type="string" office:string-value="&lt;div class=&quot;container-card&quot; id=&quot;main-3-2&quot; data-id=&quot;3-2&quot;&gt;&lt;img class=&quot;img-card&quot; width=&quot;80&quot; height=&quot;112&quot; src=&quot;https://one-draw.jp/ijinden/cardlist/003/card/03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" data-id="3-2"&gt;&lt;img class="img-card" width="80" height="112" src="https://one-draw.jp/ijinden/cardlist/003/card/03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1];[$HTML.$B$2];[.$B231];[$HTML.$C$2];[.$O231];[$HTML.$D$2])" office:value-type="string" office:string-value="&lt;div class=&quot;container-card&quot; id=&quot;side-3-2&quot; data-id=&quot;3-2&quot;&gt;&lt;img class=&quot;d-block&quot; width=&quot;80&quot; height=&quot;112&quot; src=&quot;https://one-draw.jp/ijinden/cardlist/003/card/03_00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" data-id="3-2"&gt;&lt;img class="d-block" width="80" height="112" src="https://one-draw.jp/ijinden/cardlist/003/card/03_00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)" office:value-type="string" office:string-value="&lt;tr data-id=&quot;3-2&quot; data-expansion=&quot;35&quot; data-type=&quot;1&quot; data-color=&quot;2&quot; data-term=&quot;0&quot;&gt;&lt;td&gt;3-2&lt;/td&gt;&lt;td&gt;エリザベス1世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" data-expansion="35" data-type="1" data-color="2" data-term="0"&gt;&lt;td&gt;3-2&lt;/td&gt;&lt;td&gt;エリザベス1世&lt;/td&gt;&lt;td&gt;&lt;div class="input-group" data-deck="main"&gt;&lt;button type="button" class="btn btn-outline-secondary btn-number btn-pop" disabled&gt;-&lt;/button&gt;&lt;input type="text" class="form-control input-number" name="table-main-3-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B232];[$HTML.$C$1];[.$O232];[$HTML.$D$1])" office:value-type="string" office:string-value="&lt;div class=&quot;container-card&quot; id=&quot;main-3-3&quot; data-id=&quot;3-3&quot;&gt;&lt;img class=&quot;img-card&quot; width=&quot;80&quot; height=&quot;112&quot; src=&quot;https://one-draw.jp/ijinden/cardlist/003/card/03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" data-id="3-3"&gt;&lt;img class="img-card" width="80" height="112" src="https://one-draw.jp/ijinden/cardlist/003/card/03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2];[$HTML.$B$2];[.$B232];[$HTML.$C$2];[.$O232];[$HTML.$D$2])" office:value-type="string" office:string-value="&lt;div class=&quot;container-card&quot; id=&quot;side-3-3&quot; data-id=&quot;3-3&quot;&gt;&lt;img class=&quot;d-block&quot; width=&quot;80&quot; height=&quot;112&quot; src=&quot;https://one-draw.jp/ijinden/cardlist/003/card/03_00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" data-id="3-3"&gt;&lt;img class="d-block" width="80" height="112" src="https://one-draw.jp/ijinden/cardlist/003/card/03_00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)" office:value-type="string" office:string-value="&lt;tr data-id=&quot;3-3&quot; data-expansion=&quot;35&quot; data-type=&quot;1&quot; data-color=&quot;4&quot; data-term=&quot;0&quot;&gt;&lt;td&gt;3-3&lt;/td&gt;&lt;td&gt;エンリケ航海王子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" data-expansion="35" data-type="1" data-color="4" data-term="0"&gt;&lt;td&gt;3-3&lt;/td&gt;&lt;td&gt;エンリケ航海王子&lt;/td&gt;&lt;td&gt;&lt;div class="input-group" data-deck="main"&gt;&lt;button type="button" class="btn btn-outline-secondary btn-number btn-pop" disabled&gt;-&lt;/button&gt;&lt;input type="text" class="form-control input-number" name="table-main-3-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B233];[$HTML.$C$1];[.$O233];[$HTML.$D$1])" office:value-type="string" office:string-value="&lt;div class=&quot;container-card&quot; id=&quot;main-3-4&quot; data-id=&quot;3-4&quot;&gt;&lt;img class=&quot;img-card&quot; width=&quot;80&quot; height=&quot;112&quot; src=&quot;https://one-draw.jp/ijinden/cardlist/003/card/03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" data-id="3-4"&gt;&lt;img class="img-card" width="80" height="112" src="https://one-draw.jp/ijinden/cardlist/003/card/03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3];[$HTML.$B$2];[.$B233];[$HTML.$C$2];[.$O233];[$HTML.$D$2])" office:value-type="string" office:string-value="&lt;div class=&quot;container-card&quot; id=&quot;side-3-4&quot; data-id=&quot;3-4&quot;&gt;&lt;img class=&quot;d-block&quot; width=&quot;80&quot; height=&quot;112&quot; src=&quot;https://one-draw.jp/ijinden/cardlist/003/card/03_00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" data-id="3-4"&gt;&lt;img class="d-block" width="80" height="112" src="https://one-draw.jp/ijinden/cardlist/003/card/03_00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)" office:value-type="string" office:string-value="&lt;tr data-id=&quot;3-4&quot; data-expansion=&quot;35&quot; data-type=&quot;1&quot; data-color=&quot;4&quot; data-term=&quot;0&quot;&gt;&lt;td&gt;3-4&lt;/td&gt;&lt;td&gt;吉田松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" data-expansion="35" data-type="1" data-color="4" data-term="0"&gt;&lt;td&gt;3-4&lt;/td&gt;&lt;td&gt;吉田松陰&lt;/td&gt;&lt;td&gt;&lt;div class="input-group" data-deck="main"&gt;&lt;button type="button" class="btn btn-outline-secondary btn-number btn-pop" disabled&gt;-&lt;/button&gt;&lt;input type="text" class="form-control input-number" name="table-main-3-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B234];[$HTML.$C$1];[.$O234];[$HTML.$D$1])" office:value-type="string" office:string-value="&lt;div class=&quot;container-card&quot; id=&quot;main-3-5&quot; data-id=&quot;3-5&quot;&gt;&lt;img class=&quot;img-card&quot; width=&quot;80&quot; height=&quot;112&quot; src=&quot;https://one-draw.jp/ijinden/cardlist/003/card/03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" data-id="3-5"&gt;&lt;img class="img-card" width="80" height="112" src="https://one-draw.jp/ijinden/cardlist/003/card/03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4];[$HTML.$B$2];[.$B234];[$HTML.$C$2];[.$O234];[$HTML.$D$2])" office:value-type="string" office:string-value="&lt;div class=&quot;container-card&quot; id=&quot;side-3-5&quot; data-id=&quot;3-5&quot;&gt;&lt;img class=&quot;d-block&quot; width=&quot;80&quot; height=&quot;112&quot; src=&quot;https://one-draw.jp/ijinden/cardlist/003/card/03_00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" data-id="3-5"&gt;&lt;img class="d-block" width="80" height="112" src="https://one-draw.jp/ijinden/cardlist/003/card/03_00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)" office:value-type="string" office:string-value="&lt;tr data-id=&quot;3-5&quot; data-expansion=&quot;35&quot; data-type=&quot;1&quot; data-color=&quot;8&quot; data-term=&quot;2&quot;&gt;&lt;td&gt;3-5&lt;/td&gt;&lt;td&gt;徳川光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" data-expansion="35" data-type="1" data-color="8" data-term="2"&gt;&lt;td&gt;3-5&lt;/td&gt;&lt;td&gt;徳川光圀&lt;/td&gt;&lt;td&gt;&lt;div class="input-group" data-deck="main"&gt;&lt;button type="button" class="btn btn-outline-secondary btn-number btn-pop" disabled&gt;-&lt;/button&gt;&lt;input type="text" class="form-control input-number" name="table-main-3-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B235];[$HTML.$C$1];[.$O235];[$HTML.$D$1])" office:value-type="string" office:string-value="&lt;div class=&quot;container-card&quot; id=&quot;main-3-6&quot; data-id=&quot;3-6&quot;&gt;&lt;img class=&quot;img-card&quot; width=&quot;80&quot; height=&quot;112&quot; src=&quot;https://one-draw.jp/ijinden/cardlist/003/card/03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" data-id="3-6"&gt;&lt;img class="img-card" width="80" height="112" src="https://one-draw.jp/ijinden/cardlist/003/card/03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5];[$HTML.$B$2];[.$B235];[$HTML.$C$2];[.$O235];[$HTML.$D$2])" office:value-type="string" office:string-value="&lt;div class=&quot;container-card&quot; id=&quot;side-3-6&quot; data-id=&quot;3-6&quot;&gt;&lt;img class=&quot;d-block&quot; width=&quot;80&quot; height=&quot;112&quot; src=&quot;https://one-draw.jp/ijinden/cardlist/003/card/03_00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" data-id="3-6"&gt;&lt;img class="d-block" width="80" height="112" src="https://one-draw.jp/ijinden/cardlist/003/card/03_00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)" office:value-type="string" office:string-value="&lt;tr data-id=&quot;3-6&quot; data-expansion=&quot;35&quot; data-type=&quot;1&quot; data-color=&quot;8&quot; data-term=&quot;0&quot;&gt;&lt;td&gt;3-6&lt;/td&gt;&lt;td&gt;葛飾応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" data-expansion="35" data-type="1" data-color="8" data-term="0"&gt;&lt;td&gt;3-6&lt;/td&gt;&lt;td&gt;葛飾応為&lt;/td&gt;&lt;td&gt;&lt;div class="input-group" data-deck="main"&gt;&lt;button type="button" class="btn btn-outline-secondary btn-number btn-pop" disabled&gt;-&lt;/button&gt;&lt;input type="text" class="form-control input-number" name="table-main-3-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B236];[$HTML.$C$1];[.$O236];[$HTML.$D$1])" office:value-type="string" office:string-value="&lt;div class=&quot;container-card&quot; id=&quot;main-3-7&quot; data-id=&quot;3-7&quot;&gt;&lt;img class=&quot;img-card&quot; width=&quot;80&quot; height=&quot;112&quot; src=&quot;https://one-draw.jp/ijinden/cardlist/003/card/03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" data-id="3-7"&gt;&lt;img class="img-card" width="80" height="112" src="https://one-draw.jp/ijinden/cardlist/003/card/03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6];[$HTML.$B$2];[.$B236];[$HTML.$C$2];[.$O236];[$HTML.$D$2])" office:value-type="string" office:string-value="&lt;div class=&quot;container-card&quot; id=&quot;side-3-7&quot; data-id=&quot;3-7&quot;&gt;&lt;img class=&quot;d-block&quot; width=&quot;80&quot; height=&quot;112&quot; src=&quot;https://one-draw.jp/ijinden/cardlist/003/card/03_00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" data-id="3-7"&gt;&lt;img class="d-block" width="80" height="112" src="https://one-draw.jp/ijinden/cardlist/003/card/03_00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)" office:value-type="string" office:string-value="&lt;tr data-id=&quot;3-7&quot; data-expansion=&quot;35&quot; data-type=&quot;1&quot; data-color=&quot;16&quot; data-term=&quot;2&quot;&gt;&lt;td&gt;3-7&lt;/td&gt;&lt;td&gt;曹丕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" data-expansion="35" data-type="1" data-color="16" data-term="2"&gt;&lt;td&gt;3-7&lt;/td&gt;&lt;td&gt;曹丕&lt;/td&gt;&lt;td&gt;&lt;div class="input-group" data-deck="main"&gt;&lt;button type="button" class="btn btn-outline-secondary btn-number btn-pop" disabled&gt;-&lt;/button&gt;&lt;input type="text" class="form-control input-number" name="table-main-3-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B237];[$HTML.$C$1];[.$O237];[$HTML.$D$1])" office:value-type="string" office:string-value="&lt;div class=&quot;container-card&quot; id=&quot;main-3-8&quot; data-id=&quot;3-8&quot;&gt;&lt;img class=&quot;img-card&quot; width=&quot;80&quot; height=&quot;112&quot; src=&quot;https://one-draw.jp/ijinden/cardlist/003/card/03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8" data-id="3-8"&gt;&lt;img class="img-card" width="80" height="112" src="https://one-draw.jp/ijinden/cardlist/003/card/03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7];[$HTML.$B$2];[.$B237];[$HTML.$C$2];[.$O237];[$HTML.$D$2])" office:value-type="string" office:string-value="&lt;div class=&quot;container-card&quot; id=&quot;side-3-8&quot; data-id=&quot;3-8&quot;&gt;&lt;img class=&quot;d-block&quot; width=&quot;80&quot; height=&quot;112&quot; src=&quot;https://one-draw.jp/ijinden/cardlist/003/card/03_00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8" data-id="3-8"&gt;&lt;img class="d-block" width="80" height="112" src="https://one-draw.jp/ijinden/cardlist/003/card/03_00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)" office:value-type="string" office:string-value="&lt;tr data-id=&quot;3-8&quot; data-expansion=&quot;35&quot; data-type=&quot;1&quot; data-color=&quot;16&quot; data-term=&quot;2&quot;&gt;&lt;td&gt;3-8&lt;/td&gt;&lt;td&gt;ジェーン・オースティ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8" data-expansion="35" data-type="1" data-color="16" data-term="2"&gt;&lt;td&gt;3-8&lt;/td&gt;&lt;td&gt;ジェーン・オースティン&lt;/td&gt;&lt;td&gt;&lt;div class="input-group" data-deck="main"&gt;&lt;button type="button" class="btn btn-outline-secondary btn-number btn-pop" disabled&gt;-&lt;/button&gt;&lt;input type="text" class="form-control input-number" name="table-main-3-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B238];[$HTML.$C$1];[.$O238];[$HTML.$D$1])" office:value-type="string" office:string-value="&lt;div class=&quot;container-card&quot; id=&quot;main-3-9&quot; data-id=&quot;3-9&quot;&gt;&lt;img class=&quot;img-card&quot; width=&quot;80&quot; height=&quot;112&quot; src=&quot;https://one-draw.jp/ijinden/cardlist/003/card/03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9" data-id="3-9"&gt;&lt;img class="img-card" width="80" height="112" src="https://one-draw.jp/ijinden/cardlist/003/card/03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8];[$HTML.$B$2];[.$B238];[$HTML.$C$2];[.$O238];[$HTML.$D$2])" office:value-type="string" office:string-value="&lt;div class=&quot;container-card&quot; id=&quot;side-3-9&quot; data-id=&quot;3-9&quot;&gt;&lt;img class=&quot;d-block&quot; width=&quot;80&quot; height=&quot;112&quot; src=&quot;https://one-draw.jp/ijinden/cardlist/003/card/03_00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9" data-id="3-9"&gt;&lt;img class="d-block" width="80" height="112" src="https://one-draw.jp/ijinden/cardlist/003/card/03_00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)" office:value-type="string" office:string-value="&lt;tr data-id=&quot;3-9&quot; data-expansion=&quot;35&quot; data-type=&quot;1&quot; data-color=&quot;32&quot; data-term=&quot;0&quot;&gt;&lt;td&gt;3-9&lt;/td&gt;&lt;td&gt;土方歳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9" data-expansion="35" data-type="1" data-color="32" data-term="0"&gt;&lt;td&gt;3-9&lt;/td&gt;&lt;td&gt;土方歳三&lt;/td&gt;&lt;td&gt;&lt;div class="input-group" data-deck="main"&gt;&lt;button type="button" class="btn btn-outline-secondary btn-number btn-pop" disabled&gt;-&lt;/button&gt;&lt;input type="text" class="form-control input-number" name="table-main-3-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B239];[$HTML.$C$1];[.$O239];[$HTML.$D$1])" office:value-type="string" office:string-value="&lt;div class=&quot;container-card&quot; id=&quot;main-3-10&quot; data-id=&quot;3-10&quot;&gt;&lt;img class=&quot;img-card&quot; width=&quot;80&quot; height=&quot;112&quot; src=&quot;https://one-draw.jp/ijinden/cardlist/003/card/03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0" data-id="3-10"&gt;&lt;img class="img-card" width="80" height="112" src="https://one-draw.jp/ijinden/cardlist/003/card/03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39];[$HTML.$B$2];[.$B239];[$HTML.$C$2];[.$O239];[$HTML.$D$2])" office:value-type="string" office:string-value="&lt;div class=&quot;container-card&quot; id=&quot;side-3-10&quot; data-id=&quot;3-10&quot;&gt;&lt;img class=&quot;d-block&quot; width=&quot;80&quot; height=&quot;112&quot; src=&quot;https://one-draw.jp/ijinden/cardlist/003/card/03_01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0" data-id="3-10"&gt;&lt;img class="d-block" width="80" height="112" src="https://one-draw.jp/ijinden/cardlist/003/card/03_01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)" office:value-type="string" office:string-value="&lt;tr data-id=&quot;3-10&quot; data-expansion=&quot;35&quot; data-type=&quot;1&quot; data-color=&quot;32&quot; data-term=&quot;0&quot;&gt;&lt;td&gt;3-10&lt;/td&gt;&lt;td&gt;武則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0" data-expansion="35" data-type="1" data-color="32" data-term="0"&gt;&lt;td&gt;3-10&lt;/td&gt;&lt;td&gt;武則天&lt;/td&gt;&lt;td&gt;&lt;div class="input-group" data-deck="main"&gt;&lt;button type="button" class="btn btn-outline-secondary btn-number btn-pop" disabled&gt;-&lt;/button&gt;&lt;input type="text" class="form-control input-number" name="table-main-3-1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B240];[$HTML.$C$1];[.$O240];[$HTML.$D$1])" office:value-type="string" office:string-value="&lt;div class=&quot;container-card&quot; id=&quot;main-3-11&quot; data-id=&quot;3-11&quot;&gt;&lt;img class=&quot;img-card&quot; width=&quot;80&quot; height=&quot;112&quot; src=&quot;https://one-draw.jp/ijinden/cardlist/003/card/03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1" data-id="3-11"&gt;&lt;img class="img-card" width="80" height="112" src="https://one-draw.jp/ijinden/cardlist/003/card/03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0];[$HTML.$B$2];[.$B240];[$HTML.$C$2];[.$O240];[$HTML.$D$2])" office:value-type="string" office:string-value="&lt;div class=&quot;container-card&quot; id=&quot;side-3-11&quot; data-id=&quot;3-11&quot;&gt;&lt;img class=&quot;d-block&quot; width=&quot;80&quot; height=&quot;112&quot; src=&quot;https://one-draw.jp/ijinden/cardlist/003/card/03_01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1" data-id="3-11"&gt;&lt;img class="d-block" width="80" height="112" src="https://one-draw.jp/ijinden/cardlist/003/card/03_01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)" office:value-type="string" office:string-value="&lt;tr data-id=&quot;3-11&quot; data-expansion=&quot;35&quot; data-type=&quot;1&quot; data-color=&quot;2&quot; data-term=&quot;0&quot;&gt;&lt;td&gt;3-11&lt;/td&gt;&lt;td&gt;ウィリアム・セシ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1" data-expansion="35" data-type="1" data-color="2" data-term="0"&gt;&lt;td&gt;3-11&lt;/td&gt;&lt;td&gt;ウィリアム・セシル&lt;/td&gt;&lt;td&gt;&lt;div class="input-group" data-deck="main"&gt;&lt;button type="button" class="btn btn-outline-secondary btn-number btn-pop" disabled&gt;-&lt;/button&gt;&lt;input type="text" class="form-control input-number" name="table-main-3-1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B241];[$HTML.$C$1];[.$O241];[$HTML.$D$1])" office:value-type="string" office:string-value="&lt;div class=&quot;container-card&quot; id=&quot;main-3-12&quot; data-id=&quot;3-12&quot;&gt;&lt;img class=&quot;img-card&quot; width=&quot;80&quot; height=&quot;112&quot; src=&quot;https://one-draw.jp/ijinden/cardlist/003/card/03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2" data-id="3-12"&gt;&lt;img class="img-card" width="80" height="112" src="https://one-draw.jp/ijinden/cardlist/003/card/03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1];[$HTML.$B$2];[.$B241];[$HTML.$C$2];[.$O241];[$HTML.$D$2])" office:value-type="string" office:string-value="&lt;div class=&quot;container-card&quot; id=&quot;side-3-12&quot; data-id=&quot;3-12&quot;&gt;&lt;img class=&quot;d-block&quot; width=&quot;80&quot; height=&quot;112&quot; src=&quot;https://one-draw.jp/ijinden/cardlist/003/card/03_01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2" data-id="3-12"&gt;&lt;img class="d-block" width="80" height="112" src="https://one-draw.jp/ijinden/cardlist/003/card/03_01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)" office:value-type="string" office:string-value="&lt;tr data-id=&quot;3-12&quot; data-expansion=&quot;35&quot; data-type=&quot;1&quot; data-color=&quot;2&quot; data-term=&quot;0&quot;&gt;&lt;td&gt;3-12&lt;/td&gt;&lt;td&gt;イーライ・ホイットニ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2" data-expansion="35" data-type="1" data-color="2" data-term="0"&gt;&lt;td&gt;3-12&lt;/td&gt;&lt;td&gt;イーライ・ホイットニー&lt;/td&gt;&lt;td&gt;&lt;div class="input-group" data-deck="main"&gt;&lt;button type="button" class="btn btn-outline-secondary btn-number btn-pop" disabled&gt;-&lt;/button&gt;&lt;input type="text" class="form-control input-number" name="table-main-3-1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B242];[$HTML.$C$1];[.$O242];[$HTML.$D$1])" office:value-type="string" office:string-value="&lt;div class=&quot;container-card&quot; id=&quot;main-3-13&quot; data-id=&quot;3-13&quot;&gt;&lt;img class=&quot;img-card&quot; width=&quot;80&quot; height=&quot;112&quot; src=&quot;https://one-draw.jp/ijinden/cardlist/003/card/03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3" data-id="3-13"&gt;&lt;img class="img-card" width="80" height="112" src="https://one-draw.jp/ijinden/cardlist/003/card/03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2];[$HTML.$B$2];[.$B242];[$HTML.$C$2];[.$O242];[$HTML.$D$2])" office:value-type="string" office:string-value="&lt;div class=&quot;container-card&quot; id=&quot;side-3-13&quot; data-id=&quot;3-13&quot;&gt;&lt;img class=&quot;d-block&quot; width=&quot;80&quot; height=&quot;112&quot; src=&quot;https://one-draw.jp/ijinden/cardlist/003/card/03_01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3" data-id="3-13"&gt;&lt;img class="d-block" width="80" height="112" src="https://one-draw.jp/ijinden/cardlist/003/card/03_01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)" office:value-type="string" office:string-value="&lt;tr data-id=&quot;3-13&quot; data-expansion=&quot;35&quot; data-type=&quot;1&quot; data-color=&quot;2&quot; data-term=&quot;0&quot;&gt;&lt;td&gt;3-13&lt;/td&gt;&lt;td&gt;平賀源内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3" data-expansion="35" data-type="1" data-color="2" data-term="0"&gt;&lt;td&gt;3-13&lt;/td&gt;&lt;td&gt;平賀源内&lt;/td&gt;&lt;td&gt;&lt;div class="input-group" data-deck="main"&gt;&lt;button type="button" class="btn btn-outline-secondary btn-number btn-pop" disabled&gt;-&lt;/button&gt;&lt;input type="text" class="form-control input-number" name="table-main-3-1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B243];[$HTML.$C$1];[.$O243];[$HTML.$D$1])" office:value-type="string" office:string-value="&lt;div class=&quot;container-card&quot; id=&quot;main-3-14&quot; data-id=&quot;3-14&quot;&gt;&lt;img class=&quot;img-card&quot; width=&quot;80&quot; height=&quot;112&quot; src=&quot;https://one-draw.jp/ijinden/cardlist/003/card/03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4" data-id="3-14"&gt;&lt;img class="img-card" width="80" height="112" src="https://one-draw.jp/ijinden/cardlist/003/card/03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3];[$HTML.$B$2];[.$B243];[$HTML.$C$2];[.$O243];[$HTML.$D$2])" office:value-type="string" office:string-value="&lt;div class=&quot;container-card&quot; id=&quot;side-3-14&quot; data-id=&quot;3-14&quot;&gt;&lt;img class=&quot;d-block&quot; width=&quot;80&quot; height=&quot;112&quot; src=&quot;https://one-draw.jp/ijinden/cardlist/003/card/03_01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4" data-id="3-14"&gt;&lt;img class="d-block" width="80" height="112" src="https://one-draw.jp/ijinden/cardlist/003/card/03_01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)" office:value-type="string" office:string-value="&lt;tr data-id=&quot;3-14&quot; data-expansion=&quot;35&quot; data-type=&quot;1&quot; data-color=&quot;2&quot; data-term=&quot;0&quot;&gt;&lt;td&gt;3-14&lt;/td&gt;&lt;td&gt;ジョージ・スチーブンソ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4" data-expansion="35" data-type="1" data-color="2" data-term="0"&gt;&lt;td&gt;3-14&lt;/td&gt;&lt;td&gt;ジョージ・スチーブンソン&lt;/td&gt;&lt;td&gt;&lt;div class="input-group" data-deck="main"&gt;&lt;button type="button" class="btn btn-outline-secondary btn-number btn-pop" disabled&gt;-&lt;/button&gt;&lt;input type="text" class="form-control input-number" name="table-main-3-1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B244];[$HTML.$C$1];[.$O244];[$HTML.$D$1])" office:value-type="string" office:string-value="&lt;div class=&quot;container-card&quot; id=&quot;main-3-15&quot; data-id=&quot;3-15&quot;&gt;&lt;img class=&quot;img-card&quot; width=&quot;80&quot; height=&quot;112&quot; src=&quot;https://one-draw.jp/ijinden/cardlist/003/card/03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5" data-id="3-15"&gt;&lt;img class="img-card" width="80" height="112" src="https://one-draw.jp/ijinden/cardlist/003/card/03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4];[$HTML.$B$2];[.$B244];[$HTML.$C$2];[.$O244];[$HTML.$D$2])" office:value-type="string" office:string-value="&lt;div class=&quot;container-card&quot; id=&quot;side-3-15&quot; data-id=&quot;3-15&quot;&gt;&lt;img class=&quot;d-block&quot; width=&quot;80&quot; height=&quot;112&quot; src=&quot;https://one-draw.jp/ijinden/cardlist/003/card/03_01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5" data-id="3-15"&gt;&lt;img class="d-block" width="80" height="112" src="https://one-draw.jp/ijinden/cardlist/003/card/03_01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)" office:value-type="string" office:string-value="&lt;tr data-id=&quot;3-15&quot; data-expansion=&quot;35&quot; data-type=&quot;1&quot; data-color=&quot;2&quot; data-term=&quot;0&quot;&gt;&lt;td&gt;3-15&lt;/td&gt;&lt;td&gt;淀殿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5" data-expansion="35" data-type="1" data-color="2" data-term="0"&gt;&lt;td&gt;3-15&lt;/td&gt;&lt;td&gt;淀殿&lt;/td&gt;&lt;td&gt;&lt;div class="input-group" data-deck="main"&gt;&lt;button type="button" class="btn btn-outline-secondary btn-number btn-pop" disabled&gt;-&lt;/button&gt;&lt;input type="text" class="form-control input-number" name="table-main-3-1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B245];[$HTML.$C$1];[.$O245];[$HTML.$D$1])" office:value-type="string" office:string-value="&lt;div class=&quot;container-card&quot; id=&quot;main-3-16&quot; data-id=&quot;3-16&quot;&gt;&lt;img class=&quot;img-card&quot; width=&quot;80&quot; height=&quot;112&quot; src=&quot;https://one-draw.jp/ijinden/cardlist/003/card/03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6" data-id="3-16"&gt;&lt;img class="img-card" width="80" height="112" src="https://one-draw.jp/ijinden/cardlist/003/card/03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5];[$HTML.$B$2];[.$B245];[$HTML.$C$2];[.$O245];[$HTML.$D$2])" office:value-type="string" office:string-value="&lt;div class=&quot;container-card&quot; id=&quot;side-3-16&quot; data-id=&quot;3-16&quot;&gt;&lt;img class=&quot;d-block&quot; width=&quot;80&quot; height=&quot;112&quot; src=&quot;https://one-draw.jp/ijinden/cardlist/003/card/03_01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6" data-id="3-16"&gt;&lt;img class="d-block" width="80" height="112" src="https://one-draw.jp/ijinden/cardlist/003/card/03_01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)" office:value-type="string" office:string-value="&lt;tr data-id=&quot;3-16&quot; data-expansion=&quot;35&quot; data-type=&quot;1&quot; data-color=&quot;2&quot; data-term=&quot;0&quot;&gt;&lt;td&gt;3-16&lt;/td&gt;&lt;td&gt;ジョージ・ワシント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6" data-expansion="35" data-type="1" data-color="2" data-term="0"&gt;&lt;td&gt;3-16&lt;/td&gt;&lt;td&gt;ジョージ・ワシントン&lt;/td&gt;&lt;td&gt;&lt;div class="input-group" data-deck="main"&gt;&lt;button type="button" class="btn btn-outline-secondary btn-number btn-pop" disabled&gt;-&lt;/button&gt;&lt;input type="text" class="form-control input-number" name="table-main-3-1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B246];[$HTML.$C$1];[.$O246];[$HTML.$D$1])" office:value-type="string" office:string-value="&lt;div class=&quot;container-card&quot; id=&quot;main-3-17&quot; data-id=&quot;3-17&quot;&gt;&lt;img class=&quot;img-card&quot; width=&quot;80&quot; height=&quot;112&quot; src=&quot;https://one-draw.jp/ijinden/cardlist/003/card/03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7" data-id="3-17"&gt;&lt;img class="img-card" width="80" height="112" src="https://one-draw.jp/ijinden/cardlist/003/card/03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6];[$HTML.$B$2];[.$B246];[$HTML.$C$2];[.$O246];[$HTML.$D$2])" office:value-type="string" office:string-value="&lt;div class=&quot;container-card&quot; id=&quot;side-3-17&quot; data-id=&quot;3-17&quot;&gt;&lt;img class=&quot;d-block&quot; width=&quot;80&quot; height=&quot;112&quot; src=&quot;https://one-draw.jp/ijinden/cardlist/003/card/03_01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7" data-id="3-17"&gt;&lt;img class="d-block" width="80" height="112" src="https://one-draw.jp/ijinden/cardlist/003/card/03_01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)" office:value-type="string" office:string-value="&lt;tr data-id=&quot;3-17&quot; data-expansion=&quot;35&quot; data-type=&quot;1&quot; data-color=&quot;2&quot; data-term=&quot;3&quot;&gt;&lt;td&gt;3-17&lt;/td&gt;&lt;td&gt;大塩平八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7" data-expansion="35" data-type="1" data-color="2" data-term="3"&gt;&lt;td&gt;3-17&lt;/td&gt;&lt;td&gt;大塩平八郎&lt;/td&gt;&lt;td&gt;&lt;div class="input-group" data-deck="main"&gt;&lt;button type="button" class="btn btn-outline-secondary btn-number btn-pop" disabled&gt;-&lt;/button&gt;&lt;input type="text" class="form-control input-number" name="table-main-3-1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B247];[$HTML.$C$1];[.$O247];[$HTML.$D$1])" office:value-type="string" office:string-value="&lt;div class=&quot;container-card&quot; id=&quot;main-3-18&quot; data-id=&quot;3-18&quot;&gt;&lt;img class=&quot;img-card&quot; width=&quot;80&quot; height=&quot;112&quot; src=&quot;https://one-draw.jp/ijinden/cardlist/003/card/03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8" data-id="3-18"&gt;&lt;img class="img-card" width="80" height="112" src="https://one-draw.jp/ijinden/cardlist/003/card/03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7];[$HTML.$B$2];[.$B247];[$HTML.$C$2];[.$O247];[$HTML.$D$2])" office:value-type="string" office:string-value="&lt;div class=&quot;container-card&quot; id=&quot;side-3-18&quot; data-id=&quot;3-18&quot;&gt;&lt;img class=&quot;d-block&quot; width=&quot;80&quot; height=&quot;112&quot; src=&quot;https://one-draw.jp/ijinden/cardlist/003/card/03_01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8" data-id="3-18"&gt;&lt;img class="d-block" width="80" height="112" src="https://one-draw.jp/ijinden/cardlist/003/card/03_01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)" office:value-type="string" office:string-value="&lt;tr data-id=&quot;3-18&quot; data-expansion=&quot;35&quot; data-type=&quot;1&quot; data-color=&quot;2&quot; data-term=&quot;0&quot;&gt;&lt;td&gt;3-18&lt;/td&gt;&lt;td&gt;水野忠邦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8" data-expansion="35" data-type="1" data-color="2" data-term="0"&gt;&lt;td&gt;3-18&lt;/td&gt;&lt;td&gt;水野忠邦&lt;/td&gt;&lt;td&gt;&lt;div class="input-group" data-deck="main"&gt;&lt;button type="button" class="btn btn-outline-secondary btn-number btn-pop" disabled&gt;-&lt;/button&gt;&lt;input type="text" class="form-control input-number" name="table-main-3-1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B248];[$HTML.$C$1];[.$O248];[$HTML.$D$1])" office:value-type="string" office:string-value="&lt;div class=&quot;container-card&quot; id=&quot;main-3-19&quot; data-id=&quot;3-19&quot;&gt;&lt;img class=&quot;img-card&quot; width=&quot;80&quot; height=&quot;112&quot; src=&quot;https://one-draw.jp/ijinden/cardlist/003/card/03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19" data-id="3-19"&gt;&lt;img class="img-card" width="80" height="112" src="https://one-draw.jp/ijinden/cardlist/003/card/03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8];[$HTML.$B$2];[.$B248];[$HTML.$C$2];[.$O248];[$HTML.$D$2])" office:value-type="string" office:string-value="&lt;div class=&quot;container-card&quot; id=&quot;side-3-19&quot; data-id=&quot;3-19&quot;&gt;&lt;img class=&quot;d-block&quot; width=&quot;80&quot; height=&quot;112&quot; src=&quot;https://one-draw.jp/ijinden/cardlist/003/card/03_01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19" data-id="3-19"&gt;&lt;img class="d-block" width="80" height="112" src="https://one-draw.jp/ijinden/cardlist/003/card/03_01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)" office:value-type="string" office:string-value="&lt;tr data-id=&quot;3-19&quot; data-expansion=&quot;35&quot; data-type=&quot;1&quot; data-color=&quot;4&quot; data-term=&quot;0&quot;&gt;&lt;td&gt;3-19&lt;/td&gt;&lt;td&gt;伊達政宗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1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1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19" data-expansion="35" data-type="1" data-color="4" data-term="0"&gt;&lt;td&gt;3-19&lt;/td&gt;&lt;td&gt;伊達政宗&lt;/td&gt;&lt;td&gt;&lt;div class="input-group" data-deck="main"&gt;&lt;button type="button" class="btn btn-outline-secondary btn-number btn-pop" disabled&gt;-&lt;/button&gt;&lt;input type="text" class="form-control input-number" name="table-main-3-1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1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B249];[$HTML.$C$1];[.$O249];[$HTML.$D$1])" office:value-type="string" office:string-value="&lt;div class=&quot;container-card&quot; id=&quot;main-3-20&quot; data-id=&quot;3-20&quot;&gt;&lt;img class=&quot;img-card&quot; width=&quot;80&quot; height=&quot;112&quot; src=&quot;https://one-draw.jp/ijinden/cardlist/003/card/03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0" data-id="3-20"&gt;&lt;img class="img-card" width="80" height="112" src="https://one-draw.jp/ijinden/cardlist/003/card/03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49];[$HTML.$B$2];[.$B249];[$HTML.$C$2];[.$O249];[$HTML.$D$2])" office:value-type="string" office:string-value="&lt;div class=&quot;container-card&quot; id=&quot;side-3-20&quot; data-id=&quot;3-20&quot;&gt;&lt;img class=&quot;d-block&quot; width=&quot;80&quot; height=&quot;112&quot; src=&quot;https://one-draw.jp/ijinden/cardlist/003/card/03_02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0" data-id="3-20"&gt;&lt;img class="d-block" width="80" height="112" src="https://one-draw.jp/ijinden/cardlist/003/card/03_02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)" office:value-type="string" office:string-value="&lt;tr data-id=&quot;3-20&quot; data-expansion=&quot;35&quot; data-type=&quot;1&quot; data-color=&quot;4&quot; data-term=&quot;1&quot;&gt;&lt;td&gt;3-20&lt;/td&gt;&lt;td&gt;バルトロメウ=ディア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0" data-expansion="35" data-type="1" data-color="4" data-term="1"&gt;&lt;td&gt;3-20&lt;/td&gt;&lt;td&gt;バルトロメウ=ディアス&lt;/td&gt;&lt;td&gt;&lt;div class="input-group" data-deck="main"&gt;&lt;button type="button" class="btn btn-outline-secondary btn-number btn-pop" disabled&gt;-&lt;/button&gt;&lt;input type="text" class="form-control input-number" name="table-main-3-2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B250];[$HTML.$C$1];[.$O250];[$HTML.$D$1])" office:value-type="string" office:string-value="&lt;div class=&quot;container-card&quot; id=&quot;main-3-21&quot; data-id=&quot;3-21&quot;&gt;&lt;img class=&quot;img-card&quot; width=&quot;80&quot; height=&quot;112&quot; src=&quot;https://one-draw.jp/ijinden/cardlist/003/card/03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1" data-id="3-21"&gt;&lt;img class="img-card" width="80" height="112" src="https://one-draw.jp/ijinden/cardlist/003/card/03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0];[$HTML.$B$2];[.$B250];[$HTML.$C$2];[.$O250];[$HTML.$D$2])" office:value-type="string" office:string-value="&lt;div class=&quot;container-card&quot; id=&quot;side-3-21&quot; data-id=&quot;3-21&quot;&gt;&lt;img class=&quot;d-block&quot; width=&quot;80&quot; height=&quot;112&quot; src=&quot;https://one-draw.jp/ijinden/cardlist/003/card/03_02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1" data-id="3-21"&gt;&lt;img class="d-block" width="80" height="112" src="https://one-draw.jp/ijinden/cardlist/003/card/03_02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)" office:value-type="string" office:string-value="&lt;tr data-id=&quot;3-21&quot; data-expansion=&quot;35&quot; data-type=&quot;1&quot; data-color=&quot;4&quot; data-term=&quot;0&quot;&gt;&lt;td&gt;3-21&lt;/td&gt;&lt;td&gt;木戸孝允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1" data-expansion="35" data-type="1" data-color="4" data-term="0"&gt;&lt;td&gt;3-21&lt;/td&gt;&lt;td&gt;木戸孝允&lt;/td&gt;&lt;td&gt;&lt;div class="input-group" data-deck="main"&gt;&lt;button type="button" class="btn btn-outline-secondary btn-number btn-pop" disabled&gt;-&lt;/button&gt;&lt;input type="text" class="form-control input-number" name="table-main-3-2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B251];[$HTML.$C$1];[.$O251];[$HTML.$D$1])" office:value-type="string" office:string-value="&lt;div class=&quot;container-card&quot; id=&quot;main-3-22&quot; data-id=&quot;3-22&quot;&gt;&lt;img class=&quot;img-card&quot; width=&quot;80&quot; height=&quot;112&quot; src=&quot;https://one-draw.jp/ijinden/cardlist/003/card/03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2" data-id="3-22"&gt;&lt;img class="img-card" width="80" height="112" src="https://one-draw.jp/ijinden/cardlist/003/card/03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1];[$HTML.$B$2];[.$B251];[$HTML.$C$2];[.$O251];[$HTML.$D$2])" office:value-type="string" office:string-value="&lt;div class=&quot;container-card&quot; id=&quot;side-3-22&quot; data-id=&quot;3-22&quot;&gt;&lt;img class=&quot;d-block&quot; width=&quot;80&quot; height=&quot;112&quot; src=&quot;https://one-draw.jp/ijinden/cardlist/003/card/03_02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2" data-id="3-22"&gt;&lt;img class="d-block" width="80" height="112" src="https://one-draw.jp/ijinden/cardlist/003/card/03_02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)" office:value-type="string" office:string-value="&lt;tr data-id=&quot;3-22&quot; data-expansion=&quot;35&quot; data-type=&quot;1&quot; data-color=&quot;4&quot; data-term=&quot;4&quot;&gt;&lt;td&gt;3-22&lt;/td&gt;&lt;td&gt;高杉晋作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2" data-expansion="35" data-type="1" data-color="4" data-term="4"&gt;&lt;td&gt;3-22&lt;/td&gt;&lt;td&gt;高杉晋作&lt;/td&gt;&lt;td&gt;&lt;div class="input-group" data-deck="main"&gt;&lt;button type="button" class="btn btn-outline-secondary btn-number btn-pop" disabled&gt;-&lt;/button&gt;&lt;input type="text" class="form-control input-number" name="table-main-3-2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B252];[$HTML.$C$1];[.$O252];[$HTML.$D$1])" office:value-type="string" office:string-value="&lt;div class=&quot;container-card&quot; id=&quot;main-3-23&quot; data-id=&quot;3-23&quot;&gt;&lt;img class=&quot;img-card&quot; width=&quot;80&quot; height=&quot;112&quot; src=&quot;https://one-draw.jp/ijinden/cardlist/003/card/03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3" data-id="3-23"&gt;&lt;img class="img-card" width="80" height="112" src="https://one-draw.jp/ijinden/cardlist/003/card/03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2];[$HTML.$B$2];[.$B252];[$HTML.$C$2];[.$O252];[$HTML.$D$2])" office:value-type="string" office:string-value="&lt;div class=&quot;container-card&quot; id=&quot;side-3-23&quot; data-id=&quot;3-23&quot;&gt;&lt;img class=&quot;d-block&quot; width=&quot;80&quot; height=&quot;112&quot; src=&quot;https://one-draw.jp/ijinden/cardlist/003/card/03_02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3" data-id="3-23"&gt;&lt;img class="d-block" width="80" height="112" src="https://one-draw.jp/ijinden/cardlist/003/card/03_02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)" office:value-type="string" office:string-value="&lt;tr data-id=&quot;3-23&quot; data-expansion=&quot;35&quot; data-type=&quot;1&quot; data-color=&quot;4&quot; data-term=&quot;0&quot;&gt;&lt;td&gt;3-23&lt;/td&gt;&lt;td&gt;トマス・ニューコメ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3" data-expansion="35" data-type="1" data-color="4" data-term="0"&gt;&lt;td&gt;3-23&lt;/td&gt;&lt;td&gt;トマス・ニューコメン&lt;/td&gt;&lt;td&gt;&lt;div class="input-group" data-deck="main"&gt;&lt;button type="button" class="btn btn-outline-secondary btn-number btn-pop" disabled&gt;-&lt;/button&gt;&lt;input type="text" class="form-control input-number" name="table-main-3-2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B253];[$HTML.$C$1];[.$O253];[$HTML.$D$1])" office:value-type="string" office:string-value="&lt;div class=&quot;container-card&quot; id=&quot;main-3-24&quot; data-id=&quot;3-24&quot;&gt;&lt;img class=&quot;img-card&quot; width=&quot;80&quot; height=&quot;112&quot; src=&quot;https://one-draw.jp/ijinden/cardlist/003/card/03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4" data-id="3-24"&gt;&lt;img class="img-card" width="80" height="112" src="https://one-draw.jp/ijinden/cardlist/003/card/03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3];[$HTML.$B$2];[.$B253];[$HTML.$C$2];[.$O253];[$HTML.$D$2])" office:value-type="string" office:string-value="&lt;div class=&quot;container-card&quot; id=&quot;side-3-24&quot; data-id=&quot;3-24&quot;&gt;&lt;img class=&quot;d-block&quot; width=&quot;80&quot; height=&quot;112&quot; src=&quot;https://one-draw.jp/ijinden/cardlist/003/card/03_02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4" data-id="3-24"&gt;&lt;img class="d-block" width="80" height="112" src="https://one-draw.jp/ijinden/cardlist/003/card/03_02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)" office:value-type="string" office:string-value="&lt;tr data-id=&quot;3-24&quot; data-expansion=&quot;35&quot; data-type=&quot;1&quot; data-color=&quot;4&quot; data-term=&quot;0&quot;&gt;&lt;td&gt;3-24&lt;/td&gt;&lt;td&gt;アダム・ラクスマ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4" data-expansion="35" data-type="1" data-color="4" data-term="0"&gt;&lt;td&gt;3-24&lt;/td&gt;&lt;td&gt;アダム・ラクスマン&lt;/td&gt;&lt;td&gt;&lt;div class="input-group" data-deck="main"&gt;&lt;button type="button" class="btn btn-outline-secondary btn-number btn-pop" disabled&gt;-&lt;/button&gt;&lt;input type="text" class="form-control input-number" name="table-main-3-2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B254];[$HTML.$C$1];[.$O254];[$HTML.$D$1])" office:value-type="string" office:string-value="&lt;div class=&quot;container-card&quot; id=&quot;main-3-25&quot; data-id=&quot;3-25&quot;&gt;&lt;img class=&quot;img-card&quot; width=&quot;80&quot; height=&quot;112&quot; src=&quot;https://one-draw.jp/ijinden/cardlist/003/card/03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5" data-id="3-25"&gt;&lt;img class="img-card" width="80" height="112" src="https://one-draw.jp/ijinden/cardlist/003/card/03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4];[$HTML.$B$2];[.$B254];[$HTML.$C$2];[.$O254];[$HTML.$D$2])" office:value-type="string" office:string-value="&lt;div class=&quot;container-card&quot; id=&quot;side-3-25&quot; data-id=&quot;3-25&quot;&gt;&lt;img class=&quot;d-block&quot; width=&quot;80&quot; height=&quot;112&quot; src=&quot;https://one-draw.jp/ijinden/cardlist/003/card/03_02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5" data-id="3-25"&gt;&lt;img class="d-block" width="80" height="112" src="https://one-draw.jp/ijinden/cardlist/003/card/03_02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)" office:value-type="string" office:string-value="&lt;tr data-id=&quot;3-25&quot; data-expansion=&quot;35&quot; data-type=&quot;1&quot; data-color=&quot;4&quot; data-term=&quot;1&quot;&gt;&lt;td&gt;3-25&lt;/td&gt;&lt;td&gt;大黒屋光太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5" data-expansion="35" data-type="1" data-color="4" data-term="1"&gt;&lt;td&gt;3-25&lt;/td&gt;&lt;td&gt;大黒屋光太夫&lt;/td&gt;&lt;td&gt;&lt;div class="input-group" data-deck="main"&gt;&lt;button type="button" class="btn btn-outline-secondary btn-number btn-pop" disabled&gt;-&lt;/button&gt;&lt;input type="text" class="form-control input-number" name="table-main-3-2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B255];[$HTML.$C$1];[.$O255];[$HTML.$D$1])" office:value-type="string" office:string-value="&lt;div class=&quot;container-card&quot; id=&quot;main-3-26&quot; data-id=&quot;3-26&quot;&gt;&lt;img class=&quot;img-card&quot; width=&quot;80&quot; height=&quot;112&quot; src=&quot;https://one-draw.jp/ijinden/cardlist/003/card/03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6" data-id="3-26"&gt;&lt;img class="img-card" width="80" height="112" src="https://one-draw.jp/ijinden/cardlist/003/card/03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5];[$HTML.$B$2];[.$B255];[$HTML.$C$2];[.$O255];[$HTML.$D$2])" office:value-type="string" office:string-value="&lt;div class=&quot;container-card&quot; id=&quot;side-3-26&quot; data-id=&quot;3-26&quot;&gt;&lt;img class=&quot;d-block&quot; width=&quot;80&quot; height=&quot;112&quot; src=&quot;https://one-draw.jp/ijinden/cardlist/003/card/03_02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6" data-id="3-26"&gt;&lt;img class="d-block" width="80" height="112" src="https://one-draw.jp/ijinden/cardlist/003/card/03_02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)" office:value-type="string" office:string-value="&lt;tr data-id=&quot;3-26&quot; data-expansion=&quot;35&quot; data-type=&quot;1&quot; data-color=&quot;4&quot; data-term=&quot;1&quot;&gt;&lt;td&gt;3-26&lt;/td&gt;&lt;td&gt;ニコライ・レザノフ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6" data-expansion="35" data-type="1" data-color="4" data-term="1"&gt;&lt;td&gt;3-26&lt;/td&gt;&lt;td&gt;ニコライ・レザノフ&lt;/td&gt;&lt;td&gt;&lt;div class="input-group" data-deck="main"&gt;&lt;button type="button" class="btn btn-outline-secondary btn-number btn-pop" disabled&gt;-&lt;/button&gt;&lt;input type="text" class="form-control input-number" name="table-main-3-2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B256];[$HTML.$C$1];[.$O256];[$HTML.$D$1])" office:value-type="string" office:string-value="&lt;div class=&quot;container-card&quot; id=&quot;main-3-27&quot; data-id=&quot;3-27&quot;&gt;&lt;img class=&quot;img-card&quot; width=&quot;80&quot; height=&quot;112&quot; src=&quot;https://one-draw.jp/ijinden/cardlist/003/card/03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7" data-id="3-27"&gt;&lt;img class="img-card" width="80" height="112" src="https://one-draw.jp/ijinden/cardlist/003/card/03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6];[$HTML.$B$2];[.$B256];[$HTML.$C$2];[.$O256];[$HTML.$D$2])" office:value-type="string" office:string-value="&lt;div class=&quot;container-card&quot; id=&quot;side-3-27&quot; data-id=&quot;3-27&quot;&gt;&lt;img class=&quot;d-block&quot; width=&quot;80&quot; height=&quot;112&quot; src=&quot;https://one-draw.jp/ijinden/cardlist/003/card/03_02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7" data-id="3-27"&gt;&lt;img class="d-block" width="80" height="112" src="https://one-draw.jp/ijinden/cardlist/003/card/03_02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)" office:value-type="string" office:string-value="&lt;tr data-id=&quot;3-27&quot; data-expansion=&quot;35&quot; data-type=&quot;1&quot; data-color=&quot;8&quot; data-term=&quot;2&quot;&gt;&lt;td&gt;3-27&lt;/td&gt;&lt;td&gt;小野小町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7" data-expansion="35" data-type="1" data-color="8" data-term="2"&gt;&lt;td&gt;3-27&lt;/td&gt;&lt;td&gt;小野小町&lt;/td&gt;&lt;td&gt;&lt;div class="input-group" data-deck="main"&gt;&lt;button type="button" class="btn btn-outline-secondary btn-number btn-pop" disabled&gt;-&lt;/button&gt;&lt;input type="text" class="form-control input-number" name="table-main-3-2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B257];[$HTML.$C$1];[.$O257];[$HTML.$D$1])" office:value-type="string" office:string-value="&lt;div class=&quot;container-card&quot; id=&quot;main-3-28&quot; data-id=&quot;3-28&quot;&gt;&lt;img class=&quot;img-card&quot; width=&quot;80&quot; height=&quot;112&quot; src=&quot;https://one-draw.jp/ijinden/cardlist/003/card/03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8" data-id="3-28"&gt;&lt;img class="img-card" width="80" height="112" src="https://one-draw.jp/ijinden/cardlist/003/card/03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7];[$HTML.$B$2];[.$B257];[$HTML.$C$2];[.$O257];[$HTML.$D$2])" office:value-type="string" office:string-value="&lt;div class=&quot;container-card&quot; id=&quot;side-3-28&quot; data-id=&quot;3-28&quot;&gt;&lt;img class=&quot;d-block&quot; width=&quot;80&quot; height=&quot;112&quot; src=&quot;https://one-draw.jp/ijinden/cardlist/003/card/03_02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8" data-id="3-28"&gt;&lt;img class="d-block" width="80" height="112" src="https://one-draw.jp/ijinden/cardlist/003/card/03_02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)" office:value-type="string" office:string-value="&lt;tr data-id=&quot;3-28&quot; data-expansion=&quot;35&quot; data-type=&quot;1&quot; data-color=&quot;8&quot; data-term=&quot;2&quot;&gt;&lt;td&gt;3-28&lt;/td&gt;&lt;td&gt;松尾芭蕉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8" data-expansion="35" data-type="1" data-color="8" data-term="2"&gt;&lt;td&gt;3-28&lt;/td&gt;&lt;td&gt;松尾芭蕉&lt;/td&gt;&lt;td&gt;&lt;div class="input-group" data-deck="main"&gt;&lt;button type="button" class="btn btn-outline-secondary btn-number btn-pop" disabled&gt;-&lt;/button&gt;&lt;input type="text" class="form-control input-number" name="table-main-3-2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B258];[$HTML.$C$1];[.$O258];[$HTML.$D$1])" office:value-type="string" office:string-value="&lt;div class=&quot;container-card&quot; id=&quot;main-3-29&quot; data-id=&quot;3-29&quot;&gt;&lt;img class=&quot;img-card&quot; width=&quot;80&quot; height=&quot;112&quot; src=&quot;https://one-draw.jp/ijinden/cardlist/003/card/03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29" data-id="3-29"&gt;&lt;img class="img-card" width="80" height="112" src="https://one-draw.jp/ijinden/cardlist/003/card/03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8];[$HTML.$B$2];[.$B258];[$HTML.$C$2];[.$O258];[$HTML.$D$2])" office:value-type="string" office:string-value="&lt;div class=&quot;container-card&quot; id=&quot;side-3-29&quot; data-id=&quot;3-29&quot;&gt;&lt;img class=&quot;d-block&quot; width=&quot;80&quot; height=&quot;112&quot; src=&quot;https://one-draw.jp/ijinden/cardlist/003/card/03_02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29" data-id="3-29"&gt;&lt;img class="d-block" width="80" height="112" src="https://one-draw.jp/ijinden/cardlist/003/card/03_02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)" office:value-type="string" office:string-value="&lt;tr data-id=&quot;3-29&quot; data-expansion=&quot;35&quot; data-type=&quot;1&quot; data-color=&quot;8&quot; data-term=&quot;0&quot;&gt;&lt;td&gt;3-29&lt;/td&gt;&lt;td&gt;朱舜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2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2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29" data-expansion="35" data-type="1" data-color="8" data-term="0"&gt;&lt;td&gt;3-29&lt;/td&gt;&lt;td&gt;朱舜水&lt;/td&gt;&lt;td&gt;&lt;div class="input-group" data-deck="main"&gt;&lt;button type="button" class="btn btn-outline-secondary btn-number btn-pop" disabled&gt;-&lt;/button&gt;&lt;input type="text" class="form-control input-number" name="table-main-3-2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2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B259];[$HTML.$C$1];[.$O259];[$HTML.$D$1])" office:value-type="string" office:string-value="&lt;div class=&quot;container-card&quot; id=&quot;main-3-30&quot; data-id=&quot;3-30&quot;&gt;&lt;img class=&quot;img-card&quot; width=&quot;80&quot; height=&quot;112&quot; src=&quot;https://one-draw.jp/ijinden/cardlist/003/card/03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0" data-id="3-30"&gt;&lt;img class="img-card" width="80" height="112" src="https://one-draw.jp/ijinden/cardlist/003/card/03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59];[$HTML.$B$2];[.$B259];[$HTML.$C$2];[.$O259];[$HTML.$D$2])" office:value-type="string" office:string-value="&lt;div class=&quot;container-card&quot; id=&quot;side-3-30&quot; data-id=&quot;3-30&quot;&gt;&lt;img class=&quot;d-block&quot; width=&quot;80&quot; height=&quot;112&quot; src=&quot;https://one-draw.jp/ijinden/cardlist/003/card/03_03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0" data-id="3-30"&gt;&lt;img class="d-block" width="80" height="112" src="https://one-draw.jp/ijinden/cardlist/003/card/03_03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)" office:value-type="string" office:string-value="&lt;tr data-id=&quot;3-30&quot; data-expansion=&quot;35&quot; data-type=&quot;1&quot; data-color=&quot;8&quot; data-term=&quot;2&quot;&gt;&lt;td&gt;3-30&lt;/td&gt;&lt;td&gt;井原西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0" data-expansion="35" data-type="1" data-color="8" data-term="2"&gt;&lt;td&gt;3-30&lt;/td&gt;&lt;td&gt;井原西鶴&lt;/td&gt;&lt;td&gt;&lt;div class="input-group" data-deck="main"&gt;&lt;button type="button" class="btn btn-outline-secondary btn-number btn-pop" disabled&gt;-&lt;/button&gt;&lt;input type="text" class="form-control input-number" name="table-main-3-3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B260];[$HTML.$C$1];[.$O260];[$HTML.$D$1])" office:value-type="string" office:string-value="&lt;div class=&quot;container-card&quot; id=&quot;main-3-31&quot; data-id=&quot;3-31&quot;&gt;&lt;img class=&quot;img-card&quot; width=&quot;80&quot; height=&quot;112&quot; src=&quot;https://one-draw.jp/ijinden/cardlist/003/card/03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1" data-id="3-31"&gt;&lt;img class="img-card" width="80" height="112" src="https://one-draw.jp/ijinden/cardlist/003/card/03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0];[$HTML.$B$2];[.$B260];[$HTML.$C$2];[.$O260];[$HTML.$D$2])" office:value-type="string" office:string-value="&lt;div class=&quot;container-card&quot; id=&quot;side-3-31&quot; data-id=&quot;3-31&quot;&gt;&lt;img class=&quot;d-block&quot; width=&quot;80&quot; height=&quot;112&quot; src=&quot;https://one-draw.jp/ijinden/cardlist/003/card/03_03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1" data-id="3-31"&gt;&lt;img class="d-block" width="80" height="112" src="https://one-draw.jp/ijinden/cardlist/003/card/03_03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)" office:value-type="string" office:string-value="&lt;tr data-id=&quot;3-31&quot; data-expansion=&quot;35&quot; data-type=&quot;1&quot; data-color=&quot;8&quot; data-term=&quot;2&quot;&gt;&lt;td&gt;3-31&lt;/td&gt;&lt;td&gt;近松門左衛門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1" data-expansion="35" data-type="1" data-color="8" data-term="2"&gt;&lt;td&gt;3-31&lt;/td&gt;&lt;td&gt;近松門左衛門&lt;/td&gt;&lt;td&gt;&lt;div class="input-group" data-deck="main"&gt;&lt;button type="button" class="btn btn-outline-secondary btn-number btn-pop" disabled&gt;-&lt;/button&gt;&lt;input type="text" class="form-control input-number" name="table-main-3-3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B261];[$HTML.$C$1];[.$O261];[$HTML.$D$1])" office:value-type="string" office:string-value="&lt;div class=&quot;container-card&quot; id=&quot;main-3-32&quot; data-id=&quot;3-32&quot;&gt;&lt;img class=&quot;img-card&quot; width=&quot;80&quot; height=&quot;112&quot; src=&quot;https://one-draw.jp/ijinden/cardlist/003/card/03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2" data-id="3-32"&gt;&lt;img class="img-card" width="80" height="112" src="https://one-draw.jp/ijinden/cardlist/003/card/03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1];[$HTML.$B$2];[.$B261];[$HTML.$C$2];[.$O261];[$HTML.$D$2])" office:value-type="string" office:string-value="&lt;div class=&quot;container-card&quot; id=&quot;side-3-32&quot; data-id=&quot;3-32&quot;&gt;&lt;img class=&quot;d-block&quot; width=&quot;80&quot; height=&quot;112&quot; src=&quot;https://one-draw.jp/ijinden/cardlist/003/card/03_03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2" data-id="3-32"&gt;&lt;img class="d-block" width="80" height="112" src="https://one-draw.jp/ijinden/cardlist/003/card/03_03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)" office:value-type="string" office:string-value="&lt;tr data-id=&quot;3-32&quot; data-expansion=&quot;35&quot; data-type=&quot;1&quot; data-color=&quot;8&quot; data-term=&quot;0&quot;&gt;&lt;td&gt;3-32&lt;/td&gt;&lt;td&gt;田沼意次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2" data-expansion="35" data-type="1" data-color="8" data-term="0"&gt;&lt;td&gt;3-32&lt;/td&gt;&lt;td&gt;田沼意次&lt;/td&gt;&lt;td&gt;&lt;div class="input-group" data-deck="main"&gt;&lt;button type="button" class="btn btn-outline-secondary btn-number btn-pop" disabled&gt;-&lt;/button&gt;&lt;input type="text" class="form-control input-number" name="table-main-3-3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B262];[$HTML.$C$1];[.$O262];[$HTML.$D$1])" office:value-type="string" office:string-value="&lt;div class=&quot;container-card&quot; id=&quot;main-3-33&quot; data-id=&quot;3-33&quot;&gt;&lt;img class=&quot;img-card&quot; width=&quot;80&quot; height=&quot;112&quot; src=&quot;https://one-draw.jp/ijinden/cardlist/003/card/03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3" data-id="3-33"&gt;&lt;img class="img-card" width="80" height="112" src="https://one-draw.jp/ijinden/cardlist/003/card/03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2];[$HTML.$B$2];[.$B262];[$HTML.$C$2];[.$O262];[$HTML.$D$2])" office:value-type="string" office:string-value="&lt;div class=&quot;container-card&quot; id=&quot;side-3-33&quot; data-id=&quot;3-33&quot;&gt;&lt;img class=&quot;d-block&quot; width=&quot;80&quot; height=&quot;112&quot; src=&quot;https://one-draw.jp/ijinden/cardlist/003/card/03_03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3" data-id="3-33"&gt;&lt;img class="d-block" width="80" height="112" src="https://one-draw.jp/ijinden/cardlist/003/card/03_03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)" office:value-type="string" office:string-value="&lt;tr data-id=&quot;3-33&quot; data-expansion=&quot;35&quot; data-type=&quot;1&quot; data-color=&quot;8&quot; data-term=&quot;0&quot;&gt;&lt;td&gt;3-33&lt;/td&gt;&lt;td&gt;高野長英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3" data-expansion="35" data-type="1" data-color="8" data-term="0"&gt;&lt;td&gt;3-33&lt;/td&gt;&lt;td&gt;高野長英&lt;/td&gt;&lt;td&gt;&lt;div class="input-group" data-deck="main"&gt;&lt;button type="button" class="btn btn-outline-secondary btn-number btn-pop" disabled&gt;-&lt;/button&gt;&lt;input type="text" class="form-control input-number" name="table-main-3-3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B263];[$HTML.$C$1];[.$O263];[$HTML.$D$1])" office:value-type="string" office:string-value="&lt;div class=&quot;container-card&quot; id=&quot;main-3-34&quot; data-id=&quot;3-34&quot;&gt;&lt;img class=&quot;img-card&quot; width=&quot;80&quot; height=&quot;112&quot; src=&quot;https://one-draw.jp/ijinden/cardlist/003/card/03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4" data-id="3-34"&gt;&lt;img class="img-card" width="80" height="112" src="https://one-draw.jp/ijinden/cardlist/003/card/03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3];[$HTML.$B$2];[.$B263];[$HTML.$C$2];[.$O263];[$HTML.$D$2])" office:value-type="string" office:string-value="&lt;div class=&quot;container-card&quot; id=&quot;side-3-34&quot; data-id=&quot;3-34&quot;&gt;&lt;img class=&quot;d-block&quot; width=&quot;80&quot; height=&quot;112&quot; src=&quot;https://one-draw.jp/ijinden/cardlist/003/card/03_03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4" data-id="3-34"&gt;&lt;img class="d-block" width="80" height="112" src="https://one-draw.jp/ijinden/cardlist/003/card/03_03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)" office:value-type="string" office:string-value="&lt;tr data-id=&quot;3-34&quot; data-expansion=&quot;35&quot; data-type=&quot;1&quot; data-color=&quot;8&quot; data-term=&quot;0&quot;&gt;&lt;td&gt;3-34&lt;/td&gt;&lt;td&gt;菱川師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4" data-expansion="35" data-type="1" data-color="8" data-term="0"&gt;&lt;td&gt;3-34&lt;/td&gt;&lt;td&gt;菱川師宣&lt;/td&gt;&lt;td&gt;&lt;div class="input-group" data-deck="main"&gt;&lt;button type="button" class="btn btn-outline-secondary btn-number btn-pop" disabled&gt;-&lt;/button&gt;&lt;input type="text" class="form-control input-number" name="table-main-3-3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B264];[$HTML.$C$1];[.$O264];[$HTML.$D$1])" office:value-type="string" office:string-value="&lt;div class=&quot;container-card&quot; id=&quot;main-3-35&quot; data-id=&quot;3-35&quot;&gt;&lt;img class=&quot;img-card&quot; width=&quot;80&quot; height=&quot;112&quot; src=&quot;https://one-draw.jp/ijinden/cardlist/003/card/03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5" data-id="3-35"&gt;&lt;img class="img-card" width="80" height="112" src="https://one-draw.jp/ijinden/cardlist/003/card/03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4];[$HTML.$B$2];[.$B264];[$HTML.$C$2];[.$O264];[$HTML.$D$2])" office:value-type="string" office:string-value="&lt;div class=&quot;container-card&quot; id=&quot;side-3-35&quot; data-id=&quot;3-35&quot;&gt;&lt;img class=&quot;d-block&quot; width=&quot;80&quot; height=&quot;112&quot; src=&quot;https://one-draw.jp/ijinden/cardlist/003/card/03_03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5" data-id="3-35"&gt;&lt;img class="d-block" width="80" height="112" src="https://one-draw.jp/ijinden/cardlist/003/card/03_03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)" office:value-type="string" office:string-value="&lt;tr data-id=&quot;3-35&quot; data-expansion=&quot;35&quot; data-type=&quot;1&quot; data-color=&quot;16&quot; data-term=&quot;0&quot;&gt;&lt;td&gt;3-35&lt;/td&gt;&lt;td&gt;徳川吉宗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5" data-expansion="35" data-type="1" data-color="16" data-term="0"&gt;&lt;td&gt;3-35&lt;/td&gt;&lt;td&gt;徳川吉宗&lt;/td&gt;&lt;td&gt;&lt;div class="input-group" data-deck="main"&gt;&lt;button type="button" class="btn btn-outline-secondary btn-number btn-pop" disabled&gt;-&lt;/button&gt;&lt;input type="text" class="form-control input-number" name="table-main-3-3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B265];[$HTML.$C$1];[.$O265];[$HTML.$D$1])" office:value-type="string" office:string-value="&lt;div class=&quot;container-card&quot; id=&quot;main-3-36&quot; data-id=&quot;3-36&quot;&gt;&lt;img class=&quot;img-card&quot; width=&quot;80&quot; height=&quot;112&quot; src=&quot;https://one-draw.jp/ijinden/cardlist/003/card/03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6" data-id="3-36"&gt;&lt;img class="img-card" width="80" height="112" src="https://one-draw.jp/ijinden/cardlist/003/card/03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5];[$HTML.$B$2];[.$B265];[$HTML.$C$2];[.$O265];[$HTML.$D$2])" office:value-type="string" office:string-value="&lt;div class=&quot;container-card&quot; id=&quot;side-3-36&quot; data-id=&quot;3-36&quot;&gt;&lt;img class=&quot;d-block&quot; width=&quot;80&quot; height=&quot;112&quot; src=&quot;https://one-draw.jp/ijinden/cardlist/003/card/03_03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6" data-id="3-36"&gt;&lt;img class="d-block" width="80" height="112" src="https://one-draw.jp/ijinden/cardlist/003/card/03_03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)" office:value-type="string" office:string-value="&lt;tr data-id=&quot;3-36&quot; data-expansion=&quot;35&quot; data-type=&quot;1&quot; data-color=&quot;16&quot; data-term=&quot;0&quot;&gt;&lt;td&gt;3-36&lt;/td&gt;&lt;td&gt;雪舟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6" data-expansion="35" data-type="1" data-color="16" data-term="0"&gt;&lt;td&gt;3-36&lt;/td&gt;&lt;td&gt;雪舟&lt;/td&gt;&lt;td&gt;&lt;div class="input-group" data-deck="main"&gt;&lt;button type="button" class="btn btn-outline-secondary btn-number btn-pop" disabled&gt;-&lt;/button&gt;&lt;input type="text" class="form-control input-number" name="table-main-3-3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B266];[$HTML.$C$1];[.$O266];[$HTML.$D$1])" office:value-type="string" office:string-value="&lt;div class=&quot;container-card&quot; id=&quot;main-3-37&quot; data-id=&quot;3-37&quot;&gt;&lt;img class=&quot;img-card&quot; width=&quot;80&quot; height=&quot;112&quot; src=&quot;https://one-draw.jp/ijinden/cardlist/003/card/03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7" data-id="3-37"&gt;&lt;img class="img-card" width="80" height="112" src="https://one-draw.jp/ijinden/cardlist/003/card/03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6];[$HTML.$B$2];[.$B266];[$HTML.$C$2];[.$O266];[$HTML.$D$2])" office:value-type="string" office:string-value="&lt;div class=&quot;container-card&quot; id=&quot;side-3-37&quot; data-id=&quot;3-37&quot;&gt;&lt;img class=&quot;d-block&quot; width=&quot;80&quot; height=&quot;112&quot; src=&quot;https://one-draw.jp/ijinden/cardlist/003/card/03_03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7" data-id="3-37"&gt;&lt;img class="d-block" width="80" height="112" src="https://one-draw.jp/ijinden/cardlist/003/card/03_03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)" office:value-type="string" office:string-value="&lt;tr data-id=&quot;3-37&quot; data-expansion=&quot;35&quot; data-type=&quot;1&quot; data-color=&quot;16&quot; data-term=&quot;0&quot;&gt;&lt;td&gt;3-37&lt;/td&gt;&lt;td&gt;俵屋宗達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7" data-expansion="35" data-type="1" data-color="16" data-term="0"&gt;&lt;td&gt;3-37&lt;/td&gt;&lt;td&gt;俵屋宗達&lt;/td&gt;&lt;td&gt;&lt;div class="input-group" data-deck="main"&gt;&lt;button type="button" class="btn btn-outline-secondary btn-number btn-pop" disabled&gt;-&lt;/button&gt;&lt;input type="text" class="form-control input-number" name="table-main-3-3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B267];[$HTML.$C$1];[.$O267];[$HTML.$D$1])" office:value-type="string" office:string-value="&lt;div class=&quot;container-card&quot; id=&quot;main-3-38&quot; data-id=&quot;3-38&quot;&gt;&lt;img class=&quot;img-card&quot; width=&quot;80&quot; height=&quot;112&quot; src=&quot;https://one-draw.jp/ijinden/cardlist/003/card/03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8" data-id="3-38"&gt;&lt;img class="img-card" width="80" height="112" src="https://one-draw.jp/ijinden/cardlist/003/card/03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7];[$HTML.$B$2];[.$B267];[$HTML.$C$2];[.$O267];[$HTML.$D$2])" office:value-type="string" office:string-value="&lt;div class=&quot;container-card&quot; id=&quot;side-3-38&quot; data-id=&quot;3-38&quot;&gt;&lt;img class=&quot;d-block&quot; width=&quot;80&quot; height=&quot;112&quot; src=&quot;https://one-draw.jp/ijinden/cardlist/003/card/03_03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8" data-id="3-38"&gt;&lt;img class="d-block" width="80" height="112" src="https://one-draw.jp/ijinden/cardlist/003/card/03_03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)" office:value-type="string" office:string-value="&lt;tr data-id=&quot;3-38&quot; data-expansion=&quot;35&quot; data-type=&quot;1&quot; data-color=&quot;16&quot; data-term=&quot;0&quot;&gt;&lt;td&gt;3-38&lt;/td&gt;&lt;td&gt;司馬炎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8" data-expansion="35" data-type="1" data-color="16" data-term="0"&gt;&lt;td&gt;3-38&lt;/td&gt;&lt;td&gt;司馬炎&lt;/td&gt;&lt;td&gt;&lt;div class="input-group" data-deck="main"&gt;&lt;button type="button" class="btn btn-outline-secondary btn-number btn-pop" disabled&gt;-&lt;/button&gt;&lt;input type="text" class="form-control input-number" name="table-main-3-3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B268];[$HTML.$C$1];[.$O268];[$HTML.$D$1])" office:value-type="string" office:string-value="&lt;div class=&quot;container-card&quot; id=&quot;main-3-39&quot; data-id=&quot;3-39&quot;&gt;&lt;img class=&quot;img-card&quot; width=&quot;80&quot; height=&quot;112&quot; src=&quot;https://one-draw.jp/ijinden/cardlist/003/card/03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39" data-id="3-39"&gt;&lt;img class="img-card" width="80" height="112" src="https://one-draw.jp/ijinden/cardlist/003/card/03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8];[$HTML.$B$2];[.$B268];[$HTML.$C$2];[.$O268];[$HTML.$D$2])" office:value-type="string" office:string-value="&lt;div class=&quot;container-card&quot; id=&quot;side-3-39&quot; data-id=&quot;3-39&quot;&gt;&lt;img class=&quot;d-block&quot; width=&quot;80&quot; height=&quot;112&quot; src=&quot;https://one-draw.jp/ijinden/cardlist/003/card/03_03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39" data-id="3-39"&gt;&lt;img class="d-block" width="80" height="112" src="https://one-draw.jp/ijinden/cardlist/003/card/03_03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)" office:value-type="string" office:string-value="&lt;tr data-id=&quot;3-39&quot; data-expansion=&quot;35&quot; data-type=&quot;1&quot; data-color=&quot;16&quot; data-term=&quot;0&quot;&gt;&lt;td&gt;3-39&lt;/td&gt;&lt;td&gt;井伊直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3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3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39" data-expansion="35" data-type="1" data-color="16" data-term="0"&gt;&lt;td&gt;3-39&lt;/td&gt;&lt;td&gt;井伊直弼&lt;/td&gt;&lt;td&gt;&lt;div class="input-group" data-deck="main"&gt;&lt;button type="button" class="btn btn-outline-secondary btn-number btn-pop" disabled&gt;-&lt;/button&gt;&lt;input type="text" class="form-control input-number" name="table-main-3-3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3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B269];[$HTML.$C$1];[.$O269];[$HTML.$D$1])" office:value-type="string" office:string-value="&lt;div class=&quot;container-card&quot; id=&quot;main-3-40&quot; data-id=&quot;3-40&quot;&gt;&lt;img class=&quot;img-card&quot; width=&quot;80&quot; height=&quot;112&quot; src=&quot;https://one-draw.jp/ijinden/cardlist/003/card/03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0" data-id="3-40"&gt;&lt;img class="img-card" width="80" height="112" src="https://one-draw.jp/ijinden/cardlist/003/card/03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69];[$HTML.$B$2];[.$B269];[$HTML.$C$2];[.$O269];[$HTML.$D$2])" office:value-type="string" office:string-value="&lt;div class=&quot;container-card&quot; id=&quot;side-3-40&quot; data-id=&quot;3-40&quot;&gt;&lt;img class=&quot;d-block&quot; width=&quot;80&quot; height=&quot;112&quot; src=&quot;https://one-draw.jp/ijinden/cardlist/003/card/03_04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0" data-id="3-40"&gt;&lt;img class="d-block" width="80" height="112" src="https://one-draw.jp/ijinden/cardlist/003/card/03_04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)" office:value-type="string" office:string-value="&lt;tr data-id=&quot;3-40&quot; data-expansion=&quot;35&quot; data-type=&quot;1&quot; data-color=&quot;16&quot; data-term=&quot;0&quot;&gt;&lt;td&gt;3-40&lt;/td&gt;&lt;td&gt;徳川家茂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0" data-expansion="35" data-type="1" data-color="16" data-term="0"&gt;&lt;td&gt;3-40&lt;/td&gt;&lt;td&gt;徳川家茂&lt;/td&gt;&lt;td&gt;&lt;div class="input-group" data-deck="main"&gt;&lt;button type="button" class="btn btn-outline-secondary btn-number btn-pop" disabled&gt;-&lt;/button&gt;&lt;input type="text" class="form-control input-number" name="table-main-3-4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B270];[$HTML.$C$1];[.$O270];[$HTML.$D$1])" office:value-type="string" office:string-value="&lt;div class=&quot;container-card&quot; id=&quot;main-3-41&quot; data-id=&quot;3-41&quot;&gt;&lt;img class=&quot;img-card&quot; width=&quot;80&quot; height=&quot;112&quot; src=&quot;https://one-draw.jp/ijinden/cardlist/003/card/03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1" data-id="3-41"&gt;&lt;img class="img-card" width="80" height="112" src="https://one-draw.jp/ijinden/cardlist/003/card/03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0];[$HTML.$B$2];[.$B270];[$HTML.$C$2];[.$O270];[$HTML.$D$2])" office:value-type="string" office:string-value="&lt;div class=&quot;container-card&quot; id=&quot;side-3-41&quot; data-id=&quot;3-41&quot;&gt;&lt;img class=&quot;d-block&quot; width=&quot;80&quot; height=&quot;112&quot; src=&quot;https://one-draw.jp/ijinden/cardlist/003/card/03_04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1" data-id="3-41"&gt;&lt;img class="d-block" width="80" height="112" src="https://one-draw.jp/ijinden/cardlist/003/card/03_04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)" office:value-type="string" office:string-value="&lt;tr data-id=&quot;3-41&quot; data-expansion=&quot;35&quot; data-type=&quot;1&quot; data-color=&quot;16&quot; data-term=&quot;0&quot;&gt;&lt;td&gt;3-41&lt;/td&gt;&lt;td&gt;松平定信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1" data-expansion="35" data-type="1" data-color="16" data-term="0"&gt;&lt;td&gt;3-41&lt;/td&gt;&lt;td&gt;松平定信&lt;/td&gt;&lt;td&gt;&lt;div class="input-group" data-deck="main"&gt;&lt;button type="button" class="btn btn-outline-secondary btn-number btn-pop" disabled&gt;-&lt;/button&gt;&lt;input type="text" class="form-control input-number" name="table-main-3-4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B271];[$HTML.$C$1];[.$O271];[$HTML.$D$1])" office:value-type="string" office:string-value="&lt;div class=&quot;container-card&quot; id=&quot;main-3-42&quot; data-id=&quot;3-42&quot;&gt;&lt;img class=&quot;img-card&quot; width=&quot;80&quot; height=&quot;112&quot; src=&quot;https://one-draw.jp/ijinden/cardlist/003/card/03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2" data-id="3-42"&gt;&lt;img class="img-card" width="80" height="112" src="https://one-draw.jp/ijinden/cardlist/003/card/03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1];[$HTML.$B$2];[.$B271];[$HTML.$C$2];[.$O271];[$HTML.$D$2])" office:value-type="string" office:string-value="&lt;div class=&quot;container-card&quot; id=&quot;side-3-42&quot; data-id=&quot;3-42&quot;&gt;&lt;img class=&quot;d-block&quot; width=&quot;80&quot; height=&quot;112&quot; src=&quot;https://one-draw.jp/ijinden/cardlist/003/card/03_04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2" data-id="3-42"&gt;&lt;img class="d-block" width="80" height="112" src="https://one-draw.jp/ijinden/cardlist/003/card/03_04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)" office:value-type="string" office:string-value="&lt;tr data-id=&quot;3-42&quot; data-expansion=&quot;35&quot; data-type=&quot;1&quot; data-color=&quot;16&quot; data-term=&quot;2&quot;&gt;&lt;td&gt;3-42&lt;/td&gt;&lt;td&gt;ルイス・キャロル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2" data-expansion="35" data-type="1" data-color="16" data-term="2"&gt;&lt;td&gt;3-42&lt;/td&gt;&lt;td&gt;ルイス・キャロル&lt;/td&gt;&lt;td&gt;&lt;div class="input-group" data-deck="main"&gt;&lt;button type="button" class="btn btn-outline-secondary btn-number btn-pop" disabled&gt;-&lt;/button&gt;&lt;input type="text" class="form-control input-number" name="table-main-3-4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B272];[$HTML.$C$1];[.$O272];[$HTML.$D$1])" office:value-type="string" office:string-value="&lt;div class=&quot;container-card&quot; id=&quot;main-3-43&quot; data-id=&quot;3-43&quot;&gt;&lt;img class=&quot;img-card&quot; width=&quot;80&quot; height=&quot;112&quot; src=&quot;https://one-draw.jp/ijinden/cardlist/003/card/03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3" data-id="3-43"&gt;&lt;img class="img-card" width="80" height="112" src="https://one-draw.jp/ijinden/cardlist/003/card/03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2];[$HTML.$B$2];[.$B272];[$HTML.$C$2];[.$O272];[$HTML.$D$2])" office:value-type="string" office:string-value="&lt;div class=&quot;container-card&quot; id=&quot;side-3-43&quot; data-id=&quot;3-43&quot;&gt;&lt;img class=&quot;d-block&quot; width=&quot;80&quot; height=&quot;112&quot; src=&quot;https://one-draw.jp/ijinden/cardlist/003/card/03_04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3" data-id="3-43"&gt;&lt;img class="d-block" width="80" height="112" src="https://one-draw.jp/ijinden/cardlist/003/card/03_04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)" office:value-type="string" office:string-value="&lt;tr data-id=&quot;3-43&quot; data-expansion=&quot;35&quot; data-type=&quot;1&quot; data-color=&quot;32&quot; data-term=&quot;0&quot;&gt;&lt;td&gt;3-43&lt;/td&gt;&lt;td&gt;芹沢鴨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3" data-expansion="35" data-type="1" data-color="32" data-term="0"&gt;&lt;td&gt;3-43&lt;/td&gt;&lt;td&gt;芹沢鴨&lt;/td&gt;&lt;td&gt;&lt;div class="input-group" data-deck="main"&gt;&lt;button type="button" class="btn btn-outline-secondary btn-number btn-pop" disabled&gt;-&lt;/button&gt;&lt;input type="text" class="form-control input-number" name="table-main-3-4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B273];[$HTML.$C$1];[.$O273];[$HTML.$D$1])" office:value-type="string" office:string-value="&lt;div class=&quot;container-card&quot; id=&quot;main-3-44&quot; data-id=&quot;3-44&quot;&gt;&lt;img class=&quot;img-card&quot; width=&quot;80&quot; height=&quot;112&quot; src=&quot;https://one-draw.jp/ijinden/cardlist/003/card/03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4" data-id="3-44"&gt;&lt;img class="img-card" width="80" height="112" src="https://one-draw.jp/ijinden/cardlist/003/card/03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3];[$HTML.$B$2];[.$B273];[$HTML.$C$2];[.$O273];[$HTML.$D$2])" office:value-type="string" office:string-value="&lt;div class=&quot;container-card&quot; id=&quot;side-3-44&quot; data-id=&quot;3-44&quot;&gt;&lt;img class=&quot;d-block&quot; width=&quot;80&quot; height=&quot;112&quot; src=&quot;https://one-draw.jp/ijinden/cardlist/003/card/03_04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4" data-id="3-44"&gt;&lt;img class="d-block" width="80" height="112" src="https://one-draw.jp/ijinden/cardlist/003/card/03_04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)" office:value-type="string" office:string-value="&lt;tr data-id=&quot;3-44&quot; data-expansion=&quot;35&quot; data-type=&quot;1&quot; data-color=&quot;32&quot; data-term=&quot;0&quot;&gt;&lt;td&gt;3-44&lt;/td&gt;&lt;td&gt;本居宣長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4" data-expansion="35" data-type="1" data-color="32" data-term="0"&gt;&lt;td&gt;3-44&lt;/td&gt;&lt;td&gt;本居宣長&lt;/td&gt;&lt;td&gt;&lt;div class="input-group" data-deck="main"&gt;&lt;button type="button" class="btn btn-outline-secondary btn-number btn-pop" disabled&gt;-&lt;/button&gt;&lt;input type="text" class="form-control input-number" name="table-main-3-4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B274];[$HTML.$C$1];[.$O274];[$HTML.$D$1])" office:value-type="string" office:string-value="&lt;div class=&quot;container-card&quot; id=&quot;main-3-45&quot; data-id=&quot;3-45&quot;&gt;&lt;img class=&quot;img-card&quot; width=&quot;80&quot; height=&quot;112&quot; src=&quot;https://one-draw.jp/ijinden/cardlist/003/card/03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5" data-id="3-45"&gt;&lt;img class="img-card" width="80" height="112" src="https://one-draw.jp/ijinden/cardlist/003/card/03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4];[$HTML.$B$2];[.$B274];[$HTML.$C$2];[.$O274];[$HTML.$D$2])" office:value-type="string" office:string-value="&lt;div class=&quot;container-card&quot; id=&quot;side-3-45&quot; data-id=&quot;3-45&quot;&gt;&lt;img class=&quot;d-block&quot; width=&quot;80&quot; height=&quot;112&quot; src=&quot;https://one-draw.jp/ijinden/cardlist/003/card/03_04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5" data-id="3-45"&gt;&lt;img class="d-block" width="80" height="112" src="https://one-draw.jp/ijinden/cardlist/003/card/03_04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)" office:value-type="string" office:string-value="&lt;tr data-id=&quot;3-45&quot; data-expansion=&quot;35&quot; data-type=&quot;1&quot; data-color=&quot;32&quot; data-term=&quot;0&quot;&gt;&lt;td&gt;3-45&lt;/td&gt;&lt;td&gt;坂本龍馬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5" data-expansion="35" data-type="1" data-color="32" data-term="0"&gt;&lt;td&gt;3-45&lt;/td&gt;&lt;td&gt;坂本龍馬&lt;/td&gt;&lt;td&gt;&lt;div class="input-group" data-deck="main"&gt;&lt;button type="button" class="btn btn-outline-secondary btn-number btn-pop" disabled&gt;-&lt;/button&gt;&lt;input type="text" class="form-control input-number" name="table-main-3-4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B275];[$HTML.$C$1];[.$O275];[$HTML.$D$1])" office:value-type="string" office:string-value="&lt;div class=&quot;container-card&quot; id=&quot;main-3-46&quot; data-id=&quot;3-46&quot;&gt;&lt;img class=&quot;img-card&quot; width=&quot;80&quot; height=&quot;112&quot; src=&quot;https://one-draw.jp/ijinden/cardlist/003/card/03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6" data-id="3-46"&gt;&lt;img class="img-card" width="80" height="112" src="https://one-draw.jp/ijinden/cardlist/003/card/03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5];[$HTML.$B$2];[.$B275];[$HTML.$C$2];[.$O275];[$HTML.$D$2])" office:value-type="string" office:string-value="&lt;div class=&quot;container-card&quot; id=&quot;side-3-46&quot; data-id=&quot;3-46&quot;&gt;&lt;img class=&quot;d-block&quot; width=&quot;80&quot; height=&quot;112&quot; src=&quot;https://one-draw.jp/ijinden/cardlist/003/card/03_04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6" data-id="3-46"&gt;&lt;img class="d-block" width="80" height="112" src="https://one-draw.jp/ijinden/cardlist/003/card/03_04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)" office:value-type="string" office:string-value="&lt;tr data-id=&quot;3-46&quot; data-expansion=&quot;35&quot; data-type=&quot;1&quot; data-color=&quot;32&quot; data-term=&quot;0&quot;&gt;&lt;td&gt;3-46&lt;/td&gt;&lt;td&gt;近藤勇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6" data-expansion="35" data-type="1" data-color="32" data-term="0"&gt;&lt;td&gt;3-46&lt;/td&gt;&lt;td&gt;近藤勇&lt;/td&gt;&lt;td&gt;&lt;div class="input-group" data-deck="main"&gt;&lt;button type="button" class="btn btn-outline-secondary btn-number btn-pop" disabled&gt;-&lt;/button&gt;&lt;input type="text" class="form-control input-number" name="table-main-3-4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B276];[$HTML.$C$1];[.$O276];[$HTML.$D$1])" office:value-type="string" office:string-value="&lt;div class=&quot;container-card&quot; id=&quot;main-3-47&quot; data-id=&quot;3-47&quot;&gt;&lt;img class=&quot;img-card&quot; width=&quot;80&quot; height=&quot;112&quot; src=&quot;https://one-draw.jp/ijinden/cardlist/003/card/03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7" data-id="3-47"&gt;&lt;img class="img-card" width="80" height="112" src="https://one-draw.jp/ijinden/cardlist/003/card/03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6];[$HTML.$B$2];[.$B276];[$HTML.$C$2];[.$O276];[$HTML.$D$2])" office:value-type="string" office:string-value="&lt;div class=&quot;container-card&quot; id=&quot;side-3-47&quot; data-id=&quot;3-47&quot;&gt;&lt;img class=&quot;d-block&quot; width=&quot;80&quot; height=&quot;112&quot; src=&quot;https://one-draw.jp/ijinden/cardlist/003/card/03_04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7" data-id="3-47"&gt;&lt;img class="d-block" width="80" height="112" src="https://one-draw.jp/ijinden/cardlist/003/card/03_04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)" office:value-type="string" office:string-value="&lt;tr data-id=&quot;3-47&quot; data-expansion=&quot;35&quot; data-type=&quot;1&quot; data-color=&quot;32&quot; data-term=&quot;0&quot;&gt;&lt;td&gt;3-47&lt;/td&gt;&lt;td&gt;徳川慶喜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7" data-expansion="35" data-type="1" data-color="32" data-term="0"&gt;&lt;td&gt;3-47&lt;/td&gt;&lt;td&gt;徳川慶喜&lt;/td&gt;&lt;td&gt;&lt;div class="input-group" data-deck="main"&gt;&lt;button type="button" class="btn btn-outline-secondary btn-number btn-pop" disabled&gt;-&lt;/button&gt;&lt;input type="text" class="form-control input-number" name="table-main-3-4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B277];[$HTML.$C$1];[.$O277];[$HTML.$D$1])" office:value-type="string" office:string-value="&lt;div class=&quot;container-card&quot; id=&quot;main-3-48&quot; data-id=&quot;3-48&quot;&gt;&lt;img class=&quot;img-card&quot; width=&quot;80&quot; height=&quot;112&quot; src=&quot;https://one-draw.jp/ijinden/cardlist/003/card/03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8" data-id="3-48"&gt;&lt;img class="img-card" width="80" height="112" src="https://one-draw.jp/ijinden/cardlist/003/card/03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7];[$HTML.$B$2];[.$B277];[$HTML.$C$2];[.$O277];[$HTML.$D$2])" office:value-type="string" office:string-value="&lt;div class=&quot;container-card&quot; id=&quot;side-3-48&quot; data-id=&quot;3-48&quot;&gt;&lt;img class=&quot;d-block&quot; width=&quot;80&quot; height=&quot;112&quot; src=&quot;https://one-draw.jp/ijinden/cardlist/003/card/03_04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8" data-id="3-48"&gt;&lt;img class="d-block" width="80" height="112" src="https://one-draw.jp/ijinden/cardlist/003/card/03_04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)" office:value-type="string" office:string-value="&lt;tr data-id=&quot;3-48&quot; data-expansion=&quot;35&quot; data-type=&quot;1&quot; data-color=&quot;32&quot; data-term=&quot;1&quot;&gt;&lt;td&gt;3-48&lt;/td&gt;&lt;td&gt;マシュー・カルブレイス・ペ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8" data-expansion="35" data-type="1" data-color="32" data-term="1"&gt;&lt;td&gt;3-48&lt;/td&gt;&lt;td&gt;マシュー・カルブレイス・ペリー&lt;/td&gt;&lt;td&gt;&lt;div class="input-group" data-deck="main"&gt;&lt;button type="button" class="btn btn-outline-secondary btn-number btn-pop" disabled&gt;-&lt;/button&gt;&lt;input type="text" class="form-control input-number" name="table-main-3-4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B278];[$HTML.$C$1];[.$O278];[$HTML.$D$1])" office:value-type="string" office:string-value="&lt;div class=&quot;container-card&quot; id=&quot;main-3-49&quot; data-id=&quot;3-49&quot;&gt;&lt;img class=&quot;img-card&quot; width=&quot;80&quot; height=&quot;112&quot; src=&quot;https://one-draw.jp/ijinden/cardlist/003/card/03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49" data-id="3-49"&gt;&lt;img class="img-card" width="80" height="112" src="https://one-draw.jp/ijinden/cardlist/003/card/03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8];[$HTML.$B$2];[.$B278];[$HTML.$C$2];[.$O278];[$HTML.$D$2])" office:value-type="string" office:string-value="&lt;div class=&quot;container-card&quot; id=&quot;side-3-49&quot; data-id=&quot;3-49&quot;&gt;&lt;img class=&quot;d-block&quot; width=&quot;80&quot; height=&quot;112&quot; src=&quot;https://one-draw.jp/ijinden/cardlist/003/card/03_04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49" data-id="3-49"&gt;&lt;img class="d-block" width="80" height="112" src="https://one-draw.jp/ijinden/cardlist/003/card/03_04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)" office:value-type="string" office:string-value="&lt;tr data-id=&quot;3-49&quot; data-expansion=&quot;35&quot; data-type=&quot;1&quot; data-color=&quot;32&quot; data-term=&quot;1&quot;&gt;&lt;td&gt;3-49&lt;/td&gt;&lt;td&gt;タウンゼント・ハリ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4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4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49" data-expansion="35" data-type="1" data-color="32" data-term="1"&gt;&lt;td&gt;3-49&lt;/td&gt;&lt;td&gt;タウンゼント・ハリス&lt;/td&gt;&lt;td&gt;&lt;div class="input-group" data-deck="main"&gt;&lt;button type="button" class="btn btn-outline-secondary btn-number btn-pop" disabled&gt;-&lt;/button&gt;&lt;input type="text" class="form-control input-number" name="table-main-3-4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4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B279];[$HTML.$C$1];[.$O279];[$HTML.$D$1])" office:value-type="string" office:string-value="&lt;div class=&quot;container-card&quot; id=&quot;main-3-50&quot; data-id=&quot;3-50&quot;&gt;&lt;img class=&quot;img-card&quot; width=&quot;80&quot; height=&quot;112&quot; src=&quot;https://one-draw.jp/ijinden/cardlist/003/card/03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0" data-id="3-50"&gt;&lt;img class="img-card" width="80" height="112" src="https://one-draw.jp/ijinden/cardlist/003/card/03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79];[$HTML.$B$2];[.$B279];[$HTML.$C$2];[.$O279];[$HTML.$D$2])" office:value-type="string" office:string-value="&lt;div class=&quot;container-card&quot; id=&quot;side-3-50&quot; data-id=&quot;3-50&quot;&gt;&lt;img class=&quot;d-block&quot; width=&quot;80&quot; height=&quot;112&quot; src=&quot;https://one-draw.jp/ijinden/cardlist/003/card/03_05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0" data-id="3-50"&gt;&lt;img class="d-block" width="80" height="112" src="https://one-draw.jp/ijinden/cardlist/003/card/03_05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)" office:value-type="string" office:string-value="&lt;tr data-id=&quot;3-50&quot; data-expansion=&quot;35&quot; data-type=&quot;1&quot; data-color=&quot;32&quot; data-term=&quot;0&quot;&gt;&lt;td&gt;3-50&lt;/td&gt;&lt;td&gt;勝海舟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0" data-expansion="35" data-type="1" data-color="32" data-term="0"&gt;&lt;td&gt;3-50&lt;/td&gt;&lt;td&gt;勝海舟&lt;/td&gt;&lt;td&gt;&lt;div class="input-group" data-deck="main"&gt;&lt;button type="button" class="btn btn-outline-secondary btn-number btn-pop" disabled&gt;-&lt;/button&gt;&lt;input type="text" class="form-control input-number" name="table-main-3-5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B280];[$HTML.$C$1];[.$O280];[$HTML.$D$1])" office:value-type="string" office:string-value="&lt;div class=&quot;container-card&quot; id=&quot;main-3-51&quot; data-id=&quot;3-51&quot;&gt;&lt;img class=&quot;img-card&quot; width=&quot;80&quot; height=&quot;112&quot; src=&quot;https://one-draw.jp/ijinden/cardlist/003/card/03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1" data-id="3-51"&gt;&lt;img class="img-card" width="80" height="112" src="https://one-draw.jp/ijinden/cardlist/003/card/03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0];[$HTML.$B$2];[.$B280];[$HTML.$C$2];[.$O280];[$HTML.$D$2])" office:value-type="string" office:string-value="&lt;div class=&quot;container-card&quot; id=&quot;side-3-51&quot; data-id=&quot;3-51&quot;&gt;&lt;img class=&quot;d-block&quot; width=&quot;80&quot; height=&quot;112&quot; src=&quot;https://one-draw.jp/ijinden/cardlist/003/card/03_05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1" data-id="3-51"&gt;&lt;img class="d-block" width="80" height="112" src="https://one-draw.jp/ijinden/cardlist/003/card/03_05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)" office:value-type="string" office:string-value="&lt;tr data-id=&quot;3-51&quot; data-expansion=&quot;35&quot; data-type=&quot;2&quot; data-color=&quot;2&quot; data-term=&quot;0&quot;&gt;&lt;td&gt;3-51&lt;/td&gt;&lt;td&gt;炎上がる天守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1" data-expansion="35" data-type="2" data-color="2" data-term="0"&gt;&lt;td&gt;3-51&lt;/td&gt;&lt;td&gt;炎上がる天守閣&lt;/td&gt;&lt;td&gt;&lt;div class="input-group" data-deck="main"&gt;&lt;button type="button" class="btn btn-outline-secondary btn-number btn-pop" disabled&gt;-&lt;/button&gt;&lt;input type="text" class="form-control input-number" name="table-main-3-5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B281];[$HTML.$C$1];[.$O281];[$HTML.$D$1])" office:value-type="string" office:string-value="&lt;div class=&quot;container-card&quot; id=&quot;main-3-52&quot; data-id=&quot;3-52&quot;&gt;&lt;img class=&quot;img-card&quot; width=&quot;80&quot; height=&quot;112&quot; src=&quot;https://one-draw.jp/ijinden/cardlist/003/card/03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2" data-id="3-52"&gt;&lt;img class="img-card" width="80" height="112" src="https://one-draw.jp/ijinden/cardlist/003/card/03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1];[$HTML.$B$2];[.$B281];[$HTML.$C$2];[.$O281];[$HTML.$D$2])" office:value-type="string" office:string-value="&lt;div class=&quot;container-card&quot; id=&quot;side-3-52&quot; data-id=&quot;3-52&quot;&gt;&lt;img class=&quot;d-block&quot; width=&quot;80&quot; height=&quot;112&quot; src=&quot;https://one-draw.jp/ijinden/cardlist/003/card/03_05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2" data-id="3-52"&gt;&lt;img class="d-block" width="80" height="112" src="https://one-draw.jp/ijinden/cardlist/003/card/03_05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)" office:value-type="string" office:string-value="&lt;tr data-id=&quot;3-52&quot; data-expansion=&quot;35&quot; data-type=&quot;2&quot; data-color=&quot;2&quot; data-term=&quot;0&quot;&gt;&lt;td&gt;3-52&lt;/td&gt;&lt;td&gt;天下分け目の主戦場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2" data-expansion="35" data-type="2" data-color="2" data-term="0"&gt;&lt;td&gt;3-52&lt;/td&gt;&lt;td&gt;天下分け目の主戦場&lt;/td&gt;&lt;td&gt;&lt;div class="input-group" data-deck="main"&gt;&lt;button type="button" class="btn btn-outline-secondary btn-number btn-pop" disabled&gt;-&lt;/button&gt;&lt;input type="text" class="form-control input-number" name="table-main-3-5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B282];[$HTML.$C$1];[.$O282];[$HTML.$D$1])" office:value-type="string" office:string-value="&lt;div class=&quot;container-card&quot; id=&quot;main-3-53&quot; data-id=&quot;3-53&quot;&gt;&lt;img class=&quot;img-card&quot; width=&quot;80&quot; height=&quot;112&quot; src=&quot;https://one-draw.jp/ijinden/cardlist/003/card/03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3" data-id="3-53"&gt;&lt;img class="img-card" width="80" height="112" src="https://one-draw.jp/ijinden/cardlist/003/card/03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2];[$HTML.$B$2];[.$B282];[$HTML.$C$2];[.$O282];[$HTML.$D$2])" office:value-type="string" office:string-value="&lt;div class=&quot;container-card&quot; id=&quot;side-3-53&quot; data-id=&quot;3-53&quot;&gt;&lt;img class=&quot;d-block&quot; width=&quot;80&quot; height=&quot;112&quot; src=&quot;https://one-draw.jp/ijinden/cardlist/003/card/03_05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3" data-id="3-53"&gt;&lt;img class="d-block" width="80" height="112" src="https://one-draw.jp/ijinden/cardlist/003/card/03_05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)" office:value-type="string" office:string-value="&lt;tr data-id=&quot;3-53&quot; data-expansion=&quot;35&quot; data-type=&quot;2&quot; data-color=&quot;4&quot; data-term=&quot;0&quot;&gt;&lt;td&gt;3-53&lt;/td&gt;&lt;td&gt;永遠の帝都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3" data-expansion="35" data-type="2" data-color="4" data-term="0"&gt;&lt;td&gt;3-53&lt;/td&gt;&lt;td&gt;永遠の帝都&lt;/td&gt;&lt;td&gt;&lt;div class="input-group" data-deck="main"&gt;&lt;button type="button" class="btn btn-outline-secondary btn-number btn-pop" disabled&gt;-&lt;/button&gt;&lt;input type="text" class="form-control input-number" name="table-main-3-5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B283];[$HTML.$C$1];[.$O283];[$HTML.$D$1])" office:value-type="string" office:string-value="&lt;div class=&quot;container-card&quot; id=&quot;main-3-54&quot; data-id=&quot;3-54&quot;&gt;&lt;img class=&quot;img-card&quot; width=&quot;80&quot; height=&quot;112&quot; src=&quot;https://one-draw.jp/ijinden/cardlist/003/card/03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4" data-id="3-54"&gt;&lt;img class="img-card" width="80" height="112" src="https://one-draw.jp/ijinden/cardlist/003/card/03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3];[$HTML.$B$2];[.$B283];[$HTML.$C$2];[.$O283];[$HTML.$D$2])" office:value-type="string" office:string-value="&lt;div class=&quot;container-card&quot; id=&quot;side-3-54&quot; data-id=&quot;3-54&quot;&gt;&lt;img class=&quot;d-block&quot; width=&quot;80&quot; height=&quot;112&quot; src=&quot;https://one-draw.jp/ijinden/cardlist/003/card/03_05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4" data-id="3-54"&gt;&lt;img class="d-block" width="80" height="112" src="https://one-draw.jp/ijinden/cardlist/003/card/03_05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)" office:value-type="string" office:string-value="&lt;tr data-id=&quot;3-54&quot; data-expansion=&quot;35&quot; data-type=&quot;2&quot; data-color=&quot;4&quot; data-term=&quot;0&quot;&gt;&lt;td&gt;3-54&lt;/td&gt;&lt;td&gt;暴風岬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4" data-expansion="35" data-type="2" data-color="4" data-term="0"&gt;&lt;td&gt;3-54&lt;/td&gt;&lt;td&gt;暴風岬&lt;/td&gt;&lt;td&gt;&lt;div class="input-group" data-deck="main"&gt;&lt;button type="button" class="btn btn-outline-secondary btn-number btn-pop" disabled&gt;-&lt;/button&gt;&lt;input type="text" class="form-control input-number" name="table-main-3-5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B284];[$HTML.$C$1];[.$O284];[$HTML.$D$1])" office:value-type="string" office:string-value="&lt;div class=&quot;container-card&quot; id=&quot;main-3-55&quot; data-id=&quot;3-55&quot;&gt;&lt;img class=&quot;img-card&quot; width=&quot;80&quot; height=&quot;112&quot; src=&quot;https://one-draw.jp/ijinden/cardlist/003/card/03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5" data-id="3-55"&gt;&lt;img class="img-card" width="80" height="112" src="https://one-draw.jp/ijinden/cardlist/003/card/03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4];[$HTML.$B$2];[.$B284];[$HTML.$C$2];[.$O284];[$HTML.$D$2])" office:value-type="string" office:string-value="&lt;div class=&quot;container-card&quot; id=&quot;side-3-55&quot; data-id=&quot;3-55&quot;&gt;&lt;img class=&quot;d-block&quot; width=&quot;80&quot; height=&quot;112&quot; src=&quot;https://one-draw.jp/ijinden/cardlist/003/card/03_05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5" data-id="3-55"&gt;&lt;img class="d-block" width="80" height="112" src="https://one-draw.jp/ijinden/cardlist/003/card/03_05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)" office:value-type="string" office:string-value="&lt;tr data-id=&quot;3-55&quot; data-expansion=&quot;35&quot; data-type=&quot;2&quot; data-color=&quot;8&quot; data-term=&quot;0&quot;&gt;&lt;td&gt;3-55&lt;/td&gt;&lt;td&gt;商館並ぶ人工島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5" data-expansion="35" data-type="2" data-color="8" data-term="0"&gt;&lt;td&gt;3-55&lt;/td&gt;&lt;td&gt;商館並ぶ人工島&lt;/td&gt;&lt;td&gt;&lt;div class="input-group" data-deck="main"&gt;&lt;button type="button" class="btn btn-outline-secondary btn-number btn-pop" disabled&gt;-&lt;/button&gt;&lt;input type="text" class="form-control input-number" name="table-main-3-5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B285];[$HTML.$C$1];[.$O285];[$HTML.$D$1])" office:value-type="string" office:string-value="&lt;div class=&quot;container-card&quot; id=&quot;main-3-56&quot; data-id=&quot;3-56&quot;&gt;&lt;img class=&quot;img-card&quot; width=&quot;80&quot; height=&quot;112&quot; src=&quot;https://one-draw.jp/ijinden/cardlist/003/card/03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6" data-id="3-56"&gt;&lt;img class="img-card" width="80" height="112" src="https://one-draw.jp/ijinden/cardlist/003/card/03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5];[$HTML.$B$2];[.$B285];[$HTML.$C$2];[.$O285];[$HTML.$D$2])" office:value-type="string" office:string-value="&lt;div class=&quot;container-card&quot; id=&quot;side-3-56&quot; data-id=&quot;3-56&quot;&gt;&lt;img class=&quot;d-block&quot; width=&quot;80&quot; height=&quot;112&quot; src=&quot;https://one-draw.jp/ijinden/cardlist/003/card/03_05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6" data-id="3-56"&gt;&lt;img class="d-block" width="80" height="112" src="https://one-draw.jp/ijinden/cardlist/003/card/03_05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)" office:value-type="string" office:string-value="&lt;tr data-id=&quot;3-56&quot; data-expansion=&quot;35&quot; data-type=&quot;2&quot; data-color=&quot;8&quot; data-term=&quot;0&quot;&gt;&lt;td&gt;3-56&lt;/td&gt;&lt;td&gt;志士の藩校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6" data-expansion="35" data-type="2" data-color="8" data-term="0"&gt;&lt;td&gt;3-56&lt;/td&gt;&lt;td&gt;志士の藩校&lt;/td&gt;&lt;td&gt;&lt;div class="input-group" data-deck="main"&gt;&lt;button type="button" class="btn btn-outline-secondary btn-number btn-pop" disabled&gt;-&lt;/button&gt;&lt;input type="text" class="form-control input-number" name="table-main-3-5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B286];[$HTML.$C$1];[.$O286];[$HTML.$D$1])" office:value-type="string" office:string-value="&lt;div class=&quot;container-card&quot; id=&quot;main-3-57&quot; data-id=&quot;3-57&quot;&gt;&lt;img class=&quot;img-card&quot; width=&quot;80&quot; height=&quot;112&quot; src=&quot;https://one-draw.jp/ijinden/cardlist/003/card/03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7" data-id="3-57"&gt;&lt;img class="img-card" width="80" height="112" src="https://one-draw.jp/ijinden/cardlist/003/card/03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6];[$HTML.$B$2];[.$B286];[$HTML.$C$2];[.$O286];[$HTML.$D$2])" office:value-type="string" office:string-value="&lt;div class=&quot;container-card&quot; id=&quot;side-3-57&quot; data-id=&quot;3-57&quot;&gt;&lt;img class=&quot;d-block&quot; width=&quot;80&quot; height=&quot;112&quot; src=&quot;https://one-draw.jp/ijinden/cardlist/003/card/03_05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7" data-id="3-57"&gt;&lt;img class="d-block" width="80" height="112" src="https://one-draw.jp/ijinden/cardlist/003/card/03_05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)" office:value-type="string" office:string-value="&lt;tr data-id=&quot;3-57&quot; data-expansion=&quot;35&quot; data-type=&quot;2&quot; data-color=&quot;16&quot; data-term=&quot;0&quot;&gt;&lt;td&gt;3-57&lt;/td&gt;&lt;td&gt;風神雷神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7" data-expansion="35" data-type="2" data-color="16" data-term="0"&gt;&lt;td&gt;3-57&lt;/td&gt;&lt;td&gt;風神雷神図&lt;/td&gt;&lt;td&gt;&lt;div class="input-group" data-deck="main"&gt;&lt;button type="button" class="btn btn-outline-secondary btn-number btn-pop" disabled&gt;-&lt;/button&gt;&lt;input type="text" class="form-control input-number" name="table-main-3-5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B287];[$HTML.$C$1];[.$O287];[$HTML.$D$1])" office:value-type="string" office:string-value="&lt;div class=&quot;container-card&quot; id=&quot;main-3-58&quot; data-id=&quot;3-58&quot;&gt;&lt;img class=&quot;img-card&quot; width=&quot;80&quot; height=&quot;112&quot; src=&quot;https://one-draw.jp/ijinden/cardlist/003/card/03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8" data-id="3-58"&gt;&lt;img class="img-card" width="80" height="112" src="https://one-draw.jp/ijinden/cardlist/003/card/03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7];[$HTML.$B$2];[.$B287];[$HTML.$C$2];[.$O287];[$HTML.$D$2])" office:value-type="string" office:string-value="&lt;div class=&quot;container-card&quot; id=&quot;side-3-58&quot; data-id=&quot;3-58&quot;&gt;&lt;img class=&quot;d-block&quot; width=&quot;80&quot; height=&quot;112&quot; src=&quot;https://one-draw.jp/ijinden/cardlist/003/card/03_05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8" data-id="3-58"&gt;&lt;img class="d-block" width="80" height="112" src="https://one-draw.jp/ijinden/cardlist/003/card/03_05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)" office:value-type="string" office:string-value="&lt;tr data-id=&quot;3-58&quot; data-expansion=&quot;35&quot; data-type=&quot;2&quot; data-color=&quot;16&quot; data-term=&quot;0&quot;&gt;&lt;td&gt;3-58&lt;/td&gt;&lt;td&gt;茅葺き屋根の張出し舞台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8" data-expansion="35" data-type="2" data-color="16" data-term="0"&gt;&lt;td&gt;3-58&lt;/td&gt;&lt;td&gt;茅葺き屋根の張出し舞台&lt;/td&gt;&lt;td&gt;&lt;div class="input-group" data-deck="main"&gt;&lt;button type="button" class="btn btn-outline-secondary btn-number btn-pop" disabled&gt;-&lt;/button&gt;&lt;input type="text" class="form-control input-number" name="table-main-3-5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B288];[$HTML.$C$1];[.$O288];[$HTML.$D$1])" office:value-type="string" office:string-value="&lt;div class=&quot;container-card&quot; id=&quot;main-3-59&quot; data-id=&quot;3-59&quot;&gt;&lt;img class=&quot;img-card&quot; width=&quot;80&quot; height=&quot;112&quot; src=&quot;https://one-draw.jp/ijinden/cardlist/003/card/03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59" data-id="3-59"&gt;&lt;img class="img-card" width="80" height="112" src="https://one-draw.jp/ijinden/cardlist/003/card/03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8];[$HTML.$B$2];[.$B288];[$HTML.$C$2];[.$O288];[$HTML.$D$2])" office:value-type="string" office:string-value="&lt;div class=&quot;container-card&quot; id=&quot;side-3-59&quot; data-id=&quot;3-59&quot;&gt;&lt;img class=&quot;d-block&quot; width=&quot;80&quot; height=&quot;112&quot; src=&quot;https://one-draw.jp/ijinden/cardlist/003/card/03_05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59" data-id="3-59"&gt;&lt;img class="d-block" width="80" height="112" src="https://one-draw.jp/ijinden/cardlist/003/card/03_05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)" office:value-type="string" office:string-value="&lt;tr data-id=&quot;3-59&quot; data-expansion=&quot;35&quot; data-type=&quot;2&quot; data-color=&quot;32&quot; data-term=&quot;0&quot;&gt;&lt;td&gt;3-59&lt;/td&gt;&lt;td&gt;森閑たる離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5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5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59" data-expansion="35" data-type="2" data-color="32" data-term="0"&gt;&lt;td&gt;3-59&lt;/td&gt;&lt;td&gt;森閑たる離宮&lt;/td&gt;&lt;td&gt;&lt;div class="input-group" data-deck="main"&gt;&lt;button type="button" class="btn btn-outline-secondary btn-number btn-pop" disabled&gt;-&lt;/button&gt;&lt;input type="text" class="form-control input-number" name="table-main-3-5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5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B289];[$HTML.$C$1];[.$O289];[$HTML.$D$1])" office:value-type="string" office:string-value="&lt;div class=&quot;container-card&quot; id=&quot;main-3-60&quot; data-id=&quot;3-60&quot;&gt;&lt;img class=&quot;img-card&quot; width=&quot;80&quot; height=&quot;112&quot; src=&quot;https://one-draw.jp/ijinden/cardlist/003/card/03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0" data-id="3-60"&gt;&lt;img class="img-card" width="80" height="112" src="https://one-draw.jp/ijinden/cardlist/003/card/03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89];[$HTML.$B$2];[.$B289];[$HTML.$C$2];[.$O289];[$HTML.$D$2])" office:value-type="string" office:string-value="&lt;div class=&quot;container-card&quot; id=&quot;side-3-60&quot; data-id=&quot;3-60&quot;&gt;&lt;img class=&quot;d-block&quot; width=&quot;80&quot; height=&quot;112&quot; src=&quot;https://one-draw.jp/ijinden/cardlist/003/card/03_06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0" data-id="3-60"&gt;&lt;img class="d-block" width="80" height="112" src="https://one-draw.jp/ijinden/cardlist/003/card/03_06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)" office:value-type="string" office:string-value="&lt;tr data-id=&quot;3-60&quot; data-expansion=&quot;35&quot; data-type=&quot;2&quot; data-color=&quot;32&quot; data-term=&quot;0&quot;&gt;&lt;td&gt;3-60&lt;/td&gt;&lt;td&gt;黒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0" data-expansion="35" data-type="2" data-color="32" data-term="0"&gt;&lt;td&gt;3-60&lt;/td&gt;&lt;td&gt;黒船&lt;/td&gt;&lt;td&gt;&lt;div class="input-group" data-deck="main"&gt;&lt;button type="button" class="btn btn-outline-secondary btn-number btn-pop" disabled&gt;-&lt;/button&gt;&lt;input type="text" class="form-control input-number" name="table-main-3-6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B290];[$HTML.$C$1];[.$O290];[$HTML.$D$1])" office:value-type="string" office:string-value="&lt;div class=&quot;container-card&quot; id=&quot;main-3-61&quot; data-id=&quot;3-61&quot;&gt;&lt;img class=&quot;img-card&quot; width=&quot;80&quot; height=&quot;112&quot; src=&quot;https://one-draw.jp/ijinden/cardlist/003/card/03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1" data-id="3-61"&gt;&lt;img class="img-card" width="80" height="112" src="https://one-draw.jp/ijinden/cardlist/003/card/03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0];[$HTML.$B$2];[.$B290];[$HTML.$C$2];[.$O290];[$HTML.$D$2])" office:value-type="string" office:string-value="&lt;div class=&quot;container-card&quot; id=&quot;side-3-61&quot; data-id=&quot;3-61&quot;&gt;&lt;img class=&quot;d-block&quot; width=&quot;80&quot; height=&quot;112&quot; src=&quot;https://one-draw.jp/ijinden/cardlist/003/card/03_06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1" data-id="3-61"&gt;&lt;img class="d-block" width="80" height="112" src="https://one-draw.jp/ijinden/cardlist/003/card/03_06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)" office:value-type="string" office:string-value="&lt;tr data-id=&quot;3-61&quot; data-expansion=&quot;35&quot; data-type=&quot;3&quot; data-color=&quot;2&quot; data-term=&quot;0&quot;&gt;&lt;td&gt;3-61&lt;/td&gt;&lt;td&gt;サンダーボルト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1" data-expansion="35" data-type="3" data-color="2" data-term="0"&gt;&lt;td&gt;3-61&lt;/td&gt;&lt;td&gt;サンダーボルト&lt;/td&gt;&lt;td&gt;&lt;div class="input-group" data-deck="main"&gt;&lt;button type="button" class="btn btn-outline-secondary btn-number btn-pop" disabled&gt;-&lt;/button&gt;&lt;input type="text" class="form-control input-number" name="table-main-3-6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B291];[$HTML.$C$1];[.$O291];[$HTML.$D$1])" office:value-type="string" office:string-value="&lt;div class=&quot;container-card&quot; id=&quot;main-3-62&quot; data-id=&quot;3-62&quot;&gt;&lt;img class=&quot;img-card&quot; width=&quot;80&quot; height=&quot;112&quot; src=&quot;https://one-draw.jp/ijinden/cardlist/003/card/03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2" data-id="3-62"&gt;&lt;img class="img-card" width="80" height="112" src="https://one-draw.jp/ijinden/cardlist/003/card/03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1];[$HTML.$B$2];[.$B291];[$HTML.$C$2];[.$O291];[$HTML.$D$2])" office:value-type="string" office:string-value="&lt;div class=&quot;container-card&quot; id=&quot;side-3-62&quot; data-id=&quot;3-62&quot;&gt;&lt;img class=&quot;d-block&quot; width=&quot;80&quot; height=&quot;112&quot; src=&quot;https://one-draw.jp/ijinden/cardlist/003/card/03_06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2" data-id="3-62"&gt;&lt;img class="d-block" width="80" height="112" src="https://one-draw.jp/ijinden/cardlist/003/card/03_06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)" office:value-type="string" office:string-value="&lt;tr data-id=&quot;3-62&quot; data-expansion=&quot;35&quot; data-type=&quot;3&quot; data-color=&quot;2&quot; data-term=&quot;0&quot;&gt;&lt;td&gt;3-62&lt;/td&gt;&lt;td&gt;パイロ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2" data-expansion="35" data-type="3" data-color="2" data-term="0"&gt;&lt;td&gt;3-62&lt;/td&gt;&lt;td&gt;パイロオーラ&lt;/td&gt;&lt;td&gt;&lt;div class="input-group" data-deck="main"&gt;&lt;button type="button" class="btn btn-outline-secondary btn-number btn-pop" disabled&gt;-&lt;/button&gt;&lt;input type="text" class="form-control input-number" name="table-main-3-6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B292];[$HTML.$C$1];[.$O292];[$HTML.$D$1])" office:value-type="string" office:string-value="&lt;div class=&quot;container-card&quot; id=&quot;main-3-63&quot; data-id=&quot;3-63&quot;&gt;&lt;img class=&quot;img-card&quot; width=&quot;80&quot; height=&quot;112&quot; src=&quot;https://one-draw.jp/ijinden/cardlist/003/card/03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3" data-id="3-63"&gt;&lt;img class="img-card" width="80" height="112" src="https://one-draw.jp/ijinden/cardlist/003/card/03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2];[$HTML.$B$2];[.$B292];[$HTML.$C$2];[.$O292];[$HTML.$D$2])" office:value-type="string" office:string-value="&lt;div class=&quot;container-card&quot; id=&quot;side-3-63&quot; data-id=&quot;3-63&quot;&gt;&lt;img class=&quot;d-block&quot; width=&quot;80&quot; height=&quot;112&quot; src=&quot;https://one-draw.jp/ijinden/cardlist/003/card/03_06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3" data-id="3-63"&gt;&lt;img class="d-block" width="80" height="112" src="https://one-draw.jp/ijinden/cardlist/003/card/03_06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)" office:value-type="string" office:string-value="&lt;tr data-id=&quot;3-63&quot; data-expansion=&quot;35&quot; data-type=&quot;3&quot; data-color=&quot;4&quot; data-term=&quot;0&quot;&gt;&lt;td&gt;3-63&lt;/td&gt;&lt;td&gt;アイオ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3" data-expansion="35" data-type="3" data-color="4" data-term="0"&gt;&lt;td&gt;3-63&lt;/td&gt;&lt;td&gt;アイオン&lt;/td&gt;&lt;td&gt;&lt;div class="input-group" data-deck="main"&gt;&lt;button type="button" class="btn btn-outline-secondary btn-number btn-pop" disabled&gt;-&lt;/button&gt;&lt;input type="text" class="form-control input-number" name="table-main-3-6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B293];[$HTML.$C$1];[.$O293];[$HTML.$D$1])" office:value-type="string" office:string-value="&lt;div class=&quot;container-card&quot; id=&quot;main-3-64&quot; data-id=&quot;3-64&quot;&gt;&lt;img class=&quot;img-card&quot; width=&quot;80&quot; height=&quot;112&quot; src=&quot;https://one-draw.jp/ijinden/cardlist/003/card/03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4" data-id="3-64"&gt;&lt;img class="img-card" width="80" height="112" src="https://one-draw.jp/ijinden/cardlist/003/card/03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3];[$HTML.$B$2];[.$B293];[$HTML.$C$2];[.$O293];[$HTML.$D$2])" office:value-type="string" office:string-value="&lt;div class=&quot;container-card&quot; id=&quot;side-3-64&quot; data-id=&quot;3-64&quot;&gt;&lt;img class=&quot;d-block&quot; width=&quot;80&quot; height=&quot;112&quot; src=&quot;https://one-draw.jp/ijinden/cardlist/003/card/03_06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4" data-id="3-64"&gt;&lt;img class="d-block" width="80" height="112" src="https://one-draw.jp/ijinden/cardlist/003/card/03_06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)" office:value-type="string" office:string-value="&lt;tr data-id=&quot;3-64&quot; data-expansion=&quot;35&quot; data-type=&quot;3&quot; data-color=&quot;4&quot; data-term=&quot;0&quot;&gt;&lt;td&gt;3-64&lt;/td&gt;&lt;td&gt;ハイドロ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4" data-expansion="35" data-type="3" data-color="4" data-term="0"&gt;&lt;td&gt;3-64&lt;/td&gt;&lt;td&gt;ハイドロオーラ&lt;/td&gt;&lt;td&gt;&lt;div class="input-group" data-deck="main"&gt;&lt;button type="button" class="btn btn-outline-secondary btn-number btn-pop" disabled&gt;-&lt;/button&gt;&lt;input type="text" class="form-control input-number" name="table-main-3-6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B294];[$HTML.$C$1];[.$O294];[$HTML.$D$1])" office:value-type="string" office:string-value="&lt;div class=&quot;container-card&quot; id=&quot;main-3-65&quot; data-id=&quot;3-65&quot;&gt;&lt;img class=&quot;img-card&quot; width=&quot;80&quot; height=&quot;112&quot; src=&quot;https://one-draw.jp/ijinden/cardlist/003/card/03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5" data-id="3-65"&gt;&lt;img class="img-card" width="80" height="112" src="https://one-draw.jp/ijinden/cardlist/003/card/03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4];[$HTML.$B$2];[.$B294];[$HTML.$C$2];[.$O294];[$HTML.$D$2])" office:value-type="string" office:string-value="&lt;div class=&quot;container-card&quot; id=&quot;side-3-65&quot; data-id=&quot;3-65&quot;&gt;&lt;img class=&quot;d-block&quot; width=&quot;80&quot; height=&quot;112&quot; src=&quot;https://one-draw.jp/ijinden/cardlist/003/card/03_06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5" data-id="3-65"&gt;&lt;img class="d-block" width="80" height="112" src="https://one-draw.jp/ijinden/cardlist/003/card/03_06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)" office:value-type="string" office:string-value="&lt;tr data-id=&quot;3-65&quot; data-expansion=&quot;35&quot; data-type=&quot;3&quot; data-color=&quot;8&quot; data-term=&quot;0&quot;&gt;&lt;td&gt;3-65&lt;/td&gt;&lt;td&gt;ソーサリー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5" data-expansion="35" data-type="3" data-color="8" data-term="0"&gt;&lt;td&gt;3-65&lt;/td&gt;&lt;td&gt;ソーサリー&lt;/td&gt;&lt;td&gt;&lt;div class="input-group" data-deck="main"&gt;&lt;button type="button" class="btn btn-outline-secondary btn-number btn-pop" disabled&gt;-&lt;/button&gt;&lt;input type="text" class="form-control input-number" name="table-main-3-6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B295];[$HTML.$C$1];[.$O295];[$HTML.$D$1])" office:value-type="string" office:string-value="&lt;div class=&quot;container-card&quot; id=&quot;main-3-66&quot; data-id=&quot;3-66&quot;&gt;&lt;img class=&quot;img-card&quot; width=&quot;80&quot; height=&quot;112&quot; src=&quot;https://one-draw.jp/ijinden/cardlist/003/card/03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6" data-id="3-66"&gt;&lt;img class="img-card" width="80" height="112" src="https://one-draw.jp/ijinden/cardlist/003/card/03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5];[$HTML.$B$2];[.$B295];[$HTML.$C$2];[.$O295];[$HTML.$D$2])" office:value-type="string" office:string-value="&lt;div class=&quot;container-card&quot; id=&quot;side-3-66&quot; data-id=&quot;3-66&quot;&gt;&lt;img class=&quot;d-block&quot; width=&quot;80&quot; height=&quot;112&quot; src=&quot;https://one-draw.jp/ijinden/cardlist/003/card/03_06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6" data-id="3-66"&gt;&lt;img class="d-block" width="80" height="112" src="https://one-draw.jp/ijinden/cardlist/003/card/03_06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)" office:value-type="string" office:string-value="&lt;tr data-id=&quot;3-66&quot; data-expansion=&quot;35&quot; data-type=&quot;3&quot; data-color=&quot;8&quot; data-term=&quot;0&quot;&gt;&lt;td&gt;3-66&lt;/td&gt;&lt;td&gt;クロロ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6" data-expansion="35" data-type="3" data-color="8" data-term="0"&gt;&lt;td&gt;3-66&lt;/td&gt;&lt;td&gt;クロロオーラ&lt;/td&gt;&lt;td&gt;&lt;div class="input-group" data-deck="main"&gt;&lt;button type="button" class="btn btn-outline-secondary btn-number btn-pop" disabled&gt;-&lt;/button&gt;&lt;input type="text" class="form-control input-number" name="table-main-3-6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B296];[$HTML.$C$1];[.$O296];[$HTML.$D$1])" office:value-type="string" office:string-value="&lt;div class=&quot;container-card&quot; id=&quot;main-3-67&quot; data-id=&quot;3-67&quot;&gt;&lt;img class=&quot;img-card&quot; width=&quot;80&quot; height=&quot;112&quot; src=&quot;https://one-draw.jp/ijinden/cardlist/003/card/03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7" data-id="3-67"&gt;&lt;img class="img-card" width="80" height="112" src="https://one-draw.jp/ijinden/cardlist/003/card/03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6];[$HTML.$B$2];[.$B296];[$HTML.$C$2];[.$O296];[$HTML.$D$2])" office:value-type="string" office:string-value="&lt;div class=&quot;container-card&quot; id=&quot;side-3-67&quot; data-id=&quot;3-67&quot;&gt;&lt;img class=&quot;d-block&quot; width=&quot;80&quot; height=&quot;112&quot; src=&quot;https://one-draw.jp/ijinden/cardlist/003/card/03_06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7" data-id="3-67"&gt;&lt;img class="d-block" width="80" height="112" src="https://one-draw.jp/ijinden/cardlist/003/card/03_06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)" office:value-type="string" office:string-value="&lt;tr data-id=&quot;3-67&quot; data-expansion=&quot;35&quot; data-type=&quot;3&quot; data-color=&quot;16&quot; data-term=&quot;0&quot;&gt;&lt;td&gt;3-67&lt;/td&gt;&lt;td&gt;パシフィッ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7" data-expansion="35" data-type="3" data-color="16" data-term="0"&gt;&lt;td&gt;3-67&lt;/td&gt;&lt;td&gt;パシフィック&lt;/td&gt;&lt;td&gt;&lt;div class="input-group" data-deck="main"&gt;&lt;button type="button" class="btn btn-outline-secondary btn-number btn-pop" disabled&gt;-&lt;/button&gt;&lt;input type="text" class="form-control input-number" name="table-main-3-6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B297];[$HTML.$C$1];[.$O297];[$HTML.$D$1])" office:value-type="string" office:string-value="&lt;div class=&quot;container-card&quot; id=&quot;main-3-68&quot; data-id=&quot;3-68&quot;&gt;&lt;img class=&quot;img-card&quot; width=&quot;80&quot; height=&quot;112&quot; src=&quot;https://one-draw.jp/ijinden/cardlist/003/card/03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8" data-id="3-68"&gt;&lt;img class="img-card" width="80" height="112" src="https://one-draw.jp/ijinden/cardlist/003/card/03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7];[$HTML.$B$2];[.$B297];[$HTML.$C$2];[.$O297];[$HTML.$D$2])" office:value-type="string" office:string-value="&lt;div class=&quot;container-card&quot; id=&quot;side-3-68&quot; data-id=&quot;3-68&quot;&gt;&lt;img class=&quot;d-block&quot; width=&quot;80&quot; height=&quot;112&quot; src=&quot;https://one-draw.jp/ijinden/cardlist/003/card/03_06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8" data-id="3-68"&gt;&lt;img class="d-block" width="80" height="112" src="https://one-draw.jp/ijinden/cardlist/003/card/03_06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)" office:value-type="string" office:string-value="&lt;tr data-id=&quot;3-68&quot; data-expansion=&quot;35&quot; data-type=&quot;3&quot; data-color=&quot;16&quot; data-term=&quot;0&quot;&gt;&lt;td&gt;3-68&lt;/td&gt;&lt;td&gt;ジオ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8" data-expansion="35" data-type="3" data-color="16" data-term="0"&gt;&lt;td&gt;3-68&lt;/td&gt;&lt;td&gt;ジオオーラ&lt;/td&gt;&lt;td&gt;&lt;div class="input-group" data-deck="main"&gt;&lt;button type="button" class="btn btn-outline-secondary btn-number btn-pop" disabled&gt;-&lt;/button&gt;&lt;input type="text" class="form-control input-number" name="table-main-3-6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B298];[$HTML.$C$1];[.$O298];[$HTML.$D$1])" office:value-type="string" office:string-value="&lt;div class=&quot;container-card&quot; id=&quot;main-3-69&quot; data-id=&quot;3-69&quot;&gt;&lt;img class=&quot;img-card&quot; width=&quot;80&quot; height=&quot;112&quot; src=&quot;https://one-draw.jp/ijinden/cardlist/003/card/03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69" data-id="3-69"&gt;&lt;img class="img-card" width="80" height="112" src="https://one-draw.jp/ijinden/cardlist/003/card/03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8];[$HTML.$B$2];[.$B298];[$HTML.$C$2];[.$O298];[$HTML.$D$2])" office:value-type="string" office:string-value="&lt;div class=&quot;container-card&quot; id=&quot;side-3-69&quot; data-id=&quot;3-69&quot;&gt;&lt;img class=&quot;d-block&quot; width=&quot;80&quot; height=&quot;112&quot; src=&quot;https://one-draw.jp/ijinden/cardlist/003/card/03_06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69" data-id="3-69"&gt;&lt;img class="d-block" width="80" height="112" src="https://one-draw.jp/ijinden/cardlist/003/card/03_06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)" office:value-type="string" office:string-value="&lt;tr data-id=&quot;3-69&quot; data-expansion=&quot;35&quot; data-type=&quot;3&quot; data-color=&quot;32&quot; data-term=&quot;0&quot;&gt;&lt;td&gt;3-69&lt;/td&gt;&lt;td&gt;コーザリティ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6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6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69" data-expansion="35" data-type="3" data-color="32" data-term="0"&gt;&lt;td&gt;3-69&lt;/td&gt;&lt;td&gt;コーザリティ&lt;/td&gt;&lt;td&gt;&lt;div class="input-group" data-deck="main"&gt;&lt;button type="button" class="btn btn-outline-secondary btn-number btn-pop" disabled&gt;-&lt;/button&gt;&lt;input type="text" class="form-control input-number" name="table-main-3-6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6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B299];[$HTML.$C$1];[.$O299];[$HTML.$D$1])" office:value-type="string" office:string-value="&lt;div class=&quot;container-card&quot; id=&quot;main-3-70&quot; data-id=&quot;3-70&quot;&gt;&lt;img class=&quot;img-card&quot; width=&quot;80&quot; height=&quot;112&quot; src=&quot;https://one-draw.jp/ijinden/cardlist/003/card/03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0" data-id="3-70"&gt;&lt;img class="img-card" width="80" height="112" src="https://one-draw.jp/ijinden/cardlist/003/card/03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299];[$HTML.$B$2];[.$B299];[$HTML.$C$2];[.$O299];[$HTML.$D$2])" office:value-type="string" office:string-value="&lt;div class=&quot;container-card&quot; id=&quot;side-3-70&quot; data-id=&quot;3-70&quot;&gt;&lt;img class=&quot;d-block&quot; width=&quot;80&quot; height=&quot;112&quot; src=&quot;https://one-draw.jp/ijinden/cardlist/003/card/03_07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0" data-id="3-70"&gt;&lt;img class="d-block" width="80" height="112" src="https://one-draw.jp/ijinden/cardlist/003/card/03_07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)" office:value-type="string" office:string-value="&lt;tr data-id=&quot;3-70&quot; data-expansion=&quot;35&quot; data-type=&quot;3&quot; data-color=&quot;32&quot; data-term=&quot;0&quot;&gt;&lt;td&gt;3-70&lt;/td&gt;&lt;td&gt;エアロオーラ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0" data-expansion="35" data-type="3" data-color="32" data-term="0"&gt;&lt;td&gt;3-70&lt;/td&gt;&lt;td&gt;エアロオーラ&lt;/td&gt;&lt;td&gt;&lt;div class="input-group" data-deck="main"&gt;&lt;button type="button" class="btn btn-outline-secondary btn-number btn-pop" disabled&gt;-&lt;/button&gt;&lt;input type="text" class="form-control input-number" name="table-main-3-7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B300];[$HTML.$C$1];[.$O300];[$HTML.$D$1])" office:value-type="string" office:string-value="&lt;div class=&quot;container-card&quot; id=&quot;main-3-71&quot; data-id=&quot;3-71&quot;&gt;&lt;img class=&quot;img-card&quot; width=&quot;80&quot; height=&quot;112&quot; src=&quot;https://one-draw.jp/ijinden/cardlist/003/card/03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1" data-id="3-71"&gt;&lt;img class="img-card" width="80" height="112" src="https://one-draw.jp/ijinden/cardlist/003/card/03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0];[$HTML.$B$2];[.$B300];[$HTML.$C$2];[.$O300];[$HTML.$D$2])" office:value-type="string" office:string-value="&lt;div class=&quot;container-card&quot; id=&quot;side-3-71&quot; data-id=&quot;3-71&quot;&gt;&lt;img class=&quot;d-block&quot; width=&quot;80&quot; height=&quot;112&quot; src=&quot;https://one-draw.jp/ijinden/cardlist/003/card/03_071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1" data-id="3-71"&gt;&lt;img class="d-block" width="80" height="112" src="https://one-draw.jp/ijinden/cardlist/003/card/03_071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)" office:value-type="string" office:string-value="&lt;tr data-id=&quot;3-71&quot; data-expansion=&quot;35&quot; data-type=&quot;4&quot; data-color=&quot;2&quot; data-term=&quot;0&quot;&gt;&lt;td&gt;3-71&lt;/td&gt;&lt;td&gt;喜び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1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1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1" data-expansion="35" data-type="4" data-color="2" data-term="0"&gt;&lt;td&gt;3-71&lt;/td&gt;&lt;td&gt;喜びの種&lt;/td&gt;&lt;td&gt;&lt;div class="input-group" data-deck="main"&gt;&lt;button type="button" class="btn btn-outline-secondary btn-number btn-pop" disabled&gt;-&lt;/button&gt;&lt;input type="text" class="form-control input-number" name="table-main-3-71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1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B301];[$HTML.$C$1];[.$O301];[$HTML.$D$1])" office:value-type="string" office:string-value="&lt;div class=&quot;container-card&quot; id=&quot;main-3-72&quot; data-id=&quot;3-72&quot;&gt;&lt;img class=&quot;img-card&quot; width=&quot;80&quot; height=&quot;112&quot; src=&quot;https://one-draw.jp/ijinden/cardlist/003/card/03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2" data-id="3-72"&gt;&lt;img class="img-card" width="80" height="112" src="https://one-draw.jp/ijinden/cardlist/003/card/03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1];[$HTML.$B$2];[.$B301];[$HTML.$C$2];[.$O301];[$HTML.$D$2])" office:value-type="string" office:string-value="&lt;div class=&quot;container-card&quot; id=&quot;side-3-72&quot; data-id=&quot;3-72&quot;&gt;&lt;img class=&quot;d-block&quot; width=&quot;80&quot; height=&quot;112&quot; src=&quot;https://one-draw.jp/ijinden/cardlist/003/card/03_072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2" data-id="3-72"&gt;&lt;img class="d-block" width="80" height="112" src="https://one-draw.jp/ijinden/cardlist/003/card/03_072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)" office:value-type="string" office:string-value="&lt;tr data-id=&quot;3-72&quot; data-expansion=&quot;35&quot; data-type=&quot;4&quot; data-color=&quot;4&quot; data-term=&quot;0&quot;&gt;&lt;td&gt;3-72&lt;/td&gt;&lt;td&gt;怖れ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2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2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2" data-expansion="35" data-type="4" data-color="4" data-term="0"&gt;&lt;td&gt;3-72&lt;/td&gt;&lt;td&gt;怖れの種&lt;/td&gt;&lt;td&gt;&lt;div class="input-group" data-deck="main"&gt;&lt;button type="button" class="btn btn-outline-secondary btn-number btn-pop" disabled&gt;-&lt;/button&gt;&lt;input type="text" class="form-control input-number" name="table-main-3-72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2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B302];[$HTML.$C$1];[.$O302];[$HTML.$D$1])" office:value-type="string" office:string-value="&lt;div class=&quot;container-card&quot; id=&quot;main-3-73&quot; data-id=&quot;3-73&quot;&gt;&lt;img class=&quot;img-card&quot; width=&quot;80&quot; height=&quot;112&quot; src=&quot;https://one-draw.jp/ijinden/cardlist/003/card/03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3" data-id="3-73"&gt;&lt;img class="img-card" width="80" height="112" src="https://one-draw.jp/ijinden/cardlist/003/card/03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2];[$HTML.$B$2];[.$B302];[$HTML.$C$2];[.$O302];[$HTML.$D$2])" office:value-type="string" office:string-value="&lt;div class=&quot;container-card&quot; id=&quot;side-3-73&quot; data-id=&quot;3-73&quot;&gt;&lt;img class=&quot;d-block&quot; width=&quot;80&quot; height=&quot;112&quot; src=&quot;https://one-draw.jp/ijinden/cardlist/003/card/03_073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3" data-id="3-73"&gt;&lt;img class="d-block" width="80" height="112" src="https://one-draw.jp/ijinden/cardlist/003/card/03_073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)" office:value-type="string" office:string-value="&lt;tr data-id=&quot;3-73&quot; data-expansion=&quot;35&quot; data-type=&quot;4&quot; data-color=&quot;8&quot; data-term=&quot;0&quot;&gt;&lt;td&gt;3-73&lt;/td&gt;&lt;td&gt;怒り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3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3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3" data-expansion="35" data-type="4" data-color="8" data-term="0"&gt;&lt;td&gt;3-73&lt;/td&gt;&lt;td&gt;怒りの種&lt;/td&gt;&lt;td&gt;&lt;div class="input-group" data-deck="main"&gt;&lt;button type="button" class="btn btn-outline-secondary btn-number btn-pop" disabled&gt;-&lt;/button&gt;&lt;input type="text" class="form-control input-number" name="table-main-3-73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3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B303];[$HTML.$C$1];[.$O303];[$HTML.$D$1])" office:value-type="string" office:string-value="&lt;div class=&quot;container-card&quot; id=&quot;main-3-74&quot; data-id=&quot;3-74&quot;&gt;&lt;img class=&quot;img-card&quot; width=&quot;80&quot; height=&quot;112&quot; src=&quot;https://one-draw.jp/ijinden/cardlist/003/card/03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4" data-id="3-74"&gt;&lt;img class="img-card" width="80" height="112" src="https://one-draw.jp/ijinden/cardlist/003/card/03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3];[$HTML.$B$2];[.$B303];[$HTML.$C$2];[.$O303];[$HTML.$D$2])" office:value-type="string" office:string-value="&lt;div class=&quot;container-card&quot; id=&quot;side-3-74&quot; data-id=&quot;3-74&quot;&gt;&lt;img class=&quot;d-block&quot; width=&quot;80&quot; height=&quot;112&quot; src=&quot;https://one-draw.jp/ijinden/cardlist/003/card/03_074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4" data-id="3-74"&gt;&lt;img class="d-block" width="80" height="112" src="https://one-draw.jp/ijinden/cardlist/003/card/03_074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)" office:value-type="string" office:string-value="&lt;tr data-id=&quot;3-74&quot; data-expansion=&quot;35&quot; data-type=&quot;4&quot; data-color=&quot;16&quot; data-term=&quot;0&quot;&gt;&lt;td&gt;3-74&lt;/td&gt;&lt;td&gt;苦しみ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4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4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4" data-expansion="35" data-type="4" data-color="16" data-term="0"&gt;&lt;td&gt;3-74&lt;/td&gt;&lt;td&gt;苦しみの種&lt;/td&gt;&lt;td&gt;&lt;div class="input-group" data-deck="main"&gt;&lt;button type="button" class="btn btn-outline-secondary btn-number btn-pop" disabled&gt;-&lt;/button&gt;&lt;input type="text" class="form-control input-number" name="table-main-3-74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4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B304];[$HTML.$C$1];[.$O304];[$HTML.$D$1])" office:value-type="string" office:string-value="&lt;div class=&quot;container-card&quot; id=&quot;main-3-75&quot; data-id=&quot;3-75&quot;&gt;&lt;img class=&quot;img-card&quot; width=&quot;80&quot; height=&quot;112&quot; src=&quot;https://one-draw.jp/ijinden/cardlist/003/card/03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5" data-id="3-75"&gt;&lt;img class="img-card" width="80" height="112" src="https://one-draw.jp/ijinden/cardlist/003/card/03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4];[$HTML.$B$2];[.$B304];[$HTML.$C$2];[.$O304];[$HTML.$D$2])" office:value-type="string" office:string-value="&lt;div class=&quot;container-card&quot; id=&quot;side-3-75&quot; data-id=&quot;3-75&quot;&gt;&lt;img class=&quot;d-block&quot; width=&quot;80&quot; height=&quot;112&quot; src=&quot;https://one-draw.jp/ijinden/cardlist/003/card/03_075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5" data-id="3-75"&gt;&lt;img class="d-block" width="80" height="112" src="https://one-draw.jp/ijinden/cardlist/003/card/03_075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)" office:value-type="string" office:string-value="&lt;tr data-id=&quot;3-75&quot; data-expansion=&quot;35&quot; data-type=&quot;4&quot; data-color=&quot;32&quot; data-term=&quot;0&quot;&gt;&lt;td&gt;3-75&lt;/td&gt;&lt;td&gt;悲しみの種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5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5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5" data-expansion="35" data-type="4" data-color="32" data-term="0"&gt;&lt;td&gt;3-75&lt;/td&gt;&lt;td&gt;悲しみの種&lt;/td&gt;&lt;td&gt;&lt;div class="input-group" data-deck="main"&gt;&lt;button type="button" class="btn btn-outline-secondary btn-number btn-pop" disabled&gt;-&lt;/button&gt;&lt;input type="text" class="form-control input-number" name="table-main-3-75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5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B305];[$HTML.$C$1];[.$O305];[$HTML.$D$1])" office:value-type="string" office:string-value="&lt;div class=&quot;container-card&quot; id=&quot;main-3-76&quot; data-id=&quot;3-76&quot;&gt;&lt;img class=&quot;img-card&quot; width=&quot;80&quot; height=&quot;112&quot; src=&quot;https://one-draw.jp/ijinden/cardlist/003/card/03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6" data-id="3-76"&gt;&lt;img class="img-card" width="80" height="112" src="https://one-draw.jp/ijinden/cardlist/003/card/03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5];[$HTML.$B$2];[.$B305];[$HTML.$C$2];[.$O305];[$HTML.$D$2])" office:value-type="string" office:string-value="&lt;div class=&quot;container-card&quot; id=&quot;side-3-76&quot; data-id=&quot;3-76&quot;&gt;&lt;img class=&quot;d-block&quot; width=&quot;80&quot; height=&quot;112&quot; src=&quot;https://one-draw.jp/ijinden/cardlist/003/card/03_076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6" data-id="3-76"&gt;&lt;img class="d-block" width="80" height="112" src="https://one-draw.jp/ijinden/cardlist/003/card/03_076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)" office:value-type="string" office:string-value="&lt;tr data-id=&quot;3-76&quot; data-expansion=&quot;35&quot; data-type=&quot;4&quot; data-color=&quot;32&quot; data-term=&quot;0&quot;&gt;&lt;td&gt;3-76&lt;/td&gt;&lt;td&gt;ダンダラ羽織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6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6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6" data-expansion="35" data-type="4" data-color="32" data-term="0"&gt;&lt;td&gt;3-76&lt;/td&gt;&lt;td&gt;ダンダラ羽織&lt;/td&gt;&lt;td&gt;&lt;div class="input-group" data-deck="main"&gt;&lt;button type="button" class="btn btn-outline-secondary btn-number btn-pop" disabled&gt;-&lt;/button&gt;&lt;input type="text" class="form-control input-number" name="table-main-3-76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6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B306];[$HTML.$C$1];[.$O306];[$HTML.$D$1])" office:value-type="string" office:string-value="&lt;div class=&quot;container-card&quot; id=&quot;main-3-77&quot; data-id=&quot;3-77&quot;&gt;&lt;img class=&quot;img-card&quot; width=&quot;80&quot; height=&quot;112&quot; src=&quot;https://one-draw.jp/ijinden/cardlist/003/card/03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7" data-id="3-77"&gt;&lt;img class="img-card" width="80" height="112" src="https://one-draw.jp/ijinden/cardlist/003/card/03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6];[$HTML.$B$2];[.$B306];[$HTML.$C$2];[.$O306];[$HTML.$D$2])" office:value-type="string" office:string-value="&lt;div class=&quot;container-card&quot; id=&quot;side-3-77&quot; data-id=&quot;3-77&quot;&gt;&lt;img class=&quot;d-block&quot; width=&quot;80&quot; height=&quot;112&quot; src=&quot;https://one-draw.jp/ijinden/cardlist/003/card/03_077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7" data-id="3-77"&gt;&lt;img class="d-block" width="80" height="112" src="https://one-draw.jp/ijinden/cardlist/003/card/03_077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)" office:value-type="string" office:string-value="&lt;tr data-id=&quot;3-77&quot; data-expansion=&quot;35&quot; data-type=&quot;4&quot; data-color=&quot;1&quot; data-term=&quot;0&quot;&gt;&lt;td&gt;3-77&lt;/td&gt;&lt;td&gt;遁甲盤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7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7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7" data-expansion="35" data-type="4" data-color="1" data-term="0"&gt;&lt;td&gt;3-77&lt;/td&gt;&lt;td&gt;遁甲盤&lt;/td&gt;&lt;td&gt;&lt;div class="input-group" data-deck="main"&gt;&lt;button type="button" class="btn btn-outline-secondary btn-number btn-pop" disabled&gt;-&lt;/button&gt;&lt;input type="text" class="form-control input-number" name="table-main-3-77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7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B307];[$HTML.$C$1];[.$O307];[$HTML.$D$1])" office:value-type="string" office:string-value="&lt;div class=&quot;container-card&quot; id=&quot;main-3-78&quot; data-id=&quot;3-78&quot;&gt;&lt;img class=&quot;img-card&quot; width=&quot;80&quot; height=&quot;112&quot; src=&quot;https://one-draw.jp/ijinden/cardlist/003/card/03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8" data-id="3-78"&gt;&lt;img class="img-card" width="80" height="112" src="https://one-draw.jp/ijinden/cardlist/003/card/03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7];[$HTML.$B$2];[.$B307];[$HTML.$C$2];[.$O307];[$HTML.$D$2])" office:value-type="string" office:string-value="&lt;div class=&quot;container-card&quot; id=&quot;side-3-78&quot; data-id=&quot;3-78&quot;&gt;&lt;img class=&quot;d-block&quot; width=&quot;80&quot; height=&quot;112&quot; src=&quot;https://one-draw.jp/ijinden/cardlist/003/card/03_078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8" data-id="3-78"&gt;&lt;img class="d-block" width="80" height="112" src="https://one-draw.jp/ijinden/cardlist/003/card/03_078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)" office:value-type="string" office:string-value="&lt;tr data-id=&quot;3-78&quot; data-expansion=&quot;35&quot; data-type=&quot;4&quot; data-color=&quot;1&quot; data-term=&quot;0&quot;&gt;&lt;td&gt;3-78&lt;/td&gt;&lt;td&gt;ホムンクルス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8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8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8" data-expansion="35" data-type="4" data-color="1" data-term="0"&gt;&lt;td&gt;3-78&lt;/td&gt;&lt;td&gt;ホムンクルス&lt;/td&gt;&lt;td&gt;&lt;div class="input-group" data-deck="main"&gt;&lt;button type="button" class="btn btn-outline-secondary btn-number btn-pop" disabled&gt;-&lt;/button&gt;&lt;input type="text" class="form-control input-number" name="table-main-3-78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8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B308];[$HTML.$C$1];[.$O308];[$HTML.$D$1])" office:value-type="string" office:string-value="&lt;div class=&quot;container-card&quot; id=&quot;main-3-79&quot; data-id=&quot;3-79&quot;&gt;&lt;img class=&quot;img-card&quot; width=&quot;80&quot; height=&quot;112&quot; src=&quot;https://one-draw.jp/ijinden/cardlist/003/card/03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79" data-id="3-79"&gt;&lt;img class="img-card" width="80" height="112" src="https://one-draw.jp/ijinden/cardlist/003/card/03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8];[$HTML.$B$2];[.$B308];[$HTML.$C$2];[.$O308];[$HTML.$D$2])" office:value-type="string" office:string-value="&lt;div class=&quot;container-card&quot; id=&quot;side-3-79&quot; data-id=&quot;3-79&quot;&gt;&lt;img class=&quot;d-block&quot; width=&quot;80&quot; height=&quot;112&quot; src=&quot;https://one-draw.jp/ijinden/cardlist/003/card/03_079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79" data-id="3-79"&gt;&lt;img class="d-block" width="80" height="112" src="https://one-draw.jp/ijinden/cardlist/003/card/03_079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)" office:value-type="string" office:string-value="&lt;tr data-id=&quot;3-79&quot; data-expansion=&quot;35&quot; data-type=&quot;4&quot; data-color=&quot;1&quot; data-term=&quot;0&quot;&gt;&lt;td&gt;3-79&lt;/td&gt;&lt;td&gt;ストーンマスク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79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79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79" data-expansion="35" data-type="4" data-color="1" data-term="0"&gt;&lt;td&gt;3-79&lt;/td&gt;&lt;td&gt;ストーンマスク&lt;/td&gt;&lt;td&gt;&lt;div class="input-group" data-deck="main"&gt;&lt;button type="button" class="btn btn-outline-secondary btn-number btn-pop" disabled&gt;-&lt;/button&gt;&lt;input type="text" class="form-control input-number" name="table-main-3-79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79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B309];[$HTML.$C$1];[.$O309];[$HTML.$D$1])" office:value-type="string" office:string-value="&lt;div class=&quot;container-card&quot; id=&quot;main-3-80&quot; data-id=&quot;3-80&quot;&gt;&lt;img class=&quot;img-card&quot; width=&quot;80&quot; height=&quot;112&quot; src=&quot;https://one-draw.jp/ijinden/cardlist/003/card/03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drop&quot;&gt;v&lt;/button&gt;&lt;/div&gt;" calcext:value-type="string">
            <text:p>&lt;div class="container-card" id="main-3-80" data-id="3-80"&gt;&lt;img class="img-card" width="80" height="112" src="https://one-draw.jp/ijinden/cardlist/003/card/03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formula="of:=CONCATENATE([$HTML.$A$2];[.$B309];[$HTML.$B$2];[.$B309];[$HTML.$C$2];[.$O309];[$HTML.$D$2])" office:value-type="string" office:string-value="&lt;div class=&quot;container-card&quot; id=&quot;side-3-80&quot; data-id=&quot;3-80&quot;&gt;&lt;img class=&quot;d-block&quot; width=&quot;80&quot; height=&quot;112&quot; src=&quot;https://one-draw.jp/ijinden/cardlist/003/card/03_080.png&quot; /&gt;&lt;div class=&quot;container-num-copies&quot;&gt;0&lt;/div&gt;&lt;button type=&quot;button&quot; class=&quot;btn btn-secondary btn-number btn-sm btn-pop&quot;&gt;-&lt;/button&gt;&lt;button type=&quot;button&quot; class=&quot;btn btn-secondary btn-number btn-sm btn-push&quot;&gt;+&lt;/button&gt;&lt;button type=&quot;button&quot; class=&quot;btn btn-secondary btn-number btn-sm btn-raise&quot;&gt;^&lt;/button&gt;&lt;/div&gt;" calcext:value-type="string">
            <text:p>&lt;div class="container-card" id="side-3-80" data-id="3-80"&gt;&lt;img class="d-block" width="80" height="112" src="https://one-draw.jp/ijinden/cardlist/003/card/03_080.png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)" office:value-type="string" office:string-value="&lt;tr data-id=&quot;3-80&quot; data-expansion=&quot;35&quot; data-type=&quot;4&quot; data-color=&quot;1&quot; data-term=&quot;0&quot;&gt;&lt;td&gt;3-80&lt;/td&gt;&lt;td&gt;オブシディアン&lt;/td&gt;&lt;td&gt;&lt;div class=&quot;input-group&quot; data-deck=&quot;main&quot;&gt;&lt;button type=&quot;button&quot; class=&quot;btn btn-outline-secondary btn-number btn-pop&quot; disabled&gt;-&lt;/button&gt;&lt;input type=&quot;text&quot; class=&quot;form-control input-number&quot; name=&quot;table-main-3-80-num-copies&quot; value=&quot;0&quot; min=&quot;0&quot; readonly /&gt;&lt;button type=&quot;button&quot; class=&quot;btn btn-outline-secondary btn-number btn-push&quot;&gt;+&lt;/button&gt;&lt;/div&gt;&lt;/td&gt;&lt;td&gt;&lt;div class=&quot;input-group&quot; data-deck=&quot;side&quot;&gt;&lt;button type=&quot;button&quot; class=&quot;btn btn-outline-secondary btn-number btn-pop&quot; disabled&gt;-&lt;/button&gt;&lt;input type=&quot;text&quot; class=&quot;form-control input-number&quot; name=&quot;table-side-3-80-num-copies&quot; value=&quot;0&quot; min=&quot;0&quot; readonly /&gt;&lt;button type=&quot;button&quot; class=&quot;btn btn-outline-secondary btn-number btn-push&quot;&gt;+&lt;/button&gt;&lt;/div&gt;&lt;/td&gt;&lt;/tr&gt;" calcext:value-type="string">
            <text:p>&lt;tr data-id="3-80" data-expansion="35" data-type="4" data-color="1" data-term="0"&gt;&lt;td&gt;3-80&lt;/td&gt;&lt;td&gt;オブシディアン&lt;/td&gt;&lt;td&gt;&lt;div class="input-group" data-deck="main"&gt;&lt;button type="button" class="btn btn-outline-secondary btn-number btn-pop" disabled&gt;-&lt;/button&gt;&lt;input type="text" class="form-control input-number" name="table-main-3-80-num-copies" value="0" min="0" readonly /&gt;&lt;button type="button" class="btn btn-outline-secondary btn-number btn-push"&gt;+&lt;/button&gt;&lt;/div&gt;&lt;/td&gt;&lt;td&gt;&lt;div class="input-group" data-deck="side"&gt;&lt;button type="button" class="btn btn-outline-secondary btn-number btn-pop" disabled&gt;-&lt;/button&gt;&lt;input type="text" class="form-control input-number" name="table-side-3-80-num-copies" value="0" min="0" readonly /&gt;&lt;button type="button" class="btn btn-outline-secondary btn-number btn-push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0" table:default-cell-style-name="ce5"/>
        <table:table-column table:style-name="co10" table:default-cell-style-name="Default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drop"&gt;v&lt;/button&gt;&lt;/div&gt;</text:p>
          </table:table-cell>
          <table:table-cell table:number-columns-repeated="9"/>
          <table:table-cell table:style-name="Default"/>
          <table:table-cell table:number-columns-repeated="16366"/>
          <table:table-cell table:style-name="ce5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 data-id="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"&gt;0&lt;/div&gt;&lt;button type="button" class="btn btn-secondary btn-number btn-sm btn-pop"&gt;-&lt;/button&gt;&lt;button type="button" class="btn btn-secondary btn-number btn-sm btn-push"&gt;+&lt;/button&gt;&lt;button type="button" class="btn btn-secondary btn-number btn-sm btn-raise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id="</text:p>
          </table:table-cell>
          <table:table-cell office:value-type="string" calcext:value-type="string">
            <text:p><text:span text:style-name="T1">" </text:span>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<text:span text:style-name="T1">&lt;/td&gt;&lt;td&gt;&lt;div class="input-group" data-deck="main"</text:span>&gt;&lt;button type="button" class="btn btn-outline-secondary btn-number btn-pop" disabled&gt;-&lt;/button&gt;&lt;input type="text" class="form-control input-number" name="table-main-</text:p>
          </table:table-cell>
          <table:table-cell office:value-type="string" calcext:value-type="string">
            <text:p><text:span text:style-name="T1">-num-copies" value="0" min="0" readonly /&gt;&lt;button type="button" class="btn btn-outline-secondary btn-number btn-push"&gt;+&lt;/button&gt;&lt;/div&gt;&lt;/td&gt;&lt;td&gt;&lt;div class="input-group" data-deck="side"</text:span>&gt;&lt;button type="button" class="btn btn-outline-secondary btn-number btn-pop" disabled&gt;-&lt;/button&gt;&lt;input type="text" class="form-control input-number" name="table-side-</text:p>
          </table:table-cell>
          <table:table-cell office:value-type="string" calcext:value-type="string">
            <text:p>-num-copies" value="0" min="0" readonly /&gt;&lt;button type="button" class="btn btn-outline-secondary btn-number btn-push"&gt;+&lt;/button&gt;&lt;/div&gt;&lt;/td&gt;&lt;/tr&gt;</text:p>
          </table:table-cell>
          <table:table-cell table:style-name="Default"/>
          <table:table-cell table:number-columns-repeated="16367"/>
          <table:table-cell table:style-name="Default" table:number-columns-repeated="2"/>
          <table:table-cell/>
        </table:table-row>
      </table:table>
      <table:table table:name="更新履歴" table:style-name="ta1">
        <table:table-column table:style-name="co10" table:default-cell-style-name="ce9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00/00/00</text:date>, <text:time style:data-style-name="N2" text:time-value="00:12:31.92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7T00:15:29.705000000</dc:date>
    <meta:editing-duration>PT6H22M57S</meta:editing-duration>
    <meta:editing-cycles>237</meta:editing-cycles>
    <meta:generator>LibreOffice/7.5.3.2$Windows_X86_64 LibreOffice_project/9f56dff12ba03b9acd7730a5a481eea045e468f3</meta:generator>
    <meta:document-statistic meta:table-count="7" meta:cell-count="5638" meta:object-count="0"/>
  </office:meta>
</office:document-meta>
</file>